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2.6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DragQue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3" table:default-cell-style-name="ce2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_item_source</text:p>
          </table:table-cell>
          <table:table-cell table:style-name="Default" office:value-type="string" calcext:value-type="string">
            <text:p>is_duplicate</text:p>
          </table:table-cell>
          <table:table-cell table:style-name="Default" office:value-type="string" calcext:value-type="string">
            <text:p>full_source_list</text:p>
          </table:table-cell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use_this_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Betty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];&quot; &quot;;&quot;&quot;))=LOWER(SUBSTITUTE([.A1];&quot; &quot;;&quot;&quot;))" office:value-type="boolean" office:boolean-value="false" calcext:value-type="boolean">
            <text:p>FALSE</text:p>
          </table:table-cell>
          <table:table-cell table:formula="of:=IF(AND([.C2];NOT(ISNUMBER(SEARCH([.B2];[.D1]))));[.D1]&amp;&quot;; &quot;&amp;[.B2];[.B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office:value-type="float" office:value="1" calcext:value-type="float">
            <text:p>1</text:p>
          </table:table-cell>
          <table:table-cell table:formula="of:=[.E3]&lt;&gt;[.E2]" office:value-type="boolean" office:boolean-value="true" calcext:value-type="boolean">
            <text:p>TRU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dore Delano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];&quot; &quot;;&quot;&quot;))=LOWER(SUBSTITUTE([.A2];&quot; &quot;;&quot;&quot;))" office:value-type="boolean" office:boolean-value="false" calcext:value-type="boolean">
            <text:p>FALSE</text:p>
          </table:table-cell>
          <table:table-cell table:formula="of:=IF(AND([.C3];NOT(ISNUMBER(SEARCH([.B3];[.D2]))));[.D2]&amp;&quot;; &quot;&amp;[.B3];[.B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];[.E2];[.E2]+1)" office:value-type="float" office:value="2" calcext:value-type="float">
            <text:p>2</text:p>
          </table:table-cell>
          <table:table-cell table:formula="of:=[.E4]&lt;&gt;[.E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re Delano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];&quot; &quot;;&quot;&quot;))=LOWER(SUBSTITUTE([.A3];&quot; &quot;;&quot;&quot;))" office:value-type="boolean" office:boolean-value="true" calcext:value-type="boolean">
            <text:p>TRUE</text:p>
          </table:table-cell>
          <table:table-cell table:formula="of:=IF(AND([.C4];NOT(ISNUMBER(SEARCH([.B4];[.D3]))));[.D3]&amp;&quot;; &quot;&amp;[.B4];[.B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];[.E3];[.E3]+1)" office:value-type="float" office:value="2" calcext:value-type="float">
            <text:p>2</text:p>
          </table:table-cell>
          <table:table-cell table:formula="of:=[.E5]&lt;&gt;[.E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re Delano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];&quot; &quot;;&quot;&quot;))=LOWER(SUBSTITUTE([.A4];&quot; &quot;;&quot;&quot;))" office:value-type="boolean" office:boolean-value="true" calcext:value-type="boolean">
            <text:p>TRUE</text:p>
          </table:table-cell>
          <table:table-cell table:formula="of:=IF(AND([.C5];NOT(ISNUMBER(SEARCH([.B5];[.D4]))));[.D4]&amp;&quot;; &quot;&amp;[.B5];[.B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];[.E4];[.E4]+1)" office:value-type="float" office:value="2" calcext:value-type="float">
            <text:p>2</text:p>
          </table:table-cell>
          <table:table-cell table:formula="of:=[.E6]&lt;&gt;[.E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es of Gos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];&quot; &quot;;&quot;&quot;))=LOWER(SUBSTITUTE([.A5];&quot; &quot;;&quot;&quot;))" office:value-type="boolean" office:boolean-value="false" calcext:value-type="boolean">
            <text:p>FALSE</text:p>
          </table:table-cell>
          <table:table-cell table:formula="of:=IF(AND([.C6];NOT(ISNUMBER(SEARCH([.B6];[.D5]))));[.D5]&amp;&quot;; &quot;&amp;[.B6];[.B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];[.E5];[.E5]+1)" office:value-type="float" office:value="3" calcext:value-type="float">
            <text:p>3</text:p>
          </table:table-cell>
          <table:table-cell table:formula="of:=[.E7]&lt;&gt;[.E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nes of Gosh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7];&quot; &quot;;&quot;&quot;))=LOWER(SUBSTITUTE([.A6];&quot; &quot;;&quot;&quot;))" office:value-type="boolean" office:boolean-value="true" calcext:value-type="boolean">
            <text:p>TRUE</text:p>
          </table:table-cell>
          <table:table-cell table:formula="of:=IF(AND([.C7];NOT(ISNUMBER(SEARCH([.B7];[.D6]))));[.D6]&amp;&quot;; &quot;&amp;[.B7];[.B7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7];[.E6];[.E6]+1)" office:value-type="float" office:value="3" calcext:value-type="float">
            <text:p>3</text:p>
          </table:table-cell>
          <table:table-cell table:formula="of:=[.E8]&lt;&gt;[.E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8];&quot; &quot;;&quot;&quot;))=LOWER(SUBSTITUTE([.A7];&quot; &quot;;&quot;&quot;))" office:value-type="boolean" office:boolean-value="false" calcext:value-type="boolean">
            <text:p>FALSE</text:p>
          </table:table-cell>
          <table:table-cell table:formula="of:=IF(AND([.C8];NOT(ISNUMBER(SEARCH([.B8];[.D7]))));[.D7]&amp;&quot;; &quot;&amp;[.B8];[.B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8];[.E7];[.E7]+1)" office:value-type="float" office:value="4" calcext:value-type="float">
            <text:p>4</text:p>
          </table:table-cell>
          <table:table-cell table:formula="of:=[.E9]&lt;&gt;[.E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9];&quot; &quot;;&quot;&quot;))=LOWER(SUBSTITUTE([.A8];&quot; &quot;;&quot;&quot;))" office:value-type="boolean" office:boolean-value="true" calcext:value-type="boolean">
            <text:p>TRUE</text:p>
          </table:table-cell>
          <table:table-cell table:formula="of:=IF(AND([.C9];NOT(ISNUMBER(SEARCH([.B9];[.D8]))));[.D8]&amp;&quot;; &quot;&amp;[.B9];[.B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9];[.E8];[.E8]+1)" office:value-type="float" office:value="4" calcext:value-type="float">
            <text:p>4</text:p>
          </table:table-cell>
          <table:table-cell table:formula="of:=[.E10]&lt;&gt;[.E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0];&quot; &quot;;&quot;&quot;))=LOWER(SUBSTITUTE([.A9];&quot; &quot;;&quot;&quot;))" office:value-type="boolean" office:boolean-value="true" calcext:value-type="boolean">
            <text:p>TRUE</text:p>
          </table:table-cell>
          <table:table-cell table:formula="of:=IF(AND([.C10];NOT(ISNUMBER(SEARCH([.B10];[.D9]))));[.D9]&amp;&quot;; &quot;&amp;[.B10];[.B10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0];[.E9];[.E9]+1)" office:value-type="float" office:value="4" calcext:value-type="float">
            <text:p>4</text:p>
          </table:table-cell>
          <table:table-cell table:formula="of:=[.E11]&lt;&gt;[.E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shi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1];&quot; &quot;;&quot;&quot;))=LOWER(SUBSTITUTE([.A10];&quot; &quot;;&quot;&quot;))" office:value-type="boolean" office:boolean-value="false" calcext:value-type="boolean">
            <text:p>FALSE</text:p>
          </table:table-cell>
          <table:table-cell table:formula="of:=IF(AND([.C11];NOT(ISNUMBER(SEARCH([.B11];[.D10]))));[.D10]&amp;&quot;; &quot;&amp;[.B11];[.B1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1];[.E10];[.E10]+1)" office:value-type="float" office:value="5" calcext:value-type="float">
            <text:p>5</text:p>
          </table:table-cell>
          <table:table-cell table:formula="of:=[.E12]&lt;&gt;[.E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ihiro Miw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2];&quot; &quot;;&quot;&quot;))=LOWER(SUBSTITUTE([.A11];&quot; &quot;;&quot;&quot;))" office:value-type="boolean" office:boolean-value="false" calcext:value-type="boolean">
            <text:p>FALSE</text:p>
          </table:table-cell>
          <table:table-cell table:formula="of:=IF(AND([.C12];NOT(ISNUMBER(SEARCH([.B12];[.D11]))));[.D11]&amp;&quot;; &quot;&amp;[.B12];[.B1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2];[.E11];[.E11]+1)" office:value-type="float" office:value="6" calcext:value-type="float">
            <text:p>6</text:p>
          </table:table-cell>
          <table:table-cell table:formula="of:=[.E13]&lt;&gt;[.E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k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3];&quot; &quot;;&quot;&quot;))=LOWER(SUBSTITUTE([.A12];&quot; &quot;;&quot;&quot;))" office:value-type="boolean" office:boolean-value="false" calcext:value-type="boolean">
            <text:p>FALSE</text:p>
          </table:table-cell>
          <table:table-cell table:formula="of:=IF(AND([.C13];NOT(ISNUMBER(SEARCH([.B13];[.D12]))));[.D12]&amp;&quot;; &quot;&amp;[.B13];[.B1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3];[.E12];[.E12]+1)" office:value-type="float" office:value="7" calcext:value-type="float">
            <text:p>7</text:p>
          </table:table-cell>
          <table:table-cell table:formula="of:=[.E14]&lt;&gt;[.E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ka Thunderfuck 5000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4];&quot; &quot;;&quot;&quot;))=LOWER(SUBSTITUTE([.A13];&quot; &quot;;&quot;&quot;))" office:value-type="boolean" office:boolean-value="false" calcext:value-type="boolean">
            <text:p>FALSE</text:p>
          </table:table-cell>
          <table:table-cell table:formula="of:=IF(AND([.C14];NOT(ISNUMBER(SEARCH([.B14];[.D13]))));[.D13]&amp;&quot;; &quot;&amp;[.B14];[.B1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4];[.E13];[.E13]+1)" office:value-type="float" office:value="8" calcext:value-type="float">
            <text:p>8</text:p>
          </table:table-cell>
          <table:table-cell table:formula="of:=[.E15]&lt;&gt;[.E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ka Thunderfuck 5000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5];&quot; &quot;;&quot;&quot;))=LOWER(SUBSTITUTE([.A14];&quot; &quot;;&quot;&quot;))" office:value-type="boolean" office:boolean-value="true" calcext:value-type="boolean">
            <text:p>TRUE</text:p>
          </table:table-cell>
          <table:table-cell table:formula="of:=IF(AND([.C15];NOT(ISNUMBER(SEARCH([.B15];[.D14]))));[.D14]&amp;&quot;; &quot;&amp;[.B15];[.B1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5];[.E14];[.E14]+1)" office:value-type="float" office:value="8" calcext:value-type="float">
            <text:p>8</text:p>
          </table:table-cell>
          <table:table-cell table:formula="of:=[.E16]&lt;&gt;[.E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erta Clipp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6];&quot; &quot;;&quot;&quot;))=LOWER(SUBSTITUTE([.A15];&quot; &quot;;&quot;&quot;))" office:value-type="boolean" office:boolean-value="false" calcext:value-type="boolean">
            <text:p>FALSE</text:p>
          </table:table-cell>
          <table:table-cell table:formula="of:=IF(AND([.C16];NOT(ISNUMBER(SEARCH([.B16];[.D15]))));[.D15]&amp;&quot;; &quot;&amp;[.B16];[.B1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6];[.E15];[.E15]+1)" office:value-type="float" office:value="9" calcext:value-type="float">
            <text:p>9</text:p>
          </table:table-cell>
          <table:table-cell table:formula="of:=[.E17]&lt;&gt;[.E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 Mateo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7];&quot; &quot;;&quot;&quot;))=LOWER(SUBSTITUTE([.A16];&quot; &quot;;&quot;&quot;))" office:value-type="boolean" office:boolean-value="false" calcext:value-type="boolean">
            <text:p>FALSE</text:p>
          </table:table-cell>
          <table:table-cell table:formula="of:=IF(AND([.C17];NOT(ISNUMBER(SEARCH([.B17];[.D16]))));[.D16]&amp;&quot;; &quot;&amp;[.B17];[.B1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7];[.E16];[.E16]+1)" office:value-type="float" office:value="10" calcext:value-type="float">
            <text:p>10</text:p>
          </table:table-cell>
          <table:table-cell table:formula="of:=[.E18]&lt;&gt;[.E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 Mateo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8];&quot; &quot;;&quot;&quot;))=LOWER(SUBSTITUTE([.A17];&quot; &quot;;&quot;&quot;))" office:value-type="boolean" office:boolean-value="true" calcext:value-type="boolean">
            <text:p>TRUE</text:p>
          </table:table-cell>
          <table:table-cell table:formula="of:=IF(AND([.C18];NOT(ISNUMBER(SEARCH([.B18];[.D17]))));[.D17]&amp;&quot;; &quot;&amp;[.B18];[.B1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8];[.E17];[.E17]+1)" office:value-type="float" office:value="10" calcext:value-type="float">
            <text:p>10</text:p>
          </table:table-cell>
          <table:table-cell table:formula="of:=[.E19]&lt;&gt;[.E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 Mateo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9];&quot; &quot;;&quot;&quot;))=LOWER(SUBSTITUTE([.A18];&quot; &quot;;&quot;&quot;))" office:value-type="boolean" office:boolean-value="true" calcext:value-type="boolean">
            <text:p>TRUE</text:p>
          </table:table-cell>
          <table:table-cell table:formula="of:=IF(AND([.C19];NOT(ISNUMBER(SEARCH([.B19];[.D18]))));[.D18]&amp;&quot;; &quot;&amp;[.B19];[.B1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9];[.E18];[.E18]+1)" office:value-type="float" office:value="10" calcext:value-type="float">
            <text:p>10</text:p>
          </table:table-cell>
          <table:table-cell table:formula="of:=[.E20]&lt;&gt;[.E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 Mateo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0];&quot; &quot;;&quot;&quot;))=LOWER(SUBSTITUTE([.A19];&quot; &quot;;&quot;&quot;))" office:value-type="boolean" office:boolean-value="true" calcext:value-type="boolean">
            <text:p>TRUE</text:p>
          </table:table-cell>
          <table:table-cell table:formula="of:=IF(AND([.C20];NOT(ISNUMBER(SEARCH([.B20];[.D19]))));[.D19]&amp;&quot;; &quot;&amp;[.B20];[.B20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20];[.E19];[.E19]+1)" office:value-type="float" office:value="10" calcext:value-type="float">
            <text:p>10</text:p>
          </table:table-cell>
          <table:table-cell table:formula="of:=[.E21]&lt;&gt;[.E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is Michell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1];&quot; &quot;;&quot;&quot;))=LOWER(SUBSTITUTE([.A20];&quot; &quot;;&quot;&quot;))" office:value-type="boolean" office:boolean-value="false" calcext:value-type="boolean">
            <text:p>FALSE</text:p>
          </table:table-cell>
          <table:table-cell table:formula="of:=IF(AND([.C21];NOT(ISNUMBER(SEARCH([.B21];[.D20]))));[.D20]&amp;&quot;; &quot;&amp;[.B21];[.B2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1];[.E20];[.E20]+1)" office:value-type="float" office:value="11" calcext:value-type="float">
            <text:p>11</text:p>
          </table:table-cell>
          <table:table-cell table:formula="of:=[.E22]&lt;&gt;[.E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a Summer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2];&quot; &quot;;&quot;&quot;))=LOWER(SUBSTITUTE([.A21];&quot; &quot;;&quot;&quot;))" office:value-type="boolean" office:boolean-value="false" calcext:value-type="boolean">
            <text:p>FALSE</text:p>
          </table:table-cell>
          <table:table-cell table:formula="of:=IF(AND([.C22];NOT(ISNUMBER(SEARCH([.B22];[.D21]))));[.D21]&amp;&quot;; &quot;&amp;[.B22];[.B2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2];[.E21];[.E21]+1)" office:value-type="float" office:value="12" calcext:value-type="float">
            <text:p>12</text:p>
          </table:table-cell>
          <table:table-cell table:formula="of:=[.E23]&lt;&gt;[.E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yssa Edward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3];&quot; &quot;;&quot;&quot;))=LOWER(SUBSTITUTE([.A22];&quot; &quot;;&quot;&quot;))" office:value-type="boolean" office:boolean-value="false" calcext:value-type="boolean">
            <text:p>FALSE</text:p>
          </table:table-cell>
          <table:table-cell table:formula="of:=IF(AND([.C23];NOT(ISNUMBER(SEARCH([.B23];[.D22]))));[.D22]&amp;&quot;; &quot;&amp;[.B23];[.B2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3];[.E22];[.E22]+1)" office:value-type="float" office:value="13" calcext:value-type="float">
            <text:p>13</text:p>
          </table:table-cell>
          <table:table-cell table:formula="of:=[.E24]&lt;&gt;[.E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yssa Edward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4];&quot; &quot;;&quot;&quot;))=LOWER(SUBSTITUTE([.A23];&quot; &quot;;&quot;&quot;))" office:value-type="boolean" office:boolean-value="true" calcext:value-type="boolean">
            <text:p>TRUE</text:p>
          </table:table-cell>
          <table:table-cell table:formula="of:=IF(AND([.C24];NOT(ISNUMBER(SEARCH([.B24];[.D23]))));[.D23]&amp;&quot;; &quot;&amp;[.B24];[.B2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4];[.E23];[.E23]+1)" office:value-type="float" office:value="13" calcext:value-type="float">
            <text:p>13</text:p>
          </table:table-cell>
          <table:table-cell table:formula="of:=[.E25]&lt;&gt;[.E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yssa Edward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5];&quot; &quot;;&quot;&quot;))=LOWER(SUBSTITUTE([.A24];&quot; &quot;;&quot;&quot;))" office:value-type="boolean" office:boolean-value="true" calcext:value-type="boolean">
            <text:p>TRUE</text:p>
          </table:table-cell>
          <table:table-cell table:formula="of:=IF(AND([.C25];NOT(ISNUMBER(SEARCH([.B25];[.D24]))));[.D24]&amp;&quot;; &quot;&amp;[.B25];[.B2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25];[.E24];[.E24]+1)" office:value-type="float" office:value="13" calcext:value-type="float">
            <text:p>13</text:p>
          </table:table-cell>
          <table:table-cell table:formula="of:=[.E26]&lt;&gt;[.E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Buttfuck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6];&quot; &quot;;&quot;&quot;))=LOWER(SUBSTITUTE([.A25];&quot; &quot;;&quot;&quot;))" office:value-type="boolean" office:boolean-value="false" calcext:value-type="boolean">
            <text:p>FALSE</text:p>
          </table:table-cell>
          <table:table-cell table:formula="of:=IF(AND([.C26];NOT(ISNUMBER(SEARCH([.B26];[.D25]))));[.D25]&amp;&quot;; &quot;&amp;[.B26];[.B2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6];[.E25];[.E25]+1)" office:value-type="float" office:value="14" calcext:value-type="float">
            <text:p>14</text:p>
          </table:table-cell>
          <table:table-cell table:formula="of:=[.E27]&lt;&gt;[.E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Chas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7];&quot; &quot;;&quot;&quot;))=LOWER(SUBSTITUTE([.A26];&quot; &quot;;&quot;&quot;))" office:value-type="boolean" office:boolean-value="false" calcext:value-type="boolean">
            <text:p>FALSE</text:p>
          </table:table-cell>
          <table:table-cell table:formula="of:=IF(AND([.C27];NOT(ISNUMBER(SEARCH([.B27];[.D26]))));[.D26]&amp;&quot;; &quot;&amp;[.B27];[.B2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7];[.E26];[.E26]+1)" office:value-type="float" office:value="15" calcext:value-type="float">
            <text:p>15</text:p>
          </table:table-cell>
          <table:table-cell table:formula="of:=[.E28]&lt;&gt;[.E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Huginkis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8];&quot; &quot;;&quot;&quot;))=LOWER(SUBSTITUTE([.A27];&quot; &quot;;&quot;&quot;))" office:value-type="boolean" office:boolean-value="false" calcext:value-type="boolean">
            <text:p>FALSE</text:p>
          </table:table-cell>
          <table:table-cell table:formula="of:=IF(AND([.C28];NOT(ISNUMBER(SEARCH([.B28];[.D27]))));[.D27]&amp;&quot;; &quot;&amp;[.B28];[.B2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8];[.E27];[.E27]+1)" office:value-type="float" office:value="16" calcext:value-type="float">
            <text:p>16</text:p>
          </table:table-cell>
          <table:table-cell table:formula="of:=[.E29]&lt;&gt;[.E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Pe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9];&quot; &quot;;&quot;&quot;))=LOWER(SUBSTITUTE([.A28];&quot; &quot;;&quot;&quot;))" office:value-type="boolean" office:boolean-value="false" calcext:value-type="boolean">
            <text:p>FALSE</text:p>
          </table:table-cell>
          <table:table-cell table:formula="of:=IF(AND([.C29];NOT(ISNUMBER(SEARCH([.B29];[.D28]))));[.D28]&amp;&quot;; &quot;&amp;[.B29];[.B2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9];[.E28];[.E28]+1)" office:value-type="float" office:value="17" calcext:value-type="float">
            <text:p>17</text:p>
          </table:table-cell>
          <table:table-cell table:formula="of:=[.E30]&lt;&gt;[.E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Playwit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0];&quot; &quot;;&quot;&quot;))=LOWER(SUBSTITUTE([.A29];&quot; &quot;;&quot;&quot;))" office:value-type="boolean" office:boolean-value="false" calcext:value-type="boolean">
            <text:p>FALSE</text:p>
          </table:table-cell>
          <table:table-cell table:formula="of:=IF(AND([.C30];NOT(ISNUMBER(SEARCH([.B30];[.D29]))));[.D29]&amp;&quot;; &quot;&amp;[.B30];[.B3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0];[.E29];[.E29]+1)" office:value-type="float" office:value="18" calcext:value-type="float">
            <text:p>18</text:p>
          </table:table-cell>
          <table:table-cell table:formula="of:=[.E31]&lt;&gt;[.E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Playwith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1];&quot; &quot;;&quot;&quot;))=LOWER(SUBSTITUTE([.A30];&quot; &quot;;&quot;&quot;))" office:value-type="boolean" office:boolean-value="true" calcext:value-type="boolean">
            <text:p>TRUE</text:p>
          </table:table-cell>
          <table:table-cell table:formula="of:=IF(AND([.C31];NOT(ISNUMBER(SEARCH([.B31];[.D30]))));[.D30]&amp;&quot;; &quot;&amp;[.B31];[.B31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1];[.E30];[.E30]+1)" office:value-type="float" office:value="18" calcext:value-type="float">
            <text:p>18</text:p>
          </table:table-cell>
          <table:table-cell table:formula="of:=[.E32]&lt;&gt;[.E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Reckonwit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2];&quot; &quot;;&quot;&quot;))=LOWER(SUBSTITUTE([.A31];&quot; &quot;;&quot;&quot;))" office:value-type="boolean" office:boolean-value="false" calcext:value-type="boolean">
            <text:p>FALSE</text:p>
          </table:table-cell>
          <table:table-cell table:formula="of:=IF(AND([.C32];NOT(ISNUMBER(SEARCH([.B32];[.D31]))));[.D31]&amp;&quot;; &quot;&amp;[.B32];[.B3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2];[.E31];[.E31]+1)" office:value-type="float" office:value="19" calcext:value-type="float">
            <text:p>19</text:p>
          </table:table-cell>
          <table:table-cell table:formula="of:=[.E33]&lt;&gt;[.E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Reckonwith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3];&quot; &quot;;&quot;&quot;))=LOWER(SUBSTITUTE([.A32];&quot; &quot;;&quot;&quot;))" office:value-type="boolean" office:boolean-value="true" calcext:value-type="boolean">
            <text:p>TRUE</text:p>
          </table:table-cell>
          <table:table-cell table:formula="of:=IF(AND([.C33];NOT(ISNUMBER(SEARCH([.B33];[.D32]))));[.D32]&amp;&quot;; &quot;&amp;[.B33];[.B33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3];[.E32];[.E32]+1)" office:value-type="float" office:value="19" calcext:value-type="float">
            <text:p>19</text:p>
          </table:table-cell>
          <table:table-cell table:formula="of:=[.E34]&lt;&gt;[.E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nda Stickmydicki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4];&quot; &quot;;&quot;&quot;))=LOWER(SUBSTITUTE([.A33];&quot; &quot;;&quot;&quot;))" office:value-type="boolean" office:boolean-value="false" calcext:value-type="boolean">
            <text:p>FALSE</text:p>
          </table:table-cell>
          <table:table-cell table:formula="of:=IF(AND([.C34];NOT(ISNUMBER(SEARCH([.B34];[.D33]))));[.D33]&amp;&quot;; &quot;&amp;[.B34];[.B3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4];[.E33];[.E33]+1)" office:value-type="float" office:value="20" calcext:value-type="float">
            <text:p>20</text:p>
          </table:table-cell>
          <table:table-cell table:formula="of:=[.E35]&lt;&gt;[.E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er Aler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5];&quot; &quot;;&quot;&quot;))=LOWER(SUBSTITUTE([.A34];&quot; &quot;;&quot;&quot;))" office:value-type="boolean" office:boolean-value="false" calcext:value-type="boolean">
            <text:p>FALSE</text:p>
          </table:table-cell>
          <table:table-cell table:formula="of:=IF(AND([.C35];NOT(ISNUMBER(SEARCH([.B35];[.D34]))));[.D34]&amp;&quot;; &quot;&amp;[.B35];[.B3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5];[.E34];[.E34]+1)" office:value-type="float" office:value="21" calcext:value-type="float">
            <text:p>21</text:p>
          </table:table-cell>
          <table:table-cell table:formula="of:=[.E36]&lt;&gt;[.E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er LeMa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6];&quot; &quot;;&quot;&quot;))=LOWER(SUBSTITUTE([.A35];&quot; &quot;;&quot;&quot;))" office:value-type="boolean" office:boolean-value="false" calcext:value-type="boolean">
            <text:p>FALSE</text:p>
          </table:table-cell>
          <table:table-cell table:formula="of:=IF(AND([.C36];NOT(ISNUMBER(SEARCH([.B36];[.D35]))));[.D35]&amp;&quot;; &quot;&amp;[.B36];[.B3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6];[.E35];[.E35]+1)" office:value-type="float" office:value="22" calcext:value-type="float">
            <text:p>22</text:p>
          </table:table-cell>
          <table:table-cell table:formula="of:=[.E37]&lt;&gt;[.E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er Wav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7];&quot; &quot;;&quot;&quot;))=LOWER(SUBSTITUTE([.A36];&quot; &quot;;&quot;&quot;))" office:value-type="boolean" office:boolean-value="false" calcext:value-type="boolean">
            <text:p>FALSE</text:p>
          </table:table-cell>
          <table:table-cell table:formula="of:=IF(AND([.C37];NOT(ISNUMBER(SEARCH([.B37];[.D36]))));[.D36]&amp;&quot;; &quot;&amp;[.B37];[.B3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7];[.E36];[.E36]+1)" office:value-type="float" office:value="23" calcext:value-type="float">
            <text:p>23</text:p>
          </table:table-cell>
          <table:table-cell table:formula="of:=[.E38]&lt;&gt;[.E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er Wave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8];&quot; &quot;;&quot;&quot;))=LOWER(SUBSTITUTE([.A37];&quot; &quot;;&quot;&quot;))" office:value-type="boolean" office:boolean-value="true" calcext:value-type="boolean">
            <text:p>TRUE</text:p>
          </table:table-cell>
          <table:table-cell table:formula="of:=IF(AND([.C38];NOT(ISNUMBER(SEARCH([.B38];[.D37]))));[.D37]&amp;&quot;; &quot;&amp;[.B38];[.B3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8];[.E37];[.E37]+1)" office:value-type="float" office:value="23" calcext:value-type="float">
            <text:p>23</text:p>
          </table:table-cell>
          <table:table-cell table:formula="of:=[.E39]&lt;&gt;[.E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a Dore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9];&quot; &quot;;&quot;&quot;))=LOWER(SUBSTITUTE([.A38];&quot; &quot;;&quot;&quot;))" office:value-type="boolean" office:boolean-value="false" calcext:value-type="boolean">
            <text:p>FALSE</text:p>
          </table:table-cell>
          <table:table-cell table:formula="of:=IF(AND([.C39];NOT(ISNUMBER(SEARCH([.B39];[.D38]))));[.D38]&amp;&quot;; &quot;&amp;[.B39];[.B3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9];[.E38];[.E38]+1)" office:value-type="float" office:value="24" calcext:value-type="float">
            <text:p>24</text:p>
          </table:table-cell>
          <table:table-cell table:formula="of:=[.E40]&lt;&gt;[.E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ie O’Plast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0];&quot; &quot;;&quot;&quot;))=LOWER(SUBSTITUTE([.A39];&quot; &quot;;&quot;&quot;))" office:value-type="boolean" office:boolean-value="false" calcext:value-type="boolean">
            <text:p>FALSE</text:p>
          </table:table-cell>
          <table:table-cell table:formula="of:=IF(AND([.C40];NOT(ISNUMBER(SEARCH([.B40];[.D39]))));[.D39]&amp;&quot;; &quot;&amp;[.B40];[.B4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0];[.E39];[.E39]+1)" office:value-type="float" office:value="25" calcext:value-type="float">
            <text:p>25</text:p>
          </table:table-cell>
          <table:table-cell table:formula="of:=[.E41]&lt;&gt;[.E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B. Da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1];&quot; &quot;;&quot;&quot;))=LOWER(SUBSTITUTE([.A40];&quot; &quot;;&quot;&quot;))" office:value-type="boolean" office:boolean-value="false" calcext:value-type="boolean">
            <text:p>FALSE</text:p>
          </table:table-cell>
          <table:table-cell table:formula="of:=IF(AND([.C41];NOT(ISNUMBER(SEARCH([.B41];[.D40]))));[.D40]&amp;&quot;; &quot;&amp;[.B41];[.B4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1];[.E40];[.E40]+1)" office:value-type="float" office:value="26" calcext:value-type="float">
            <text:p>26</text:p>
          </table:table-cell>
          <table:table-cell table:formula="of:=[.E42]&lt;&gt;[.E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Bat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2];&quot; &quot;;&quot;&quot;))=LOWER(SUBSTITUTE([.A41];&quot; &quot;;&quot;&quot;))" office:value-type="boolean" office:boolean-value="false" calcext:value-type="boolean">
            <text:p>FALSE</text:p>
          </table:table-cell>
          <table:table-cell table:formula="of:=IF(AND([.C42];NOT(ISNUMBER(SEARCH([.B42];[.D41]))));[.D41]&amp;&quot;; &quot;&amp;[.B42];[.B4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2];[.E41];[.E41]+1)" office:value-type="float" office:value="27" calcext:value-type="float">
            <text:p>27</text:p>
          </table:table-cell>
          <table:table-cell table:formula="of:=[.E43]&lt;&gt;[.E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Cocktail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3];&quot; &quot;;&quot;&quot;))=LOWER(SUBSTITUTE([.A42];&quot; &quot;;&quot;&quot;))" office:value-type="boolean" office:boolean-value="false" calcext:value-type="boolean">
            <text:p>FALSE</text:p>
          </table:table-cell>
          <table:table-cell table:formula="of:=IF(AND([.C43];NOT(ISNUMBER(SEARCH([.B43];[.D42]))));[.D42]&amp;&quot;; &quot;&amp;[.B43];[.B4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3];[.E42];[.E42]+1)" office:value-type="float" office:value="28" calcext:value-type="float">
            <text:p>28</text:p>
          </table:table-cell>
          <table:table-cell table:formula="of:=[.E44]&lt;&gt;[.E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Cocktail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4];&quot; &quot;;&quot;&quot;))=LOWER(SUBSTITUTE([.A43];&quot; &quot;;&quot;&quot;))" office:value-type="boolean" office:boolean-value="true" calcext:value-type="boolean">
            <text:p>TRUE</text:p>
          </table:table-cell>
          <table:table-cell table:formula="of:=IF(AND([.C44];NOT(ISNUMBER(SEARCH([.B44];[.D43]))));[.D43]&amp;&quot;; &quot;&amp;[.B44];[.B44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4];[.E43];[.E43]+1)" office:value-type="float" office:value="28" calcext:value-type="float">
            <text:p>28</text:p>
          </table:table-cell>
          <table:table-cell table:formula="of:=[.E45]&lt;&gt;[.E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Dick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5];&quot; &quot;;&quot;&quot;))=LOWER(SUBSTITUTE([.A44];&quot; &quot;;&quot;&quot;))" office:value-type="boolean" office:boolean-value="false" calcext:value-type="boolean">
            <text:p>FALSE</text:p>
          </table:table-cell>
          <table:table-cell table:formula="of:=IF(AND([.C45];NOT(ISNUMBER(SEARCH([.B45];[.D44]))));[.D44]&amp;&quot;; &quot;&amp;[.B45];[.B4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5];[.E44];[.E44]+1)" office:value-type="float" office:value="29" calcext:value-type="float">
            <text:p>29</text:p>
          </table:table-cell>
          <table:table-cell table:formula="of:=[.E46]&lt;&gt;[.E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Greencar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6];&quot; &quot;;&quot;&quot;))=LOWER(SUBSTITUTE([.A45];&quot; &quot;;&quot;&quot;))" office:value-type="boolean" office:boolean-value="false" calcext:value-type="boolean">
            <text:p>FALSE</text:p>
          </table:table-cell>
          <table:table-cell table:formula="of:=IF(AND([.C46];NOT(ISNUMBER(SEARCH([.B46];[.D45]))));[.D45]&amp;&quot;; &quot;&amp;[.B46];[.B4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6];[.E45];[.E45]+1)" office:value-type="float" office:value="30" calcext:value-type="float">
            <text:p>30</text:p>
          </table:table-cell>
          <table:table-cell table:formula="of:=[.E47]&lt;&gt;[.E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Man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7];&quot; &quot;;&quot;&quot;))=LOWER(SUBSTITUTE([.A46];&quot; &quot;;&quot;&quot;))" office:value-type="boolean" office:boolean-value="false" calcext:value-type="boolean">
            <text:p>FALSE</text:p>
          </table:table-cell>
          <table:table-cell table:formula="of:=IF(AND([.C47];NOT(ISNUMBER(SEARCH([.B47];[.D46]))));[.D46]&amp;&quot;; &quot;&amp;[.B47];[.B4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7];[.E46];[.E46]+1)" office:value-type="float" office:value="31" calcext:value-type="float">
            <text:p>31</text:p>
          </table:table-cell>
          <table:table-cell table:formula="of:=[.E48]&lt;&gt;[.E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Mann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8];&quot; &quot;;&quot;&quot;))=LOWER(SUBSTITUTE([.A47];&quot; &quot;;&quot;&quot;))" office:value-type="boolean" office:boolean-value="true" calcext:value-type="boolean">
            <text:p>TRUE</text:p>
          </table:table-cell>
          <table:table-cell table:formula="of:=IF(AND([.C48];NOT(ISNUMBER(SEARCH([.B48];[.D47]))));[.D47]&amp;&quot;; &quot;&amp;[.B48];[.B4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8];[.E47];[.E47]+1)" office:value-type="float" office:value="31" calcext:value-type="float">
            <text:p>31</text:p>
          </table:table-cell>
          <table:table-cell table:formula="of:=[.E49]&lt;&gt;[.E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ta Pill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9];&quot; &quot;;&quot;&quot;))=LOWER(SUBSTITUTE([.A48];&quot; &quot;;&quot;&quot;))" office:value-type="boolean" office:boolean-value="false" calcext:value-type="boolean">
            <text:p>FALSE</text:p>
          </table:table-cell>
          <table:table-cell table:formula="of:=IF(AND([.C49];NOT(ISNUMBER(SEARCH([.B49];[.D48]))));[.D48]&amp;&quot;; &quot;&amp;[.B49];[.B4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9];[.E48];[.E48]+1)" office:value-type="float" office:value="32" calcext:value-type="float">
            <text:p>32</text:p>
          </table:table-cell>
          <table:table-cell table:formula="of:=[.E50]&lt;&gt;[.E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Borti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0];&quot; &quot;;&quot;&quot;))=LOWER(SUBSTITUTE([.A49];&quot; &quot;;&quot;&quot;))" office:value-type="boolean" office:boolean-value="false" calcext:value-type="boolean">
            <text:p>FALSE</text:p>
          </table:table-cell>
          <table:table-cell table:formula="of:=IF(AND([.C50];NOT(ISNUMBER(SEARCH([.B50];[.D49]))));[.D49]&amp;&quot;; &quot;&amp;[.B50];[.B5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0];[.E49];[.E49]+1)" office:value-type="float" office:value="33" calcext:value-type="float">
            <text:p>33</text:p>
          </table:table-cell>
          <table:table-cell table:formula="of:=[.E51]&lt;&gt;[.E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Rexi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1];&quot; &quot;;&quot;&quot;))=LOWER(SUBSTITUTE([.A50];&quot; &quot;;&quot;&quot;))" office:value-type="boolean" office:boolean-value="false" calcext:value-type="boolean">
            <text:p>FALSE</text:p>
          </table:table-cell>
          <table:table-cell table:formula="of:=IF(AND([.C51];NOT(ISNUMBER(SEARCH([.B51];[.D50]))));[.D50]&amp;&quot;; &quot;&amp;[.B51];[.B5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1];[.E50];[.E50]+1)" office:value-type="float" office:value="34" calcext:value-type="float">
            <text:p>34</text:p>
          </table:table-cell>
          <table:table-cell table:formula="of:=[.E52]&lt;&gt;[.E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Rexia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2];&quot; &quot;;&quot;&quot;))=LOWER(SUBSTITUTE([.A51];&quot; &quot;;&quot;&quot;))" office:value-type="boolean" office:boolean-value="true" calcext:value-type="boolean">
            <text:p>TRUE</text:p>
          </table:table-cell>
          <table:table-cell table:formula="of:=IF(AND([.C52];NOT(ISNUMBER(SEARCH([.B52];[.D51]))));[.D51]&amp;&quot;; &quot;&amp;[.B52];[.B5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2];[.E51];[.E51]+1)" office:value-type="float" office:value="34" calcext:value-type="float">
            <text:p>34</text:p>
          </table:table-cell>
          <table:table-cell table:formula="of:=[.E53]&lt;&gt;[.E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Waywego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3];&quot; &quot;;&quot;&quot;))=LOWER(SUBSTITUTE([.A52];&quot; &quot;;&quot;&quot;))" office:value-type="boolean" office:boolean-value="false" calcext:value-type="boolean">
            <text:p>FALSE</text:p>
          </table:table-cell>
          <table:table-cell table:formula="of:=IF(AND([.C53];NOT(ISNUMBER(SEARCH([.B53];[.D52]))));[.D52]&amp;&quot;; &quot;&amp;[.B53];[.B5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3];[.E52];[.E52]+1)" office:value-type="float" office:value="35" calcext:value-type="float">
            <text:p>35</text:p>
          </table:table-cell>
          <table:table-cell table:formula="of:=[.E54]&lt;&gt;[.E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tte Curtai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4];&quot; &quot;;&quot;&quot;))=LOWER(SUBSTITUTE([.A53];&quot; &quot;;&quot;&quot;))" office:value-type="boolean" office:boolean-value="false" calcext:value-type="boolean">
            <text:p>FALSE</text:p>
          </table:table-cell>
          <table:table-cell table:formula="of:=IF(AND([.C54];NOT(ISNUMBER(SEARCH([.B54];[.D53]))));[.D53]&amp;&quot;; &quot;&amp;[.B54];[.B5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4];[.E53];[.E53]+1)" office:value-type="float" office:value="36" calcext:value-type="float">
            <text:p>36</text:p>
          </table:table-cell>
          <table:table-cell table:formula="of:=[.E55]&lt;&gt;[.E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e Bellum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5];&quot; &quot;;&quot;&quot;))=LOWER(SUBSTITUTE([.A54];&quot; &quot;;&quot;&quot;))" office:value-type="boolean" office:boolean-value="false" calcext:value-type="boolean">
            <text:p>FALSE</text:p>
          </table:table-cell>
          <table:table-cell table:formula="of:=IF(AND([.C55];NOT(ISNUMBER(SEARCH([.B55];[.D54]))));[.D54]&amp;&quot;; &quot;&amp;[.B55];[.B5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5];[.E54];[.E54]+1)" office:value-type="float" office:value="37" calcext:value-type="float">
            <text:p>37</text:p>
          </table:table-cell>
          <table:table-cell table:formula="of:=[.E56]&lt;&gt;[.E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l Carrió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6];&quot; &quot;;&quot;&quot;))=LOWER(SUBSTITUTE([.A55];&quot; &quot;;&quot;&quot;))" office:value-type="boolean" office:boolean-value="false" calcext:value-type="boolean">
            <text:p>FALSE</text:p>
          </table:table-cell>
          <table:table-cell table:formula="of:=IF(AND([.C56];NOT(ISNUMBER(SEARCH([.B56];[.D55]))));[.D55]&amp;&quot;; &quot;&amp;[.B56];[.B5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6];[.E55];[.E55]+1)" office:value-type="float" office:value="38" calcext:value-type="float">
            <text:p>38</text:p>
          </table:table-cell>
          <table:table-cell table:formula="of:=[.E57]&lt;&gt;[.E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a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7];&quot; &quot;;&quot;&quot;))=LOWER(SUBSTITUTE([.A56];&quot; &quot;;&quot;&quot;))" office:value-type="boolean" office:boolean-value="false" calcext:value-type="boolean">
            <text:p>FALSE</text:p>
          </table:table-cell>
          <table:table-cell table:formula="of:=IF(AND([.C57];NOT(ISNUMBER(SEARCH([.B57];[.D56]))));[.D56]&amp;&quot;; &quot;&amp;[.B57];[.B5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7];[.E56];[.E56]+1)" office:value-type="float" office:value="39" calcext:value-type="float">
            <text:p>39</text:p>
          </table:table-cell>
          <table:table-cell table:formula="of:=[.E58]&lt;&gt;[.E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 O'Har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8];&quot; &quot;;&quot;&quot;))=LOWER(SUBSTITUTE([.A57];&quot; &quot;;&quot;&quot;))" office:value-type="boolean" office:boolean-value="false" calcext:value-type="boolean">
            <text:p>FALSE</text:p>
          </table:table-cell>
          <table:table-cell table:formula="of:=IF(AND([.C58];NOT(ISNUMBER(SEARCH([.B58];[.D57]))));[.D57]&amp;&quot;; &quot;&amp;[.B58];[.B5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8];[.E57];[.E57]+1)" office:value-type="float" office:value="40" calcext:value-type="float">
            <text:p>40</text:p>
          </table:table-cell>
          <table:table-cell table:formula="of:=[.E59]&lt;&gt;[.E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 O'Har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9];&quot; &quot;;&quot;&quot;))=LOWER(SUBSTITUTE([.A58];&quot; &quot;;&quot;&quot;))" office:value-type="boolean" office:boolean-value="true" calcext:value-type="boolean">
            <text:p>TRUE</text:p>
          </table:table-cell>
          <table:table-cell table:formula="of:=IF(AND([.C59];NOT(ISNUMBER(SEARCH([.B59];[.D58]))));[.D58]&amp;&quot;; &quot;&amp;[.B59];[.B5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9];[.E58];[.E58]+1)" office:value-type="float" office:value="40" calcext:value-type="float">
            <text:p>40</text:p>
          </table:table-cell>
          <table:table-cell table:formula="of:=[.E60]&lt;&gt;[.E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a Win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0];&quot; &quot;;&quot;&quot;))=LOWER(SUBSTITUTE([.A59];&quot; &quot;;&quot;&quot;))" office:value-type="boolean" office:boolean-value="false" calcext:value-type="boolean">
            <text:p>FALSE</text:p>
          </table:table-cell>
          <table:table-cell table:formula="of:=IF(AND([.C60];NOT(ISNUMBER(SEARCH([.B60];[.D59]))));[.D59]&amp;&quot;; &quot;&amp;[.B60];[.B6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0];[.E59];[.E59]+1)" office:value-type="float" office:value="41" calcext:value-type="float">
            <text:p>41</text:p>
          </table:table-cell>
          <table:table-cell table:formula="of:=[.E61]&lt;&gt;[.E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ie Chris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1];&quot; &quot;;&quot;&quot;))=LOWER(SUBSTITUTE([.A60];&quot; &quot;;&quot;&quot;))" office:value-type="boolean" office:boolean-value="false" calcext:value-type="boolean">
            <text:p>FALSE</text:p>
          </table:table-cell>
          <table:table-cell table:formula="of:=IF(AND([.C61];NOT(ISNUMBER(SEARCH([.B61];[.D60]))));[.D60]&amp;&quot;; &quot;&amp;[.B61];[.B6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1];[.E60];[.E60]+1)" office:value-type="float" office:value="42" calcext:value-type="float">
            <text:p>42</text:p>
          </table:table-cell>
          <table:table-cell table:formula="of:=[.E62]&lt;&gt;[.E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ie Septic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2];&quot; &quot;;&quot;&quot;))=LOWER(SUBSTITUTE([.A61];&quot; &quot;;&quot;&quot;))" office:value-type="boolean" office:boolean-value="false" calcext:value-type="boolean">
            <text:p>FALSE</text:p>
          </table:table-cell>
          <table:table-cell table:formula="of:=IF(AND([.C62];NOT(ISNUMBER(SEARCH([.B62];[.D61]))));[.D61]&amp;&quot;; &quot;&amp;[.B62];[.B6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2];[.E61];[.E61]+1)" office:value-type="float" office:value="43" calcext:value-type="float">
            <text:p>43</text:p>
          </table:table-cell>
          <table:table-cell table:formula="of:=[.E63]&lt;&gt;[.E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sa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3];&quot; &quot;;&quot;&quot;))=LOWER(SUBSTITUTE([.A62];&quot; &quot;;&quot;&quot;))" office:value-type="boolean" office:boolean-value="false" calcext:value-type="boolean">
            <text:p>FALSE</text:p>
          </table:table-cell>
          <table:table-cell table:formula="of:=IF(AND([.C63];NOT(ISNUMBER(SEARCH([.B63];[.D62]))));[.D62]&amp;&quot;; &quot;&amp;[.B63];[.B6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3];[.E62];[.E62]+1)" office:value-type="float" office:value="44" calcext:value-type="float">
            <text:p>44</text:p>
          </table:table-cell>
          <table:table-cell table:formula="of:=[.E64]&lt;&gt;[.E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 Bang La Des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4];&quot; &quot;;&quot;&quot;))=LOWER(SUBSTITUTE([.A63];&quot; &quot;;&quot;&quot;))" office:value-type="boolean" office:boolean-value="false" calcext:value-type="boolean">
            <text:p>FALSE</text:p>
          </table:table-cell>
          <table:table-cell table:formula="of:=IF(AND([.C64];NOT(ISNUMBER(SEARCH([.B64];[.D63]))));[.D63]&amp;&quot;; &quot;&amp;[.B64];[.B6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4];[.E63];[.E63]+1)" office:value-type="float" office:value="45" calcext:value-type="float">
            <text:p>45</text:p>
          </table:table-cell>
          <table:table-cell table:formula="of:=[.E65]&lt;&gt;[.E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 Dwy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5];&quot; &quot;;&quot;&quot;))=LOWER(SUBSTITUTE([.A64];&quot; &quot;;&quot;&quot;))" office:value-type="boolean" office:boolean-value="false" calcext:value-type="boolean">
            <text:p>FALSE</text:p>
          </table:table-cell>
          <table:table-cell table:formula="of:=IF(AND([.C65];NOT(ISNUMBER(SEARCH([.B65];[.D64]))));[.D64]&amp;&quot;; &quot;&amp;[.B65];[.B6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5];[.E64];[.E64]+1)" office:value-type="float" office:value="46" calcext:value-type="float">
            <text:p>46</text:p>
          </table:table-cell>
          <table:table-cell table:formula="of:=[.E66]&lt;&gt;[.E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ett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6];&quot; &quot;;&quot;&quot;))=LOWER(SUBSTITUTE([.A65];&quot; &quot;;&quot;&quot;))" office:value-type="boolean" office:boolean-value="false" calcext:value-type="boolean">
            <text:p>FALSE</text:p>
          </table:table-cell>
          <table:table-cell table:formula="of:=IF(AND([.C66];NOT(ISNUMBER(SEARCH([.B66];[.D65]))));[.D65]&amp;&quot;; &quot;&amp;[.B66];[.B6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6];[.E65];[.E65]+1)" office:value-type="float" office:value="47" calcext:value-type="float">
            <text:p>47</text:p>
          </table:table-cell>
          <table:table-cell table:formula="of:=[.E67]&lt;&gt;[.E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ra Sevil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7];&quot; &quot;;&quot;&quot;))=LOWER(SUBSTITUTE([.A66];&quot; &quot;;&quot;&quot;))" office:value-type="boolean" office:boolean-value="false" calcext:value-type="boolean">
            <text:p>FALSE</text:p>
          </table:table-cell>
          <table:table-cell table:formula="of:=IF(AND([.C67];NOT(ISNUMBER(SEARCH([.B67];[.D66]))));[.D66]&amp;&quot;; &quot;&amp;[.B67];[.B6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7];[.E66];[.E66]+1)" office:value-type="float" office:value="48" calcext:value-type="float">
            <text:p>48</text:p>
          </table:table-cell>
          <table:table-cell table:formula="of:=[.E68]&lt;&gt;[.E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ra Sevill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68];&quot; &quot;;&quot;&quot;))=LOWER(SUBSTITUTE([.A67];&quot; &quot;;&quot;&quot;))" office:value-type="boolean" office:boolean-value="true" calcext:value-type="boolean">
            <text:p>TRUE</text:p>
          </table:table-cell>
          <table:table-cell table:formula="of:=IF(AND([.C68];NOT(ISNUMBER(SEARCH([.B68];[.D67]))));[.D67]&amp;&quot;; &quot;&amp;[.B68];[.B6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68];[.E67];[.E67]+1)" office:value-type="float" office:value="48" calcext:value-type="float">
            <text:p>48</text:p>
          </table:table-cell>
          <table:table-cell table:formula="of:=[.E69]&lt;&gt;[.E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sem Feghali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9];&quot; &quot;;&quot;&quot;))=LOWER(SUBSTITUTE([.A68];&quot; &quot;;&quot;&quot;))" office:value-type="boolean" office:boolean-value="false" calcext:value-type="boolean">
            <text:p>FALSE</text:p>
          </table:table-cell>
          <table:table-cell table:formula="of:=IF(AND([.C69];NOT(ISNUMBER(SEARCH([.B69];[.D68]))));[.D68]&amp;&quot;; &quot;&amp;[.B69];[.B6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9];[.E68];[.E68]+1)" office:value-type="float" office:value="49" calcext:value-type="float">
            <text:p>49</text:p>
          </table:table-cell>
          <table:table-cell table:formula="of:=[.E70]&lt;&gt;[.E6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 FaCurtain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70];&quot; &quot;;&quot;&quot;))=LOWER(SUBSTITUTE([.A69];&quot; &quot;;&quot;&quot;))" office:value-type="boolean" office:boolean-value="false" calcext:value-type="boolean">
            <text:p>FALSE</text:p>
          </table:table-cell>
          <table:table-cell table:formula="of:=IF(AND([.C70];NOT(ISNUMBER(SEARCH([.B70];[.D69]))));[.D69]&amp;&quot;; &quot;&amp;[.B70];[.B7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70];[.E69];[.E69]+1)" office:value-type="float" office:value="50" calcext:value-type="float">
            <text:p>50</text:p>
          </table:table-cell>
          <table:table-cell table:formula="of:=[.E71]&lt;&gt;[.E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 Reasonab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71];&quot; &quot;;&quot;&quot;))=LOWER(SUBSTITUTE([.A70];&quot; &quot;;&quot;&quot;))" office:value-type="boolean" office:boolean-value="false" calcext:value-type="boolean">
            <text:p>FALSE</text:p>
          </table:table-cell>
          <table:table-cell table:formula="of:=IF(AND([.C71];NOT(ISNUMBER(SEARCH([.B71];[.D70]))));[.D70]&amp;&quot;; &quot;&amp;[.B71];[.B7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71];[.E70];[.E70]+1)" office:value-type="float" office:value="51" calcext:value-type="float">
            <text:p>51</text:p>
          </table:table-cell>
          <table:table-cell table:formula="of:=[.E72]&lt;&gt;[.E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 Reasonabl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72];&quot; &quot;;&quot;&quot;))=LOWER(SUBSTITUTE([.A71];&quot; &quot;;&quot;&quot;))" office:value-type="boolean" office:boolean-value="true" calcext:value-type="boolean">
            <text:p>TRUE</text:p>
          </table:table-cell>
          <table:table-cell table:formula="of:=IF(AND([.C72];NOT(ISNUMBER(SEARCH([.B72];[.D71]))));[.D71]&amp;&quot;; &quot;&amp;[.B72];[.B7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72];[.E71];[.E71]+1)" office:value-type="float" office:value="51" calcext:value-type="float">
            <text:p>51</text:p>
          </table:table-cell>
          <table:table-cell table:formula="of:=[.E73]&lt;&gt;[.E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 Zahara Benet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73];&quot; &quot;;&quot;&quot;))=LOWER(SUBSTITUTE([.A72];&quot; &quot;;&quot;&quot;))" office:value-type="boolean" office:boolean-value="false" calcext:value-type="boolean">
            <text:p>FALSE</text:p>
          </table:table-cell>
          <table:table-cell table:formula="of:=IF(AND([.C73];NOT(ISNUMBER(SEARCH([.B73];[.D72]))));[.D72]&amp;&quot;; &quot;&amp;[.B73];[.B7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73];[.E72];[.E72]+1)" office:value-type="float" office:value="52" calcext:value-type="float">
            <text:p>52</text:p>
          </table:table-cell>
          <table:table-cell table:formula="of:=[.E74]&lt;&gt;[.E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 Zahara Bene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74];&quot; &quot;;&quot;&quot;))=LOWER(SUBSTITUTE([.A73];&quot; &quot;;&quot;&quot;))" office:value-type="boolean" office:boolean-value="true" calcext:value-type="boolean">
            <text:p>TRUE</text:p>
          </table:table-cell>
          <table:table-cell table:formula="of:=IF(AND([.C74];NOT(ISNUMBER(SEARCH([.B74];[.D73]))));[.D73]&amp;&quot;; &quot;&amp;[.B74];[.B7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74];[.E73];[.E73]+1)" office:value-type="float" office:value="52" calcext:value-type="float">
            <text:p>52</text:p>
          </table:table-cell>
          <table:table-cell table:formula="of:=[.E75]&lt;&gt;[.E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 Zahara Bene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75];&quot; &quot;;&quot;&quot;))=LOWER(SUBSTITUTE([.A74];&quot; &quot;;&quot;&quot;))" office:value-type="boolean" office:boolean-value="true" calcext:value-type="boolean">
            <text:p>TRUE</text:p>
          </table:table-cell>
          <table:table-cell table:formula="of:=IF(AND([.C75];NOT(ISNUMBER(SEARCH([.B75];[.D74]))));[.D74]&amp;&quot;; &quot;&amp;[.B75];[.B7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75];[.E74];[.E74]+1)" office:value-type="float" office:value="52" calcext:value-type="float">
            <text:p>52</text:p>
          </table:table-cell>
          <table:table-cell table:formula="of:=[.E76]&lt;&gt;[.E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 Zahara Bene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76];&quot; &quot;;&quot;&quot;))=LOWER(SUBSTITUTE([.A75];&quot; &quot;;&quot;&quot;))" office:value-type="boolean" office:boolean-value="true" calcext:value-type="boolean">
            <text:p>TRUE</text:p>
          </table:table-cell>
          <table:table-cell table:formula="of:=IF(AND([.C76];NOT(ISNUMBER(SEARCH([.B76];[.D75]))));[.D75]&amp;&quot;; &quot;&amp;[.B76];[.B7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76];[.E75];[.E75]+1)" office:value-type="float" office:value="52" calcext:value-type="float">
            <text:p>52</text:p>
          </table:table-cell>
          <table:table-cell table:formula="of:=[.E77]&lt;&gt;[.E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DeLaCrem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77];&quot; &quot;;&quot;&quot;))=LOWER(SUBSTITUTE([.A76];&quot; &quot;;&quot;&quot;))" office:value-type="boolean" office:boolean-value="false" calcext:value-type="boolean">
            <text:p>FALSE</text:p>
          </table:table-cell>
          <table:table-cell table:formula="of:=IF(AND([.C77];NOT(ISNUMBER(SEARCH([.B77];[.D76]))));[.D76]&amp;&quot;; &quot;&amp;[.B77];[.B7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77];[.E76];[.E76]+1)" office:value-type="float" office:value="53" calcext:value-type="float">
            <text:p>53</text:p>
          </table:table-cell>
          <table:table-cell table:formula="of:=[.E78]&lt;&gt;[.E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DeLaCrem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78];&quot; &quot;;&quot;&quot;))=LOWER(SUBSTITUTE([.A77];&quot; &quot;;&quot;&quot;))" office:value-type="boolean" office:boolean-value="true" calcext:value-type="boolean">
            <text:p>TRUE</text:p>
          </table:table-cell>
          <table:table-cell table:formula="of:=IF(AND([.C78];NOT(ISNUMBER(SEARCH([.B78];[.D77]))));[.D77]&amp;&quot;; &quot;&amp;[.B78];[.B7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78];[.E77];[.E77]+1)" office:value-type="float" office:value="53" calcext:value-type="float">
            <text:p>53</text:p>
          </table:table-cell>
          <table:table-cell table:formula="of:=[.E79]&lt;&gt;[.E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DeLaCrem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79];&quot; &quot;;&quot;&quot;))=LOWER(SUBSTITUTE([.A78];&quot; &quot;;&quot;&quot;))" office:value-type="boolean" office:boolean-value="true" calcext:value-type="boolean">
            <text:p>TRUE</text:p>
          </table:table-cell>
          <table:table-cell table:formula="of:=IF(AND([.C79];NOT(ISNUMBER(SEARCH([.B79];[.D78]))));[.D78]&amp;&quot;; &quot;&amp;[.B79];[.B7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79];[.E78];[.E78]+1)" office:value-type="float" office:value="53" calcext:value-type="float">
            <text:p>53</text:p>
          </table:table-cell>
          <table:table-cell table:formula="of:=[.E80]&lt;&gt;[.E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ha D. Blu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80];&quot; &quot;;&quot;&quot;))=LOWER(SUBSTITUTE([.A79];&quot; &quot;;&quot;&quot;))" office:value-type="boolean" office:boolean-value="false" calcext:value-type="boolean">
            <text:p>FALSE</text:p>
          </table:table-cell>
          <table:table-cell table:formula="of:=IF(AND([.C80];NOT(ISNUMBER(SEARCH([.B80];[.D79]))));[.D79]&amp;&quot;; &quot;&amp;[.B80];[.B8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80];[.E79];[.E79]+1)" office:value-type="float" office:value="54" calcext:value-type="float">
            <text:p>54</text:p>
          </table:table-cell>
          <table:table-cell table:formula="of:=[.E81]&lt;&gt;[.E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ha Venati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81];&quot; &quot;;&quot;&quot;))=LOWER(SUBSTITUTE([.A80];&quot; &quot;;&quot;&quot;))" office:value-type="boolean" office:boolean-value="false" calcext:value-type="boolean">
            <text:p>FALSE</text:p>
          </table:table-cell>
          <table:table-cell table:formula="of:=IF(AND([.C81];NOT(ISNUMBER(SEARCH([.B81];[.D80]))));[.D80]&amp;&quot;; &quot;&amp;[.B81];[.B8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81];[.E80];[.E80]+1)" office:value-type="float" office:value="55" calcext:value-type="float">
            <text:p>55</text:p>
          </table:table-cell>
          <table:table-cell table:formula="of:=[.E82]&lt;&gt;[.E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ha Venation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82];&quot; &quot;;&quot;&quot;))=LOWER(SUBSTITUTE([.A81];&quot; &quot;;&quot;&quot;))" office:value-type="boolean" office:boolean-value="true" calcext:value-type="boolean">
            <text:p>TRUE</text:p>
          </table:table-cell>
          <table:table-cell table:formula="of:=IF(AND([.C82];NOT(ISNUMBER(SEARCH([.B82];[.D81]))));[.D81]&amp;&quot;; &quot;&amp;[.B82];[.B8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82];[.E81];[.E81]+1)" office:value-type="float" office:value="55" calcext:value-type="float">
            <text:p>55</text:p>
          </table:table-cell>
          <table:table-cell table:formula="of:=[.E83]&lt;&gt;[.E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s Twish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83];&quot; &quot;;&quot;&quot;))=LOWER(SUBSTITUTE([.A82];&quot; &quot;;&quot;&quot;))" office:value-type="boolean" office:boolean-value="false" calcext:value-type="boolean">
            <text:p>FALSE</text:p>
          </table:table-cell>
          <table:table-cell table:formula="of:=IF(AND([.C83];NOT(ISNUMBER(SEARCH([.B83];[.D82]))));[.D82]&amp;&quot;; &quot;&amp;[.B83];[.B8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83];[.E82];[.E82]+1)" office:value-type="float" office:value="56" calcext:value-type="float">
            <text:p>56</text:p>
          </table:table-cell>
          <table:table-cell table:formula="of:=[.E84]&lt;&gt;[.E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sie Mae Mucho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84];&quot; &quot;;&quot;&quot;))=LOWER(SUBSTITUTE([.A83];&quot; &quot;;&quot;&quot;))" office:value-type="boolean" office:boolean-value="false" calcext:value-type="boolean">
            <text:p>FALSE</text:p>
          </table:table-cell>
          <table:table-cell table:formula="of:=IF(AND([.C84];NOT(ISNUMBER(SEARCH([.B84];[.D83]))));[.D83]&amp;&quot;; &quot;&amp;[.B84];[.B8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84];[.E83];[.E83]+1)" office:value-type="float" office:value="57" calcext:value-type="float">
            <text:p>57</text:p>
          </table:table-cell>
          <table:table-cell table:formula="of:=[.E85]&lt;&gt;[.E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sie Mae Mucho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85];&quot; &quot;;&quot;&quot;))=LOWER(SUBSTITUTE([.A84];&quot; &quot;;&quot;&quot;))" office:value-type="boolean" office:boolean-value="true" calcext:value-type="boolean">
            <text:p>TRUE</text:p>
          </table:table-cell>
          <table:table-cell table:formula="of:=IF(AND([.C85];NOT(ISNUMBER(SEARCH([.B85];[.D84]))));[.D84]&amp;&quot;; &quot;&amp;[.B85];[.B85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85];[.E84];[.E84]+1)" office:value-type="float" office:value="57" calcext:value-type="float">
            <text:p>57</text:p>
          </table:table-cell>
          <table:table-cell table:formula="of:=[.E86]&lt;&gt;[.E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nca Del Rio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86];&quot; &quot;;&quot;&quot;))=LOWER(SUBSTITUTE([.A85];&quot; &quot;;&quot;&quot;))" office:value-type="boolean" office:boolean-value="false" calcext:value-type="boolean">
            <text:p>FALSE</text:p>
          </table:table-cell>
          <table:table-cell table:formula="of:=IF(AND([.C86];NOT(ISNUMBER(SEARCH([.B86];[.D85]))));[.D85]&amp;&quot;; &quot;&amp;[.B86];[.B8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86];[.E85];[.E85]+1)" office:value-type="float" office:value="58" calcext:value-type="float">
            <text:p>58</text:p>
          </table:table-cell>
          <table:table-cell table:formula="of:=[.E87]&lt;&gt;[.E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nca Del Rio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87];&quot; &quot;;&quot;&quot;))=LOWER(SUBSTITUTE([.A86];&quot; &quot;;&quot;&quot;))" office:value-type="boolean" office:boolean-value="true" calcext:value-type="boolean">
            <text:p>TRUE</text:p>
          </table:table-cell>
          <table:table-cell table:formula="of:=IF(AND([.C87];NOT(ISNUMBER(SEARCH([.B87];[.D86]))));[.D86]&amp;&quot;; &quot;&amp;[.B87];[.B87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87];[.E86];[.E86]+1)" office:value-type="float" office:value="58" calcext:value-type="float">
            <text:p>58</text:p>
          </table:table-cell>
          <table:table-cell table:formula="of:=[.E88]&lt;&gt;[.E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y Mor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88];&quot; &quot;;&quot;&quot;))=LOWER(SUBSTITUTE([.A87];&quot; &quot;;&quot;&quot;))" office:value-type="boolean" office:boolean-value="false" calcext:value-type="boolean">
            <text:p>FALSE</text:p>
          </table:table-cell>
          <table:table-cell table:formula="of:=IF(AND([.C88];NOT(ISNUMBER(SEARCH([.B88];[.D87]))));[.D87]&amp;&quot;; &quot;&amp;[.B88];[.B8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88];[.E87];[.E87]+1)" office:value-type="float" office:value="59" calcext:value-type="float">
            <text:p>59</text:p>
          </table:table-cell>
          <table:table-cell table:formula="of:=[.E89]&lt;&gt;[.E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r St. Clai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89];&quot; &quot;;&quot;&quot;))=LOWER(SUBSTITUTE([.A88];&quot; &quot;;&quot;&quot;))" office:value-type="boolean" office:boolean-value="false" calcext:value-type="boolean">
            <text:p>FALSE</text:p>
          </table:table-cell>
          <table:table-cell table:formula="of:=IF(AND([.C89];NOT(ISNUMBER(SEARCH([.B89];[.D88]))));[.D88]&amp;&quot;; &quot;&amp;[.B89];[.B8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89];[.E88];[.E88]+1)" office:value-type="float" office:value="60" calcext:value-type="float">
            <text:p>60</text:p>
          </table:table-cell>
          <table:table-cell table:formula="of:=[.E90]&lt;&gt;[.E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he Debri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90];&quot; &quot;;&quot;&quot;))=LOWER(SUBSTITUTE([.A89];&quot; &quot;;&quot;&quot;))" office:value-type="boolean" office:boolean-value="false" calcext:value-type="boolean">
            <text:p>FALSE</text:p>
          </table:table-cell>
          <table:table-cell table:formula="of:=IF(AND([.C90];NOT(ISNUMBER(SEARCH([.B90];[.D89]))));[.D89]&amp;&quot;; &quot;&amp;[.B90];[.B9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90];[.E89];[.E89]+1)" office:value-type="float" office:value="61" calcext:value-type="float">
            <text:p>61</text:p>
          </table:table-cell>
          <table:table-cell table:formula="of:=[.E91]&lt;&gt;[.E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he Dividia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91];&quot; &quot;;&quot;&quot;))=LOWER(SUBSTITUTE([.A90];&quot; &quot;;&quot;&quot;))" office:value-type="boolean" office:boolean-value="false" calcext:value-type="boolean">
            <text:p>FALSE</text:p>
          </table:table-cell>
          <table:table-cell table:formula="of:=IF(AND([.C91];NOT(ISNUMBER(SEARCH([.B91];[.D90]))));[.D90]&amp;&quot;; &quot;&amp;[.B91];[.B9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91];[.E90];[.E90]+1)" office:value-type="float" office:value="62" calcext:value-type="float">
            <text:p>62</text:p>
          </table:table-cell>
          <table:table-cell table:formula="of:=[.E92]&lt;&gt;[.E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 Tock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92];&quot; &quot;;&quot;&quot;))=LOWER(SUBSTITUTE([.A91];&quot; &quot;;&quot;&quot;))" office:value-type="boolean" office:boolean-value="false" calcext:value-type="boolean">
            <text:p>FALSE</text:p>
          </table:table-cell>
          <table:table-cell table:formula="of:=IF(AND([.C92];NOT(ISNUMBER(SEARCH([.B92];[.D91]))));[.D91]&amp;&quot;; &quot;&amp;[.B92];[.B9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92];[.E91];[.E91]+1)" office:value-type="float" office:value="63" calcext:value-type="float">
            <text:p>63</text:p>
          </table:table-cell>
          <table:table-cell table:formula="of:=[.E93]&lt;&gt;[.E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 the Drag Quee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93];&quot; &quot;;&quot;&quot;))=LOWER(SUBSTITUTE([.A92];&quot; &quot;;&quot;&quot;))" office:value-type="boolean" office:boolean-value="false" calcext:value-type="boolean">
            <text:p>FALSE</text:p>
          </table:table-cell>
          <table:table-cell table:formula="of:=IF(AND([.C93];NOT(ISNUMBER(SEARCH([.B93];[.D92]))));[.D92]&amp;&quot;; &quot;&amp;[.B93];[.B9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93];[.E92];[.E92]+1)" office:value-type="float" office:value="64" calcext:value-type="float">
            <text:p>64</text:p>
          </table:table-cell>
          <table:table-cell table:formula="of:=[.E94]&lt;&gt;[.E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 the Drag Quee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94];&quot; &quot;;&quot;&quot;))=LOWER(SUBSTITUTE([.A93];&quot; &quot;;&quot;&quot;))" office:value-type="boolean" office:boolean-value="true" calcext:value-type="boolean">
            <text:p>TRUE</text:p>
          </table:table-cell>
          <table:table-cell table:formula="of:=IF(AND([.C94];NOT(ISNUMBER(SEARCH([.B94];[.D93]))));[.D93]&amp;&quot;; &quot;&amp;[.B94];[.B94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94];[.E93];[.E93]+1)" office:value-type="float" office:value="64" calcext:value-type="float">
            <text:p>64</text:p>
          </table:table-cell>
          <table:table-cell table:formula="of:=[.E95]&lt;&gt;[.E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by Marcha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95];&quot; &quot;;&quot;&quot;))=LOWER(SUBSTITUTE([.A94];&quot; &quot;;&quot;&quot;))" office:value-type="boolean" office:boolean-value="false" calcext:value-type="boolean">
            <text:p>FALSE</text:p>
          </table:table-cell>
          <table:table-cell table:formula="of:=IF(AND([.C95];NOT(ISNUMBER(SEARCH([.B95];[.D94]))));[.D94]&amp;&quot;; &quot;&amp;[.B95];[.B9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95];[.E94];[.E94]+1)" office:value-type="float" office:value="65" calcext:value-type="float">
            <text:p>65</text:p>
          </table:table-cell>
          <table:table-cell table:formula="of:=[.E96]&lt;&gt;[.E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tte of Madison Count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96];&quot; &quot;;&quot;&quot;))=LOWER(SUBSTITUTE([.A95];&quot; &quot;;&quot;&quot;))" office:value-type="boolean" office:boolean-value="false" calcext:value-type="boolean">
            <text:p>FALSE</text:p>
          </table:table-cell>
          <table:table-cell table:formula="of:=IF(AND([.C96];NOT(ISNUMBER(SEARCH([.B96];[.D95]))));[.D95]&amp;&quot;; &quot;&amp;[.B96];[.B9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96];[.E95];[.E95]+1)" office:value-type="float" office:value="66" calcext:value-type="float">
            <text:p>66</text:p>
          </table:table-cell>
          <table:table-cell table:formula="of:=[.E97]&lt;&gt;[.E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i Maxwell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97];&quot; &quot;;&quot;&quot;))=LOWER(SUBSTITUTE([.A96];&quot; &quot;;&quot;&quot;))" office:value-type="boolean" office:boolean-value="false" calcext:value-type="boolean">
            <text:p>FALSE</text:p>
          </table:table-cell>
          <table:table-cell table:formula="of:=IF(AND([.C97];NOT(ISNUMBER(SEARCH([.B97];[.D96]))));[.D96]&amp;&quot;; &quot;&amp;[.B97];[.B9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97];[.E96];[.E96]+1)" office:value-type="float" office:value="67" calcext:value-type="float">
            <text:p>67</text:p>
          </table:table-cell>
          <table:table-cell table:formula="of:=[.E98]&lt;&gt;[.E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ney Houst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98];&quot; &quot;;&quot;&quot;))=LOWER(SUBSTITUTE([.A97];&quot; &quot;;&quot;&quot;))" office:value-type="boolean" office:boolean-value="false" calcext:value-type="boolean">
            <text:p>FALSE</text:p>
          </table:table-cell>
          <table:table-cell table:formula="of:=IF(AND([.C98];NOT(ISNUMBER(SEARCH([.B98];[.D97]))));[.D97]&amp;&quot;; &quot;&amp;[.B98];[.B9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98];[.E97];[.E97]+1)" office:value-type="float" office:value="68" calcext:value-type="float">
            <text:p>68</text:p>
          </table:table-cell>
          <table:table-cell table:formula="of:=[.E99]&lt;&gt;[.E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oke Trou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99];&quot; &quot;;&quot;&quot;))=LOWER(SUBSTITUTE([.A98];&quot; &quot;;&quot;&quot;))" office:value-type="boolean" office:boolean-value="false" calcext:value-type="boolean">
            <text:p>FALSE</text:p>
          </table:table-cell>
          <table:table-cell table:formula="of:=IF(AND([.C99];NOT(ISNUMBER(SEARCH([.B99];[.D98]))));[.D98]&amp;&quot;; &quot;&amp;[.B99];[.B9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99];[.E98];[.E98]+1)" office:value-type="float" office:value="69" calcext:value-type="float">
            <text:p>69</text:p>
          </table:table-cell>
          <table:table-cell table:formula="of:=[.E100]&lt;&gt;[.E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 As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00];&quot; &quot;;&quot;&quot;))=LOWER(SUBSTITUTE([.A99];&quot; &quot;;&quot;&quot;))" office:value-type="boolean" office:boolean-value="false" calcext:value-type="boolean">
            <text:p>FALSE</text:p>
          </table:table-cell>
          <table:table-cell table:formula="of:=IF(AND([.C100];NOT(ISNUMBER(SEARCH([.B100];[.D99]))));[.D99]&amp;&quot;; &quot;&amp;[.B100];[.B10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00];[.E99];[.E99]+1)" office:value-type="float" office:value="70" calcext:value-type="float">
            <text:p>70</text:p>
          </table:table-cell>
          <table:table-cell table:formula="of:=[.E101]&lt;&gt;[.E1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 As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01];&quot; &quot;;&quot;&quot;))=LOWER(SUBSTITUTE([.A100];&quot; &quot;;&quot;&quot;))" office:value-type="boolean" office:boolean-value="true" calcext:value-type="boolean">
            <text:p>TRUE</text:p>
          </table:table-cell>
          <table:table-cell table:formula="of:=IF(AND([.C101];NOT(ISNUMBER(SEARCH([.B101];[.D100]))));[.D100]&amp;&quot;; &quot;&amp;[.B101];[.B101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01];[.E100];[.E100]+1)" office:value-type="float" office:value="70" calcext:value-type="float">
            <text:p>70</text:p>
          </table:table-cell>
          <table:table-cell table:formula="of:=[.E102]&lt;&gt;[.E1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 Wrapp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02];&quot; &quot;;&quot;&quot;))=LOWER(SUBSTITUTE([.A101];&quot; &quot;;&quot;&quot;))" office:value-type="boolean" office:boolean-value="false" calcext:value-type="boolean">
            <text:p>FALSE</text:p>
          </table:table-cell>
          <table:table-cell table:formula="of:=IF(AND([.C102];NOT(ISNUMBER(SEARCH([.B102];[.D101]))));[.D101]&amp;&quot;; &quot;&amp;[.B102];[.B10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02];[.E101];[.E101]+1)" office:value-type="float" office:value="71" calcext:value-type="float">
            <text:p>71</text:p>
          </table:table-cell>
          <table:table-cell table:formula="of:=[.E103]&lt;&gt;[.E1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 Wrapper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03];&quot; &quot;;&quot;&quot;))=LOWER(SUBSTITUTE([.A102];&quot; &quot;;&quot;&quot;))" office:value-type="boolean" office:boolean-value="true" calcext:value-type="boolean">
            <text:p>TRUE</text:p>
          </table:table-cell>
          <table:table-cell table:formula="of:=IF(AND([.C103];NOT(ISNUMBER(SEARCH([.B103];[.D102]))));[.D102]&amp;&quot;; &quot;&amp;[.B103];[.B103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03];[.E102];[.E102]+1)" office:value-type="float" office:value="71" calcext:value-type="float">
            <text:p>71</text:p>
          </table:table-cell>
          <table:table-cell table:formula="of:=[.E104]&lt;&gt;[.E1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tta Stolengood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04];&quot; &quot;;&quot;&quot;))=LOWER(SUBSTITUTE([.A103];&quot; &quot;;&quot;&quot;))" office:value-type="boolean" office:boolean-value="false" calcext:value-type="boolean">
            <text:p>FALSE</text:p>
          </table:table-cell>
          <table:table-cell table:formula="of:=IF(AND([.C104];NOT(ISNUMBER(SEARCH([.B104];[.D103]))));[.D103]&amp;&quot;; &quot;&amp;[.B104];[.B10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04];[.E103];[.E103]+1)" office:value-type="float" office:value="72" calcext:value-type="float">
            <text:p>72</text:p>
          </table:table-cell>
          <table:table-cell table:formula="of:=[.E105]&lt;&gt;[.E1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n Carrera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05];&quot; &quot;;&quot;&quot;))=LOWER(SUBSTITUTE([.A104];&quot; &quot;;&quot;&quot;))" office:value-type="boolean" office:boolean-value="false" calcext:value-type="boolean">
            <text:p>FALSE</text:p>
          </table:table-cell>
          <table:table-cell table:formula="of:=IF(AND([.C105];NOT(ISNUMBER(SEARCH([.B105];[.D104]))));[.D104]&amp;&quot;; &quot;&amp;[.B105];[.B10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05];[.E104];[.E104]+1)" office:value-type="float" office:value="73" calcext:value-type="float">
            <text:p>73</text:p>
          </table:table-cell>
          <table:table-cell table:formula="of:=[.E106]&lt;&gt;[.E1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n Carrer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06];&quot; &quot;;&quot;&quot;))=LOWER(SUBSTITUTE([.A105];&quot; &quot;;&quot;&quot;))" office:value-type="boolean" office:boolean-value="true" calcext:value-type="boolean">
            <text:p>TRUE</text:p>
          </table:table-cell>
          <table:table-cell table:formula="of:=IF(AND([.C106];NOT(ISNUMBER(SEARCH([.B106];[.D105]))));[.D105]&amp;&quot;; &quot;&amp;[.B106];[.B10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06];[.E105];[.E105]+1)" office:value-type="float" office:value="73" calcext:value-type="float">
            <text:p>73</text:p>
          </table:table-cell>
          <table:table-cell table:formula="of:=[.E107]&lt;&gt;[.E1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n Carrer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07];&quot; &quot;;&quot;&quot;))=LOWER(SUBSTITUTE([.A106];&quot; &quot;;&quot;&quot;))" office:value-type="boolean" office:boolean-value="true" calcext:value-type="boolean">
            <text:p>TRUE</text:p>
          </table:table-cell>
          <table:table-cell table:formula="of:=IF(AND([.C107];NOT(ISNUMBER(SEARCH([.B107];[.D106]))));[.D106]&amp;&quot;; &quot;&amp;[.B107];[.B107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07];[.E106];[.E106]+1)" office:value-type="float" office:value="73" calcext:value-type="float">
            <text:p>73</text:p>
          </table:table-cell>
          <table:table-cell table:formula="of:=[.E108]&lt;&gt;[.E1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n Dioxid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08];&quot; &quot;;&quot;&quot;))=LOWER(SUBSTITUTE([.A107];&quot; &quot;;&quot;&quot;))" office:value-type="boolean" office:boolean-value="false" calcext:value-type="boolean">
            <text:p>FALSE</text:p>
          </table:table-cell>
          <table:table-cell table:formula="of:=IF(AND([.C108];NOT(ISNUMBER(SEARCH([.B108];[.D107]))));[.D107]&amp;&quot;; &quot;&amp;[.B108];[.B10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08];[.E107];[.E107]+1)" office:value-type="float" office:value="74" calcext:value-type="float">
            <text:p>74</text:p>
          </table:table-cell>
          <table:table-cell table:formula="of:=[.E109]&lt;&gt;[.E1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e Oake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09];&quot; &quot;;&quot;&quot;))=LOWER(SUBSTITUTE([.A108];&quot; &quot;;&quot;&quot;))" office:value-type="boolean" office:boolean-value="false" calcext:value-type="boolean">
            <text:p>FALSE</text:p>
          </table:table-cell>
          <table:table-cell table:formula="of:=IF(AND([.C109];NOT(ISNUMBER(SEARCH([.B109];[.D108]))));[.D108]&amp;&quot;; &quot;&amp;[.B109];[.B10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09];[.E108];[.E108]+1)" office:value-type="float" office:value="75" calcext:value-type="float">
            <text:p>75</text:p>
          </table:table-cell>
          <table:table-cell table:formula="of:=[.E110]&lt;&gt;[.E1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e Onba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10];&quot; &quot;;&quot;&quot;))=LOWER(SUBSTITUTE([.A109];&quot; &quot;;&quot;&quot;))" office:value-type="boolean" office:boolean-value="false" calcext:value-type="boolean">
            <text:p>FALSE</text:p>
          </table:table-cell>
          <table:table-cell table:formula="of:=IF(AND([.C110];NOT(ISNUMBER(SEARCH([.B110];[.D109]))));[.D109]&amp;&quot;; &quot;&amp;[.B110];[.B11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10];[.E109];[.E109]+1)" office:value-type="float" office:value="76" calcext:value-type="float">
            <text:p>76</text:p>
          </table:table-cell>
          <table:table-cell table:formula="of:=[.E111]&lt;&gt;[.E1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rine the Above Averag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11];&quot; &quot;;&quot;&quot;))=LOWER(SUBSTITUTE([.A110];&quot; &quot;;&quot;&quot;))" office:value-type="boolean" office:boolean-value="false" calcext:value-type="boolean">
            <text:p>FALSE</text:p>
          </table:table-cell>
          <table:table-cell table:formula="of:=IF(AND([.C111];NOT(ISNUMBER(SEARCH([.B111];[.D110]))));[.D110]&amp;&quot;; &quot;&amp;[.B111];[.B11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11];[.E110];[.E110]+1)" office:value-type="float" office:value="77" calcext:value-type="float">
            <text:p>77</text:p>
          </table:table-cell>
          <table:table-cell table:formula="of:=[.E112]&lt;&gt;[.E1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rine the Above Averag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12];&quot; &quot;;&quot;&quot;))=LOWER(SUBSTITUTE([.A111];&quot; &quot;;&quot;&quot;))" office:value-type="boolean" office:boolean-value="true" calcext:value-type="boolean">
            <text:p>TRUE</text:p>
          </table:table-cell>
          <table:table-cell table:formula="of:=IF(AND([.C112];NOT(ISNUMBER(SEARCH([.B112];[.D111]))));[.D111]&amp;&quot;; &quot;&amp;[.B112];[.B11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12];[.E111];[.E111]+1)" office:value-type="float" office:value="77" calcext:value-type="float">
            <text:p>77</text:p>
          </table:table-cell>
          <table:table-cell table:formula="of:=[.E113]&lt;&gt;[.E1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Michaels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13];&quot; &quot;;&quot;&quot;))=LOWER(SUBSTITUTE([.A112];&quot; &quot;;&quot;&quot;))" office:value-type="boolean" office:boolean-value="false" calcext:value-type="boolean">
            <text:p>FALSE</text:p>
          </table:table-cell>
          <table:table-cell table:formula="of:=IF(AND([.C113];NOT(ISNUMBER(SEARCH([.B113];[.D112]))));[.D112]&amp;&quot;; &quot;&amp;[.B113];[.B11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13];[.E112];[.E112]+1)" office:value-type="float" office:value="78" calcext:value-type="float">
            <text:p>78</text:p>
          </table:table-cell>
          <table:table-cell table:formula="of:=[.E114]&lt;&gt;[.E1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Michael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14];&quot; &quot;;&quot;&quot;))=LOWER(SUBSTITUTE([.A113];&quot; &quot;;&quot;&quot;))" office:value-type="boolean" office:boolean-value="true" calcext:value-type="boolean">
            <text:p>TRUE</text:p>
          </table:table-cell>
          <table:table-cell table:formula="of:=IF(AND([.C114];NOT(ISNUMBER(SEARCH([.B114];[.D113]))));[.D113]&amp;&quot;; &quot;&amp;[.B114];[.B11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14];[.E113];[.E113]+1)" office:value-type="float" office:value="78" calcext:value-type="float">
            <text:p>78</text:p>
          </table:table-cell>
          <table:table-cell table:formula="of:=[.E115]&lt;&gt;[.E1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Michael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15];&quot; &quot;;&quot;&quot;))=LOWER(SUBSTITUTE([.A114];&quot; &quot;;&quot;&quot;))" office:value-type="boolean" office:boolean-value="true" calcext:value-type="boolean">
            <text:p>TRUE</text:p>
          </table:table-cell>
          <table:table-cell table:formula="of:=IF(AND([.C115];NOT(ISNUMBER(SEARCH([.B115];[.D114]))));[.D114]&amp;&quot;; &quot;&amp;[.B115];[.B11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15];[.E114];[.E114]+1)" office:value-type="float" office:value="78" calcext:value-type="float">
            <text:p>78</text:p>
          </table:table-cell>
          <table:table-cell table:formula="of:=[.E116]&lt;&gt;[.E1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d Michael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16];&quot; &quot;;&quot;&quot;))=LOWER(SUBSTITUTE([.A115];&quot; &quot;;&quot;&quot;))" office:value-type="boolean" office:boolean-value="true" calcext:value-type="boolean">
            <text:p>TRUE</text:p>
          </table:table-cell>
          <table:table-cell table:formula="of:=IF(AND([.C116];NOT(ISNUMBER(SEARCH([.B116];[.D115]))));[.D115]&amp;&quot;; &quot;&amp;[.B116];[.B11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16];[.E115];[.E115]+1)" office:value-type="float" office:value="78" calcext:value-type="float">
            <text:p>78</text:p>
          </table:table-cell>
          <table:table-cell table:formula="of:=[.E117]&lt;&gt;[.E1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ity Cas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17];&quot; &quot;;&quot;&quot;))=LOWER(SUBSTITUTE([.A116];&quot; &quot;;&quot;&quot;))" office:value-type="boolean" office:boolean-value="false" calcext:value-type="boolean">
            <text:p>FALSE</text:p>
          </table:table-cell>
          <table:table-cell table:formula="of:=IF(AND([.C117];NOT(ISNUMBER(SEARCH([.B117];[.D116]))));[.D116]&amp;&quot;; &quot;&amp;[.B117];[.B11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17];[.E116];[.E116]+1)" office:value-type="float" office:value="79" calcext:value-type="float">
            <text:p>79</text:p>
          </table:table-cell>
          <table:table-cell table:formula="of:=[.E118]&lt;&gt;[.E1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udlam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18];&quot; &quot;;&quot;&quot;))=LOWER(SUBSTITUTE([.A117];&quot; &quot;;&quot;&quot;))" office:value-type="boolean" office:boolean-value="false" calcext:value-type="boolean">
            <text:p>FALSE</text:p>
          </table:table-cell>
          <table:table-cell table:formula="of:=IF(AND([.C118];NOT(ISNUMBER(SEARCH([.B118];[.D117]))));[.D117]&amp;&quot;; &quot;&amp;[.B118];[.B11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18];[.E117];[.E117]+1)" office:value-type="float" office:value="80" calcext:value-type="float">
            <text:p>80</text:p>
          </table:table-cell>
          <table:table-cell table:formula="of:=[.E119]&lt;&gt;[.E1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Pierc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19];&quot; &quot;;&quot;&quot;))=LOWER(SUBSTITUTE([.A118];&quot; &quot;;&quot;&quot;))" office:value-type="boolean" office:boolean-value="false" calcext:value-type="boolean">
            <text:p>FALSE</text:p>
          </table:table-cell>
          <table:table-cell table:formula="of:=IF(AND([.C119];NOT(ISNUMBER(SEARCH([.B119];[.D118]))));[.D118]&amp;&quot;; &quot;&amp;[.B119];[.B11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19];[.E118];[.E118]+1)" office:value-type="float" office:value="81" calcext:value-type="float">
            <text:p>81</text:p>
          </table:table-cell>
          <table:table-cell table:formula="of:=[.E120]&lt;&gt;[.E1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Romain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20];&quot; &quot;;&quot;&quot;))=LOWER(SUBSTITUTE([.A119];&quot; &quot;;&quot;&quot;))" office:value-type="boolean" office:boolean-value="false" calcext:value-type="boolean">
            <text:p>FALSE</text:p>
          </table:table-cell>
          <table:table-cell table:formula="of:=IF(AND([.C120];NOT(ISNUMBER(SEARCH([.B120];[.D119]))));[.D119]&amp;&quot;; &quot;&amp;[.B120];[.B12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20];[.E119];[.E119]+1)" office:value-type="float" office:value="82" calcext:value-type="float">
            <text:p>82</text:p>
          </table:table-cell>
          <table:table-cell table:formula="of:=[.E121]&lt;&gt;[.E1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ie Hide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21];&quot; &quot;;&quot;&quot;))=LOWER(SUBSTITUTE([.A120];&quot; &quot;;&quot;&quot;))" office:value-type="boolean" office:boolean-value="false" calcext:value-type="boolean">
            <text:p>FALSE</text:p>
          </table:table-cell>
          <table:table-cell table:formula="of:=IF(AND([.C121];NOT(ISNUMBER(SEARCH([.B121];[.D120]))));[.D120]&amp;&quot;; &quot;&amp;[.B121];[.B12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21];[.E120];[.E120]+1)" office:value-type="float" office:value="83" calcext:value-type="float">
            <text:p>83</text:p>
          </table:table-cell>
          <table:table-cell table:formula="of:=[.E122]&lt;&gt;[.E1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ie Hide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22];&quot; &quot;;&quot;&quot;))=LOWER(SUBSTITUTE([.A121];&quot; &quot;;&quot;&quot;))" office:value-type="boolean" office:boolean-value="true" calcext:value-type="boolean">
            <text:p>TRUE</text:p>
          </table:table-cell>
          <table:table-cell table:formula="of:=IF(AND([.C122];NOT(ISNUMBER(SEARCH([.B122];[.D121]))));[.D121]&amp;&quot;; &quot;&amp;[.B122];[.B12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22];[.E121];[.E121]+1)" office:value-type="float" office:value="83" calcext:value-type="float">
            <text:p>83</text:p>
          </table:table-cell>
          <table:table-cell table:formula="of:=[.E123]&lt;&gt;[.E1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nille Stem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23];&quot; &quot;;&quot;&quot;))=LOWER(SUBSTITUTE([.A122];&quot; &quot;;&quot;&quot;))" office:value-type="boolean" office:boolean-value="false" calcext:value-type="boolean">
            <text:p>FALSE</text:p>
          </table:table-cell>
          <table:table-cell table:formula="of:=IF(AND([.C123];NOT(ISNUMBER(SEARCH([.B123];[.D122]))));[.D122]&amp;&quot;; &quot;&amp;[.B123];[.B12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23];[.E122];[.E122]+1)" office:value-type="float" office:value="84" calcext:value-type="float">
            <text:p>84</text:p>
          </table:table-cell>
          <table:table-cell table:formula="of:=[.E124]&lt;&gt;[.E1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donna Shinatr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24];&quot; &quot;;&quot;&quot;))=LOWER(SUBSTITUTE([.A123];&quot; &quot;;&quot;&quot;))" office:value-type="boolean" office:boolean-value="false" calcext:value-type="boolean">
            <text:p>FALSE</text:p>
          </table:table-cell>
          <table:table-cell table:formula="of:=IF(AND([.C124];NOT(ISNUMBER(SEARCH([.B124];[.D123]))));[.D123]&amp;&quot;; &quot;&amp;[.B124];[.B12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24];[.E123];[.E123]+1)" office:value-type="float" office:value="85" calcext:value-type="float">
            <text:p>85</text:p>
          </table:table-cell>
          <table:table-cell table:formula="of:=[.E125]&lt;&gt;[.E1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 Chi DeVayn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25];&quot; &quot;;&quot;&quot;))=LOWER(SUBSTITUTE([.A124];&quot; &quot;;&quot;&quot;))" office:value-type="boolean" office:boolean-value="false" calcext:value-type="boolean">
            <text:p>FALSE</text:p>
          </table:table-cell>
          <table:table-cell table:formula="of:=IF(AND([.C125];NOT(ISNUMBER(SEARCH([.B125];[.D124]))));[.D124]&amp;&quot;; &quot;&amp;[.B125];[.B12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25];[.E124];[.E124]+1)" office:value-type="float" office:value="86" calcext:value-type="float">
            <text:p>86</text:p>
          </table:table-cell>
          <table:table-cell table:formula="of:=[.E126]&lt;&gt;[.E1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 Chi DeVayn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26];&quot; &quot;;&quot;&quot;))=LOWER(SUBSTITUTE([.A125];&quot; &quot;;&quot;&quot;))" office:value-type="boolean" office:boolean-value="true" calcext:value-type="boolean">
            <text:p>TRUE</text:p>
          </table:table-cell>
          <table:table-cell table:formula="of:=IF(AND([.C126];NOT(ISNUMBER(SEARCH([.B126];[.D125]))));[.D125]&amp;&quot;; &quot;&amp;[.B126];[.B12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26];[.E125];[.E125]+1)" office:value-type="float" office:value="86" calcext:value-type="float">
            <text:p>86</text:p>
          </table:table-cell>
          <table:table-cell table:formula="of:=[.E127]&lt;&gt;[.E1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 Chi DeVayn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27];&quot; &quot;;&quot;&quot;))=LOWER(SUBSTITUTE([.A126];&quot; &quot;;&quot;&quot;))" office:value-type="boolean" office:boolean-value="true" calcext:value-type="boolean">
            <text:p>TRUE</text:p>
          </table:table-cell>
          <table:table-cell table:formula="of:=IF(AND([.C127];NOT(ISNUMBER(SEARCH([.B127];[.D126]))));[.D126]&amp;&quot;; &quot;&amp;[.B127];[.B127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27];[.E126];[.E126]+1)" office:value-type="float" office:value="86" calcext:value-type="float">
            <text:p>86</text:p>
          </table:table-cell>
          <table:table-cell table:formula="of:=[.E128]&lt;&gt;[.E1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 Chi LaRu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28];&quot; &quot;;&quot;&quot;))=LOWER(SUBSTITUTE([.A127];&quot; &quot;;&quot;&quot;))" office:value-type="boolean" office:boolean-value="false" calcext:value-type="boolean">
            <text:p>FALSE</text:p>
          </table:table-cell>
          <table:table-cell table:formula="of:=IF(AND([.C128];NOT(ISNUMBER(SEARCH([.B128];[.D127]))));[.D127]&amp;&quot;; &quot;&amp;[.B128];[.B12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28];[.E127];[.E127]+1)" office:value-type="float" office:value="87" calcext:value-type="float">
            <text:p>87</text:p>
          </table:table-cell>
          <table:table-cell table:formula="of:=[.E129]&lt;&gt;[.E1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Co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29];&quot; &quot;;&quot;&quot;))=LOWER(SUBSTITUTE([.A128];&quot; &quot;;&quot;&quot;))" office:value-type="boolean" office:boolean-value="false" calcext:value-type="boolean">
            <text:p>FALSE</text:p>
          </table:table-cell>
          <table:table-cell table:formula="of:=IF(AND([.C129];NOT(ISNUMBER(SEARCH([.B129];[.D128]))));[.D128]&amp;&quot;; &quot;&amp;[.B129];[.B12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29];[.E128];[.E128]+1)" office:value-type="float" office:value="88" calcext:value-type="float">
            <text:p>88</text:p>
          </table:table-cell>
          <table:table-cell table:formula="of:=[.E130]&lt;&gt;[.E1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eene Val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30];&quot; &quot;;&quot;&quot;))=LOWER(SUBSTITUTE([.A129];&quot; &quot;;&quot;&quot;))" office:value-type="boolean" office:boolean-value="false" calcext:value-type="boolean">
            <text:p>FALSE</text:p>
          </table:table-cell>
          <table:table-cell table:formula="of:=IF(AND([.C130];NOT(ISNUMBER(SEARCH([.B130];[.D129]))));[.D129]&amp;&quot;; &quot;&amp;[.B130];[.B13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30];[.E129];[.E129]+1)" office:value-type="float" office:value="89" calcext:value-type="float">
            <text:p>89</text:p>
          </table:table-cell>
          <table:table-cell table:formula="of:=[.E131]&lt;&gt;[.E1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e Boothe Luce Chang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31];&quot; &quot;;&quot;&quot;))=LOWER(SUBSTITUTE([.A130];&quot; &quot;;&quot;&quot;))" office:value-type="boolean" office:boolean-value="false" calcext:value-type="boolean">
            <text:p>FALSE</text:p>
          </table:table-cell>
          <table:table-cell table:formula="of:=IF(AND([.C131];NOT(ISNUMBER(SEARCH([.B131];[.D130]))));[.D130]&amp;&quot;; &quot;&amp;[.B131];[.B13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31];[.E130];[.E130]+1)" office:value-type="float" office:value="90" calcext:value-type="float">
            <text:p>90</text:p>
          </table:table-cell>
          <table:table-cell table:formula="of:=[.E132]&lt;&gt;[.E1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e Boothe Luce Chang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32];&quot; &quot;;&quot;&quot;))=LOWER(SUBSTITUTE([.A131];&quot; &quot;;&quot;&quot;))" office:value-type="boolean" office:boolean-value="true" calcext:value-type="boolean">
            <text:p>TRUE</text:p>
          </table:table-cell>
          <table:table-cell table:formula="of:=IF(AND([.C132];NOT(ISNUMBER(SEARCH([.B132];[.D131]))));[.D131]&amp;&quot;; &quot;&amp;[.B132];[.B13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32];[.E131];[.E131]+1)" office:value-type="float" office:value="90" calcext:value-type="float">
            <text:p>90</text:p>
          </table:table-cell>
          <table:table-cell table:formula="of:=[.E133]&lt;&gt;[.E1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 Montres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33];&quot; &quot;;&quot;&quot;))=LOWER(SUBSTITUTE([.A132];&quot; &quot;;&quot;&quot;))" office:value-type="boolean" office:boolean-value="false" calcext:value-type="boolean">
            <text:p>FALSE</text:p>
          </table:table-cell>
          <table:table-cell table:formula="of:=IF(AND([.C133];NOT(ISNUMBER(SEARCH([.B133];[.D132]))));[.D132]&amp;&quot;; &quot;&amp;[.B133];[.B13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33];[.E132];[.E132]+1)" office:value-type="float" office:value="91" calcext:value-type="float">
            <text:p>91</text:p>
          </table:table-cell>
          <table:table-cell table:formula="of:=[.E134]&lt;&gt;[.E1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 Montres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34];&quot; &quot;;&quot;&quot;))=LOWER(SUBSTITUTE([.A133];&quot; &quot;;&quot;&quot;))" office:value-type="boolean" office:boolean-value="true" calcext:value-type="boolean">
            <text:p>TRUE</text:p>
          </table:table-cell>
          <table:table-cell table:formula="of:=IF(AND([.C134];NOT(ISNUMBER(SEARCH([.B134];[.D133]))));[.D133]&amp;&quot;; &quot;&amp;[.B134];[.B13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34];[.E133];[.E133]+1)" office:value-type="float" office:value="91" calcext:value-type="float">
            <text:p>91</text:p>
          </table:table-cell>
          <table:table-cell table:formula="of:=[.E135]&lt;&gt;[.E1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 Montres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35];&quot; &quot;;&quot;&quot;))=LOWER(SUBSTITUTE([.A134];&quot; &quot;;&quot;&quot;))" office:value-type="boolean" office:boolean-value="true" calcext:value-type="boolean">
            <text:p>TRUE</text:p>
          </table:table-cell>
          <table:table-cell table:formula="of:=IF(AND([.C135];NOT(ISNUMBER(SEARCH([.B135];[.D134]))));[.D134]&amp;&quot;; &quot;&amp;[.B135];[.B13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35];[.E134];[.E134]+1)" office:value-type="float" office:value="91" calcext:value-type="float">
            <text:p>91</text:p>
          </table:table-cell>
          <table:table-cell table:formula="of:=[.E136]&lt;&gt;[.E1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hita Wurs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36];&quot; &quot;;&quot;&quot;))=LOWER(SUBSTITUTE([.A135];&quot; &quot;;&quot;&quot;))" office:value-type="boolean" office:boolean-value="false" calcext:value-type="boolean">
            <text:p>FALSE</text:p>
          </table:table-cell>
          <table:table-cell table:formula="of:=IF(AND([.C136];NOT(ISNUMBER(SEARCH([.B136];[.D135]))));[.D135]&amp;&quot;; &quot;&amp;[.B136];[.B13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36];[.E135];[.E135]+1)" office:value-type="float" office:value="92" calcext:value-type="float">
            <text:p>92</text:p>
          </table:table-cell>
          <table:table-cell table:formula="of:=[.E137]&lt;&gt;[.E1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ie Chiw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37];&quot; &quot;;&quot;&quot;))=LOWER(SUBSTITUTE([.A136];&quot; &quot;;&quot;&quot;))" office:value-type="boolean" office:boolean-value="false" calcext:value-type="boolean">
            <text:p>FALSE</text:p>
          </table:table-cell>
          <table:table-cell table:formula="of:=IF(AND([.C137];NOT(ISNUMBER(SEARCH([.B137];[.D136]))));[.D136]&amp;&quot;; &quot;&amp;[.B137];[.B13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37];[.E136];[.E136]+1)" office:value-type="float" office:value="93" calcext:value-type="float">
            <text:p>93</text:p>
          </table:table-cell>
          <table:table-cell table:formula="of:=[.E138]&lt;&gt;[.E1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ie Lingu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38];&quot; &quot;;&quot;&quot;))=LOWER(SUBSTITUTE([.A137];&quot; &quot;;&quot;&quot;))" office:value-type="boolean" office:boolean-value="false" calcext:value-type="boolean">
            <text:p>FALSE</text:p>
          </table:table-cell>
          <table:table-cell table:formula="of:=IF(AND([.C138];NOT(ISNUMBER(SEARCH([.B138];[.D137]))));[.D137]&amp;&quot;; &quot;&amp;[.B138];[.B13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38];[.E137];[.E137]+1)" office:value-type="float" office:value="94" calcext:value-type="float">
            <text:p>94</text:p>
          </table:table-cell>
          <table:table-cell table:formula="of:=[.E139]&lt;&gt;[.E1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ie Sew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39];&quot; &quot;;&quot;&quot;))=LOWER(SUBSTITUTE([.A138];&quot; &quot;;&quot;&quot;))" office:value-type="boolean" office:boolean-value="false" calcext:value-type="boolean">
            <text:p>FALSE</text:p>
          </table:table-cell>
          <table:table-cell table:formula="of:=IF(AND([.C139];NOT(ISNUMBER(SEARCH([.B139];[.D138]))));[.D138]&amp;&quot;; &quot;&amp;[.B139];[.B13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39];[.E138];[.E138]+1)" office:value-type="float" office:value="95" calcext:value-type="float">
            <text:p>95</text:p>
          </table:table-cell>
          <table:table-cell table:formula="of:=[.E140]&lt;&gt;[.E1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e Buffe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40];&quot; &quot;;&quot;&quot;))=LOWER(SUBSTITUTE([.A139];&quot; &quot;;&quot;&quot;))" office:value-type="boolean" office:boolean-value="false" calcext:value-type="boolean">
            <text:p>FALSE</text:p>
          </table:table-cell>
          <table:table-cell table:formula="of:=IF(AND([.C140];NOT(ISNUMBER(SEARCH([.B140];[.D139]))));[.D139]&amp;&quot;; &quot;&amp;[.B140];[.B14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40];[.E139];[.E139]+1)" office:value-type="float" office:value="96" calcext:value-type="float">
            <text:p>96</text:p>
          </table:table-cell>
          <table:table-cell table:formula="of:=[.E141]&lt;&gt;[.E1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ney Ac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41];&quot; &quot;;&quot;&quot;))=LOWER(SUBSTITUTE([.A140];&quot; &quot;;&quot;&quot;))" office:value-type="boolean" office:boolean-value="false" calcext:value-type="boolean">
            <text:p>FALSE</text:p>
          </table:table-cell>
          <table:table-cell table:formula="of:=IF(AND([.C141];NOT(ISNUMBER(SEARCH([.B141];[.D140]))));[.D140]&amp;&quot;; &quot;&amp;[.B141];[.B14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41];[.E140];[.E140]+1)" office:value-type="float" office:value="97" calcext:value-type="float">
            <text:p>97</text:p>
          </table:table-cell>
          <table:table-cell table:formula="of:=[.E142]&lt;&gt;[.E1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ney Ac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42];&quot; &quot;;&quot;&quot;))=LOWER(SUBSTITUTE([.A141];&quot; &quot;;&quot;&quot;))" office:value-type="boolean" office:boolean-value="true" calcext:value-type="boolean">
            <text:p>TRUE</text:p>
          </table:table-cell>
          <table:table-cell table:formula="of:=IF(AND([.C142];NOT(ISNUMBER(SEARCH([.B142];[.D141]))));[.D141]&amp;&quot;; &quot;&amp;[.B142];[.B14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42];[.E141];[.E141]+1)" office:value-type="float" office:value="97" calcext:value-type="float">
            <text:p>97</text:p>
          </table:table-cell>
          <table:table-cell table:formula="of:=[.E143]&lt;&gt;[.E1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 Russell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43];&quot; &quot;;&quot;&quot;))=LOWER(SUBSTITUTE([.A142];&quot; &quot;;&quot;&quot;))" office:value-type="boolean" office:boolean-value="false" calcext:value-type="boolean">
            <text:p>FALSE</text:p>
          </table:table-cell>
          <table:table-cell table:formula="of:=IF(AND([.C143];NOT(ISNUMBER(SEARCH([.B143];[.D142]))));[.D142]&amp;&quot;; &quot;&amp;[.B143];[.B14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43];[.E142];[.E142]+1)" office:value-type="float" office:value="98" calcext:value-type="float">
            <text:p>98</text:p>
          </table:table-cell>
          <table:table-cell table:formula="of:=[.E144]&lt;&gt;[.E1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ème Brula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44];&quot; &quot;;&quot;&quot;))=LOWER(SUBSTITUTE([.A143];&quot; &quot;;&quot;&quot;))" office:value-type="boolean" office:boolean-value="false" calcext:value-type="boolean">
            <text:p>FALSE</text:p>
          </table:table-cell>
          <table:table-cell table:formula="of:=IF(AND([.C144];NOT(ISNUMBER(SEARCH([.B144];[.D143]))));[.D143]&amp;&quot;; &quot;&amp;[.B144];[.B14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44];[.E143];[.E143]+1)" office:value-type="float" office:value="99" calcext:value-type="float">
            <text:p>99</text:p>
          </table:table-cell>
          <table:table-cell table:formula="of:=[.E145]&lt;&gt;[.E1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 DeCant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45];&quot; &quot;;&quot;&quot;))=LOWER(SUBSTITUTE([.A144];&quot; &quot;;&quot;&quot;))" office:value-type="boolean" office:boolean-value="false" calcext:value-type="boolean">
            <text:p>FALSE</text:p>
          </table:table-cell>
          <table:table-cell table:formula="of:=IF(AND([.C145];NOT(ISNUMBER(SEARCH([.B145];[.D144]))));[.D144]&amp;&quot;; &quot;&amp;[.B145];[.B14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45];[.E144];[.E144]+1)" office:value-type="float" office:value="100" calcext:value-type="float">
            <text:p>100</text:p>
          </table:table-cell>
          <table:table-cell table:formula="of:=[.E146]&lt;&gt;[.E1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 DeCanter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46];&quot; &quot;;&quot;&quot;))=LOWER(SUBSTITUTE([.A145];&quot; &quot;;&quot;&quot;))" office:value-type="boolean" office:boolean-value="true" calcext:value-type="boolean">
            <text:p>TRUE</text:p>
          </table:table-cell>
          <table:table-cell table:formula="of:=IF(AND([.C146];NOT(ISNUMBER(SEARCH([.B146];[.D145]))));[.D145]&amp;&quot;; &quot;&amp;[.B146];[.B146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46];[.E145];[.E145]+1)" office:value-type="float" office:value="100" calcext:value-type="float">
            <text:p>100</text:p>
          </table:table-cell>
          <table:table-cell table:formula="of:=[.E147]&lt;&gt;[.E1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talina Fucklebitc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47];&quot; &quot;;&quot;&quot;))=LOWER(SUBSTITUTE([.A146];&quot; &quot;;&quot;&quot;))" office:value-type="boolean" office:boolean-value="false" calcext:value-type="boolean">
            <text:p>FALSE</text:p>
          </table:table-cell>
          <table:table-cell table:formula="of:=IF(AND([.C147];NOT(ISNUMBER(SEARCH([.B147];[.D146]))));[.D146]&amp;&quot;; &quot;&amp;[.B147];[.B14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47];[.E146];[.E146]+1)" office:value-type="float" office:value="101" calcext:value-type="float">
            <text:p>101</text:p>
          </table:table-cell>
          <table:table-cell table:formula="of:=[.E148]&lt;&gt;[.E1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nthia Lee Fontain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48];&quot; &quot;;&quot;&quot;))=LOWER(SUBSTITUTE([.A147];&quot; &quot;;&quot;&quot;))" office:value-type="boolean" office:boolean-value="false" calcext:value-type="boolean">
            <text:p>FALSE</text:p>
          </table:table-cell>
          <table:table-cell table:formula="of:=IF(AND([.C148];NOT(ISNUMBER(SEARCH([.B148];[.D147]))));[.D147]&amp;&quot;; &quot;&amp;[.B148];[.B14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48];[.E147];[.E147]+1)" office:value-type="float" office:value="102" calcext:value-type="float">
            <text:p>102</text:p>
          </table:table-cell>
          <table:table-cell table:formula="of:=[.E149]&lt;&gt;[.E1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nthia Lee Fontain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49];&quot; &quot;;&quot;&quot;))=LOWER(SUBSTITUTE([.A148];&quot; &quot;;&quot;&quot;))" office:value-type="boolean" office:boolean-value="true" calcext:value-type="boolean">
            <text:p>TRUE</text:p>
          </table:table-cell>
          <table:table-cell table:formula="of:=IF(AND([.C149];NOT(ISNUMBER(SEARCH([.B149];[.D148]))));[.D148]&amp;&quot;; &quot;&amp;[.B149];[.B14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49];[.E148];[.E148]+1)" office:value-type="float" office:value="102" calcext:value-type="float">
            <text:p>102</text:p>
          </table:table-cell>
          <table:table-cell table:formula="of:=[.E150]&lt;&gt;[.E1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nthia Lee Fontain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50];&quot; &quot;;&quot;&quot;))=LOWER(SUBSTITUTE([.A149];&quot; &quot;;&quot;&quot;))" office:value-type="boolean" office:boolean-value="true" calcext:value-type="boolean">
            <text:p>TRUE</text:p>
          </table:table-cell>
          <table:table-cell table:formula="of:=IF(AND([.C150];NOT(ISNUMBER(SEARCH([.B150];[.D149]))));[.D149]&amp;&quot;; &quot;&amp;[.B150];[.B150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50];[.E149];[.E149]+1)" office:value-type="float" office:value="102" calcext:value-type="float">
            <text:p>102</text:p>
          </table:table-cell>
          <table:table-cell table:formula="of:=[.E151]&lt;&gt;[.E1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e Edna Everag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51];&quot; &quot;;&quot;&quot;))=LOWER(SUBSTITUTE([.A150];&quot; &quot;;&quot;&quot;))" office:value-type="boolean" office:boolean-value="false" calcext:value-type="boolean">
            <text:p>FALSE</text:p>
          </table:table-cell>
          <table:table-cell table:formula="of:=IF(AND([.C151];NOT(ISNUMBER(SEARCH([.B151];[.D150]))));[.D150]&amp;&quot;; &quot;&amp;[.B151];[.B15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51];[.E150];[.E150]+1)" office:value-type="float" office:value="103" calcext:value-type="float">
            <text:p>103</text:p>
          </table:table-cell>
          <table:table-cell table:formula="of:=[.E152]&lt;&gt;[.E1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ny La Ru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52];&quot; &quot;;&quot;&quot;))=LOWER(SUBSTITUTE([.A151];&quot; &quot;;&quot;&quot;))" office:value-type="boolean" office:boolean-value="false" calcext:value-type="boolean">
            <text:p>FALSE</text:p>
          </table:table-cell>
          <table:table-cell table:formula="of:=IF(AND([.C152];NOT(ISNUMBER(SEARCH([.B152];[.D151]))));[.D151]&amp;&quot;; &quot;&amp;[.B152];[.B15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52];[.E151];[.E151]+1)" office:value-type="float" office:value="104" calcext:value-type="float">
            <text:p>104</text:p>
          </table:table-cell>
          <table:table-cell table:formula="of:=[.E153]&lt;&gt;[.E1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ienne Lak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53];&quot; &quot;;&quot;&quot;))=LOWER(SUBSTITUTE([.A152];&quot; &quot;;&quot;&quot;))" office:value-type="boolean" office:boolean-value="false" calcext:value-type="boolean">
            <text:p>FALSE</text:p>
          </table:table-cell>
          <table:table-cell table:formula="of:=IF(AND([.C153];NOT(ISNUMBER(SEARCH([.B153];[.D152]))));[.D152]&amp;&quot;; &quot;&amp;[.B153];[.B15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53];[.E152];[.E152]+1)" office:value-type="float" office:value="105" calcext:value-type="float">
            <text:p>105</text:p>
          </table:table-cell>
          <table:table-cell table:formula="of:=[.E154]&lt;&gt;[.E1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x ExclamationPoin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54];&quot; &quot;;&quot;&quot;))=LOWER(SUBSTITUTE([.A153];&quot; &quot;;&quot;&quot;))" office:value-type="boolean" office:boolean-value="false" calcext:value-type="boolean">
            <text:p>FALSE</text:p>
          </table:table-cell>
          <table:table-cell table:formula="of:=IF(AND([.C154];NOT(ISNUMBER(SEARCH([.B154];[.D153]))));[.D153]&amp;&quot;; &quot;&amp;[.B154];[.B15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54];[.E153];[.E153]+1)" office:value-type="float" office:value="106" calcext:value-type="float">
            <text:p>106</text:p>
          </table:table-cell>
          <table:table-cell table:formula="of:=[.E155]&lt;&gt;[.E1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. U. Tan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55];&quot; &quot;;&quot;&quot;))=LOWER(SUBSTITUTE([.A154];&quot; &quot;;&quot;&quot;))" office:value-type="boolean" office:boolean-value="false" calcext:value-type="boolean">
            <text:p>FALSE</text:p>
          </table:table-cell>
          <table:table-cell table:formula="of:=IF(AND([.C155];NOT(ISNUMBER(SEARCH([.B155];[.D154]))));[.D154]&amp;&quot;; &quot;&amp;[.B155];[.B15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55];[.E154];[.E154]+1)" office:value-type="float" office:value="107" calcext:value-type="float">
            <text:p>107</text:p>
          </table:table-cell>
          <table:table-cell table:formula="of:=[.E156]&lt;&gt;[.E1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orah Ombre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56];&quot; &quot;;&quot;&quot;))=LOWER(SUBSTITUTE([.A155];&quot; &quot;;&quot;&quot;))" office:value-type="boolean" office:boolean-value="false" calcext:value-type="boolean">
            <text:p>FALSE</text:p>
          </table:table-cell>
          <table:table-cell table:formula="of:=IF(AND([.C156];NOT(ISNUMBER(SEARCH([.B156];[.D155]))));[.D155]&amp;&quot;; &quot;&amp;[.B156];[.B15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56];[.E155];[.E155]+1)" office:value-type="float" office:value="108" calcext:value-type="float">
            <text:p>108</text:p>
          </table:table-cell>
          <table:table-cell table:formula="of:=[.E157]&lt;&gt;[.E1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 Flaytab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57];&quot; &quot;;&quot;&quot;))=LOWER(SUBSTITUTE([.A156];&quot; &quot;;&quot;&quot;))" office:value-type="boolean" office:boolean-value="false" calcext:value-type="boolean">
            <text:p>FALSE</text:p>
          </table:table-cell>
          <table:table-cell table:formula="of:=IF(AND([.C157];NOT(ISNUMBER(SEARCH([.B157];[.D156]))));[.D156]&amp;&quot;; &quot;&amp;[.B157];[.B15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57];[.E156];[.E156]+1)" office:value-type="float" office:value="109" calcext:value-type="float">
            <text:p>109</text:p>
          </table:table-cell>
          <table:table-cell table:formula="of:=[.E158]&lt;&gt;[.E1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 Flaytabl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58];&quot; &quot;;&quot;&quot;))=LOWER(SUBSTITUTE([.A157];&quot; &quot;;&quot;&quot;))" office:value-type="boolean" office:boolean-value="true" calcext:value-type="boolean">
            <text:p>TRUE</text:p>
          </table:table-cell>
          <table:table-cell table:formula="of:=IF(AND([.C158];NOT(ISNUMBER(SEARCH([.B158];[.D157]))));[.D157]&amp;&quot;; &quot;&amp;[.B158];[.B15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58];[.E157];[.E157]+1)" office:value-type="float" office:value="109" calcext:value-type="float">
            <text:p>109</text:p>
          </table:table-cell>
          <table:table-cell table:formula="of:=[.E159]&lt;&gt;[.E1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 Catesse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59];&quot; &quot;;&quot;&quot;))=LOWER(SUBSTITUTE([.A158];&quot; &quot;;&quot;&quot;))" office:value-type="boolean" office:boolean-value="false" calcext:value-type="boolean">
            <text:p>FALSE</text:p>
          </table:table-cell>
          <table:table-cell table:formula="of:=IF(AND([.C159];NOT(ISNUMBER(SEARCH([.B159];[.D158]))));[.D158]&amp;&quot;; &quot;&amp;[.B159];[.B15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59];[.E158];[.E158]+1)" office:value-type="float" office:value="110" calcext:value-type="float">
            <text:p>110</text:p>
          </table:table-cell>
          <table:table-cell table:formula="of:=[.E160]&lt;&gt;[.E1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 Catessen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60];&quot; &quot;;&quot;&quot;))=LOWER(SUBSTITUTE([.A159];&quot; &quot;;&quot;&quot;))" office:value-type="boolean" office:boolean-value="true" calcext:value-type="boolean">
            <text:p>TRUE</text:p>
          </table:table-cell>
          <table:table-cell table:formula="of:=IF(AND([.C160];NOT(ISNUMBER(SEARCH([.B160];[.D159]))));[.D159]&amp;&quot;; &quot;&amp;[.B160];[.B160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60];[.E159];[.E159]+1)" office:value-type="float" office:value="110" calcext:value-type="float">
            <text:p>110</text:p>
          </table:table-cell>
          <table:table-cell table:formula="of:=[.E161]&lt;&gt;[.E1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 War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61];&quot; &quot;;&quot;&quot;))=LOWER(SUBSTITUTE([.A160];&quot; &quot;;&quot;&quot;))" office:value-type="boolean" office:boolean-value="false" calcext:value-type="boolean">
            <text:p>FALSE</text:p>
          </table:table-cell>
          <table:table-cell table:formula="of:=IF(AND([.C161];NOT(ISNUMBER(SEARCH([.B161];[.D160]))));[.D160]&amp;&quot;; &quot;&amp;[.B161];[.B16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61];[.E160];[.E160]+1)" office:value-type="float" office:value="111" calcext:value-type="float">
            <text:p>111</text:p>
          </table:table-cell>
          <table:table-cell table:formula="of:=[.E162]&lt;&gt;[.E1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ois Pric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62];&quot; &quot;;&quot;&quot;))=LOWER(SUBSTITUTE([.A161];&quot; &quot;;&quot;&quot;))" office:value-type="boolean" office:boolean-value="false" calcext:value-type="boolean">
            <text:p>FALSE</text:p>
          </table:table-cell>
          <table:table-cell table:formula="of:=IF(AND([.C162];NOT(ISNUMBER(SEARCH([.B162];[.D161]))));[.D161]&amp;&quot;; &quot;&amp;[.B162];[.B16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62];[.E161];[.E161]+1)" office:value-type="float" office:value="112" calcext:value-type="float">
            <text:p>112</text:p>
          </table:table-cell>
          <table:table-cell table:formula="of:=[.E163]&lt;&gt;[.E1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Work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63];&quot; &quot;;&quot;&quot;))=LOWER(SUBSTITUTE([.A162];&quot; &quot;;&quot;&quot;))" office:value-type="boolean" office:boolean-value="false" calcext:value-type="boolean">
            <text:p>FALSE</text:p>
          </table:table-cell>
          <table:table-cell table:formula="of:=IF(AND([.C163];NOT(ISNUMBER(SEARCH([.B163];[.D162]))));[.D162]&amp;&quot;; &quot;&amp;[.B163];[.B16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63];[.E162];[.E162]+1)" office:value-type="float" office:value="113" calcext:value-type="float">
            <text:p>113</text:p>
          </table:table-cell>
          <table:table-cell table:formula="of:=[.E164]&lt;&gt;[.E1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Work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64];&quot; &quot;;&quot;&quot;))=LOWER(SUBSTITUTE([.A163];&quot; &quot;;&quot;&quot;))" office:value-type="boolean" office:boolean-value="true" calcext:value-type="boolean">
            <text:p>TRUE</text:p>
          </table:table-cell>
          <table:table-cell table:formula="of:=IF(AND([.C164];NOT(ISNUMBER(SEARCH([.B164];[.D163]))));[.D163]&amp;&quot;; &quot;&amp;[.B164];[.B16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64];[.E163];[.E163]+1)" office:value-type="float" office:value="113" calcext:value-type="float">
            <text:p>113</text:p>
          </table:table-cell>
          <table:table-cell table:formula="of:=[.E165]&lt;&gt;[.E1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Work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65];&quot; &quot;;&quot;&quot;))=LOWER(SUBSTITUTE([.A164];&quot; &quot;;&quot;&quot;))" office:value-type="boolean" office:boolean-value="true" calcext:value-type="boolean">
            <text:p>TRUE</text:p>
          </table:table-cell>
          <table:table-cell table:formula="of:=IF(AND([.C165];NOT(ISNUMBER(SEARCH([.B165];[.D164]))));[.D164]&amp;&quot;; &quot;&amp;[.B165];[.B16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65];[.E164];[.E164]+1)" office:value-type="float" office:value="113" calcext:value-type="float">
            <text:p>113</text:p>
          </table:table-cell>
          <table:table-cell table:formula="of:=[.E166]&lt;&gt;[.E1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nda Refun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66];&quot; &quot;;&quot;&quot;))=LOWER(SUBSTITUTE([.A165];&quot; &quot;;&quot;&quot;))" office:value-type="boolean" office:boolean-value="false" calcext:value-type="boolean">
            <text:p>FALSE</text:p>
          </table:table-cell>
          <table:table-cell table:formula="of:=IF(AND([.C166];NOT(ISNUMBER(SEARCH([.B166];[.D165]))));[.D165]&amp;&quot;; &quot;&amp;[.B166];[.B16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66];[.E165];[.E165]+1)" office:value-type="float" office:value="114" calcext:value-type="float">
            <text:p>114</text:p>
          </table:table-cell>
          <table:table-cell table:formula="of:=[.E167]&lt;&gt;[.E1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rick Barry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67];&quot; &quot;;&quot;&quot;))=LOWER(SUBSTITUTE([.A166];&quot; &quot;;&quot;&quot;))" office:value-type="boolean" office:boolean-value="false" calcext:value-type="boolean">
            <text:p>FALSE</text:p>
          </table:table-cell>
          <table:table-cell table:formula="of:=IF(AND([.C167];NOT(ISNUMBER(SEARCH([.B167];[.D166]))));[.D166]&amp;&quot;; &quot;&amp;[.B167];[.B16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67];[.E166];[.E166]+1)" office:value-type="float" office:value="115" calcext:value-type="float">
            <text:p>115</text:p>
          </table:table-cell>
          <table:table-cell table:formula="of:=[.E168]&lt;&gt;[.E1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ox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68];&quot; &quot;;&quot;&quot;))=LOWER(SUBSTITUTE([.A167];&quot; &quot;;&quot;&quot;))" office:value-type="boolean" office:boolean-value="false" calcext:value-type="boolean">
            <text:p>FALSE</text:p>
          </table:table-cell>
          <table:table-cell table:formula="of:=IF(AND([.C168];NOT(ISNUMBER(SEARCH([.B168];[.D167]))));[.D167]&amp;&quot;; &quot;&amp;[.B168];[.B16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68];[.E167];[.E167]+1)" office:value-type="float" office:value="116" calcext:value-type="float">
            <text:p>116</text:p>
          </table:table-cell>
          <table:table-cell table:formula="of:=[.E169]&lt;&gt;[.E1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ox Icun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69];&quot; &quot;;&quot;&quot;))=LOWER(SUBSTITUTE([.A168];&quot; &quot;;&quot;&quot;))" office:value-type="boolean" office:boolean-value="false" calcext:value-type="boolean">
            <text:p>FALSE</text:p>
          </table:table-cell>
          <table:table-cell table:formula="of:=IF(AND([.C169];NOT(ISNUMBER(SEARCH([.B169];[.D168]))));[.D168]&amp;&quot;; &quot;&amp;[.B169];[.B16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69];[.E168];[.E168]+1)" office:value-type="float" office:value="117" calcext:value-type="float">
            <text:p>117</text:p>
          </table:table-cell>
          <table:table-cell table:formula="of:=[.E170]&lt;&gt;[.E1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ox Icun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70];&quot; &quot;;&quot;&quot;))=LOWER(SUBSTITUTE([.A169];&quot; &quot;;&quot;&quot;))" office:value-type="boolean" office:boolean-value="true" calcext:value-type="boolean">
            <text:p>TRUE</text:p>
          </table:table-cell>
          <table:table-cell table:formula="of:=IF(AND([.C170];NOT(ISNUMBER(SEARCH([.B170];[.D169]))));[.D169]&amp;&quot;; &quot;&amp;[.B170];[.B170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170];[.E169];[.E169]+1)" office:value-type="float" office:value="117" calcext:value-type="float">
            <text:p>117</text:p>
          </table:table-cell>
          <table:table-cell table:formula="of:=[.E171]&lt;&gt;[.E1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ida Clas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71];&quot; &quot;;&quot;&quot;))=LOWER(SUBSTITUTE([.A170];&quot; &quot;;&quot;&quot;))" office:value-type="boolean" office:boolean-value="false" calcext:value-type="boolean">
            <text:p>FALSE</text:p>
          </table:table-cell>
          <table:table-cell table:formula="of:=IF(AND([.C171];NOT(ISNUMBER(SEARCH([.B171];[.D170]))));[.D170]&amp;&quot;; &quot;&amp;[.B171];[.B17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71];[.E170];[.E170]+1)" office:value-type="float" office:value="118" calcext:value-type="float">
            <text:p>118</text:p>
          </table:table-cell>
          <table:table-cell table:formula="of:=[.E172]&lt;&gt;[.E1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ida Tast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72];&quot; &quot;;&quot;&quot;))=LOWER(SUBSTITUTE([.A171];&quot; &quot;;&quot;&quot;))" office:value-type="boolean" office:boolean-value="false" calcext:value-type="boolean">
            <text:p>FALSE</text:p>
          </table:table-cell>
          <table:table-cell table:formula="of:=IF(AND([.C172];NOT(ISNUMBER(SEARCH([.B172];[.D171]))));[.D171]&amp;&quot;; &quot;&amp;[.B172];[.B17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72];[.E171];[.E171]+1)" office:value-type="float" office:value="119" calcext:value-type="float">
            <text:p>119</text:p>
          </table:table-cell>
          <table:table-cell table:formula="of:=[.E173]&lt;&gt;[.E1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ida Tast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73];&quot; &quot;;&quot;&quot;))=LOWER(SUBSTITUTE([.A172];&quot; &quot;;&quot;&quot;))" office:value-type="boolean" office:boolean-value="true" calcext:value-type="boolean">
            <text:p>TRUE</text:p>
          </table:table-cell>
          <table:table-cell table:formula="of:=IF(AND([.C173];NOT(ISNUMBER(SEARCH([.B173];[.D172]))));[.D172]&amp;&quot;; &quot;&amp;[.B173];[.B173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73];[.E172];[.E172]+1)" office:value-type="float" office:value="119" calcext:value-type="float">
            <text:p>119</text:p>
          </table:table-cell>
          <table:table-cell table:formula="of:=[.E174]&lt;&gt;[.E1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 Onacros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74];&quot; &quot;;&quot;&quot;))=LOWER(SUBSTITUTE([.A173];&quot; &quot;;&quot;&quot;))" office:value-type="boolean" office:boolean-value="false" calcext:value-type="boolean">
            <text:p>FALSE</text:p>
          </table:table-cell>
          <table:table-cell table:formula="of:=IF(AND([.C174];NOT(ISNUMBER(SEARCH([.B174];[.D173]))));[.D173]&amp;&quot;; &quot;&amp;[.B174];[.B17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74];[.E173];[.E173]+1)" office:value-type="float" office:value="120" calcext:value-type="float">
            <text:p>120</text:p>
          </table:table-cell>
          <table:table-cell table:formula="of:=[.E175]&lt;&gt;[.E1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hole Kidma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75];&quot; &quot;;&quot;&quot;))=LOWER(SUBSTITUTE([.A174];&quot; &quot;;&quot;&quot;))" office:value-type="boolean" office:boolean-value="false" calcext:value-type="boolean">
            <text:p>FALSE</text:p>
          </table:table-cell>
          <table:table-cell table:formula="of:=IF(AND([.C175];NOT(ISNUMBER(SEARCH([.B175];[.D174]))));[.D174]&amp;&quot;; &quot;&amp;[.B175];[.B17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75];[.E174];[.E174]+1)" office:value-type="float" office:value="121" calcext:value-type="float">
            <text:p>121</text:p>
          </table:table-cell>
          <table:table-cell table:formula="of:=[.E176]&lt;&gt;[.E1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a Ritz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76];&quot; &quot;;&quot;&quot;))=LOWER(SUBSTITUTE([.A175];&quot; &quot;;&quot;&quot;))" office:value-type="boolean" office:boolean-value="false" calcext:value-type="boolean">
            <text:p>FALSE</text:p>
          </table:table-cell>
          <table:table-cell table:formula="of:=IF(AND([.C176];NOT(ISNUMBER(SEARCH([.B176];[.D175]))));[.D175]&amp;&quot;; &quot;&amp;[.B176];[.B17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76];[.E175];[.E175]+1)" office:value-type="float" office:value="122" calcext:value-type="float">
            <text:p>122</text:p>
          </table:table-cell>
          <table:table-cell table:formula="of:=[.E177]&lt;&gt;[.E1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ah Canc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77];&quot; &quot;;&quot;&quot;))=LOWER(SUBSTITUTE([.A176];&quot; &quot;;&quot;&quot;))" office:value-type="boolean" office:boolean-value="false" calcext:value-type="boolean">
            <text:p>FALSE</text:p>
          </table:table-cell>
          <table:table-cell table:formula="of:=IF(AND([.C177];NOT(ISNUMBER(SEARCH([.B177];[.D176]))));[.D176]&amp;&quot;; &quot;&amp;[.B177];[.B17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77];[.E176];[.E176]+1)" office:value-type="float" office:value="123" calcext:value-type="float">
            <text:p>123</text:p>
          </table:table-cell>
          <table:table-cell table:formula="of:=[.E178]&lt;&gt;[.E17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ah Lon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78];&quot; &quot;;&quot;&quot;))=LOWER(SUBSTITUTE([.A177];&quot; &quot;;&quot;&quot;))" office:value-type="boolean" office:boolean-value="false" calcext:value-type="boolean">
            <text:p>FALSE</text:p>
          </table:table-cell>
          <table:table-cell table:formula="of:=IF(AND([.C178];NOT(ISNUMBER(SEARCH([.B178];[.D177]))));[.D177]&amp;&quot;; &quot;&amp;[.B178];[.B17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78];[.E177];[.E177]+1)" office:value-type="float" office:value="124" calcext:value-type="float">
            <text:p>124</text:p>
          </table:table-cell>
          <table:table-cell table:formula="of:=[.E179]&lt;&gt;[.E1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ah Ponm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79];&quot; &quot;;&quot;&quot;))=LOWER(SUBSTITUTE([.A178];&quot; &quot;;&quot;&quot;))" office:value-type="boolean" office:boolean-value="false" calcext:value-type="boolean">
            <text:p>FALSE</text:p>
          </table:table-cell>
          <table:table-cell table:formula="of:=IF(AND([.C179];NOT(ISNUMBER(SEARCH([.B179];[.D178]))));[.D178]&amp;&quot;; &quot;&amp;[.B179];[.B17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79];[.E178];[.E178]+1)" office:value-type="float" office:value="125" calcext:value-type="float">
            <text:p>125</text:p>
          </table:table-cell>
          <table:table-cell table:formula="of:=[.E180]&lt;&gt;[.E1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ah Thirs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80];&quot; &quot;;&quot;&quot;))=LOWER(SUBSTITUTE([.A179];&quot; &quot;;&quot;&quot;))" office:value-type="boolean" office:boolean-value="false" calcext:value-type="boolean">
            <text:p>FALSE</text:p>
          </table:table-cell>
          <table:table-cell table:formula="of:=IF(AND([.C180];NOT(ISNUMBER(SEARCH([.B180];[.D179]))));[.D179]&amp;&quot;; &quot;&amp;[.B180];[.B18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80];[.E179];[.E179]+1)" office:value-type="float" office:value="126" calcext:value-type="float">
            <text:p>126</text:p>
          </table:table-cell>
          <table:table-cell table:formula="of:=[.E181]&lt;&gt;[.E1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n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81];&quot; &quot;;&quot;&quot;))=LOWER(SUBSTITUTE([.A180];&quot; &quot;;&quot;&quot;))" office:value-type="boolean" office:boolean-value="false" calcext:value-type="boolean">
            <text:p>FALSE</text:p>
          </table:table-cell>
          <table:table-cell table:formula="of:=IF(AND([.C181];NOT(ISNUMBER(SEARCH([.B181];[.D180]))));[.D180]&amp;&quot;; &quot;&amp;[.B181];[.B18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81];[.E180];[.E180]+1)" office:value-type="float" office:value="127" calcext:value-type="float">
            <text:p>127</text:p>
          </table:table-cell>
          <table:table-cell table:formula="of:=[.E182]&lt;&gt;[.E1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ly Liam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82];&quot; &quot;;&quot;&quot;))=LOWER(SUBSTITUTE([.A181];&quot; &quot;;&quot;&quot;))" office:value-type="boolean" office:boolean-value="false" calcext:value-type="boolean">
            <text:p>FALSE</text:p>
          </table:table-cell>
          <table:table-cell table:formula="of:=IF(AND([.C182];NOT(ISNUMBER(SEARCH([.B182];[.D181]))));[.D181]&amp;&quot;; &quot;&amp;[.B182];[.B18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82];[.E181];[.E181]+1)" office:value-type="float" office:value="128" calcext:value-type="float">
            <text:p>128</text:p>
          </table:table-cell>
          <table:table-cell table:formula="of:=[.E183]&lt;&gt;[.E1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ores del Taco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83];&quot; &quot;;&quot;&quot;))=LOWER(SUBSTITUTE([.A182];&quot; &quot;;&quot;&quot;))" office:value-type="boolean" office:boolean-value="false" calcext:value-type="boolean">
            <text:p>FALSE</text:p>
          </table:table-cell>
          <table:table-cell table:formula="of:=IF(AND([.C183];NOT(ISNUMBER(SEARCH([.B183];[.D182]))));[.D182]&amp;&quot;; &quot;&amp;[.B183];[.B18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83];[.E182];[.E182]+1)" office:value-type="float" office:value="129" calcext:value-type="float">
            <text:p>129</text:p>
          </table:table-cell>
          <table:table-cell table:formula="of:=[.E184]&lt;&gt;[.E1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a Frock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84];&quot; &quot;;&quot;&quot;))=LOWER(SUBSTITUTE([.A183];&quot; &quot;;&quot;&quot;))" office:value-type="boolean" office:boolean-value="false" calcext:value-type="boolean">
            <text:p>FALSE</text:p>
          </table:table-cell>
          <table:table-cell table:formula="of:=IF(AND([.C184];NOT(ISNUMBER(SEARCH([.B184];[.D183]))));[.D183]&amp;&quot;; &quot;&amp;[.B184];[.B18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84];[.E183];[.E183]+1)" office:value-type="float" office:value="130" calcext:value-type="float">
            <text:p>130</text:p>
          </table:table-cell>
          <table:table-cell table:formula="of:=[.E185]&lt;&gt;[.E1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a Matrix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85];&quot; &quot;;&quot;&quot;))=LOWER(SUBSTITUTE([.A184];&quot; &quot;;&quot;&quot;))" office:value-type="boolean" office:boolean-value="false" calcext:value-type="boolean">
            <text:p>FALSE</text:p>
          </table:table-cell>
          <table:table-cell table:formula="of:=IF(AND([.C185];NOT(ISNUMBER(SEARCH([.B185];[.D184]))));[.D184]&amp;&quot;; &quot;&amp;[.B185];[.B18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85];[.E184];[.E184]+1)" office:value-type="float" office:value="131" calcext:value-type="float">
            <text:p>131</text:p>
          </table:table-cell>
          <table:table-cell table:formula="of:=[.E186]&lt;&gt;[.E1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a Sache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86];&quot; &quot;;&quot;&quot;))=LOWER(SUBSTITUTE([.A185];&quot; &quot;;&quot;&quot;))" office:value-type="boolean" office:boolean-value="false" calcext:value-type="boolean">
            <text:p>FALSE</text:p>
          </table:table-cell>
          <table:table-cell table:formula="of:=IF(AND([.C186];NOT(ISNUMBER(SEARCH([.B186];[.D185]))));[.D185]&amp;&quot;; &quot;&amp;[.B186];[.B18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86];[.E185];[.E185]+1)" office:value-type="float" office:value="132" calcext:value-type="float">
            <text:p>132</text:p>
          </table:table-cell>
          <table:table-cell table:formula="of:=[.E187]&lt;&gt;[.E1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a Jar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87];&quot; &quot;;&quot;&quot;))=LOWER(SUBSTITUTE([.A186];&quot; &quot;;&quot;&quot;))" office:value-type="boolean" office:boolean-value="false" calcext:value-type="boolean">
            <text:p>FALSE</text:p>
          </table:table-cell>
          <table:table-cell table:formula="of:=IF(AND([.C187];NOT(ISNUMBER(SEARCH([.B187];[.D186]))));[.D186]&amp;&quot;; &quot;&amp;[.B187];[.B18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87];[.E186];[.E186]+1)" office:value-type="float" office:value="133" calcext:value-type="float">
            <text:p>133</text:p>
          </table:table-cell>
          <table:table-cell table:formula="of:=[.E188]&lt;&gt;[.E1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ian Core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88];&quot; &quot;;&quot;&quot;))=LOWER(SUBSTITUTE([.A187];&quot; &quot;;&quot;&quot;))" office:value-type="boolean" office:boolean-value="false" calcext:value-type="boolean">
            <text:p>FALSE</text:p>
          </table:table-cell>
          <table:table-cell table:formula="of:=IF(AND([.C188];NOT(ISNUMBER(SEARCH([.B188];[.D187]))));[.D187]&amp;&quot;; &quot;&amp;[.B188];[.B18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88];[.E187];[.E187]+1)" office:value-type="float" office:value="134" calcext:value-type="float">
            <text:p>134</text:p>
          </table:table-cell>
          <table:table-cell table:formula="of:=[.E189]&lt;&gt;[.E1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 Com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89];&quot; &quot;;&quot;&quot;))=LOWER(SUBSTITUTE([.A188];&quot; &quot;;&quot;&quot;))" office:value-type="boolean" office:boolean-value="false" calcext:value-type="boolean">
            <text:p>FALSE</text:p>
          </table:table-cell>
          <table:table-cell table:formula="of:=IF(AND([.C189];NOT(ISNUMBER(SEARCH([.B189];[.D188]))));[.D188]&amp;&quot;; &quot;&amp;[.B189];[.B18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89];[.E188];[.E188]+1)" office:value-type="float" office:value="135" calcext:value-type="float">
            <text:p>135</text:p>
          </table:table-cell>
          <table:table-cell table:formula="of:=[.E190]&lt;&gt;[.E1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90];&quot; &quot;;&quot;&quot;))=LOWER(SUBSTITUTE([.A189];&quot; &quot;;&quot;&quot;))" office:value-type="boolean" office:boolean-value="false" calcext:value-type="boolean">
            <text:p>FALSE</text:p>
          </table:table-cell>
          <table:table-cell table:formula="of:=IF(AND([.C190];NOT(ISNUMBER(SEARCH([.B190];[.D189]))));[.D189]&amp;&quot;; &quot;&amp;[.B190];[.B19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90];[.E189];[.E189]+1)" office:value-type="float" office:value="136" calcext:value-type="float">
            <text:p>136</text:p>
          </table:table-cell>
          <table:table-cell table:formula="of:=[.E191]&lt;&gt;[.E1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uxilla Divin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191];&quot; &quot;;&quot;&quot;))=LOWER(SUBSTITUTE([.A190];&quot; &quot;;&quot;&quot;))" office:value-type="boolean" office:boolean-value="false" calcext:value-type="boolean">
            <text:p>FALSE</text:p>
          </table:table-cell>
          <table:table-cell table:formula="of:=IF(AND([.C191];NOT(ISNUMBER(SEARCH([.B191];[.D190]))));[.D190]&amp;&quot;; &quot;&amp;[.B191];[.B19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191];[.E190];[.E190]+1)" office:value-type="float" office:value="137" calcext:value-type="float">
            <text:p>137</text:p>
          </table:table-cell>
          <table:table-cell table:formula="of:=[.E192]&lt;&gt;[.E1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nkard Channin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92];&quot; &quot;;&quot;&quot;))=LOWER(SUBSTITUTE([.A191];&quot; &quot;;&quot;&quot;))" office:value-type="boolean" office:boolean-value="false" calcext:value-type="boolean">
            <text:p>FALSE</text:p>
          </table:table-cell>
          <table:table-cell table:formula="of:=IF(AND([.C192];NOT(ISNUMBER(SEARCH([.B192];[.D191]))));[.D191]&amp;&quot;; &quot;&amp;[.B192];[.B19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92];[.E191];[.E191]+1)" office:value-type="float" office:value="138" calcext:value-type="float">
            <text:p>138</text:p>
          </table:table-cell>
          <table:table-cell table:formula="of:=[.E193]&lt;&gt;[.E1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ty Chotsk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93];&quot; &quot;;&quot;&quot;))=LOWER(SUBSTITUTE([.A192];&quot; &quot;;&quot;&quot;))" office:value-type="boolean" office:boolean-value="false" calcext:value-type="boolean">
            <text:p>FALSE</text:p>
          </table:table-cell>
          <table:table-cell table:formula="of:=IF(AND([.C193];NOT(ISNUMBER(SEARCH([.B193];[.D192]))));[.D192]&amp;&quot;; &quot;&amp;[.B193];[.B19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93];[.E192];[.E192]+1)" office:value-type="float" office:value="139" calcext:value-type="float">
            <text:p>139</text:p>
          </table:table-cell>
          <table:table-cell table:formula="of:=[.E194]&lt;&gt;[.E1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ty Ray Bottom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194];&quot; &quot;;&quot;&quot;))=LOWER(SUBSTITUTE([.A193];&quot; &quot;;&quot;&quot;))" office:value-type="boolean" office:boolean-value="false" calcext:value-type="boolean">
            <text:p>FALSE</text:p>
          </table:table-cell>
          <table:table-cell table:formula="of:=IF(AND([.C194];NOT(ISNUMBER(SEARCH([.B194];[.D193]))));[.D193]&amp;&quot;; &quot;&amp;[.B194];[.B19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194];[.E193];[.E193]+1)" office:value-type="float" office:value="140" calcext:value-type="float">
            <text:p>140</text:p>
          </table:table-cell>
          <table:table-cell table:formula="of:=[.E195]&lt;&gt;[.E1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na Dat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95];&quot; &quot;;&quot;&quot;))=LOWER(SUBSTITUTE([.A194];&quot; &quot;;&quot;&quot;))" office:value-type="boolean" office:boolean-value="false" calcext:value-type="boolean">
            <text:p>FALSE</text:p>
          </table:table-cell>
          <table:table-cell table:formula="of:=IF(AND([.C195];NOT(ISNUMBER(SEARCH([.B195];[.D194]))));[.D194]&amp;&quot;; &quot;&amp;[.B195];[.B19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95];[.E194];[.E194]+1)" office:value-type="float" office:value="141" calcext:value-type="float">
            <text:p>141</text:p>
          </table:table-cell>
          <table:table-cell table:formula="of:=[.E196]&lt;&gt;[.E1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leen Dov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96];&quot; &quot;;&quot;&quot;))=LOWER(SUBSTITUTE([.A195];&quot; &quot;;&quot;&quot;))" office:value-type="boolean" office:boolean-value="false" calcext:value-type="boolean">
            <text:p>FALSE</text:p>
          </table:table-cell>
          <table:table-cell table:formula="of:=IF(AND([.C196];NOT(ISNUMBER(SEARCH([.B196];[.D195]))));[.D195]&amp;&quot;; &quot;&amp;[.B196];[.B19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96];[.E195];[.E195]+1)" office:value-type="float" office:value="142" calcext:value-type="float">
            <text:p>142</text:p>
          </table:table-cell>
          <table:table-cell table:formula="of:=[.E197]&lt;&gt;[.E1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leen Dover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197];&quot; &quot;;&quot;&quot;))=LOWER(SUBSTITUTE([.A196];&quot; &quot;;&quot;&quot;))" office:value-type="boolean" office:boolean-value="true" calcext:value-type="boolean">
            <text:p>TRUE</text:p>
          </table:table-cell>
          <table:table-cell table:formula="of:=IF(AND([.C197];NOT(ISNUMBER(SEARCH([.B197];[.D196]))));[.D196]&amp;&quot;; &quot;&amp;[.B197];[.B197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197];[.E196];[.E196]+1)" office:value-type="float" office:value="142" calcext:value-type="float">
            <text:p>142</text:p>
          </table:table-cell>
          <table:table-cell table:formula="of:=[.E198]&lt;&gt;[.E1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 Grat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98];&quot; &quot;;&quot;&quot;))=LOWER(SUBSTITUTE([.A197];&quot; &quot;;&quot;&quot;))" office:value-type="boolean" office:boolean-value="false" calcext:value-type="boolean">
            <text:p>FALSE</text:p>
          </table:table-cell>
          <table:table-cell table:formula="of:=IF(AND([.C198];NOT(ISNUMBER(SEARCH([.B198];[.D197]))));[.D197]&amp;&quot;; &quot;&amp;[.B198];[.B19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98];[.E197];[.E197]+1)" office:value-type="float" office:value="143" calcext:value-type="float">
            <text:p>143</text:p>
          </table:table-cell>
          <table:table-cell table:formula="of:=[.E199]&lt;&gt;[.E1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 Roid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199];&quot; &quot;;&quot;&quot;))=LOWER(SUBSTITUTE([.A198];&quot; &quot;;&quot;&quot;))" office:value-type="boolean" office:boolean-value="false" calcext:value-type="boolean">
            <text:p>FALSE</text:p>
          </table:table-cell>
          <table:table-cell table:formula="of:=IF(AND([.C199];NOT(ISNUMBER(SEARCH([.B199];[.D198]))));[.D198]&amp;&quot;; &quot;&amp;[.B199];[.B19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199];[.E198];[.E198]+1)" office:value-type="float" office:value="144" calcext:value-type="float">
            <text:p>144</text:p>
          </table:table-cell>
          <table:table-cell table:formula="of:=[.E200]&lt;&gt;[.E1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y Nimm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00];&quot; &quot;;&quot;&quot;))=LOWER(SUBSTITUTE([.A199];&quot; &quot;;&quot;&quot;))" office:value-type="boolean" office:boolean-value="false" calcext:value-type="boolean">
            <text:p>FALSE</text:p>
          </table:table-cell>
          <table:table-cell table:formula="of:=IF(AND([.C200];NOT(ISNUMBER(SEARCH([.B200];[.D199]))));[.D199]&amp;&quot;; &quot;&amp;[.B200];[.B20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00];[.E199];[.E199]+1)" office:value-type="float" office:value="145" calcext:value-type="float">
            <text:p>145</text:p>
          </table:table-cell>
          <table:table-cell table:formula="of:=[.E201]&lt;&gt;[.E2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katoure Avianc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01];&quot; &quot;;&quot;&quot;))=LOWER(SUBSTITUTE([.A200];&quot; &quot;;&quot;&quot;))" office:value-type="boolean" office:boolean-value="false" calcext:value-type="boolean">
            <text:p>FALSE</text:p>
          </table:table-cell>
          <table:table-cell table:formula="of:=IF(AND([.C201];NOT(ISNUMBER(SEARCH([.B201];[.D200]))));[.D200]&amp;&quot;; &quot;&amp;[.B201];[.B20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01];[.E200];[.E200]+1)" office:value-type="float" office:value="146" calcext:value-type="float">
            <text:p>146</text:p>
          </table:table-cell>
          <table:table-cell table:formula="of:=[.E202]&lt;&gt;[.E2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e Lauder Harder Fast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02];&quot; &quot;;&quot;&quot;))=LOWER(SUBSTITUTE([.A201];&quot; &quot;;&quot;&quot;))" office:value-type="boolean" office:boolean-value="false" calcext:value-type="boolean">
            <text:p>FALSE</text:p>
          </table:table-cell>
          <table:table-cell table:formula="of:=IF(AND([.C202];NOT(ISNUMBER(SEARCH([.B202];[.D201]))));[.D201]&amp;&quot;; &quot;&amp;[.B202];[.B20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02];[.E201];[.E201]+1)" office:value-type="float" office:value="147" calcext:value-type="float">
            <text:p>147</text:p>
          </table:table-cell>
          <table:table-cell table:formula="of:=[.E203]&lt;&gt;[.E2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yl Eichelberge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03];&quot; &quot;;&quot;&quot;))=LOWER(SUBSTITUTE([.A202];&quot; &quot;;&quot;&quot;))" office:value-type="boolean" office:boolean-value="false" calcext:value-type="boolean">
            <text:p>FALSE</text:p>
          </table:table-cell>
          <table:table-cell table:formula="of:=IF(AND([.C203];NOT(ISNUMBER(SEARCH([.B203];[.D202]))));[.D202]&amp;&quot;; &quot;&amp;[.B203];[.B20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03];[.E202];[.E202]+1)" office:value-type="float" office:value="148" calcext:value-type="float">
            <text:p>148</text:p>
          </table:table-cell>
          <table:table-cell table:formula="of:=[.E204]&lt;&gt;[.E2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ek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04];&quot; &quot;;&quot;&quot;))=LOWER(SUBSTITUTE([.A203];&quot; &quot;;&quot;&quot;))" office:value-type="boolean" office:boolean-value="false" calcext:value-type="boolean">
            <text:p>FALSE</text:p>
          </table:table-cell>
          <table:table-cell table:formula="of:=IF(AND([.C204];NOT(ISNUMBER(SEARCH([.B204];[.D203]))));[.D203]&amp;&quot;; &quot;&amp;[.B204];[.B20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04];[.E203];[.E203]+1)" office:value-type="float" office:value="149" calcext:value-type="float">
            <text:p>149</text:p>
          </table:table-cell>
          <table:table-cell table:formula="of:=[.E205]&lt;&gt;[.E2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eka O'Har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05];&quot; &quot;;&quot;&quot;))=LOWER(SUBSTITUTE([.A204];&quot; &quot;;&quot;&quot;))" office:value-type="boolean" office:boolean-value="false" calcext:value-type="boolean">
            <text:p>FALSE</text:p>
          </table:table-cell>
          <table:table-cell table:formula="of:=IF(AND([.C205];NOT(ISNUMBER(SEARCH([.B205];[.D204]))));[.D204]&amp;&quot;; &quot;&amp;[.B205];[.B20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05];[.E204];[.E204]+1)" office:value-type="float" office:value="150" calcext:value-type="float">
            <text:p>150</text:p>
          </table:table-cell>
          <table:table-cell table:formula="of:=[.E206]&lt;&gt;[.E2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 Destructi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06];&quot; &quot;;&quot;&quot;))=LOWER(SUBSTITUTE([.A205];&quot; &quot;;&quot;&quot;))" office:value-type="boolean" office:boolean-value="false" calcext:value-type="boolean">
            <text:p>FALSE</text:p>
          </table:table-cell>
          <table:table-cell table:formula="of:=IF(AND([.C206];NOT(ISNUMBER(SEARCH([.B206];[.D205]))));[.D205]&amp;&quot;; &quot;&amp;[.B206];[.B20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06];[.E205];[.E205]+1)" office:value-type="float" office:value="151" calcext:value-type="float">
            <text:p>151</text:p>
          </table:table-cell>
          <table:table-cell table:formula="of:=[.E207]&lt;&gt;[.E2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 Destruction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07];&quot; &quot;;&quot;&quot;))=LOWER(SUBSTITUTE([.A206];&quot; &quot;;&quot;&quot;))" office:value-type="boolean" office:boolean-value="true" calcext:value-type="boolean">
            <text:p>TRUE</text:p>
          </table:table-cell>
          <table:table-cell table:formula="of:=IF(AND([.C207];NOT(ISNUMBER(SEARCH([.B207];[.D206]))));[.D206]&amp;&quot;; &quot;&amp;[.B207];[.B207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07];[.E206];[.E206]+1)" office:value-type="float" office:value="151" calcext:value-type="float">
            <text:p>151</text:p>
          </table:table-cell>
          <table:table-cell table:formula="of:=[.E208]&lt;&gt;[.E2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e Harri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08];&quot; &quot;;&quot;&quot;))=LOWER(SUBSTITUTE([.A207];&quot; &quot;;&quot;&quot;))" office:value-type="boolean" office:boolean-value="false" calcext:value-type="boolean">
            <text:p>FALSE</text:p>
          </table:table-cell>
          <table:table-cell table:formula="of:=IF(AND([.C208];NOT(ISNUMBER(SEARCH([.B208];[.D207]))));[.D207]&amp;&quot;; &quot;&amp;[.B208];[.B20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08];[.E207];[.E207]+1)" office:value-type="float" office:value="152" calcext:value-type="float">
            <text:p>152</text:p>
          </table:table-cell>
          <table:table-cell table:formula="of:=[.E209]&lt;&gt;[.E2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rah Moa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09];&quot; &quot;;&quot;&quot;))=LOWER(SUBSTITUTE([.A208];&quot; &quot;;&quot;&quot;))" office:value-type="boolean" office:boolean-value="false" calcext:value-type="boolean">
            <text:p>FALSE</text:p>
          </table:table-cell>
          <table:table-cell table:formula="of:=IF(AND([.C209];NOT(ISNUMBER(SEARCH([.B209];[.D208]))));[.D208]&amp;&quot;; &quot;&amp;[.B209];[.B20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09];[.E208];[.E208]+1)" office:value-type="float" office:value="153" calcext:value-type="float">
            <text:p>153</text:p>
          </table:table-cell>
          <table:table-cell table:formula="of:=[.E210]&lt;&gt;[.E2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rah Moa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10];&quot; &quot;;&quot;&quot;))=LOWER(SUBSTITUTE([.A209];&quot; &quot;;&quot;&quot;))" office:value-type="boolean" office:boolean-value="true" calcext:value-type="boolean">
            <text:p>TRUE</text:p>
          </table:table-cell>
          <table:table-cell table:formula="of:=IF(AND([.C210];NOT(ISNUMBER(SEARCH([.B210];[.D209]))));[.D209]&amp;&quot;; &quot;&amp;[.B210];[.B210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210];[.E209];[.E209]+1)" office:value-type="float" office:value="153" calcext:value-type="float">
            <text:p>153</text:p>
          </table:table-cell>
          <table:table-cell table:formula="of:=[.E211]&lt;&gt;[.E2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ye Kin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11];&quot; &quot;;&quot;&quot;))=LOWER(SUBSTITUTE([.A210];&quot; &quot;;&quot;&quot;))" office:value-type="boolean" office:boolean-value="false" calcext:value-type="boolean">
            <text:p>FALSE</text:p>
          </table:table-cell>
          <table:table-cell table:formula="of:=IF(AND([.C211];NOT(ISNUMBER(SEARCH([.B211];[.D210]))));[.D210]&amp;&quot;; &quot;&amp;[.B211];[.B21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11];[.E210];[.E210]+1)" office:value-type="float" office:value="154" calcext:value-type="float">
            <text:p>154</text:p>
          </table:table-cell>
          <table:table-cell table:formula="of:=[.E212]&lt;&gt;[.E2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ye Shull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12];&quot; &quot;;&quot;&quot;))=LOWER(SUBSTITUTE([.A211];&quot; &quot;;&quot;&quot;))" office:value-type="boolean" office:boolean-value="false" calcext:value-type="boolean">
            <text:p>FALSE</text:p>
          </table:table-cell>
          <table:table-cell table:formula="of:=IF(AND([.C212];NOT(ISNUMBER(SEARCH([.B212];[.D211]))));[.D211]&amp;&quot;; &quot;&amp;[.B212];[.B21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12];[.E211];[.E211]+1)" office:value-type="float" office:value="155" calcext:value-type="float">
            <text:p>155</text:p>
          </table:table-cell>
          <table:table-cell table:formula="of:=[.E213]&lt;&gt;[.E2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ye Slif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13];&quot; &quot;;&quot;&quot;))=LOWER(SUBSTITUTE([.A212];&quot; &quot;;&quot;&quot;))" office:value-type="boolean" office:boolean-value="false" calcext:value-type="boolean">
            <text:p>FALSE</text:p>
          </table:table-cell>
          <table:table-cell table:formula="of:=IF(AND([.C213];NOT(ISNUMBER(SEARCH([.B213];[.D212]))));[.D212]&amp;&quot;; &quot;&amp;[.B213];[.B21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13];[.E212];[.E212]+1)" office:value-type="float" office:value="156" calcext:value-type="float">
            <text:p>156</text:p>
          </table:table-cell>
          <table:table-cell table:formula="of:=[.E214]&lt;&gt;[.E2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na Min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14];&quot; &quot;;&quot;&quot;))=LOWER(SUBSTITUTE([.A213];&quot; &quot;;&quot;&quot;))" office:value-type="boolean" office:boolean-value="false" calcext:value-type="boolean">
            <text:p>FALSE</text:p>
          </table:table-cell>
          <table:table-cell table:formula="of:=IF(AND([.C214];NOT(ISNUMBER(SEARCH([.B214];[.D213]))));[.D213]&amp;&quot;; &quot;&amp;[.B214];[.B21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14];[.E213];[.E213]+1)" office:value-type="float" office:value="157" calcext:value-type="float">
            <text:p>157</text:p>
          </table:table-cell>
          <table:table-cell table:formula="of:=[.E215]&lt;&gt;[.E2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ica Dinett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15];&quot; &quot;;&quot;&quot;))=LOWER(SUBSTITUTE([.A214];&quot; &quot;;&quot;&quot;))" office:value-type="boolean" office:boolean-value="false" calcext:value-type="boolean">
            <text:p>FALSE</text:p>
          </table:table-cell>
          <table:table-cell table:formula="of:=IF(AND([.C215];NOT(ISNUMBER(SEARCH([.B215];[.D214]))));[.D214]&amp;&quot;; &quot;&amp;[.B215];[.B21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15];[.E214];[.E214]+1)" office:value-type="float" office:value="158" calcext:value-type="float">
            <text:p>158</text:p>
          </table:table-cell>
          <table:table-cell table:formula="of:=[.E216]&lt;&gt;[.E2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Le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16];&quot; &quot;;&quot;&quot;))=LOWER(SUBSTITUTE([.A215];&quot; &quot;;&quot;&quot;))" office:value-type="boolean" office:boolean-value="false" calcext:value-type="boolean">
            <text:p>FALSE</text:p>
          </table:table-cell>
          <table:table-cell table:formula="of:=IF(AND([.C216];NOT(ISNUMBER(SEARCH([.B216];[.D215]))));[.D215]&amp;&quot;; &quot;&amp;[.B216];[.B21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16];[.E215];[.E215]+1)" office:value-type="float" office:value="159" calcext:value-type="float">
            <text:p>159</text:p>
          </table:table-cell>
          <table:table-cell table:formula="of:=[.E217]&lt;&gt;[.E2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 Marino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17];&quot; &quot;;&quot;&quot;))=LOWER(SUBSTITUTE([.A216];&quot; &quot;;&quot;&quot;))" office:value-type="boolean" office:boolean-value="false" calcext:value-type="boolean">
            <text:p>FALSE</text:p>
          </table:table-cell>
          <table:table-cell table:formula="of:=IF(AND([.C217];NOT(ISNUMBER(SEARCH([.B217];[.D216]))));[.D216]&amp;&quot;; &quot;&amp;[.B217];[.B21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17];[.E216];[.E216]+1)" office:value-type="float" office:value="160" calcext:value-type="float">
            <text:p>160</text:p>
          </table:table-cell>
          <table:table-cell table:formula="of:=[.E218]&lt;&gt;[.E2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ie Jax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18];&quot; &quot;;&quot;&quot;))=LOWER(SUBSTITUTE([.A217];&quot; &quot;;&quot;&quot;))" office:value-type="boolean" office:boolean-value="false" calcext:value-type="boolean">
            <text:p>FALSE</text:p>
          </table:table-cell>
          <table:table-cell table:formula="of:=IF(AND([.C218];NOT(ISNUMBER(SEARCH([.B218];[.D217]))));[.D217]&amp;&quot;; &quot;&amp;[.B218];[.B21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18];[.E217];[.E217]+1)" office:value-type="float" office:value="161" calcext:value-type="float">
            <text:p>161</text:p>
          </table:table-cell>
          <table:table-cell table:formula="of:=[.E219]&lt;&gt;[.E2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u Wäbe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19];&quot; &quot;;&quot;&quot;))=LOWER(SUBSTITUTE([.A218];&quot; &quot;;&quot;&quot;))" office:value-type="boolean" office:boolean-value="false" calcext:value-type="boolean">
            <text:p>FALSE</text:p>
          </table:table-cell>
          <table:table-cell table:formula="of:=IF(AND([.C219];NOT(ISNUMBER(SEARCH([.B219];[.D218]))));[.D218]&amp;&quot;; &quot;&amp;[.B219];[.B21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19];[.E218];[.E218]+1)" office:value-type="float" office:value="162" calcext:value-type="float">
            <text:p>162</text:p>
          </table:table-cell>
          <table:table-cell table:formula="of:=[.E220]&lt;&gt;[.E2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yda Cox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0];&quot; &quot;;&quot;&quot;))=LOWER(SUBSTITUTE([.A219];&quot; &quot;;&quot;&quot;))" office:value-type="boolean" office:boolean-value="false" calcext:value-type="boolean">
            <text:p>FALSE</text:p>
          </table:table-cell>
          <table:table-cell table:formula="of:=IF(AND([.C220];NOT(ISNUMBER(SEARCH([.B220];[.D219]))));[.D219]&amp;&quot;; &quot;&amp;[.B220];[.B22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0];[.E219];[.E219]+1)" office:value-type="float" office:value="163" calcext:value-type="float">
            <text:p>163</text:p>
          </table:table-cell>
          <table:table-cell table:formula="of:=[.E221]&lt;&gt;[.E2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a Fond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1];&quot; &quot;;&quot;&quot;))=LOWER(SUBSTITUTE([.A220];&quot; &quot;;&quot;&quot;))" office:value-type="boolean" office:boolean-value="false" calcext:value-type="boolean">
            <text:p>FALSE</text:p>
          </table:table-cell>
          <table:table-cell table:formula="of:=IF(AND([.C221];NOT(ISNUMBER(SEARCH([.B221];[.D220]))));[.D220]&amp;&quot;; &quot;&amp;[.B221];[.B22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1];[.E220];[.E220]+1)" office:value-type="float" office:value="164" calcext:value-type="float">
            <text:p>164</text:p>
          </table:table-cell>
          <table:table-cell table:formula="of:=[.E222]&lt;&gt;[.E2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a Lov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2];&quot; &quot;;&quot;&quot;))=LOWER(SUBSTITUTE([.A221];&quot; &quot;;&quot;&quot;))" office:value-type="boolean" office:boolean-value="false" calcext:value-type="boolean">
            <text:p>FALSE</text:p>
          </table:table-cell>
          <table:table-cell table:formula="of:=IF(AND([.C222];NOT(ISNUMBER(SEARCH([.B222];[.D221]))));[.D221]&amp;&quot;; &quot;&amp;[.B222];[.B22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2];[.E221];[.E221]+1)" office:value-type="float" office:value="165" calcext:value-type="float">
            <text:p>165</text:p>
          </table:table-cell>
          <table:table-cell table:formula="of:=[.E223]&lt;&gt;[.E2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 Forc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3];&quot; &quot;;&quot;&quot;))=LOWER(SUBSTITUTE([.A222];&quot; &quot;;&quot;&quot;))" office:value-type="boolean" office:boolean-value="false" calcext:value-type="boolean">
            <text:p>FALSE</text:p>
          </table:table-cell>
          <table:table-cell table:formula="of:=IF(AND([.C223];NOT(ISNUMBER(SEARCH([.B223];[.D222]))));[.D222]&amp;&quot;; &quot;&amp;[.B223];[.B22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3];[.E222];[.E222]+1)" office:value-type="float" office:value="166" calcext:value-type="float">
            <text:p>166</text:p>
          </table:table-cell>
          <table:table-cell table:formula="of:=[.E224]&lt;&gt;[.E2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 Forc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24];&quot; &quot;;&quot;&quot;))=LOWER(SUBSTITUTE([.A223];&quot; &quot;;&quot;&quot;))" office:value-type="boolean" office:boolean-value="true" calcext:value-type="boolean">
            <text:p>TRUE</text:p>
          </table:table-cell>
          <table:table-cell table:formula="of:=IF(AND([.C224];NOT(ISNUMBER(SEARCH([.B224];[.D223]))));[.D223]&amp;&quot;; &quot;&amp;[.B224];[.B224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24];[.E223];[.E223]+1)" office:value-type="float" office:value="166" calcext:value-type="float">
            <text:p>166</text:p>
          </table:table-cell>
          <table:table-cell table:formula="of:=[.E225]&lt;&gt;[.E2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y Bar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5];&quot; &quot;;&quot;&quot;))=LOWER(SUBSTITUTE([.A224];&quot; &quot;;&quot;&quot;))" office:value-type="boolean" office:boolean-value="false" calcext:value-type="boolean">
            <text:p>FALSE</text:p>
          </table:table-cell>
          <table:table-cell table:formula="of:=IF(AND([.C225];NOT(ISNUMBER(SEARCH([.B225];[.D224]))));[.D224]&amp;&quot;; &quot;&amp;[.B225];[.B22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5];[.E224];[.E224]+1)" office:value-type="float" office:value="167" calcext:value-type="float">
            <text:p>167</text:p>
          </table:table-cell>
          <table:table-cell table:formula="of:=[.E226]&lt;&gt;[.E2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y Wrigh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6];&quot; &quot;;&quot;&quot;))=LOWER(SUBSTITUTE([.A225];&quot; &quot;;&quot;&quot;))" office:value-type="boolean" office:boolean-value="false" calcext:value-type="boolean">
            <text:p>FALSE</text:p>
          </table:table-cell>
          <table:table-cell table:formula="of:=IF(AND([.C226];NOT(ISNUMBER(SEARCH([.B226];[.D225]))));[.D225]&amp;&quot;; &quot;&amp;[.B226];[.B22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6];[.E225];[.E225]+1)" office:value-type="float" office:value="168" calcext:value-type="float">
            <text:p>168</text:p>
          </table:table-cell>
          <table:table-cell table:formula="of:=[.E227]&lt;&gt;[.E2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a Lola Golden Gata Bridged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7];&quot; &quot;;&quot;&quot;))=LOWER(SUBSTITUTE([.A226];&quot; &quot;;&quot;&quot;))" office:value-type="boolean" office:boolean-value="false" calcext:value-type="boolean">
            <text:p>FALSE</text:p>
          </table:table-cell>
          <table:table-cell table:formula="of:=IF(AND([.C227];NOT(ISNUMBER(SEARCH([.B227];[.D226]))));[.D226]&amp;&quot;; &quot;&amp;[.B227];[.B22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7];[.E226];[.E226]+1)" office:value-type="float" office:value="169" calcext:value-type="float">
            <text:p>169</text:p>
          </table:table-cell>
          <table:table-cell table:formula="of:=[.E228]&lt;&gt;[.E2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 Gun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28];&quot; &quot;;&quot;&quot;))=LOWER(SUBSTITUTE([.A227];&quot; &quot;;&quot;&quot;))" office:value-type="boolean" office:boolean-value="false" calcext:value-type="boolean">
            <text:p>FALSE</text:p>
          </table:table-cell>
          <table:table-cell table:formula="of:=IF(AND([.C228];NOT(ISNUMBER(SEARCH([.B228];[.D227]))));[.D227]&amp;&quot;; &quot;&amp;[.B228];[.B22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28];[.E227];[.E227]+1)" office:value-type="float" office:value="170" calcext:value-type="float">
            <text:p>170</text:p>
          </table:table-cell>
          <table:table-cell table:formula="of:=[.E229]&lt;&gt;[.E2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a Tali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29];&quot; &quot;;&quot;&quot;))=LOWER(SUBSTITUTE([.A228];&quot; &quot;;&quot;&quot;))" office:value-type="boolean" office:boolean-value="false" calcext:value-type="boolean">
            <text:p>FALSE</text:p>
          </table:table-cell>
          <table:table-cell table:formula="of:=IF(AND([.C229];NOT(ISNUMBER(SEARCH([.B229];[.D228]))));[.D228]&amp;&quot;; &quot;&amp;[.B229];[.B22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29];[.E228];[.E228]+1)" office:value-type="float" office:value="171" calcext:value-type="float">
            <text:p>171</text:p>
          </table:table-cell>
          <table:table-cell table:formula="of:=[.E230]&lt;&gt;[.E2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a T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30];&quot; &quot;;&quot;&quot;))=LOWER(SUBSTITUTE([.A229];&quot; &quot;;&quot;&quot;))" office:value-type="boolean" office:boolean-value="false" calcext:value-type="boolean">
            <text:p>FALSE</text:p>
          </table:table-cell>
          <table:table-cell table:formula="of:=IF(AND([.C230];NOT(ISNUMBER(SEARCH([.B230];[.D229]))));[.D229]&amp;&quot;; &quot;&amp;[.B230];[.B23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30];[.E229];[.E229]+1)" office:value-type="float" office:value="172" calcext:value-type="float">
            <text:p>172</text:p>
          </table:table-cell>
          <table:table-cell table:formula="of:=[.E231]&lt;&gt;[.E2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 Minj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31];&quot; &quot;;&quot;&quot;))=LOWER(SUBSTITUTE([.A230];&quot; &quot;;&quot;&quot;))" office:value-type="boolean" office:boolean-value="false" calcext:value-type="boolean">
            <text:p>FALSE</text:p>
          </table:table-cell>
          <table:table-cell table:formula="of:=IF(AND([.C231];NOT(ISNUMBER(SEARCH([.B231];[.D230]))));[.D230]&amp;&quot;; &quot;&amp;[.B231];[.B23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31];[.E230];[.E230]+1)" office:value-type="float" office:value="173" calcext:value-type="float">
            <text:p>173</text:p>
          </table:table-cell>
          <table:table-cell table:formula="of:=[.E232]&lt;&gt;[.E2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 Minj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32];&quot; &quot;;&quot;&quot;))=LOWER(SUBSTITUTE([.A231];&quot; &quot;;&quot;&quot;))" office:value-type="boolean" office:boolean-value="true" calcext:value-type="boolean">
            <text:p>TRUE</text:p>
          </table:table-cell>
          <table:table-cell table:formula="of:=IF(AND([.C232];NOT(ISNUMBER(SEARCH([.B232];[.D231]))));[.D231]&amp;&quot;; &quot;&amp;[.B232];[.B23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32];[.E231];[.E231]+1)" office:value-type="float" office:value="173" calcext:value-type="float">
            <text:p>173</text:p>
          </table:table-cell>
          <table:table-cell table:formula="of:=[.E233]&lt;&gt;[.E2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 Snapp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33];&quot; &quot;;&quot;&quot;))=LOWER(SUBSTITUTE([.A232];&quot; &quot;;&quot;&quot;))" office:value-type="boolean" office:boolean-value="false" calcext:value-type="boolean">
            <text:p>FALSE</text:p>
          </table:table-cell>
          <table:table-cell table:formula="of:=IF(AND([.C233];NOT(ISNUMBER(SEARCH([.B233];[.D232]))));[.D232]&amp;&quot;; &quot;&amp;[.B233];[.B23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33];[.E232];[.E232]+1)" office:value-type="float" office:value="174" calcext:value-type="float">
            <text:p>174</text:p>
          </table:table-cell>
          <table:table-cell table:formula="of:=[.E234]&lt;&gt;[.E2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 Viti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34];&quot; &quot;;&quot;&quot;))=LOWER(SUBSTITUTE([.A233];&quot; &quot;;&quot;&quot;))" office:value-type="boolean" office:boolean-value="false" calcext:value-type="boolean">
            <text:p>FALSE</text:p>
          </table:table-cell>
          <table:table-cell table:formula="of:=IF(AND([.C234];NOT(ISNUMBER(SEARCH([.B234];[.D233]))));[.D233]&amp;&quot;; &quot;&amp;[.B234];[.B234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234];[.E233];[.E233]+1)" office:value-type="float" office:value="175" calcext:value-type="float">
            <text:p>175</text:p>
          </table:table-cell>
          <table:table-cell table:formula="of:=[.E235]&lt;&gt;[.E2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r Vitu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35];&quot; &quot;;&quot;&quot;))=LOWER(SUBSTITUTE([.A234];&quot; &quot;;&quot;&quot;))" office:value-type="boolean" office:boolean-value="false" calcext:value-type="boolean">
            <text:p>FALSE</text:p>
          </table:table-cell>
          <table:table-cell table:formula="of:=IF(AND([.C235];NOT(ISNUMBER(SEARCH([.B235];[.D234]))));[.D234]&amp;&quot;; &quot;&amp;[.B235];[.B23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35];[.E234];[.E234]+1)" office:value-type="float" office:value="176" calcext:value-type="float">
            <text:p>176</text:p>
          </table:table-cell>
          <table:table-cell table:formula="of:=[.E236]&lt;&gt;[.E2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ny Tonic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36];&quot; &quot;;&quot;&quot;))=LOWER(SUBSTITUTE([.A235];&quot; &quot;;&quot;&quot;))" office:value-type="boolean" office:boolean-value="false" calcext:value-type="boolean">
            <text:p>FALSE</text:p>
          </table:table-cell>
          <table:table-cell table:formula="of:=IF(AND([.C236];NOT(ISNUMBER(SEARCH([.B236];[.D235]))));[.D235]&amp;&quot;; &quot;&amp;[.B236];[.B23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36];[.E235];[.E235]+1)" office:value-type="float" office:value="177" calcext:value-type="float">
            <text:p>177</text:p>
          </table:table-cell>
          <table:table-cell table:formula="of:=[.E237]&lt;&gt;[.E2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da Bend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37];&quot; &quot;;&quot;&quot;))=LOWER(SUBSTITUTE([.A236];&quot; &quot;;&quot;&quot;))" office:value-type="boolean" office:boolean-value="false" calcext:value-type="boolean">
            <text:p>FALSE</text:p>
          </table:table-cell>
          <table:table-cell table:formula="of:=IF(AND([.C237];NOT(ISNUMBER(SEARCH([.B237];[.D236]))));[.D236]&amp;&quot;; &quot;&amp;[.B237];[.B23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37];[.E236];[.E236]+1)" office:value-type="float" office:value="178" calcext:value-type="float">
            <text:p>178</text:p>
          </table:table-cell>
          <table:table-cell table:formula="of:=[.E238]&lt;&gt;[.E2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da Bender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38];&quot; &quot;;&quot;&quot;))=LOWER(SUBSTITUTE([.A237];&quot; &quot;;&quot;&quot;))" office:value-type="boolean" office:boolean-value="true" calcext:value-type="boolean">
            <text:p>TRUE</text:p>
          </table:table-cell>
          <table:table-cell table:formula="of:=IF(AND([.C238];NOT(ISNUMBER(SEARCH([.B238];[.D237]))));[.D237]&amp;&quot;; &quot;&amp;[.B238];[.B23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38];[.E237];[.E237]+1)" office:value-type="float" office:value="178" calcext:value-type="float">
            <text:p>178</text:p>
          </table:table-cell>
          <table:table-cell table:formula="of:=[.E239]&lt;&gt;[.E2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nda Orgasm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39];&quot; &quot;;&quot;&quot;))=LOWER(SUBSTITUTE([.A238];&quot; &quot;;&quot;&quot;))" office:value-type="boolean" office:boolean-value="false" calcext:value-type="boolean">
            <text:p>FALSE</text:p>
          </table:table-cell>
          <table:table-cell table:formula="of:=IF(AND([.C239];NOT(ISNUMBER(SEARCH([.B239];[.D238]))));[.D238]&amp;&quot;; &quot;&amp;[.B239];[.B23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39];[.E238];[.E238]+1)" office:value-type="float" office:value="179" calcext:value-type="float">
            <text:p>179</text:p>
          </table:table-cell>
          <table:table-cell table:formula="of:=[.E240]&lt;&gt;[.E2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a Ho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40];&quot; &quot;;&quot;&quot;))=LOWER(SUBSTITUTE([.A239];&quot; &quot;;&quot;&quot;))" office:value-type="boolean" office:boolean-value="false" calcext:value-type="boolean">
            <text:p>FALSE</text:p>
          </table:table-cell>
          <table:table-cell table:formula="of:=IF(AND([.C240];NOT(ISNUMBER(SEARCH([.B240];[.D239]))));[.D239]&amp;&quot;; &quot;&amp;[.B240];[.B24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40];[.E239];[.E239]+1)" office:value-type="float" office:value="180" calcext:value-type="float">
            <text:p>180</text:p>
          </table:table-cell>
          <table:table-cell table:formula="of:=[.E241]&lt;&gt;[.E2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a Hol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41];&quot; &quot;;&quot;&quot;))=LOWER(SUBSTITUTE([.A240];&quot; &quot;;&quot;&quot;))" office:value-type="boolean" office:boolean-value="true" calcext:value-type="boolean">
            <text:p>TRUE</text:p>
          </table:table-cell>
          <table:table-cell table:formula="of:=IF(AND([.C241];NOT(ISNUMBER(SEARCH([.B241];[.D240]))));[.D240]&amp;&quot;; &quot;&amp;[.B241];[.B241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41];[.E240];[.E240]+1)" office:value-type="float" office:value="180" calcext:value-type="float">
            <text:p>180</text:p>
          </table:table-cell>
          <table:table-cell table:formula="of:=[.E242]&lt;&gt;[.E2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vey Fierstei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42];&quot; &quot;;&quot;&quot;))=LOWER(SUBSTITUTE([.A241];&quot; &quot;;&quot;&quot;))" office:value-type="boolean" office:boolean-value="false" calcext:value-type="boolean">
            <text:p>FALSE</text:p>
          </table:table-cell>
          <table:table-cell table:formula="of:=IF(AND([.C242];NOT(ISNUMBER(SEARCH([.B242];[.D241]))));[.D241]&amp;&quot;; &quot;&amp;[.B242];[.B24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42];[.E241];[.E241]+1)" office:value-type="float" office:value="181" calcext:value-type="float">
            <text:p>181</text:p>
          </table:table-cell>
          <table:table-cell table:formula="of:=[.E243]&lt;&gt;[.E2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 Haldan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43];&quot; &quot;;&quot;&quot;))=LOWER(SUBSTITUTE([.A242];&quot; &quot;;&quot;&quot;))" office:value-type="boolean" office:boolean-value="false" calcext:value-type="boolean">
            <text:p>FALSE</text:p>
          </table:table-cell>
          <table:table-cell table:formula="of:=IF(AND([.C243];NOT(ISNUMBER(SEARCH([.B243];[.D242]))));[.D242]&amp;&quot;; &quot;&amp;[.B243];[.B24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43];[.E242];[.E242]+1)" office:value-type="float" office:value="182" calcext:value-type="float">
            <text:p>182</text:p>
          </table:table-cell>
          <table:table-cell table:formula="of:=[.E244]&lt;&gt;[.E2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da Gobbl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44];&quot; &quot;;&quot;&quot;))=LOWER(SUBSTITUTE([.A243];&quot; &quot;;&quot;&quot;))" office:value-type="boolean" office:boolean-value="false" calcext:value-type="boolean">
            <text:p>FALSE</text:p>
          </table:table-cell>
          <table:table-cell table:formula="of:=IF(AND([.C244];NOT(ISNUMBER(SEARCH([.B244];[.D243]))));[.D243]&amp;&quot;; &quot;&amp;[.B244];[.B24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44];[.E243];[.E243]+1)" office:value-type="float" office:value="183" calcext:value-type="float">
            <text:p>183</text:p>
          </table:table-cell>
          <table:table-cell table:formula="of:=[.E245]&lt;&gt;[.E2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da Lettuc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45];&quot; &quot;;&quot;&quot;))=LOWER(SUBSTITUTE([.A244];&quot; &quot;;&quot;&quot;))" office:value-type="boolean" office:boolean-value="false" calcext:value-type="boolean">
            <text:p>FALSE</text:p>
          </table:table-cell>
          <table:table-cell table:formula="of:=IF(AND([.C245];NOT(ISNUMBER(SEARCH([.B245];[.D244]))));[.D244]&amp;&quot;; &quot;&amp;[.B245];[.B24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45];[.E244];[.E244]+1)" office:value-type="float" office:value="184" calcext:value-type="float">
            <text:p>184</text:p>
          </table:table-cell>
          <table:table-cell table:formula="of:=[.E246]&lt;&gt;[.E2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da Lettuc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46];&quot; &quot;;&quot;&quot;))=LOWER(SUBSTITUTE([.A245];&quot; &quot;;&quot;&quot;))" office:value-type="boolean" office:boolean-value="true" calcext:value-type="boolean">
            <text:p>TRUE</text:p>
          </table:table-cell>
          <table:table-cell table:formula="of:=IF(AND([.C246];NOT(ISNUMBER(SEARCH([.B246];[.D245]))));[.D245]&amp;&quot;; &quot;&amp;[.B246];[.B246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46];[.E245];[.E245]+1)" office:value-type="float" office:value="184" calcext:value-type="float">
            <text:p>184</text:p>
          </table:table-cell>
          <table:table-cell table:formula="of:=[.E247]&lt;&gt;[.E2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da Lettuc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47];&quot; &quot;;&quot;&quot;))=LOWER(SUBSTITUTE([.A246];&quot; &quot;;&quot;&quot;))" office:value-type="boolean" office:boolean-value="true" calcext:value-type="boolean">
            <text:p>TRUE</text:p>
          </table:table-cell>
          <table:table-cell table:formula="of:=IF(AND([.C247];NOT(ISNUMBER(SEARCH([.B247];[.D246]))));[.D246]&amp;&quot;; &quot;&amp;[.B247];[.B247])" office:value-type="string" office:string-value="http://tillyscreams.blogspot.com/2008/01/canonical-list-of-drag-queen-names.html; http://www.queermusicheritage.com/drag-names.html; https://en.wikipedia.org/wiki/List_of_drag_queens" calcext:value-type="string">
            <text:p>http://tillyscreams.blogspot.com/2008/01/canonical-list-of-drag-queen-names.html; http://www.queermusicheritage.com/drag-names.html; https://en.wikipedia.org/wiki/List_of_drag_queens</text:p>
          </table:table-cell>
          <table:table-cell table:formula="of:=IF([.C247];[.E246];[.E246]+1)" office:value-type="float" office:value="184" calcext:value-type="float">
            <text:p>184</text:p>
          </table:table-cell>
          <table:table-cell table:formula="of:=[.E248]&lt;&gt;[.E2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klin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48];&quot; &quot;;&quot;&quot;))=LOWER(SUBSTITUTE([.A247];&quot; &quot;;&quot;&quot;))" office:value-type="boolean" office:boolean-value="false" calcext:value-type="boolean">
            <text:p>FALSE</text:p>
          </table:table-cell>
          <table:table-cell table:formula="of:=IF(AND([.C248];NOT(ISNUMBER(SEARCH([.B248];[.D247]))));[.D247]&amp;&quot;; &quot;&amp;[.B248];[.B24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48];[.E247];[.E247]+1)" office:value-type="float" office:value="185" calcext:value-type="float">
            <text:p>185</text:p>
          </table:table-cell>
          <table:table-cell table:formula="of:=[.E249]&lt;&gt;[.E2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 Bac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49];&quot; &quot;;&quot;&quot;))=LOWER(SUBSTITUTE([.A248];&quot; &quot;;&quot;&quot;))" office:value-type="boolean" office:boolean-value="false" calcext:value-type="boolean">
            <text:p>FALSE</text:p>
          </table:table-cell>
          <table:table-cell table:formula="of:=IF(AND([.C249];NOT(ISNUMBER(SEARCH([.B249];[.D248]))));[.D248]&amp;&quot;; &quot;&amp;[.B249];[.B24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49];[.E248];[.E248]+1)" office:value-type="float" office:value="186" calcext:value-type="float">
            <text:p>186</text:p>
          </table:table-cell>
          <table:table-cell table:formula="of:=[.E250]&lt;&gt;[.E2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 Bed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50];&quot; &quot;;&quot;&quot;))=LOWER(SUBSTITUTE([.A249];&quot; &quot;;&quot;&quot;))" office:value-type="boolean" office:boolean-value="false" calcext:value-type="boolean">
            <text:p>FALSE</text:p>
          </table:table-cell>
          <table:table-cell table:formula="of:=IF(AND([.C250];NOT(ISNUMBER(SEARCH([.B250];[.D249]))));[.D249]&amp;&quot;; &quot;&amp;[.B250];[.B25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50];[.E249];[.E249]+1)" office:value-type="float" office:value="187" calcext:value-type="float">
            <text:p>187</text:p>
          </table:table-cell>
          <table:table-cell table:formula="of:=[.E251]&lt;&gt;[.E2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 Heel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51];&quot; &quot;;&quot;&quot;))=LOWER(SUBSTITUTE([.A250];&quot; &quot;;&quot;&quot;))" office:value-type="boolean" office:boolean-value="false" calcext:value-type="boolean">
            <text:p>FALSE</text:p>
          </table:table-cell>
          <table:table-cell table:formula="of:=IF(AND([.C251];NOT(ISNUMBER(SEARCH([.B251];[.D250]))));[.D250]&amp;&quot;; &quot;&amp;[.B251];[.B25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51];[.E250];[.E250]+1)" office:value-type="float" office:value="188" calcext:value-type="float">
            <text:p>188</text:p>
          </table:table-cell>
          <table:table-cell table:formula="of:=[.E252]&lt;&gt;[.E2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 Heel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52];&quot; &quot;;&quot;&quot;))=LOWER(SUBSTITUTE([.A251];&quot; &quot;;&quot;&quot;))" office:value-type="boolean" office:boolean-value="true" calcext:value-type="boolean">
            <text:p>TRUE</text:p>
          </table:table-cell>
          <table:table-cell table:formula="of:=IF(AND([.C252];NOT(ISNUMBER(SEARCH([.B252];[.D251]))));[.D251]&amp;&quot;; &quot;&amp;[.B252];[.B25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52];[.E251];[.E251]+1)" office:value-type="float" office:value="188" calcext:value-type="float">
            <text:p>188</text:p>
          </table:table-cell>
          <table:table-cell table:formula="of:=[.E253]&lt;&gt;[.E2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ena Handba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53];&quot; &quot;;&quot;&quot;))=LOWER(SUBSTITUTE([.A252];&quot; &quot;;&quot;&quot;))" office:value-type="boolean" office:boolean-value="false" calcext:value-type="boolean">
            <text:p>FALSE</text:p>
          </table:table-cell>
          <table:table-cell table:formula="of:=IF(AND([.C253];NOT(ISNUMBER(SEARCH([.B253];[.D252]))));[.D252]&amp;&quot;; &quot;&amp;[.B253];[.B25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53];[.E252];[.E252]+1)" office:value-type="float" office:value="189" calcext:value-type="float">
            <text:p>189</text:p>
          </table:table-cell>
          <table:table-cell table:formula="of:=[.E254]&lt;&gt;[.E2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vetica Bol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54];&quot; &quot;;&quot;&quot;))=LOWER(SUBSTITUTE([.A253];&quot; &quot;;&quot;&quot;))" office:value-type="boolean" office:boolean-value="false" calcext:value-type="boolean">
            <text:p>FALSE</text:p>
          </table:table-cell>
          <table:table-cell table:formula="of:=IF(AND([.C254];NOT(ISNUMBER(SEARCH([.B254];[.D253]))));[.D253]&amp;&quot;; &quot;&amp;[.B254];[.B25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54];[.E253];[.E253]+1)" office:value-type="float" office:value="190" calcext:value-type="float">
            <text:p>190</text:p>
          </table:table-cell>
          <table:table-cell table:formula="of:=[.E255]&lt;&gt;[.E2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ee Luj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55];&quot; &quot;;&quot;&quot;))=LOWER(SUBSTITUTE([.A254];&quot; &quot;;&quot;&quot;))" office:value-type="boolean" office:boolean-value="false" calcext:value-type="boolean">
            <text:p>FALSE</text:p>
          </table:table-cell>
          <table:table-cell table:formula="of:=IF(AND([.C255];NOT(ISNUMBER(SEARCH([.B255];[.D254]))));[.D254]&amp;&quot;; &quot;&amp;[.B255];[.B25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55];[.E254];[.E254]+1)" office:value-type="float" office:value="191" calcext:value-type="float">
            <text:p>191</text:p>
          </table:table-cell>
          <table:table-cell table:formula="of:=[.E256]&lt;&gt;[.E2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ee Luja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56];&quot; &quot;;&quot;&quot;))=LOWER(SUBSTITUTE([.A255];&quot; &quot;;&quot;&quot;))" office:value-type="boolean" office:boolean-value="true" calcext:value-type="boolean">
            <text:p>TRUE</text:p>
          </table:table-cell>
          <table:table-cell table:formula="of:=IF(AND([.C256];NOT(ISNUMBER(SEARCH([.B256];[.D255]))));[.D255]&amp;&quot;; &quot;&amp;[.B256];[.B256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56];[.E255];[.E255]+1)" office:value-type="float" office:value="191" calcext:value-type="float">
            <text:p>191</text:p>
          </table:table-cell>
          <table:table-cell table:formula="of:=[.E257]&lt;&gt;[.E2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 Goheavil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57];&quot; &quot;;&quot;&quot;))=LOWER(SUBSTITUTE([.A256];&quot; &quot;;&quot;&quot;))" office:value-type="boolean" office:boolean-value="false" calcext:value-type="boolean">
            <text:p>FALSE</text:p>
          </table:table-cell>
          <table:table-cell table:formula="of:=IF(AND([.C257];NOT(ISNUMBER(SEARCH([.B257];[.D256]))));[.D256]&amp;&quot;; &quot;&amp;[.B257];[.B25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57];[.E256];[.E256]+1)" office:value-type="float" office:value="192" calcext:value-type="float">
            <text:p>192</text:p>
          </table:table-cell>
          <table:table-cell table:formula="of:=[.E258]&lt;&gt;[.E2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 Goheavily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58];&quot; &quot;;&quot;&quot;))=LOWER(SUBSTITUTE([.A257];&quot; &quot;;&quot;&quot;))" office:value-type="boolean" office:boolean-value="true" calcext:value-type="boolean">
            <text:p>TRUE</text:p>
          </table:table-cell>
          <table:table-cell table:formula="of:=IF(AND([.C258];NOT(ISNUMBER(SEARCH([.B258];[.D257]))));[.D257]&amp;&quot;; &quot;&amp;[.B258];[.B25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58];[.E257];[.E257]+1)" office:value-type="float" office:value="192" calcext:value-type="float">
            <text:p>192</text:p>
          </table:table-cell>
          <table:table-cell table:formula="of:=[.E259]&lt;&gt;[.E2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 Mackerel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59];&quot; &quot;;&quot;&quot;))=LOWER(SUBSTITUTE([.A258];&quot; &quot;;&quot;&quot;))" office:value-type="boolean" office:boolean-value="false" calcext:value-type="boolean">
            <text:p>FALSE</text:p>
          </table:table-cell>
          <table:table-cell table:formula="of:=IF(AND([.C259];NOT(ISNUMBER(SEARCH([.B259];[.D258]))));[.D258]&amp;&quot;; &quot;&amp;[.B259];[.B25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59];[.E258];[.E258]+1)" office:value-type="float" office:value="193" calcext:value-type="float">
            <text:p>193</text:p>
          </table:table-cell>
          <table:table-cell table:formula="of:=[.E260]&lt;&gt;[.E2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 Mackerel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60];&quot; &quot;;&quot;&quot;))=LOWER(SUBSTITUTE([.A259];&quot; &quot;;&quot;&quot;))" office:value-type="boolean" office:boolean-value="true" calcext:value-type="boolean">
            <text:p>TRUE</text:p>
          </table:table-cell>
          <table:table-cell table:formula="of:=IF(AND([.C260];NOT(ISNUMBER(SEARCH([.B260];[.D259]))));[.D259]&amp;&quot;; &quot;&amp;[.B260];[.B260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60];[.E259];[.E259]+1)" office:value-type="float" office:value="193" calcext:value-type="float">
            <text:p>193</text:p>
          </table:table-cell>
          <table:table-cell table:formula="of:=[.E261]&lt;&gt;[.E2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Dij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61];&quot; &quot;;&quot;&quot;))=LOWER(SUBSTITUTE([.A260];&quot; &quot;;&quot;&quot;))" office:value-type="boolean" office:boolean-value="false" calcext:value-type="boolean">
            <text:p>FALSE</text:p>
          </table:table-cell>
          <table:table-cell table:formula="of:=IF(AND([.C261];NOT(ISNUMBER(SEARCH([.B261];[.D260]))));[.D260]&amp;&quot;; &quot;&amp;[.B261];[.B26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61];[.E260];[.E260]+1)" office:value-type="float" office:value="194" calcext:value-type="float">
            <text:p>194</text:p>
          </table:table-cell>
          <table:table-cell table:formula="of:=[.E262]&lt;&gt;[.E2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Mahogany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62];&quot; &quot;;&quot;&quot;))=LOWER(SUBSTITUTE([.A261];&quot; &quot;;&quot;&quot;))" office:value-type="boolean" office:boolean-value="false" calcext:value-type="boolean">
            <text:p>FALSE</text:p>
          </table:table-cell>
          <table:table-cell table:formula="of:=IF(AND([.C262];NOT(ISNUMBER(SEARCH([.B262];[.D261]))));[.D261]&amp;&quot;; &quot;&amp;[.B262];[.B26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62];[.E261];[.E261]+1)" office:value-type="float" office:value="195" calcext:value-type="float">
            <text:p>195</text:p>
          </table:table-cell>
          <table:table-cell table:formula="of:=[.E263]&lt;&gt;[.E2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Mahogan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63];&quot; &quot;;&quot;&quot;))=LOWER(SUBSTITUTE([.A262];&quot; &quot;;&quot;&quot;))" office:value-type="boolean" office:boolean-value="true" calcext:value-type="boolean">
            <text:p>TRUE</text:p>
          </table:table-cell>
          <table:table-cell table:formula="of:=IF(AND([.C263];NOT(ISNUMBER(SEARCH([.B263];[.D262]))));[.D262]&amp;&quot;; &quot;&amp;[.B263];[.B263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263];[.E262];[.E262]+1)" office:value-type="float" office:value="195" calcext:value-type="float">
            <text:p>195</text:p>
          </table:table-cell>
          <table:table-cell table:formula="of:=[.E264]&lt;&gt;[.E2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e Ches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64];&quot; &quot;;&quot;&quot;))=LOWER(SUBSTITUTE([.A263];&quot; &quot;;&quot;&quot;))" office:value-type="boolean" office:boolean-value="false" calcext:value-type="boolean">
            <text:p>FALSE</text:p>
          </table:table-cell>
          <table:table-cell table:formula="of:=IF(AND([.C264];NOT(ISNUMBER(SEARCH([.B264];[.D263]))));[.D263]&amp;&quot;; &quot;&amp;[.B264];[.B26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64];[.E263];[.E263]+1)" office:value-type="float" office:value="196" calcext:value-type="float">
            <text:p>196</text:p>
          </table:table-cell>
          <table:table-cell table:formula="of:=[.E265]&lt;&gt;[.E2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e Heelcum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65];&quot; &quot;;&quot;&quot;))=LOWER(SUBSTITUTE([.A264];&quot; &quot;;&quot;&quot;))" office:value-type="boolean" office:boolean-value="false" calcext:value-type="boolean">
            <text:p>FALSE</text:p>
          </table:table-cell>
          <table:table-cell table:formula="of:=IF(AND([.C265];NOT(ISNUMBER(SEARCH([.B265];[.D264]))));[.D264]&amp;&quot;; &quot;&amp;[.B265];[.B26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65];[.E264];[.E264]+1)" office:value-type="float" office:value="197" calcext:value-type="float">
            <text:p>197</text:p>
          </table:table-cell>
          <table:table-cell table:formula="of:=[.E266]&lt;&gt;[.E2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e Heelcum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66];&quot; &quot;;&quot;&quot;))=LOWER(SUBSTITUTE([.A265];&quot; &quot;;&quot;&quot;))" office:value-type="boolean" office:boolean-value="true" calcext:value-type="boolean">
            <text:p>TRUE</text:p>
          </table:table-cell>
          <table:table-cell table:formula="of:=IF(AND([.C266];NOT(ISNUMBER(SEARCH([.B266];[.D265]))));[.D265]&amp;&quot;; &quot;&amp;[.B266];[.B266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66];[.E265];[.E265]+1)" office:value-type="float" office:value="197" calcext:value-type="float">
            <text:p>197</text:p>
          </table:table-cell>
          <table:table-cell table:formula="of:=[.E267]&lt;&gt;[.E2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ricane Summer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67];&quot; &quot;;&quot;&quot;))=LOWER(SUBSTITUTE([.A266];&quot; &quot;;&quot;&quot;))" office:value-type="boolean" office:boolean-value="false" calcext:value-type="boolean">
            <text:p>FALSE</text:p>
          </table:table-cell>
          <table:table-cell table:formula="of:=IF(AND([.C267];NOT(ISNUMBER(SEARCH([.B267];[.D266]))));[.D266]&amp;&quot;; &quot;&amp;[.B267];[.B26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67];[.E266];[.E266]+1)" office:value-type="float" office:value="198" calcext:value-type="float">
            <text:p>198</text:p>
          </table:table-cell>
          <table:table-cell table:formula="of:=[.E268]&lt;&gt;[.E2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suz Virji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68];&quot; &quot;;&quot;&quot;))=LOWER(SUBSTITUTE([.A267];&quot; &quot;;&quot;&quot;))" office:value-type="boolean" office:boolean-value="false" calcext:value-type="boolean">
            <text:p>FALSE</text:p>
          </table:table-cell>
          <table:table-cell table:formula="of:=IF(AND([.C268];NOT(ISNUMBER(SEARCH([.B268];[.D267]))));[.D267]&amp;&quot;; &quot;&amp;[.B268];[.B26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68];[.E267];[.E267]+1)" office:value-type="float" office:value="199" calcext:value-type="float">
            <text:p>199</text:p>
          </table:table-cell>
          <table:table-cell table:formula="of:=[.E269]&lt;&gt;[.E2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IS Rai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69];&quot; &quot;;&quot;&quot;))=LOWER(SUBSTITUTE([.A268];&quot; &quot;;&quot;&quot;))" office:value-type="boolean" office:boolean-value="false" calcext:value-type="boolean">
            <text:p>FALSE</text:p>
          </table:table-cell>
          <table:table-cell table:formula="of:=IF(AND([.C269];NOT(ISNUMBER(SEARCH([.B269];[.D268]))));[.D268]&amp;&quot;; &quot;&amp;[.B269];[.B26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69];[.E268];[.E268]+1)" office:value-type="float" office:value="200" calcext:value-type="float">
            <text:p>200</text:p>
          </table:table-cell>
          <table:table-cell table:formula="of:=[.E270]&lt;&gt;[.E26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 Clair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70];&quot; &quot;;&quot;&quot;))=LOWER(SUBSTITUTE([.A269];&quot; &quot;;&quot;&quot;))" office:value-type="boolean" office:boolean-value="false" calcext:value-type="boolean">
            <text:p>FALSE</text:p>
          </table:table-cell>
          <table:table-cell table:formula="of:=IF(AND([.C270];NOT(ISNUMBER(SEARCH([.B270];[.D269]))));[.D269]&amp;&quot;; &quot;&amp;[.B270];[.B27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70];[.E269];[.E269]+1)" office:value-type="float" office:value="201" calcext:value-type="float">
            <text:p>201</text:p>
          </table:table-cell>
          <table:table-cell table:formula="of:=[.E271]&lt;&gt;[.E2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 Slapt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71];&quot; &quot;;&quot;&quot;))=LOWER(SUBSTITUTE([.A270];&quot; &quot;;&quot;&quot;))" office:value-type="boolean" office:boolean-value="false" calcext:value-type="boolean">
            <text:p>FALSE</text:p>
          </table:table-cell>
          <table:table-cell table:formula="of:=IF(AND([.C271];NOT(ISNUMBER(SEARCH([.B271];[.D270]))));[.D270]&amp;&quot;; &quot;&amp;[.B271];[.B27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71];[.E270];[.E270]+1)" office:value-type="float" office:value="202" calcext:value-type="float">
            <text:p>202</text:p>
          </table:table-cell>
          <table:table-cell table:formula="of:=[.E272]&lt;&gt;[.E2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Ferrah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72];&quot; &quot;;&quot;&quot;))=LOWER(SUBSTITUTE([.A271];&quot; &quot;;&quot;&quot;))" office:value-type="boolean" office:boolean-value="false" calcext:value-type="boolean">
            <text:p>FALSE</text:p>
          </table:table-cell>
          <table:table-cell table:formula="of:=IF(AND([.C272];NOT(ISNUMBER(SEARCH([.B272];[.D271]))));[.D271]&amp;&quot;; &quot;&amp;[.B272];[.B27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72];[.E271];[.E271]+1)" office:value-type="float" office:value="203" calcext:value-type="float">
            <text:p>203</text:p>
          </table:table-cell>
          <table:table-cell table:formula="of:=[.E273]&lt;&gt;[.E2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a Sexto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73];&quot; &quot;;&quot;&quot;))=LOWER(SUBSTITUTE([.A272];&quot; &quot;;&quot;&quot;))" office:value-type="boolean" office:boolean-value="false" calcext:value-type="boolean">
            <text:p>FALSE</text:p>
          </table:table-cell>
          <table:table-cell table:formula="of:=IF(AND([.C273];NOT(ISNUMBER(SEARCH([.B273];[.D272]))));[.D272]&amp;&quot;; &quot;&amp;[.B273];[.B27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73];[.E272];[.E272]+1)" office:value-type="float" office:value="204" calcext:value-type="float">
            <text:p>204</text:p>
          </table:table-cell>
          <table:table-cell table:formula="of:=[.E274]&lt;&gt;[.E2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a Sextoy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74];&quot; &quot;;&quot;&quot;))=LOWER(SUBSTITUTE([.A273];&quot; &quot;;&quot;&quot;))" office:value-type="boolean" office:boolean-value="true" calcext:value-type="boolean">
            <text:p>TRUE</text:p>
          </table:table-cell>
          <table:table-cell table:formula="of:=IF(AND([.C274];NOT(ISNUMBER(SEARCH([.B274];[.D273]))));[.D273]&amp;&quot;; &quot;&amp;[.B274];[.B274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74];[.E273];[.E273]+1)" office:value-type="float" office:value="204" calcext:value-type="float">
            <text:p>204</text:p>
          </table:table-cell>
          <table:table-cell table:formula="of:=[.E275]&lt;&gt;[.E2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a Trail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75];&quot; &quot;;&quot;&quot;))=LOWER(SUBSTITUTE([.A274];&quot; &quot;;&quot;&quot;))" office:value-type="boolean" office:boolean-value="false" calcext:value-type="boolean">
            <text:p>FALSE</text:p>
          </table:table-cell>
          <table:table-cell table:formula="of:=IF(AND([.C275];NOT(ISNUMBER(SEARCH([.B275];[.D274]))));[.D274]&amp;&quot;; &quot;&amp;[.B275];[.B27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75];[.E274];[.E274]+1)" office:value-type="float" office:value="205" calcext:value-type="float">
            <text:p>205</text:p>
          </table:table-cell>
          <table:table-cell table:formula="of:=[.E276]&lt;&gt;[.E2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an Dorse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76];&quot; &quot;;&quot;&quot;))=LOWER(SUBSTITUTE([.A275];&quot; &quot;;&quot;&quot;))" office:value-type="boolean" office:boolean-value="false" calcext:value-type="boolean">
            <text:p>FALSE</text:p>
          </table:table-cell>
          <table:table-cell table:formula="of:=IF(AND([.C276];NOT(ISNUMBER(SEARCH([.B276];[.D275]))));[.D275]&amp;&quot;; &quot;&amp;[.B276];[.B27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76];[.E275];[.E275]+1)" office:value-type="float" office:value="206" calcext:value-type="float">
            <text:p>206</text:p>
          </table:table-cell>
          <table:table-cell table:formula="of:=[.E277]&lt;&gt;[.E2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B. Asta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77];&quot; &quot;;&quot;&quot;))=LOWER(SUBSTITUTE([.A276];&quot; &quot;;&quot;&quot;))" office:value-type="boolean" office:boolean-value="false" calcext:value-type="boolean">
            <text:p>FALSE</text:p>
          </table:table-cell>
          <table:table-cell table:formula="of:=IF(AND([.C277];NOT(ISNUMBER(SEARCH([.B277];[.D276]))));[.D276]&amp;&quot;; &quot;&amp;[.B277];[.B27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77];[.E276];[.E276]+1)" office:value-type="float" office:value="207" calcext:value-type="float">
            <text:p>207</text:p>
          </table:table-cell>
          <table:table-cell table:formula="of:=[.E278]&lt;&gt;[.E27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B. Quee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78];&quot; &quot;;&quot;&quot;))=LOWER(SUBSTITUTE([.A277];&quot; &quot;;&quot;&quot;))" office:value-type="boolean" office:boolean-value="false" calcext:value-type="boolean">
            <text:p>FALSE</text:p>
          </table:table-cell>
          <table:table-cell table:formula="of:=IF(AND([.C278];NOT(ISNUMBER(SEARCH([.B278];[.D277]))));[.D277]&amp;&quot;; &quot;&amp;[.B278];[.B27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78];[.E277];[.E277]+1)" office:value-type="float" office:value="208" calcext:value-type="float">
            <text:p>208</text:p>
          </table:table-cell>
          <table:table-cell table:formula="of:=[.E279]&lt;&gt;[.E2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B. Queen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79];&quot; &quot;;&quot;&quot;))=LOWER(SUBSTITUTE([.A278];&quot; &quot;;&quot;&quot;))" office:value-type="boolean" office:boolean-value="true" calcext:value-type="boolean">
            <text:p>TRUE</text:p>
          </table:table-cell>
          <table:table-cell table:formula="of:=IF(AND([.C279];NOT(ISNUMBER(SEARCH([.B279];[.D278]))));[.D278]&amp;&quot;; &quot;&amp;[.B279];[.B279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79];[.E278];[.E278]+1)" office:value-type="float" office:value="208" calcext:value-type="float">
            <text:p>208</text:p>
          </table:table-cell>
          <table:table-cell table:formula="of:=[.E280]&lt;&gt;[.E2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Cockatoo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80];&quot; &quot;;&quot;&quot;))=LOWER(SUBSTITUTE([.A279];&quot; &quot;;&quot;&quot;))" office:value-type="boolean" office:boolean-value="false" calcext:value-type="boolean">
            <text:p>FALSE</text:p>
          </table:table-cell>
          <table:table-cell table:formula="of:=IF(AND([.C280];NOT(ISNUMBER(SEARCH([.B280];[.D279]))));[.D279]&amp;&quot;; &quot;&amp;[.B280];[.B28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80];[.E279];[.E279]+1)" office:value-type="float" office:value="209" calcext:value-type="float">
            <text:p>209</text:p>
          </table:table-cell>
          <table:table-cell table:formula="of:=[.E281]&lt;&gt;[.E2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Cockatoo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81];&quot; &quot;;&quot;&quot;))=LOWER(SUBSTITUTE([.A280];&quot; &quot;;&quot;&quot;))" office:value-type="boolean" office:boolean-value="true" calcext:value-type="boolean">
            <text:p>TRUE</text:p>
          </table:table-cell>
          <table:table-cell table:formula="of:=IF(AND([.C281];NOT(ISNUMBER(SEARCH([.B281];[.D280]))));[.D280]&amp;&quot;; &quot;&amp;[.B281];[.B281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81];[.E280];[.E280]+1)" office:value-type="float" office:value="209" calcext:value-type="float">
            <text:p>209</text:p>
          </table:table-cell>
          <table:table-cell table:formula="of:=[.E282]&lt;&gt;[.E2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Kutchakockoff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82];&quot; &quot;;&quot;&quot;))=LOWER(SUBSTITUTE([.A281];&quot; &quot;;&quot;&quot;))" office:value-type="boolean" office:boolean-value="false" calcext:value-type="boolean">
            <text:p>FALSE</text:p>
          </table:table-cell>
          <table:table-cell table:formula="of:=IF(AND([.C282];NOT(ISNUMBER(SEARCH([.B282];[.D281]))));[.D281]&amp;&quot;; &quot;&amp;[.B282];[.B28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82];[.E281];[.E281]+1)" office:value-type="float" office:value="210" calcext:value-type="float">
            <text:p>210</text:p>
          </table:table-cell>
          <table:table-cell table:formula="of:=[.E283]&lt;&gt;[.E2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Kutchakockoff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83];&quot; &quot;;&quot;&quot;))=LOWER(SUBSTITUTE([.A282];&quot; &quot;;&quot;&quot;))" office:value-type="boolean" office:boolean-value="true" calcext:value-type="boolean">
            <text:p>TRUE</text:p>
          </table:table-cell>
          <table:table-cell table:formula="of:=IF(AND([.C283];NOT(ISNUMBER(SEARCH([.B283];[.D282]))));[.D282]&amp;&quot;; &quot;&amp;[.B283];[.B283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83];[.E282];[.E282]+1)" office:value-type="float" office:value="210" calcext:value-type="float">
            <text:p>210</text:p>
          </table:table-cell>
          <table:table-cell table:formula="of:=[.E284]&lt;&gt;[.E2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a Man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84];&quot; &quot;;&quot;&quot;))=LOWER(SUBSTITUTE([.A283];&quot; &quot;;&quot;&quot;))" office:value-type="boolean" office:boolean-value="false" calcext:value-type="boolean">
            <text:p>FALSE</text:p>
          </table:table-cell>
          <table:table-cell table:formula="of:=IF(AND([.C284];NOT(ISNUMBER(SEARCH([.B284];[.D283]))));[.D283]&amp;&quot;; &quot;&amp;[.B284];[.B28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84];[.E283];[.E283]+1)" office:value-type="float" office:value="211" calcext:value-type="float">
            <text:p>211</text:p>
          </table:table-cell>
          <table:table-cell table:formula="of:=[.E285]&lt;&gt;[.E2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 Winter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85];&quot; &quot;;&quot;&quot;))=LOWER(SUBSTITUTE([.A284];&quot; &quot;;&quot;&quot;))" office:value-type="boolean" office:boolean-value="false" calcext:value-type="boolean">
            <text:p>FALSE</text:p>
          </table:table-cell>
          <table:table-cell table:formula="of:=IF(AND([.C285];NOT(ISNUMBER(SEARCH([.B285];[.D284]))));[.D284]&amp;&quot;; &quot;&amp;[.B285];[.B28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85];[.E284];[.E284]+1)" office:value-type="float" office:value="212" calcext:value-type="float">
            <text:p>212</text:p>
          </table:table-cell>
          <table:table-cell table:formula="of:=[.E286]&lt;&gt;[.E2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 Winter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86];&quot; &quot;;&quot;&quot;))=LOWER(SUBSTITUTE([.A285];&quot; &quot;;&quot;&quot;))" office:value-type="boolean" office:boolean-value="true" calcext:value-type="boolean">
            <text:p>TRUE</text:p>
          </table:table-cell>
          <table:table-cell table:formula="of:=IF(AND([.C286];NOT(ISNUMBER(SEARCH([.B286];[.D285]))));[.D285]&amp;&quot;; &quot;&amp;[.B286];[.B28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286];[.E285];[.E285]+1)" office:value-type="float" office:value="212" calcext:value-type="float">
            <text:p>212</text:p>
          </table:table-cell>
          <table:table-cell table:formula="of:=[.E287]&lt;&gt;[.E2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ie Bea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87];&quot; &quot;;&quot;&quot;))=LOWER(SUBSTITUTE([.A286];&quot; &quot;;&quot;&quot;))" office:value-type="boolean" office:boolean-value="false" calcext:value-type="boolean">
            <text:p>FALSE</text:p>
          </table:table-cell>
          <table:table-cell table:formula="of:=IF(AND([.C287];NOT(ISNUMBER(SEARCH([.B287];[.D286]))));[.D286]&amp;&quot;; &quot;&amp;[.B287];[.B28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87];[.E286];[.E286]+1)" office:value-type="float" office:value="213" calcext:value-type="float">
            <text:p>213</text:p>
          </table:table-cell>
          <table:table-cell table:formula="of:=[.E288]&lt;&gt;[.E2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de Joli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88];&quot; &quot;;&quot;&quot;))=LOWER(SUBSTITUTE([.A287];&quot; &quot;;&quot;&quot;))" office:value-type="boolean" office:boolean-value="false" calcext:value-type="boolean">
            <text:p>FALSE</text:p>
          </table:table-cell>
          <table:table-cell table:formula="of:=IF(AND([.C288];NOT(ISNUMBER(SEARCH([.B288];[.D287]))));[.D287]&amp;&quot;; &quot;&amp;[.B288];[.B28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88];[.E287];[.E287]+1)" office:value-type="float" office:value="214" calcext:value-type="float">
            <text:p>214</text:p>
          </table:table-cell>
          <table:table-cell table:formula="of:=[.E289]&lt;&gt;[.E2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de Sotomayo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89];&quot; &quot;;&quot;&quot;))=LOWER(SUBSTITUTE([.A288];&quot; &quot;;&quot;&quot;))" office:value-type="boolean" office:boolean-value="false" calcext:value-type="boolean">
            <text:p>FALSE</text:p>
          </table:table-cell>
          <table:table-cell table:formula="of:=IF(AND([.C289];NOT(ISNUMBER(SEARCH([.B289];[.D288]))));[.D288]&amp;&quot;; &quot;&amp;[.B289];[.B28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89];[.E288];[.E288]+1)" office:value-type="float" office:value="215" calcext:value-type="float">
            <text:p>215</text:p>
          </table:table-cell>
          <table:table-cell table:formula="of:=[.E290]&lt;&gt;[.E2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idynn Diore Fierc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90];&quot; &quot;;&quot;&quot;))=LOWER(SUBSTITUTE([.A289];&quot; &quot;;&quot;&quot;))" office:value-type="boolean" office:boolean-value="false" calcext:value-type="boolean">
            <text:p>FALSE</text:p>
          </table:table-cell>
          <table:table-cell table:formula="of:=IF(AND([.C290];NOT(ISNUMBER(SEARCH([.B290];[.D289]))));[.D289]&amp;&quot;; &quot;&amp;[.B290];[.B29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90];[.E289];[.E289]+1)" office:value-type="float" office:value="216" calcext:value-type="float">
            <text:p>216</text:p>
          </table:table-cell>
          <table:table-cell table:formula="of:=[.E291]&lt;&gt;[.E2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St. Jame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91];&quot; &quot;;&quot;&quot;))=LOWER(SUBSTITUTE([.A290];&quot; &quot;;&quot;&quot;))" office:value-type="boolean" office:boolean-value="false" calcext:value-type="boolean">
            <text:p>FALSE</text:p>
          </table:table-cell>
          <table:table-cell table:formula="of:=IF(AND([.C291];NOT(ISNUMBER(SEARCH([.B291];[.D290]))));[.D290]&amp;&quot;; &quot;&amp;[.B291];[.B29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91];[.E290];[.E290]+1)" office:value-type="float" office:value="217" calcext:value-type="float">
            <text:p>217</text:p>
          </table:table-cell>
          <table:table-cell table:formula="of:=[.E292]&lt;&gt;[.E2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e Master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92];&quot; &quot;;&quot;&quot;))=LOWER(SUBSTITUTE([.A291];&quot; &quot;;&quot;&quot;))" office:value-type="boolean" office:boolean-value="false" calcext:value-type="boolean">
            <text:p>FALSE</text:p>
          </table:table-cell>
          <table:table-cell table:formula="of:=IF(AND([.C292];NOT(ISNUMBER(SEARCH([.B292];[.D291]))));[.D291]&amp;&quot;; &quot;&amp;[.B292];[.B29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92];[.E291];[.E291]+1)" office:value-type="float" office:value="218" calcext:value-type="float">
            <text:p>218</text:p>
          </table:table-cell>
          <table:table-cell table:formula="of:=[.E293]&lt;&gt;[.E2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e Master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93];&quot; &quot;;&quot;&quot;))=LOWER(SUBSTITUTE([.A292];&quot; &quot;;&quot;&quot;))" office:value-type="boolean" office:boolean-value="true" calcext:value-type="boolean">
            <text:p>TRUE</text:p>
          </table:table-cell>
          <table:table-cell table:formula="of:=IF(AND([.C293];NOT(ISNUMBER(SEARCH([.B293];[.D292]))));[.D292]&amp;&quot;; &quot;&amp;[.B293];[.B293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293];[.E292];[.E292]+1)" office:value-type="float" office:value="218" calcext:value-type="float">
            <text:p>218</text:p>
          </table:table-cell>
          <table:table-cell table:formula="of:=[.E294]&lt;&gt;[.E2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mes Mansfield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294];&quot; &quot;;&quot;&quot;))=LOWER(SUBSTITUTE([.A293];&quot; &quot;;&quot;&quot;))" office:value-type="boolean" office:boolean-value="false" calcext:value-type="boolean">
            <text:p>FALSE</text:p>
          </table:table-cell>
          <table:table-cell table:formula="of:=IF(AND([.C294];NOT(ISNUMBER(SEARCH([.B294];[.D293]))));[.D293]&amp;&quot;; &quot;&amp;[.B294];[.B29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294];[.E293];[.E293]+1)" office:value-type="float" office:value="219" calcext:value-type="float">
            <text:p>219</text:p>
          </table:table-cell>
          <table:table-cell table:formula="of:=[.E295]&lt;&gt;[.E2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mu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95];&quot; &quot;;&quot;&quot;))=LOWER(SUBSTITUTE([.A294];&quot; &quot;;&quot;&quot;))" office:value-type="boolean" office:boolean-value="false" calcext:value-type="boolean">
            <text:p>FALSE</text:p>
          </table:table-cell>
          <table:table-cell table:formula="of:=IF(AND([.C295];NOT(ISNUMBER(SEARCH([.B295];[.D294]))));[.D294]&amp;&quot;; &quot;&amp;[.B295];[.B29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95];[.E294];[.E294]+1)" office:value-type="float" office:value="220" calcext:value-type="float">
            <text:p>220</text:p>
          </table:table-cell>
          <table:table-cell table:formula="of:=[.E296]&lt;&gt;[.E2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Mali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96];&quot; &quot;;&quot;&quot;))=LOWER(SUBSTITUTE([.A295];&quot; &quot;;&quot;&quot;))" office:value-type="boolean" office:boolean-value="false" calcext:value-type="boolean">
            <text:p>FALSE</text:p>
          </table:table-cell>
          <table:table-cell table:formula="of:=IF(AND([.C296];NOT(ISNUMBER(SEARCH([.B296];[.D295]))));[.D295]&amp;&quot;; &quot;&amp;[.B296];[.B29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96];[.E295];[.E295]+1)" office:value-type="float" office:value="221" calcext:value-type="float">
            <text:p>221</text:p>
          </table:table-cell>
          <table:table-cell table:formula="of:=[.E297]&lt;&gt;[.E2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Pool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297];&quot; &quot;;&quot;&quot;))=LOWER(SUBSTITUTE([.A296];&quot; &quot;;&quot;&quot;))" office:value-type="boolean" office:boolean-value="false" calcext:value-type="boolean">
            <text:p>FALSE</text:p>
          </table:table-cell>
          <table:table-cell table:formula="of:=IF(AND([.C297];NOT(ISNUMBER(SEARCH([.B297];[.D296]))));[.D296]&amp;&quot;; &quot;&amp;[.B297];[.B29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297];[.E296];[.E296]+1)" office:value-type="float" office:value="222" calcext:value-type="float">
            <text:p>222</text:p>
          </table:table-cell>
          <table:table-cell table:formula="of:=[.E298]&lt;&gt;[.E2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Pool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298];&quot; &quot;;&quot;&quot;))=LOWER(SUBSTITUTE([.A297];&quot; &quot;;&quot;&quot;))" office:value-type="boolean" office:boolean-value="true" calcext:value-type="boolean">
            <text:p>TRUE</text:p>
          </table:table-cell>
          <table:table-cell table:formula="of:=IF(AND([.C298];NOT(ISNUMBER(SEARCH([.B298];[.D297]))));[.D297]&amp;&quot;; &quot;&amp;[.B298];[.B29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298];[.E297];[.E297]+1)" office:value-type="float" office:value="222" calcext:value-type="float">
            <text:p>222</text:p>
          </table:table-cell>
          <table:table-cell table:formula="of:=[.E299]&lt;&gt;[.E2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 Manaba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299];&quot; &quot;;&quot;&quot;))=LOWER(SUBSTITUTE([.A298];&quot; &quot;;&quot;&quot;))" office:value-type="boolean" office:boolean-value="false" calcext:value-type="boolean">
            <text:p>FALSE</text:p>
          </table:table-cell>
          <table:table-cell table:formula="of:=IF(AND([.C299];NOT(ISNUMBER(SEARCH([.B299];[.D298]))));[.D298]&amp;&quot;; &quot;&amp;[.B299];[.B29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299];[.E298];[.E298]+1)" office:value-type="float" office:value="223" calcext:value-type="float">
            <text:p>223</text:p>
          </table:table-cell>
          <table:table-cell table:formula="of:=[.E300]&lt;&gt;[.E2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e Sta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00];&quot; &quot;;&quot;&quot;))=LOWER(SUBSTITUTE([.A299];&quot; &quot;;&quot;&quot;))" office:value-type="boolean" office:boolean-value="false" calcext:value-type="boolean">
            <text:p>FALSE</text:p>
          </table:table-cell>
          <table:table-cell table:formula="of:=IF(AND([.C300];NOT(ISNUMBER(SEARCH([.B300];[.D299]))));[.D299]&amp;&quot;; &quot;&amp;[.B300];[.B30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00];[.E299];[.E299]+1)" office:value-type="float" office:value="224" calcext:value-type="float">
            <text:p>224</text:p>
          </table:table-cell>
          <table:table-cell table:formula="of:=[.E301]&lt;&gt;[.E3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y Tonic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01];&quot; &quot;;&quot;&quot;))=LOWER(SUBSTITUTE([.A300];&quot; &quot;;&quot;&quot;))" office:value-type="boolean" office:boolean-value="false" calcext:value-type="boolean">
            <text:p>FALSE</text:p>
          </table:table-cell>
          <table:table-cell table:formula="of:=IF(AND([.C301];NOT(ISNUMBER(SEARCH([.B301];[.D300]))));[.D300]&amp;&quot;; &quot;&amp;[.B301];[.B30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01];[.E300];[.E300]+1)" office:value-type="float" office:value="225" calcext:value-type="float">
            <text:p>225</text:p>
          </table:table-cell>
          <table:table-cell table:formula="of:=[.E302]&lt;&gt;[.E3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y Tonic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02];&quot; &quot;;&quot;&quot;))=LOWER(SUBSTITUTE([.A301];&quot; &quot;;&quot;&quot;))" office:value-type="boolean" office:boolean-value="true" calcext:value-type="boolean">
            <text:p>TRUE</text:p>
          </table:table-cell>
          <table:table-cell table:formula="of:=IF(AND([.C302];NOT(ISNUMBER(SEARCH([.B302];[.D301]))));[.D301]&amp;&quot;; &quot;&amp;[.B302];[.B30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02];[.E301];[.E301]+1)" office:value-type="float" office:value="225" calcext:value-type="float">
            <text:p>225</text:p>
          </table:table-cell>
          <table:table-cell table:formula="of:=[.E303]&lt;&gt;[.E3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Wild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03];&quot; &quot;;&quot;&quot;))=LOWER(SUBSTITUTE([.A302];&quot; &quot;;&quot;&quot;))" office:value-type="boolean" office:boolean-value="false" calcext:value-type="boolean">
            <text:p>FALSE</text:p>
          </table:table-cell>
          <table:table-cell table:formula="of:=IF(AND([.C303];NOT(ISNUMBER(SEARCH([.B303];[.D302]))));[.D302]&amp;&quot;; &quot;&amp;[.B303];[.B30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03];[.E302];[.E302]+1)" office:value-type="float" office:value="226" calcext:value-type="float">
            <text:p>226</text:p>
          </table:table-cell>
          <table:table-cell table:formula="of:=[.E304]&lt;&gt;[.E3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 Wild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04];&quot; &quot;;&quot;&quot;))=LOWER(SUBSTITUTE([.A303];&quot; &quot;;&quot;&quot;))" office:value-type="boolean" office:boolean-value="true" calcext:value-type="boolean">
            <text:p>TRUE</text:p>
          </table:table-cell>
          <table:table-cell table:formula="of:=IF(AND([.C304];NOT(ISNUMBER(SEARCH([.B304];[.D303]))));[.D303]&amp;&quot;; &quot;&amp;[.B304];[.B304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04];[.E303];[.E303]+1)" office:value-type="float" office:value="226" calcext:value-type="float">
            <text:p>226</text:p>
          </table:table-cell>
          <table:table-cell table:formula="of:=[.E305]&lt;&gt;[.E3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ggly Calient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05];&quot; &quot;;&quot;&quot;))=LOWER(SUBSTITUTE([.A304];&quot; &quot;;&quot;&quot;))" office:value-type="boolean" office:boolean-value="false" calcext:value-type="boolean">
            <text:p>FALSE</text:p>
          </table:table-cell>
          <table:table-cell table:formula="of:=IF(AND([.C305];NOT(ISNUMBER(SEARCH([.B305];[.D304]))));[.D304]&amp;&quot;; &quot;&amp;[.B305];[.B30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05];[.E304];[.E304]+1)" office:value-type="float" office:value="227" calcext:value-type="float">
            <text:p>227</text:p>
          </table:table-cell>
          <table:table-cell table:formula="of:=[.E306]&lt;&gt;[.E3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ggly Calient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06];&quot; &quot;;&quot;&quot;))=LOWER(SUBSTITUTE([.A305];&quot; &quot;;&quot;&quot;))" office:value-type="boolean" office:boolean-value="true" calcext:value-type="boolean">
            <text:p>TRUE</text:p>
          </table:table-cell>
          <table:table-cell table:formula="of:=IF(AND([.C306];NOT(ISNUMBER(SEARCH([.B306];[.D305]))));[.D305]&amp;&quot;; &quot;&amp;[.B306];[.B30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06];[.E305];[.E305]+1)" office:value-type="float" office:value="227" calcext:value-type="float">
            <text:p>227</text:p>
          </table:table-cell>
          <table:table-cell table:formula="of:=[.E307]&lt;&gt;[.E3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l E. Bea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07];&quot; &quot;;&quot;&quot;))=LOWER(SUBSTITUTE([.A306];&quot; &quot;;&quot;&quot;))" office:value-type="boolean" office:boolean-value="false" calcext:value-type="boolean">
            <text:p>FALSE</text:p>
          </table:table-cell>
          <table:table-cell table:formula="of:=IF(AND([.C307];NOT(ISNUMBER(SEARCH([.B307];[.D306]))));[.D306]&amp;&quot;; &quot;&amp;[.B307];[.B30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07];[.E306];[.E306]+1)" office:value-type="float" office:value="228" calcext:value-type="float">
            <text:p>228</text:p>
          </table:table-cell>
          <table:table-cell table:formula="of:=[.E308]&lt;&gt;[.E3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 Baile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08];&quot; &quot;;&quot;&quot;))=LOWER(SUBSTITUTE([.A307];&quot; &quot;;&quot;&quot;))" office:value-type="boolean" office:boolean-value="false" calcext:value-type="boolean">
            <text:p>FALSE</text:p>
          </table:table-cell>
          <table:table-cell table:formula="of:=IF(AND([.C308];NOT(ISNUMBER(SEARCH([.B308];[.D307]))));[.D307]&amp;&quot;; &quot;&amp;[.B308];[.B30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08];[.E307];[.E307]+1)" office:value-type="float" office:value="229" calcext:value-type="float">
            <text:p>229</text:p>
          </table:table-cell>
          <table:table-cell table:formula="of:=[.E309]&lt;&gt;[.E3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kx Monsoo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09];&quot; &quot;;&quot;&quot;))=LOWER(SUBSTITUTE([.A308];&quot; &quot;;&quot;&quot;))" office:value-type="boolean" office:boolean-value="false" calcext:value-type="boolean">
            <text:p>FALSE</text:p>
          </table:table-cell>
          <table:table-cell table:formula="of:=IF(AND([.C309];NOT(ISNUMBER(SEARCH([.B309];[.D308]))));[.D308]&amp;&quot;; &quot;&amp;[.B309];[.B30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09];[.E308];[.E308]+1)" office:value-type="float" office:value="230" calcext:value-type="float">
            <text:p>230</text:p>
          </table:table-cell>
          <table:table-cell table:formula="of:=[.E310]&lt;&gt;[.E3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kx Monso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10];&quot; &quot;;&quot;&quot;))=LOWER(SUBSTITUTE([.A309];&quot; &quot;;&quot;&quot;))" office:value-type="boolean" office:boolean-value="true" calcext:value-type="boolean">
            <text:p>TRUE</text:p>
          </table:table-cell>
          <table:table-cell table:formula="of:=IF(AND([.C310];NOT(ISNUMBER(SEARCH([.B310];[.D309]))));[.D309]&amp;&quot;; &quot;&amp;[.B310];[.B310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10];[.E309];[.E309]+1)" office:value-type="float" office:value="230" calcext:value-type="float">
            <text:p>230</text:p>
          </table:table-cell>
          <table:table-cell table:formula="of:=[.E311]&lt;&gt;[.E3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an Jett Black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11];&quot; &quot;;&quot;&quot;))=LOWER(SUBSTITUTE([.A310];&quot; &quot;;&quot;&quot;))" office:value-type="boolean" office:boolean-value="false" calcext:value-type="boolean">
            <text:p>FALSE</text:p>
          </table:table-cell>
          <table:table-cell table:formula="of:=IF(AND([.C311];NOT(ISNUMBER(SEARCH([.B311];[.D310]))));[.D310]&amp;&quot;; &quot;&amp;[.B311];[.B311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311];[.E310];[.E310]+1)" office:value-type="float" office:value="231" calcext:value-type="float">
            <text:p>231</text:p>
          </table:table-cell>
          <table:table-cell table:formula="of:=[.E312]&lt;&gt;[.E3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an Jett Blakk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12];&quot; &quot;;&quot;&quot;))=LOWER(SUBSTITUTE([.A311];&quot; &quot;;&quot;&quot;))" office:value-type="boolean" office:boolean-value="false" calcext:value-type="boolean">
            <text:p>FALSE</text:p>
          </table:table-cell>
          <table:table-cell table:formula="of:=IF(AND([.C312];NOT(ISNUMBER(SEARCH([.B312];[.D311]))));[.D311]&amp;&quot;; &quot;&amp;[.B312];[.B31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12];[.E311];[.E311]+1)" office:value-type="float" office:value="232" calcext:value-type="float">
            <text:p>232</text:p>
          </table:table-cell>
          <table:table-cell table:formula="of:=[.E313]&lt;&gt;[.E3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y Aria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13];&quot; &quot;;&quot;&quot;))=LOWER(SUBSTITUTE([.A312];&quot; &quot;;&quot;&quot;))" office:value-type="boolean" office:boolean-value="false" calcext:value-type="boolean">
            <text:p>FALSE</text:p>
          </table:table-cell>
          <table:table-cell table:formula="of:=IF(AND([.C313];NOT(ISNUMBER(SEARCH([.B313];[.D312]))));[.D312]&amp;&quot;; &quot;&amp;[.B313];[.B31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13];[.E312];[.E312]+1)" office:value-type="float" office:value="233" calcext:value-type="float">
            <text:p>233</text:p>
          </table:table-cell>
          <table:table-cell table:formula="of:=[.E314]&lt;&gt;[.E3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lyn Fox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14];&quot; &quot;;&quot;&quot;))=LOWER(SUBSTITUTE([.A313];&quot; &quot;;&quot;&quot;))" office:value-type="boolean" office:boolean-value="false" calcext:value-type="boolean">
            <text:p>FALSE</text:p>
          </table:table-cell>
          <table:table-cell table:formula="of:=IF(AND([.C314];NOT(ISNUMBER(SEARCH([.B314];[.D313]))));[.D313]&amp;&quot;; &quot;&amp;[.B314];[.B31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14];[.E313];[.E313]+1)" office:value-type="float" office:value="234" calcext:value-type="float">
            <text:p>234</text:p>
          </table:table-cell>
          <table:table-cell table:formula="of:=[.E315]&lt;&gt;[.E3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onditi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15];&quot; &quot;;&quot;&quot;))=LOWER(SUBSTITUTE([.A314];&quot; &quot;;&quot;&quot;))" office:value-type="boolean" office:boolean-value="false" calcext:value-type="boolean">
            <text:p>FALSE</text:p>
          </table:table-cell>
          <table:table-cell table:formula="of:=IF(AND([.C315];NOT(ISNUMBER(SEARCH([.B315];[.D314]))));[.D314]&amp;&quot;; &quot;&amp;[.B315];[.B31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15];[.E314];[.E314]+1)" office:value-type="float" office:value="235" calcext:value-type="float">
            <text:p>235</text:p>
          </table:table-cell>
          <table:table-cell table:formula="of:=[.E316]&lt;&gt;[.E3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Nightstan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16];&quot; &quot;;&quot;&quot;))=LOWER(SUBSTITUTE([.A315];&quot; &quot;;&quot;&quot;))" office:value-type="boolean" office:boolean-value="false" calcext:value-type="boolean">
            <text:p>FALSE</text:p>
          </table:table-cell>
          <table:table-cell table:formula="of:=IF(AND([.C316];NOT(ISNUMBER(SEARCH([.B316];[.D315]))));[.D315]&amp;&quot;; &quot;&amp;[.B316];[.B31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16];[.E315];[.E315]+1)" office:value-type="float" office:value="236" calcext:value-type="float">
            <text:p>236</text:p>
          </table:table-cell>
          <table:table-cell table:formula="of:=[.E317]&lt;&gt;[.E3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Nightstand Amanda Peon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17];&quot; &quot;;&quot;&quot;))=LOWER(SUBSTITUTE([.A316];&quot; &quot;;&quot;&quot;))" office:value-type="boolean" office:boolean-value="false" calcext:value-type="boolean">
            <text:p>FALSE</text:p>
          </table:table-cell>
          <table:table-cell table:formula="of:=IF(AND([.C317];NOT(ISNUMBER(SEARCH([.B317];[.D316]))));[.D316]&amp;&quot;; &quot;&amp;[.B317];[.B317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317];[.E316];[.E316]+1)" office:value-type="float" office:value="237" calcext:value-type="float">
            <text:p>237</text:p>
          </table:table-cell>
          <table:table-cell table:formula="of:=[.E318]&lt;&gt;[.E3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jubee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18];&quot; &quot;;&quot;&quot;))=LOWER(SUBSTITUTE([.A317];&quot; &quot;;&quot;&quot;))" office:value-type="boolean" office:boolean-value="false" calcext:value-type="boolean">
            <text:p>FALSE</text:p>
          </table:table-cell>
          <table:table-cell table:formula="of:=IF(AND([.C318];NOT(ISNUMBER(SEARCH([.B318];[.D317]))));[.D317]&amp;&quot;; &quot;&amp;[.B318];[.B31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18];[.E317];[.E317]+1)" office:value-type="float" office:value="238" calcext:value-type="float">
            <text:p>238</text:p>
          </table:table-cell>
          <table:table-cell table:formula="of:=[.E319]&lt;&gt;[.E3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jube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19];&quot; &quot;;&quot;&quot;))=LOWER(SUBSTITUTE([.A318];&quot; &quot;;&quot;&quot;))" office:value-type="boolean" office:boolean-value="true" calcext:value-type="boolean">
            <text:p>TRUE</text:p>
          </table:table-cell>
          <table:table-cell table:formula="of:=IF(AND([.C319];NOT(ISNUMBER(SEARCH([.B319];[.D318]))));[.D318]&amp;&quot;; &quot;&amp;[.B319];[.B31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19];[.E318];[.E318]+1)" office:value-type="float" office:value="238" calcext:value-type="float">
            <text:p>238</text:p>
          </table:table-cell>
          <table:table-cell table:formula="of:=[.E320]&lt;&gt;[.E3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jube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20];&quot; &quot;;&quot;&quot;))=LOWER(SUBSTITUTE([.A319];&quot; &quot;;&quot;&quot;))" office:value-type="boolean" office:boolean-value="true" calcext:value-type="boolean">
            <text:p>TRUE</text:p>
          </table:table-cell>
          <table:table-cell table:formula="of:=IF(AND([.C320];NOT(ISNUMBER(SEARCH([.B320];[.D319]))));[.D319]&amp;&quot;; &quot;&amp;[.B320];[.B32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20];[.E319];[.E319]+1)" office:value-type="float" office:value="238" calcext:value-type="float">
            <text:p>238</text:p>
          </table:table-cell>
          <table:table-cell table:formula="of:=[.E321]&lt;&gt;[.E3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jube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21];&quot; &quot;;&quot;&quot;))=LOWER(SUBSTITUTE([.A320];&quot; &quot;;&quot;&quot;))" office:value-type="boolean" office:boolean-value="true" calcext:value-type="boolean">
            <text:p>TRUE</text:p>
          </table:table-cell>
          <table:table-cell table:formula="of:=IF(AND([.C321];NOT(ISNUMBER(SEARCH([.B321];[.D320]))));[.D320]&amp;&quot;; &quot;&amp;[.B321];[.B321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21];[.E320];[.E320]+1)" office:value-type="float" office:value="238" calcext:value-type="float">
            <text:p>238</text:p>
          </table:table-cell>
          <table:table-cell table:formula="of:=[.E322]&lt;&gt;[.E3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Elting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22];&quot; &quot;;&quot;&quot;))=LOWER(SUBSTITUTE([.A321];&quot; &quot;;&quot;&quot;))" office:value-type="boolean" office:boolean-value="false" calcext:value-type="boolean">
            <text:p>FALSE</text:p>
          </table:table-cell>
          <table:table-cell table:formula="of:=IF(AND([.C322];NOT(ISNUMBER(SEARCH([.B322];[.D321]))));[.D321]&amp;&quot;; &quot;&amp;[.B322];[.B32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22];[.E321];[.E321]+1)" office:value-type="float" office:value="239" calcext:value-type="float">
            <text:p>239</text:p>
          </table:table-cell>
          <table:table-cell table:formula="of:=[.E323]&lt;&gt;[.E3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Bug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23];&quot; &quot;;&quot;&quot;))=LOWER(SUBSTITUTE([.A322];&quot; &quot;;&quot;&quot;))" office:value-type="boolean" office:boolean-value="false" calcext:value-type="boolean">
            <text:p>FALSE</text:p>
          </table:table-cell>
          <table:table-cell table:formula="of:=IF(AND([.C323];NOT(ISNUMBER(SEARCH([.B323];[.D322]))));[.D322]&amp;&quot;; &quot;&amp;[.B323];[.B32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23];[.E322];[.E322]+1)" office:value-type="float" office:value="240" calcext:value-type="float">
            <text:p>240</text:p>
          </table:table-cell>
          <table:table-cell table:formula="of:=[.E324]&lt;&gt;[.E3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orie Karbdashian William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24];&quot; &quot;;&quot;&quot;))=LOWER(SUBSTITUTE([.A323];&quot; &quot;;&quot;&quot;))" office:value-type="boolean" office:boolean-value="false" calcext:value-type="boolean">
            <text:p>FALSE</text:p>
          </table:table-cell>
          <table:table-cell table:formula="of:=IF(AND([.C324];NOT(ISNUMBER(SEARCH([.B324];[.D323]))));[.D323]&amp;&quot;; &quot;&amp;[.B324];[.B32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24];[.E323];[.E323]+1)" office:value-type="float" office:value="241" calcext:value-type="float">
            <text:p>241</text:p>
          </table:table-cell>
          <table:table-cell table:formula="of:=[.E325]&lt;&gt;[.E3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eron Michael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25];&quot; &quot;;&quot;&quot;))=LOWER(SUBSTITUTE([.A324];&quot; &quot;;&quot;&quot;))" office:value-type="boolean" office:boolean-value="false" calcext:value-type="boolean">
            <text:p>FALSE</text:p>
          </table:table-cell>
          <table:table-cell table:formula="of:=IF(AND([.C325];NOT(ISNUMBER(SEARCH([.B325];[.D324]))));[.D324]&amp;&quot;; &quot;&amp;[.B325];[.B32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25];[.E324];[.E324]+1)" office:value-type="float" office:value="242" calcext:value-type="float">
            <text:p>242</text:p>
          </table:table-cell>
          <table:table-cell table:formula="of:=[.E326]&lt;&gt;[.E3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dy Ho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26];&quot; &quot;;&quot;&quot;))=LOWER(SUBSTITUTE([.A325];&quot; &quot;;&quot;&quot;))" office:value-type="boolean" office:boolean-value="false" calcext:value-type="boolean">
            <text:p>FALSE</text:p>
          </table:table-cell>
          <table:table-cell table:formula="of:=IF(AND([.C326];NOT(ISNUMBER(SEARCH([.B326];[.D325]))));[.D325]&amp;&quot;; &quot;&amp;[.B326];[.B32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26];[.E325];[.E325]+1)" office:value-type="float" office:value="243" calcext:value-type="float">
            <text:p>243</text:p>
          </table:table-cell>
          <table:table-cell table:formula="of:=[.E327]&lt;&gt;[.E3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 Carpenteri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27];&quot; &quot;;&quot;&quot;))=LOWER(SUBSTITUTE([.A326];&quot; &quot;;&quot;&quot;))" office:value-type="boolean" office:boolean-value="false" calcext:value-type="boolean">
            <text:p>FALSE</text:p>
          </table:table-cell>
          <table:table-cell table:formula="of:=IF(AND([.C327];NOT(ISNUMBER(SEARCH([.B327];[.D326]))));[.D326]&amp;&quot;; &quot;&amp;[.B327];[.B32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27];[.E326];[.E326]+1)" office:value-type="float" office:value="244" calcext:value-type="float">
            <text:p>244</text:p>
          </table:table-cell>
          <table:table-cell table:formula="of:=[.E328]&lt;&gt;[.E3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 Carpenteria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28];&quot; &quot;;&quot;&quot;))=LOWER(SUBSTITUTE([.A327];&quot; &quot;;&quot;&quot;))" office:value-type="boolean" office:boolean-value="true" calcext:value-type="boolean">
            <text:p>TRUE</text:p>
          </table:table-cell>
          <table:table-cell table:formula="of:=IF(AND([.C328];NOT(ISNUMBER(SEARCH([.B328];[.D327]))));[.D327]&amp;&quot;; &quot;&amp;[.B328];[.B32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28];[.E327];[.E327]+1)" office:value-type="float" office:value="244" calcext:value-type="float">
            <text:p>244</text:p>
          </table:table-cell>
          <table:table-cell table:formula="of:=[.E329]&lt;&gt;[.E3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y Did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29];&quot; &quot;;&quot;&quot;))=LOWER(SUBSTITUTE([.A328];&quot; &quot;;&quot;&quot;))" office:value-type="boolean" office:boolean-value="false" calcext:value-type="boolean">
            <text:p>FALSE</text:p>
          </table:table-cell>
          <table:table-cell table:formula="of:=IF(AND([.C329];NOT(ISNUMBER(SEARCH([.B329];[.D328]))));[.D328]&amp;&quot;; &quot;&amp;[.B329];[.B32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29];[.E328];[.E328]+1)" office:value-type="float" office:value="245" calcext:value-type="float">
            <text:p>245</text:p>
          </table:table-cell>
          <table:table-cell table:formula="of:=[.E330]&lt;&gt;[.E3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y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30];&quot; &quot;;&quot;&quot;))=LOWER(SUBSTITUTE([.A329];&quot; &quot;;&quot;&quot;))" office:value-type="boolean" office:boolean-value="false" calcext:value-type="boolean">
            <text:p>FALSE</text:p>
          </table:table-cell>
          <table:table-cell table:formula="of:=IF(AND([.C330];NOT(ISNUMBER(SEARCH([.B330];[.D329]))));[.D329]&amp;&quot;; &quot;&amp;[.B330];[.B33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30];[.E329];[.E329]+1)" office:value-type="float" office:value="246" calcext:value-type="float">
            <text:p>246</text:p>
          </table:table-cell>
          <table:table-cell table:formula="of:=[.E331]&lt;&gt;[.E3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ya Zamolodchikov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31];&quot; &quot;;&quot;&quot;))=LOWER(SUBSTITUTE([.A330];&quot; &quot;;&quot;&quot;))" office:value-type="boolean" office:boolean-value="false" calcext:value-type="boolean">
            <text:p>FALSE</text:p>
          </table:table-cell>
          <table:table-cell table:formula="of:=IF(AND([.C331];NOT(ISNUMBER(SEARCH([.B331];[.D330]))));[.D330]&amp;&quot;; &quot;&amp;[.B331];[.B33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31];[.E330];[.E330]+1)" office:value-type="float" office:value="247" calcext:value-type="float">
            <text:p>247</text:p>
          </table:table-cell>
          <table:table-cell table:formula="of:=[.E332]&lt;&gt;[.E3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ya Zamolodchikov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32];&quot; &quot;;&quot;&quot;))=LOWER(SUBSTITUTE([.A331];&quot; &quot;;&quot;&quot;))" office:value-type="boolean" office:boolean-value="true" calcext:value-type="boolean">
            <text:p>TRUE</text:p>
          </table:table-cell>
          <table:table-cell table:formula="of:=IF(AND([.C332];NOT(ISNUMBER(SEARCH([.B332];[.D331]))));[.D331]&amp;&quot;; &quot;&amp;[.B332];[.B33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32];[.E331];[.E331]+1)" office:value-type="float" office:value="247" calcext:value-type="float">
            <text:p>247</text:p>
          </table:table-cell>
          <table:table-cell table:formula="of:=[.E333]&lt;&gt;[.E3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 Puerc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33];&quot; &quot;;&quot;&quot;))=LOWER(SUBSTITUTE([.A332];&quot; &quot;;&quot;&quot;))" office:value-type="boolean" office:boolean-value="false" calcext:value-type="boolean">
            <text:p>FALSE</text:p>
          </table:table-cell>
          <table:table-cell table:formula="of:=IF(AND([.C333];NOT(ISNUMBER(SEARCH([.B333];[.D332]))));[.D332]&amp;&quot;; &quot;&amp;[.B333];[.B33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33];[.E332];[.E332]+1)" office:value-type="float" office:value="248" calcext:value-type="float">
            <text:p>248</text:p>
          </table:table-cell>
          <table:table-cell table:formula="of:=[.E334]&lt;&gt;[.E3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e Sedi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34];&quot; &quot;;&quot;&quot;))=LOWER(SUBSTITUTE([.A333];&quot; &quot;;&quot;&quot;))" office:value-type="boolean" office:boolean-value="false" calcext:value-type="boolean">
            <text:p>FALSE</text:p>
          </table:table-cell>
          <table:table-cell table:formula="of:=IF(AND([.C334];NOT(ISNUMBER(SEARCH([.B334];[.D333]))));[.D333]&amp;&quot;; &quot;&amp;[.B334];[.B33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34];[.E333];[.E333]+1)" office:value-type="float" office:value="249" calcext:value-type="float">
            <text:p>249</text:p>
          </table:table-cell>
          <table:table-cell table:formula="of:=[.E335]&lt;&gt;[.E3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e Wy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35];&quot; &quot;;&quot;&quot;))=LOWER(SUBSTITUTE([.A334];&quot; &quot;;&quot;&quot;))" office:value-type="boolean" office:boolean-value="false" calcext:value-type="boolean">
            <text:p>FALSE</text:p>
          </table:table-cell>
          <table:table-cell table:formula="of:=IF(AND([.C335];NOT(ISNUMBER(SEARCH([.B335];[.D334]))));[.D334]&amp;&quot;; &quot;&amp;[.B335];[.B33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35];[.E334];[.E334]+1)" office:value-type="float" office:value="250" calcext:value-type="float">
            <text:p>250</text:p>
          </table:table-cell>
          <table:table-cell table:formula="of:=[.E336]&lt;&gt;[.E3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e Wy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36];&quot; &quot;;&quot;&quot;))=LOWER(SUBSTITUTE([.A335];&quot; &quot;;&quot;&quot;))" office:value-type="boolean" office:boolean-value="true" calcext:value-type="boolean">
            <text:p>TRUE</text:p>
          </table:table-cell>
          <table:table-cell table:formula="of:=IF(AND([.C336];NOT(ISNUMBER(SEARCH([.B336];[.D335]))));[.D335]&amp;&quot;; &quot;&amp;[.B336];[.B336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36];[.E335];[.E335]+1)" office:value-type="float" office:value="250" calcext:value-type="float">
            <text:p>250</text:p>
          </table:table-cell>
          <table:table-cell table:formula="of:=[.E337]&lt;&gt;[.E3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ha Mya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37];&quot; &quot;;&quot;&quot;))=LOWER(SUBSTITUTE([.A336];&quot; &quot;;&quot;&quot;))" office:value-type="boolean" office:boolean-value="false" calcext:value-type="boolean">
            <text:p>FALSE</text:p>
          </table:table-cell>
          <table:table-cell table:formula="of:=IF(AND([.C337];NOT(ISNUMBER(SEARCH([.B337];[.D336]))));[.D336]&amp;&quot;; &quot;&amp;[.B337];[.B33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37];[.E336];[.E336]+1)" office:value-type="float" office:value="251" calcext:value-type="float">
            <text:p>251</text:p>
          </table:table-cell>
          <table:table-cell table:formula="of:=[.E338]&lt;&gt;[.E3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38];&quot; &quot;;&quot;&quot;))=LOWER(SUBSTITUTE([.A337];&quot; &quot;;&quot;&quot;))" office:value-type="boolean" office:boolean-value="false" calcext:value-type="boolean">
            <text:p>FALSE</text:p>
          </table:table-cell>
          <table:table-cell table:formula="of:=IF(AND([.C338];NOT(ISNUMBER(SEARCH([.B338];[.D337]))));[.D337]&amp;&quot;; &quot;&amp;[.B338];[.B33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38];[.E337];[.E337]+1)" office:value-type="float" office:value="252" calcext:value-type="float">
            <text:p>252</text:p>
          </table:table-cell>
          <table:table-cell table:formula="of:=[.E339]&lt;&gt;[.E3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Mantl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39];&quot; &quot;;&quot;&quot;))=LOWER(SUBSTITUTE([.A338];&quot; &quot;;&quot;&quot;))" office:value-type="boolean" office:boolean-value="false" calcext:value-type="boolean">
            <text:p>FALSE</text:p>
          </table:table-cell>
          <table:table-cell table:formula="of:=IF(AND([.C339];NOT(ISNUMBER(SEARCH([.B339];[.D338]))));[.D338]&amp;&quot;; &quot;&amp;[.B339];[.B33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39];[.E338];[.E338]+1)" office:value-type="float" office:value="253" calcext:value-type="float">
            <text:p>253</text:p>
          </table:table-cell>
          <table:table-cell table:formula="of:=[.E340]&lt;&gt;[.E3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Mantl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40];&quot; &quot;;&quot;&quot;))=LOWER(SUBSTITUTE([.A339];&quot; &quot;;&quot;&quot;))" office:value-type="boolean" office:boolean-value="true" calcext:value-type="boolean">
            <text:p>TRUE</text:p>
          </table:table-cell>
          <table:table-cell table:formula="of:=IF(AND([.C340];NOT(ISNUMBER(SEARCH([.B340];[.D339]))));[.D339]&amp;&quot;; &quot;&amp;[.B340];[.B340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40];[.E339];[.E339]+1)" office:value-type="float" office:value="253" calcext:value-type="float">
            <text:p>253</text:p>
          </table:table-cell>
          <table:table-cell table:formula="of:=[.E341]&lt;&gt;[.E3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dy Davenpor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41];&quot; &quot;;&quot;&quot;))=LOWER(SUBSTITUTE([.A340];&quot; &quot;;&quot;&quot;))" office:value-type="boolean" office:boolean-value="false" calcext:value-type="boolean">
            <text:p>FALSE</text:p>
          </table:table-cell>
          <table:table-cell table:formula="of:=IF(AND([.C341];NOT(ISNUMBER(SEARCH([.B341];[.D340]))));[.D340]&amp;&quot;; &quot;&amp;[.B341];[.B34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41];[.E340];[.E340]+1)" office:value-type="float" office:value="254" calcext:value-type="float">
            <text:p>254</text:p>
          </table:table-cell>
          <table:table-cell table:formula="of:=[.E342]&lt;&gt;[.E3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dy Davenpor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42];&quot; &quot;;&quot;&quot;))=LOWER(SUBSTITUTE([.A341];&quot; &quot;;&quot;&quot;))" office:value-type="boolean" office:boolean-value="true" calcext:value-type="boolean">
            <text:p>TRUE</text:p>
          </table:table-cell>
          <table:table-cell table:formula="of:=IF(AND([.C342];NOT(ISNUMBER(SEARCH([.B342];[.D341]))));[.D341]&amp;&quot;; &quot;&amp;[.B342];[.B34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42];[.E341];[.E341]+1)" office:value-type="float" office:value="254" calcext:value-type="float">
            <text:p>254</text:p>
          </table:table-cell>
          <table:table-cell table:formula="of:=[.E343]&lt;&gt;[.E3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dy Davenpor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43];&quot; &quot;;&quot;&quot;))=LOWER(SUBSTITUTE([.A342];&quot; &quot;;&quot;&quot;))" office:value-type="boolean" office:boolean-value="true" calcext:value-type="boolean">
            <text:p>TRUE</text:p>
          </table:table-cell>
          <table:table-cell table:formula="of:=IF(AND([.C343];NOT(ISNUMBER(SEARCH([.B343];[.D342]))));[.D342]&amp;&quot;; &quot;&amp;[.B343];[.B343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43];[.E342];[.E342]+1)" office:value-type="float" office:value="254" calcext:value-type="float">
            <text:p>254</text:p>
          </table:table-cell>
          <table:table-cell table:formula="of:=[.E344]&lt;&gt;[.E3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ya Michael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44];&quot; &quot;;&quot;&quot;))=LOWER(SUBSTITUTE([.A343];&quot; &quot;;&quot;&quot;))" office:value-type="boolean" office:boolean-value="false" calcext:value-type="boolean">
            <text:p>FALSE</text:p>
          </table:table-cell>
          <table:table-cell table:formula="of:=IF(AND([.C344];NOT(ISNUMBER(SEARCH([.B344];[.D343]))));[.D343]&amp;&quot;; &quot;&amp;[.B344];[.B34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44];[.E343];[.E343]+1)" office:value-type="float" office:value="255" calcext:value-type="float">
            <text:p>255</text:p>
          </table:table-cell>
          <table:table-cell table:formula="of:=[.E345]&lt;&gt;[.E3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Avianc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45];&quot; &quot;;&quot;&quot;))=LOWER(SUBSTITUTE([.A344];&quot; &quot;;&quot;&quot;))" office:value-type="boolean" office:boolean-value="false" calcext:value-type="boolean">
            <text:p>FALSE</text:p>
          </table:table-cell>
          <table:table-cell table:formula="of:=IF(AND([.C345];NOT(ISNUMBER(SEARCH([.B345];[.D344]))));[.D344]&amp;&quot;; &quot;&amp;[.B345];[.B34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45];[.E344];[.E344]+1)" office:value-type="float" office:value="256" calcext:value-type="float">
            <text:p>256</text:p>
          </table:table-cell>
          <table:table-cell table:formula="of:=[.E346]&lt;&gt;[.E3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Kirkwood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46];&quot; &quot;;&quot;&quot;))=LOWER(SUBSTITUTE([.A345];&quot; &quot;;&quot;&quot;))" office:value-type="boolean" office:boolean-value="false" calcext:value-type="boolean">
            <text:p>FALSE</text:p>
          </table:table-cell>
          <table:table-cell table:formula="of:=IF(AND([.C346];NOT(ISNUMBER(SEARCH([.B346];[.D345]))));[.D345]&amp;&quot;; &quot;&amp;[.B346];[.B34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46];[.E345];[.E345]+1)" office:value-type="float" office:value="257" calcext:value-type="float">
            <text:p>257</text:p>
          </table:table-cell>
          <table:table-cell table:formula="of:=[.E347]&lt;&gt;[.E3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ki DuRan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47];&quot; &quot;;&quot;&quot;))=LOWER(SUBSTITUTE([.A346];&quot; &quot;;&quot;&quot;))" office:value-type="boolean" office:boolean-value="false" calcext:value-type="boolean">
            <text:p>FALSE</text:p>
          </table:table-cell>
          <table:table-cell table:formula="of:=IF(AND([.C347];NOT(ISNUMBER(SEARCH([.B347];[.D346]))));[.D346]&amp;&quot;; &quot;&amp;[.B347];[.B34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47];[.E346];[.E346]+1)" office:value-type="float" office:value="258" calcext:value-type="float">
            <text:p>258</text:p>
          </table:table-cell>
          <table:table-cell table:formula="of:=[.E348]&lt;&gt;[.E3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Chi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48];&quot; &quot;;&quot;&quot;))=LOWER(SUBSTITUTE([.A347];&quot; &quot;;&quot;&quot;))" office:value-type="boolean" office:boolean-value="false" calcext:value-type="boolean">
            <text:p>FALSE</text:p>
          </table:table-cell>
          <table:table-cell table:formula="of:=IF(AND([.C348];NOT(ISNUMBER(SEARCH([.B348];[.D347]))));[.D347]&amp;&quot;; &quot;&amp;[.B348];[.B34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48];[.E347];[.E347]+1)" office:value-type="float" office:value="259" calcext:value-type="float">
            <text:p>259</text:p>
          </table:table-cell>
          <table:table-cell table:formula="of:=[.E349]&lt;&gt;[.E3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Chi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49];&quot; &quot;;&quot;&quot;))=LOWER(SUBSTITUTE([.A348];&quot; &quot;;&quot;&quot;))" office:value-type="boolean" office:boolean-value="true" calcext:value-type="boolean">
            <text:p>TRUE</text:p>
          </table:table-cell>
          <table:table-cell table:formula="of:=IF(AND([.C349];NOT(ISNUMBER(SEARCH([.B349];[.D348]))));[.D348]&amp;&quot;; &quot;&amp;[.B349];[.B34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49];[.E348];[.E348]+1)" office:value-type="float" office:value="259" calcext:value-type="float">
            <text:p>259</text:p>
          </table:table-cell>
          <table:table-cell table:formula="of:=[.E350]&lt;&gt;[.E3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ora Blac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50];&quot; &quot;;&quot;&quot;))=LOWER(SUBSTITUTE([.A349];&quot; &quot;;&quot;&quot;))" office:value-type="boolean" office:boolean-value="false" calcext:value-type="boolean">
            <text:p>FALSE</text:p>
          </table:table-cell>
          <table:table-cell table:formula="of:=IF(AND([.C350];NOT(ISNUMBER(SEARCH([.B350];[.D349]))));[.D349]&amp;&quot;; &quot;&amp;[.B350];[.B35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50];[.E349];[.E349]+1)" office:value-type="float" office:value="260" calcext:value-type="float">
            <text:p>260</text:p>
          </table:table-cell>
          <table:table-cell table:formula="of:=[.E351]&lt;&gt;[.E3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Kabood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51];&quot; &quot;;&quot;&quot;))=LOWER(SUBSTITUTE([.A350];&quot; &quot;;&quot;&quot;))" office:value-type="boolean" office:boolean-value="false" calcext:value-type="boolean">
            <text:p>FALSE</text:p>
          </table:table-cell>
          <table:table-cell table:formula="of:=IF(AND([.C351];NOT(ISNUMBER(SEARCH([.B351];[.D350]))));[.D350]&amp;&quot;; &quot;&amp;[.B351];[.B35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51];[.E350];[.E350]+1)" office:value-type="float" office:value="261" calcext:value-type="float">
            <text:p>261</text:p>
          </table:table-cell>
          <table:table-cell table:formula="of:=[.E352]&lt;&gt;[.E3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Kaboodl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52];&quot; &quot;;&quot;&quot;))=LOWER(SUBSTITUTE([.A351];&quot; &quot;;&quot;&quot;))" office:value-type="boolean" office:boolean-value="true" calcext:value-type="boolean">
            <text:p>TRUE</text:p>
          </table:table-cell>
          <table:table-cell table:formula="of:=IF(AND([.C352];NOT(ISNUMBER(SEARCH([.B352];[.D351]))));[.D351]&amp;&quot;; &quot;&amp;[.B352];[.B35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52];[.E351];[.E351]+1)" office:value-type="float" office:value="261" calcext:value-type="float">
            <text:p>261</text:p>
          </table:table-cell>
          <table:table-cell table:formula="of:=[.E353]&lt;&gt;[.E3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y Litt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53];&quot; &quot;;&quot;&quot;))=LOWER(SUBSTITUTE([.A352];&quot; &quot;;&quot;&quot;))" office:value-type="boolean" office:boolean-value="false" calcext:value-type="boolean">
            <text:p>FALSE</text:p>
          </table:table-cell>
          <table:table-cell table:formula="of:=IF(AND([.C353];NOT(ISNUMBER(SEARCH([.B353];[.D352]))));[.D352]&amp;&quot;; &quot;&amp;[.B353];[.B35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53];[.E352];[.E352]+1)" office:value-type="float" office:value="262" calcext:value-type="float">
            <text:p>262</text:p>
          </table:table-cell>
          <table:table-cell table:formula="of:=[.E354]&lt;&gt;[.E3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y Por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54];&quot; &quot;;&quot;&quot;))=LOWER(SUBSTITUTE([.A353];&quot; &quot;;&quot;&quot;))" office:value-type="boolean" office:boolean-value="false" calcext:value-type="boolean">
            <text:p>FALSE</text:p>
          </table:table-cell>
          <table:table-cell table:formula="of:=IF(AND([.C354];NOT(ISNUMBER(SEARCH([.B354];[.D353]))));[.D353]&amp;&quot;; &quot;&amp;[.B354];[.B35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54];[.E353];[.E353]+1)" office:value-type="float" office:value="263" calcext:value-type="float">
            <text:p>263</text:p>
          </table:table-cell>
          <table:table-cell table:formula="of:=[.E355]&lt;&gt;[.E3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y Bunn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55];&quot; &quot;;&quot;&quot;))=LOWER(SUBSTITUTE([.A354];&quot; &quot;;&quot;&quot;))" office:value-type="boolean" office:boolean-value="false" calcext:value-type="boolean">
            <text:p>FALSE</text:p>
          </table:table-cell>
          <table:table-cell table:formula="of:=IF(AND([.C355];NOT(ISNUMBER(SEARCH([.B355];[.D354]))));[.D354]&amp;&quot;; &quot;&amp;[.B355];[.B35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55];[.E354];[.E354]+1)" office:value-type="float" office:value="264" calcext:value-type="float">
            <text:p>264</text:p>
          </table:table-cell>
          <table:table-cell table:formula="of:=[.E356]&lt;&gt;[.E3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y Clover Hone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56];&quot; &quot;;&quot;&quot;))=LOWER(SUBSTITUTE([.A355];&quot; &quot;;&quot;&quot;))" office:value-type="boolean" office:boolean-value="false" calcext:value-type="boolean">
            <text:p>FALSE</text:p>
          </table:table-cell>
          <table:table-cell table:formula="of:=IF(AND([.C356];NOT(ISNUMBER(SEARCH([.B356];[.D355]))));[.D355]&amp;&quot;; &quot;&amp;[.B356];[.B35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56];[.E355];[.E355]+1)" office:value-type="float" office:value="265" calcext:value-type="float">
            <text:p>265</text:p>
          </table:table-cell>
          <table:table-cell table:formula="of:=[.E357]&lt;&gt;[.E3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y White Swallow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57];&quot; &quot;;&quot;&quot;))=LOWER(SUBSTITUTE([.A356];&quot; &quot;;&quot;&quot;))" office:value-type="boolean" office:boolean-value="false" calcext:value-type="boolean">
            <text:p>FALSE</text:p>
          </table:table-cell>
          <table:table-cell table:formula="of:=IF(AND([.C357];NOT(ISNUMBER(SEARCH([.B357];[.D356]))));[.D356]&amp;&quot;; &quot;&amp;[.B357];[.B35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57];[.E356];[.E356]+1)" office:value-type="float" office:value="266" calcext:value-type="float">
            <text:p>266</text:p>
          </table:table-cell>
          <table:table-cell table:formula="of:=[.E358]&lt;&gt;[.E3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anja Estranj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58];&quot; &quot;;&quot;&quot;))=LOWER(SUBSTITUTE([.A357];&quot; &quot;;&quot;&quot;))" office:value-type="boolean" office:boolean-value="false" calcext:value-type="boolean">
            <text:p>FALSE</text:p>
          </table:table-cell>
          <table:table-cell table:formula="of:=IF(AND([.C358];NOT(ISNUMBER(SEARCH([.B358];[.D357]))));[.D357]&amp;&quot;; &quot;&amp;[.B358];[.B35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58];[.E357];[.E357]+1)" office:value-type="float" office:value="267" calcext:value-type="float">
            <text:p>267</text:p>
          </table:table-cell>
          <table:table-cell table:formula="of:=[.E359]&lt;&gt;[.E3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anja Estranj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59];&quot; &quot;;&quot;&quot;))=LOWER(SUBSTITUTE([.A358];&quot; &quot;;&quot;&quot;))" office:value-type="boolean" office:boolean-value="true" calcext:value-type="boolean">
            <text:p>TRUE</text:p>
          </table:table-cell>
          <table:table-cell table:formula="of:=IF(AND([.C359];NOT(ISNUMBER(SEARCH([.B359];[.D358]))));[.D358]&amp;&quot;; &quot;&amp;[.B359];[.B35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59];[.E358];[.E358]+1)" office:value-type="float" office:value="267" calcext:value-type="float">
            <text:p>267</text:p>
          </table:table-cell>
          <table:table-cell table:formula="of:=[.E360]&lt;&gt;[.E3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la McQuee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60];&quot; &quot;;&quot;&quot;))=LOWER(SUBSTITUTE([.A359];&quot; &quot;;&quot;&quot;))" office:value-type="boolean" office:boolean-value="false" calcext:value-type="boolean">
            <text:p>FALSE</text:p>
          </table:table-cell>
          <table:table-cell table:formula="of:=IF(AND([.C360];NOT(ISNUMBER(SEARCH([.B360];[.D359]))));[.D359]&amp;&quot;; &quot;&amp;[.B360];[.B36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60];[.E359];[.E359]+1)" office:value-type="float" office:value="268" calcext:value-type="float">
            <text:p>268</text:p>
          </table:table-cell>
          <table:table-cell table:formula="of:=[.E361]&lt;&gt;[.E3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a Can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61];&quot; &quot;;&quot;&quot;))=LOWER(SUBSTITUTE([.A360];&quot; &quot;;&quot;&quot;))" office:value-type="boolean" office:boolean-value="false" calcext:value-type="boolean">
            <text:p>FALSE</text:p>
          </table:table-cell>
          <table:table-cell table:formula="of:=IF(AND([.C361];NOT(ISNUMBER(SEARCH([.B361];[.D360]))));[.D360]&amp;&quot;; &quot;&amp;[.B361];[.B36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61];[.E360];[.E360]+1)" office:value-type="float" office:value="269" calcext:value-type="float">
            <text:p>269</text:p>
          </table:table-cell>
          <table:table-cell table:formula="of:=[.E362]&lt;&gt;[.E3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hauwn Beyond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62];&quot; &quot;;&quot;&quot;))=LOWER(SUBSTITUTE([.A361];&quot; &quot;;&quot;&quot;))" office:value-type="boolean" office:boolean-value="false" calcext:value-type="boolean">
            <text:p>FALSE</text:p>
          </table:table-cell>
          <table:table-cell table:formula="of:=IF(AND([.C362];NOT(ISNUMBER(SEARCH([.B362];[.D361]))));[.D361]&amp;&quot;; &quot;&amp;[.B362];[.B36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62];[.E361];[.E361]+1)" office:value-type="float" office:value="270" calcext:value-type="float">
            <text:p>270</text:p>
          </table:table-cell>
          <table:table-cell table:formula="of:=[.E363]&lt;&gt;[.E3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rice Royale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63];&quot; &quot;;&quot;&quot;))=LOWER(SUBSTITUTE([.A362];&quot; &quot;;&quot;&quot;))" office:value-type="boolean" office:boolean-value="false" calcext:value-type="boolean">
            <text:p>FALSE</text:p>
          </table:table-cell>
          <table:table-cell table:formula="of:=IF(AND([.C363];NOT(ISNUMBER(SEARCH([.B363];[.D362]))));[.D362]&amp;&quot;; &quot;&amp;[.B363];[.B36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63];[.E362];[.E362]+1)" office:value-type="float" office:value="271" calcext:value-type="float">
            <text:p>271</text:p>
          </table:table-cell>
          <table:table-cell table:formula="of:=[.E364]&lt;&gt;[.E3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rice Royal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64];&quot; &quot;;&quot;&quot;))=LOWER(SUBSTITUTE([.A363];&quot; &quot;;&quot;&quot;))" office:value-type="boolean" office:boolean-value="true" calcext:value-type="boolean">
            <text:p>TRUE</text:p>
          </table:table-cell>
          <table:table-cell table:formula="of:=IF(AND([.C364];NOT(ISNUMBER(SEARCH([.B364];[.D363]))));[.D363]&amp;&quot;; &quot;&amp;[.B364];[.B36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64];[.E363];[.E363]+1)" office:value-type="float" office:value="271" calcext:value-type="float">
            <text:p>271</text:p>
          </table:table-cell>
          <table:table-cell table:formula="of:=[.E365]&lt;&gt;[.E3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rice Royal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65];&quot; &quot;;&quot;&quot;))=LOWER(SUBSTITUTE([.A364];&quot; &quot;;&quot;&quot;))" office:value-type="boolean" office:boolean-value="true" calcext:value-type="boolean">
            <text:p>TRUE</text:p>
          </table:table-cell>
          <table:table-cell table:formula="of:=IF(AND([.C365];NOT(ISNUMBER(SEARCH([.B365];[.D364]))));[.D364]&amp;&quot;; &quot;&amp;[.B365];[.B36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65];[.E364];[.E364]+1)" office:value-type="float" office:value="271" calcext:value-type="float">
            <text:p>271</text:p>
          </table:table-cell>
          <table:table-cell table:formula="of:=[.E366]&lt;&gt;[.E3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rice Royal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66];&quot; &quot;;&quot;&quot;))=LOWER(SUBSTITUTE([.A365];&quot; &quot;;&quot;&quot;))" office:value-type="boolean" office:boolean-value="true" calcext:value-type="boolean">
            <text:p>TRUE</text:p>
          </table:table-cell>
          <table:table-cell table:formula="of:=IF(AND([.C366];NOT(ISNUMBER(SEARCH([.B366];[.D365]))));[.D365]&amp;&quot;; &quot;&amp;[.B366];[.B36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66];[.E365];[.E365]+1)" office:value-type="float" office:value="271" calcext:value-type="float">
            <text:p>271</text:p>
          </table:table-cell>
          <table:table-cell table:formula="of:=[.E367]&lt;&gt;[.E3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rina Bide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67];&quot; &quot;;&quot;&quot;))=LOWER(SUBSTITUTE([.A366];&quot; &quot;;&quot;&quot;))" office:value-type="boolean" office:boolean-value="false" calcext:value-type="boolean">
            <text:p>FALSE</text:p>
          </table:table-cell>
          <table:table-cell table:formula="of:=IF(AND([.C367];NOT(ISNUMBER(SEARCH([.B367];[.D366]))));[.D366]&amp;&quot;; &quot;&amp;[.B367];[.B36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67];[.E366];[.E366]+1)" office:value-type="float" office:value="272" calcext:value-type="float">
            <text:p>272</text:p>
          </table:table-cell>
          <table:table-cell table:formula="of:=[.E368]&lt;&gt;[.E3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erne Onion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68];&quot; &quot;;&quot;&quot;))=LOWER(SUBSTITUTE([.A367];&quot; &quot;;&quot;&quot;))" office:value-type="boolean" office:boolean-value="false" calcext:value-type="boolean">
            <text:p>FALSE</text:p>
          </table:table-cell>
          <table:table-cell table:formula="of:=IF(AND([.C368];NOT(ISNUMBER(SEARCH([.B368];[.D367]))));[.D367]&amp;&quot;; &quot;&amp;[.B368];[.B36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68];[.E367];[.E367]+1)" office:value-type="float" office:value="273" calcext:value-type="float">
            <text:p>273</text:p>
          </table:table-cell>
          <table:table-cell table:formula="of:=[.E369]&lt;&gt;[.E3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ona Davenpor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69];&quot; &quot;;&quot;&quot;))=LOWER(SUBSTITUTE([.A368];&quot; &quot;;&quot;&quot;))" office:value-type="boolean" office:boolean-value="false" calcext:value-type="boolean">
            <text:p>FALSE</text:p>
          </table:table-cell>
          <table:table-cell table:formula="of:=IF(AND([.C369];NOT(ISNUMBER(SEARCH([.B369];[.D368]))));[.D368]&amp;&quot;; &quot;&amp;[.B369];[.B36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69];[.E368];[.E368]+1)" office:value-type="float" office:value="274" calcext:value-type="float">
            <text:p>274</text:p>
          </table:table-cell>
          <table:table-cell table:formula="of:=[.E370]&lt;&gt;[.E3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ona Davenport 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70];&quot; &quot;;&quot;&quot;))=LOWER(SUBSTITUTE([.A369];&quot; &quot;;&quot;&quot;))" office:value-type="boolean" office:boolean-value="true" calcext:value-type="boolean">
            <text:p>TRUE</text:p>
          </table:table-cell>
          <table:table-cell table:formula="of:=IF(AND([.C370];NOT(ISNUMBER(SEARCH([.B370];[.D369]))));[.D369]&amp;&quot;; &quot;&amp;[.B370];[.B370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70];[.E369];[.E369]+1)" office:value-type="float" office:value="274" calcext:value-type="float">
            <text:p>274</text:p>
          </table:table-cell>
          <table:table-cell table:formula="of:=[.E371]&lt;&gt;[.E3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h Tar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71];&quot; &quot;;&quot;&quot;))=LOWER(SUBSTITUTE([.A370];&quot; &quot;;&quot;&quot;))" office:value-type="boolean" office:boolean-value="false" calcext:value-type="boolean">
            <text:p>FALSE</text:p>
          </table:table-cell>
          <table:table-cell table:formula="of:=IF(AND([.C371];NOT(ISNUMBER(SEARCH([.B371];[.D370]))));[.D370]&amp;&quot;; &quot;&amp;[.B371];[.B37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71];[.E370];[.E370]+1)" office:value-type="float" office:value="275" calcext:value-type="float">
            <text:p>275</text:p>
          </table:table-cell>
          <table:table-cell table:formula="of:=[.E372]&lt;&gt;[.E3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a Car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72];&quot; &quot;;&quot;&quot;))=LOWER(SUBSTITUTE([.A371];&quot; &quot;;&quot;&quot;))" office:value-type="boolean" office:boolean-value="false" calcext:value-type="boolean">
            <text:p>FALSE</text:p>
          </table:table-cell>
          <table:table-cell table:formula="of:=IF(AND([.C372];NOT(ISNUMBER(SEARCH([.B372];[.D371]))));[.D371]&amp;&quot;; &quot;&amp;[.B372];[.B37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72];[.E371];[.E371]+1)" office:value-type="float" office:value="276" calcext:value-type="float">
            <text:p>276</text:p>
          </table:table-cell>
          <table:table-cell table:formula="of:=[.E373]&lt;&gt;[.E3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gh Wa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73];&quot; &quot;;&quot;&quot;))=LOWER(SUBSTITUTE([.A372];&quot; &quot;;&quot;&quot;))" office:value-type="boolean" office:boolean-value="false" calcext:value-type="boolean">
            <text:p>FALSE</text:p>
          </table:table-cell>
          <table:table-cell table:formula="of:=IF(AND([.C373];NOT(ISNUMBER(SEARCH([.B373];[.D372]))));[.D372]&amp;&quot;; &quot;&amp;[.B373];[.B37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73];[.E372];[.E372]+1)" office:value-type="float" office:value="277" calcext:value-type="float">
            <text:p>277</text:p>
          </table:table-cell>
          <table:table-cell table:formula="of:=[.E374]&lt;&gt;[.E3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id the Magnificen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74];&quot; &quot;;&quot;&quot;))=LOWER(SUBSTITUTE([.A373];&quot; &quot;;&quot;&quot;))" office:value-type="boolean" office:boolean-value="false" calcext:value-type="boolean">
            <text:p>FALSE</text:p>
          </table:table-cell>
          <table:table-cell table:formula="of:=IF(AND([.C374];NOT(ISNUMBER(SEARCH([.B374];[.D373]))));[.D373]&amp;&quot;; &quot;&amp;[.B374];[.B37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74];[.E373];[.E373]+1)" office:value-type="float" office:value="278" calcext:value-type="float">
            <text:p>278</text:p>
          </table:table-cell>
          <table:table-cell table:formula="of:=[.E375]&lt;&gt;[.E3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y T. Bel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75];&quot; &quot;;&quot;&quot;))=LOWER(SUBSTITUTE([.A374];&quot; &quot;;&quot;&quot;))" office:value-type="boolean" office:boolean-value="false" calcext:value-type="boolean">
            <text:p>FALSE</text:p>
          </table:table-cell>
          <table:table-cell table:formula="of:=IF(AND([.C375];NOT(ISNUMBER(SEARCH([.B375];[.D374]))));[.D374]&amp;&quot;; &quot;&amp;[.B375];[.B37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75];[.E374];[.E374]+1)" office:value-type="float" office:value="279" calcext:value-type="float">
            <text:p>279</text:p>
          </table:table-cell>
          <table:table-cell table:formula="of:=[.E376]&lt;&gt;[.E3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 Pon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76];&quot; &quot;;&quot;&quot;))=LOWER(SUBSTITUTE([.A375];&quot; &quot;;&quot;&quot;))" office:value-type="boolean" office:boolean-value="false" calcext:value-type="boolean">
            <text:p>FALSE</text:p>
          </table:table-cell>
          <table:table-cell table:formula="of:=IF(AND([.C376];NOT(ISNUMBER(SEARCH([.B376];[.D375]))));[.D375]&amp;&quot;; &quot;&amp;[.B376];[.B37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76];[.E375];[.E375]+1)" office:value-type="float" office:value="280" calcext:value-type="float">
            <text:p>280</text:p>
          </table:table-cell>
          <table:table-cell table:formula="of:=[.E377]&lt;&gt;[.E3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 Whit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77];&quot; &quot;;&quot;&quot;))=LOWER(SUBSTITUTE([.A376];&quot; &quot;;&quot;&quot;))" office:value-type="boolean" office:boolean-value="false" calcext:value-type="boolean">
            <text:p>FALSE</text:p>
          </table:table-cell>
          <table:table-cell table:formula="of:=IF(AND([.C377];NOT(ISNUMBER(SEARCH([.B377];[.D376]))));[.D376]&amp;&quot;; &quot;&amp;[.B377];[.B37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77];[.E376];[.E376]+1)" office:value-type="float" office:value="281" calcext:value-type="float">
            <text:p>281</text:p>
          </table:table-cell>
          <table:table-cell table:formula="of:=[.E378]&lt;&gt;[.E3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 Whit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78];&quot; &quot;;&quot;&quot;))=LOWER(SUBSTITUTE([.A377];&quot; &quot;;&quot;&quot;))" office:value-type="boolean" office:boolean-value="true" calcext:value-type="boolean">
            <text:p>TRUE</text:p>
          </table:table-cell>
          <table:table-cell table:formula="of:=IF(AND([.C378];NOT(ISNUMBER(SEARCH([.B378];[.D377]))));[.D377]&amp;&quot;; &quot;&amp;[.B378];[.B37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78];[.E377];[.E377]+1)" office:value-type="float" office:value="281" calcext:value-type="float">
            <text:p>281</text:p>
          </table:table-cell>
          <table:table-cell table:formula="of:=[.E379]&lt;&gt;[.E3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 Savag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79];&quot; &quot;;&quot;&quot;))=LOWER(SUBSTITUTE([.A378];&quot; &quot;;&quot;&quot;))" office:value-type="boolean" office:boolean-value="false" calcext:value-type="boolean">
            <text:p>FALSE</text:p>
          </table:table-cell>
          <table:table-cell table:formula="of:=IF(AND([.C379];NOT(ISNUMBER(SEARCH([.B379];[.D378]))));[.D378]&amp;&quot;; &quot;&amp;[.B379];[.B37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79];[.E378];[.E378]+1)" office:value-type="float" office:value="282" calcext:value-type="float">
            <text:p>282</text:p>
          </table:table-cell>
          <table:table-cell table:formula="of:=[.E380]&lt;&gt;[.E3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ysha Sparx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80];&quot; &quot;;&quot;&quot;))=LOWER(SUBSTITUTE([.A379];&quot; &quot;;&quot;&quot;))" office:value-type="boolean" office:boolean-value="false" calcext:value-type="boolean">
            <text:p>FALSE</text:p>
          </table:table-cell>
          <table:table-cell table:formula="of:=IF(AND([.C380];NOT(ISNUMBER(SEARCH([.B380];[.D379]))));[.D379]&amp;&quot;; &quot;&amp;[.B380];[.B38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80];[.E379];[.E379]+1)" office:value-type="float" office:value="283" calcext:value-type="float">
            <text:p>283</text:p>
          </table:table-cell>
          <table:table-cell table:formula="of:=[.E381]&lt;&gt;[.E3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is Carmen Denominato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81];&quot; &quot;;&quot;&quot;))=LOWER(SUBSTITUTE([.A380];&quot; &quot;;&quot;&quot;))" office:value-type="boolean" office:boolean-value="false" calcext:value-type="boolean">
            <text:p>FALSE</text:p>
          </table:table-cell>
          <table:table-cell table:formula="of:=IF(AND([.C381];NOT(ISNUMBER(SEARCH([.B381];[.D380]))));[.D380]&amp;&quot;; &quot;&amp;[.B381];[.B38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81];[.E380];[.E380]+1)" office:value-type="float" office:value="284" calcext:value-type="float">
            <text:p>284</text:p>
          </table:table-cell>
          <table:table-cell table:formula="of:=[.E382]&lt;&gt;[.E3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is Commondenominator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82];&quot; &quot;;&quot;&quot;))=LOWER(SUBSTITUTE([.A381];&quot; &quot;;&quot;&quot;))" office:value-type="boolean" office:boolean-value="false" calcext:value-type="boolean">
            <text:p>FALSE</text:p>
          </table:table-cell>
          <table:table-cell table:formula="of:=IF(AND([.C382];NOT(ISNUMBER(SEARCH([.B382];[.D381]))));[.D381]&amp;&quot;; &quot;&amp;[.B382];[.B382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382];[.E381];[.E381]+1)" office:value-type="float" office:value="285" calcext:value-type="float">
            <text:p>285</text:p>
          </table:table-cell>
          <table:table-cell table:formula="of:=[.E383]&lt;&gt;[.E3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is Alberto Campo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83];&quot; &quot;;&quot;&quot;))=LOWER(SUBSTITUTE([.A382];&quot; &quot;;&quot;&quot;))" office:value-type="boolean" office:boolean-value="false" calcext:value-type="boolean">
            <text:p>FALSE</text:p>
          </table:table-cell>
          <table:table-cell table:formula="of:=IF(AND([.C383];NOT(ISNUMBER(SEARCH([.B383];[.D382]))));[.D382]&amp;&quot;; &quot;&amp;[.B383];[.B38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83];[.E382];[.E382]+1)" office:value-type="float" office:value="286" calcext:value-type="float">
            <text:p>286</text:p>
          </table:table-cell>
          <table:table-cell table:formula="of:=[.E384]&lt;&gt;[.E3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y Belle LeMa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84];&quot; &quot;;&quot;&quot;))=LOWER(SUBSTITUTE([.A383];&quot; &quot;;&quot;&quot;))" office:value-type="boolean" office:boolean-value="false" calcext:value-type="boolean">
            <text:p>FALSE</text:p>
          </table:table-cell>
          <table:table-cell table:formula="of:=IF(AND([.C384];NOT(ISNUMBER(SEARCH([.B384];[.D383]))));[.D383]&amp;&quot;; &quot;&amp;[.B384];[.B38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84];[.E383];[.E383]+1)" office:value-type="float" office:value="287" calcext:value-type="float">
            <text:p>287</text:p>
          </table:table-cell>
          <table:table-cell table:formula="of:=[.E385]&lt;&gt;[.E3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sinka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85];&quot; &quot;;&quot;&quot;))=LOWER(SUBSTITUTE([.A384];&quot; &quot;;&quot;&quot;))" office:value-type="boolean" office:boolean-value="false" calcext:value-type="boolean">
            <text:p>FALSE</text:p>
          </table:table-cell>
          <table:table-cell table:formula="of:=IF(AND([.C385];NOT(ISNUMBER(SEARCH([.B385];[.D384]))));[.D384]&amp;&quot;; &quot;&amp;[.B385];[.B385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385];[.E384];[.E384]+1)" office:value-type="float" office:value="288" calcext:value-type="float">
            <text:p>288</text:p>
          </table:table-cell>
          <table:table-cell table:formula="of:=[.E386]&lt;&gt;[.E3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sink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86];&quot; &quot;;&quot;&quot;))=LOWER(SUBSTITUTE([.A385];&quot; &quot;;&quot;&quot;))" office:value-type="boolean" office:boolean-value="true" calcext:value-type="boolean">
            <text:p>TRUE</text:p>
          </table:table-cell>
          <table:table-cell table:formula="of:=IF(AND([.C386];NOT(ISNUMBER(SEARCH([.B386];[.D385]))));[.D385]&amp;&quot;; &quot;&amp;[.B386];[.B386])" office:value-type="string" office:string-value="http://www.queermusicheritage.com/drag-names.html; https://en.wikipedia.org/wiki/List_of_drag_queens" calcext:value-type="string">
            <text:p>http://www.queermusicheritage.com/drag-names.html; https://en.wikipedia.org/wiki/List_of_drag_queens</text:p>
          </table:table-cell>
          <table:table-cell table:formula="of:=IF([.C386];[.E385];[.E385]+1)" office:value-type="float" office:value="288" calcext:value-type="float">
            <text:p>288</text:p>
          </table:table-cell>
          <table:table-cell table:formula="of:=[.E387]&lt;&gt;[.E3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m Ovar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87];&quot; &quot;;&quot;&quot;))=LOWER(SUBSTITUTE([.A386];&quot; &quot;;&quot;&quot;))" office:value-type="boolean" office:boolean-value="false" calcext:value-type="boolean">
            <text:p>FALSE</text:p>
          </table:table-cell>
          <table:table-cell table:formula="of:=IF(AND([.C387];NOT(ISNUMBER(SEARCH([.B387];[.D386]))));[.D386]&amp;&quot;; &quot;&amp;[.B387];[.B38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87];[.E386];[.E386]+1)" office:value-type="float" office:value="289" calcext:value-type="float">
            <text:p>289</text:p>
          </table:table-cell>
          <table:table-cell table:formula="of:=[.E388]&lt;&gt;[.E3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m Ovary <text:s text:c="5"/>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388];&quot; &quot;;&quot;&quot;))=LOWER(SUBSTITUTE([.A387];&quot; &quot;;&quot;&quot;))" office:value-type="boolean" office:boolean-value="true" calcext:value-type="boolean">
            <text:p>TRUE</text:p>
          </table:table-cell>
          <table:table-cell table:formula="of:=IF(AND([.C388];NOT(ISNUMBER(SEARCH([.B388];[.D387]))));[.D387]&amp;&quot;; &quot;&amp;[.B388];[.B38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388];[.E387];[.E387]+1)" office:value-type="float" office:value="289" calcext:value-type="float">
            <text:p>289</text:p>
          </table:table-cell>
          <table:table-cell table:formula="of:=[.E389]&lt;&gt;[.E3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me LaQuee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89];&quot; &quot;;&quot;&quot;))=LOWER(SUBSTITUTE([.A388];&quot; &quot;;&quot;&quot;))" office:value-type="boolean" office:boolean-value="false" calcext:value-type="boolean">
            <text:p>FALSE</text:p>
          </table:table-cell>
          <table:table-cell table:formula="of:=IF(AND([.C389];NOT(ISNUMBER(SEARCH([.B389];[.D388]))));[.D388]&amp;&quot;; &quot;&amp;[.B389];[.B38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89];[.E388];[.E388]+1)" office:value-type="float" office:value="290" calcext:value-type="float">
            <text:p>290</text:p>
          </table:table-cell>
          <table:table-cell table:formula="of:=[.E390]&lt;&gt;[.E3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90];&quot; &quot;;&quot;&quot;))=LOWER(SUBSTITUTE([.A389];&quot; &quot;;&quot;&quot;))" office:value-type="boolean" office:boolean-value="false" calcext:value-type="boolean">
            <text:p>FALSE</text:p>
          </table:table-cell>
          <table:table-cell table:formula="of:=IF(AND([.C390];NOT(ISNUMBER(SEARCH([.B390];[.D389]))));[.D389]&amp;&quot;; &quot;&amp;[.B390];[.B39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90];[.E389];[.E389]+1)" office:value-type="float" office:value="291" calcext:value-type="float">
            <text:p>291</text:p>
          </table:table-cell>
          <table:table-cell table:formula="of:=[.E391]&lt;&gt;[.E3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o Lamott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91];&quot; &quot;;&quot;&quot;))=LOWER(SUBSTITUTE([.A390];&quot; &quot;;&quot;&quot;))" office:value-type="boolean" office:boolean-value="false" calcext:value-type="boolean">
            <text:p>FALSE</text:p>
          </table:table-cell>
          <table:table-cell table:formula="of:=IF(AND([.C391];NOT(ISNUMBER(SEARCH([.B391];[.D390]))));[.D390]&amp;&quot;; &quot;&amp;[.B391];[.B39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91];[.E390];[.E390]+1)" office:value-type="float" office:value="292" calcext:value-type="float">
            <text:p>292</text:p>
          </table:table-cell>
          <table:table-cell table:formula="of:=[.E392]&lt;&gt;[.E3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 Ew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92];&quot; &quot;;&quot;&quot;))=LOWER(SUBSTITUTE([.A391];&quot; &quot;;&quot;&quot;))" office:value-type="boolean" office:boolean-value="false" calcext:value-type="boolean">
            <text:p>FALSE</text:p>
          </table:table-cell>
          <table:table-cell table:formula="of:=IF(AND([.C392];NOT(ISNUMBER(SEARCH([.B392];[.D391]))));[.D391]&amp;&quot;; &quot;&amp;[.B392];[.B39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92];[.E391];[.E391]+1)" office:value-type="float" office:value="293" calcext:value-type="float">
            <text:p>293</text:p>
          </table:table-cell>
          <table:table-cell table:formula="of:=[.E393]&lt;&gt;[.E3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 Zol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393];&quot; &quot;;&quot;&quot;))=LOWER(SUBSTITUTE([.A392];&quot; &quot;;&quot;&quot;))" office:value-type="boolean" office:boolean-value="false" calcext:value-type="boolean">
            <text:p>FALSE</text:p>
          </table:table-cell>
          <table:table-cell table:formula="of:=IF(AND([.C393];NOT(ISNUMBER(SEARCH([.B393];[.D392]))));[.D392]&amp;&quot;; &quot;&amp;[.B393];[.B39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393];[.E392];[.E392]+1)" office:value-type="float" office:value="294" calcext:value-type="float">
            <text:p>294</text:p>
          </table:table-cell>
          <table:table-cell table:formula="of:=[.E394]&lt;&gt;[.E3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lia Crawford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94];&quot; &quot;;&quot;&quot;))=LOWER(SUBSTITUTE([.A393];&quot; &quot;;&quot;&quot;))" office:value-type="boolean" office:boolean-value="false" calcext:value-type="boolean">
            <text:p>FALSE</text:p>
          </table:table-cell>
          <table:table-cell table:formula="of:=IF(AND([.C394];NOT(ISNUMBER(SEARCH([.B394];[.D393]))));[.D393]&amp;&quot;; &quot;&amp;[.B394];[.B39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94];[.E393];[.E393]+1)" office:value-type="float" office:value="295" calcext:value-type="float">
            <text:p>295</text:p>
          </table:table-cell>
          <table:table-cell table:formula="of:=[.E395]&lt;&gt;[.E3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 Gadd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95];&quot; &quot;;&quot;&quot;))=LOWER(SUBSTITUTE([.A394];&quot; &quot;;&quot;&quot;))" office:value-type="boolean" office:boolean-value="false" calcext:value-type="boolean">
            <text:p>FALSE</text:p>
          </table:table-cell>
          <table:table-cell table:formula="of:=IF(AND([.C395];NOT(ISNUMBER(SEARCH([.B395];[.D394]))));[.D394]&amp;&quot;; &quot;&amp;[.B395];[.B39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395];[.E394];[.E394]+1)" office:value-type="float" office:value="296" calcext:value-type="float">
            <text:p>296</text:p>
          </table:table-cell>
          <table:table-cell table:formula="of:=[.E396]&lt;&gt;[.E3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la Luzon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96];&quot; &quot;;&quot;&quot;))=LOWER(SUBSTITUTE([.A395];&quot; &quot;;&quot;&quot;))" office:value-type="boolean" office:boolean-value="false" calcext:value-type="boolean">
            <text:p>FALSE</text:p>
          </table:table-cell>
          <table:table-cell table:formula="of:=IF(AND([.C396];NOT(ISNUMBER(SEARCH([.B396];[.D395]))));[.D395]&amp;&quot;; &quot;&amp;[.B396];[.B39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96];[.E395];[.E395]+1)" office:value-type="float" office:value="297" calcext:value-type="float">
            <text:p>297</text:p>
          </table:table-cell>
          <table:table-cell table:formula="of:=[.E397]&lt;&gt;[.E3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la Luzo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97];&quot; &quot;;&quot;&quot;))=LOWER(SUBSTITUTE([.A396];&quot; &quot;;&quot;&quot;))" office:value-type="boolean" office:boolean-value="true" calcext:value-type="boolean">
            <text:p>TRUE</text:p>
          </table:table-cell>
          <table:table-cell table:formula="of:=IF(AND([.C397];NOT(ISNUMBER(SEARCH([.B397];[.D396]))));[.D396]&amp;&quot;; &quot;&amp;[.B397];[.B39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97];[.E396];[.E396]+1)" office:value-type="float" office:value="297" calcext:value-type="float">
            <text:p>297</text:p>
          </table:table-cell>
          <table:table-cell table:formula="of:=[.E398]&lt;&gt;[.E3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la Luzo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398];&quot; &quot;;&quot;&quot;))=LOWER(SUBSTITUTE([.A397];&quot; &quot;;&quot;&quot;))" office:value-type="boolean" office:boolean-value="true" calcext:value-type="boolean">
            <text:p>TRUE</text:p>
          </table:table-cell>
          <table:table-cell table:formula="of:=IF(AND([.C398];NOT(ISNUMBER(SEARCH([.B398];[.D397]))));[.D397]&amp;&quot;; &quot;&amp;[.B398];[.B39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398];[.E397];[.E397]+1)" office:value-type="float" office:value="297" calcext:value-type="float">
            <text:p>297</text:p>
          </table:table-cell>
          <table:table-cell table:formula="of:=[.E399]&lt;&gt;[.E3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la Luz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399];&quot; &quot;;&quot;&quot;))=LOWER(SUBSTITUTE([.A398];&quot; &quot;;&quot;&quot;))" office:value-type="boolean" office:boolean-value="true" calcext:value-type="boolean">
            <text:p>TRUE</text:p>
          </table:table-cell>
          <table:table-cell table:formula="of:=IF(AND([.C399];NOT(ISNUMBER(SEARCH([.B399];[.D398]))));[.D398]&amp;&quot;; &quot;&amp;[.B399];[.B39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399];[.E398];[.E398]+1)" office:value-type="float" office:value="297" calcext:value-type="float">
            <text:p>297</text:p>
          </table:table-cell>
          <table:table-cell table:formula="of:=[.E400]&lt;&gt;[.E3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 Hun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00];&quot; &quot;;&quot;&quot;))=LOWER(SUBSTITUTE([.A399];&quot; &quot;;&quot;&quot;))" office:value-type="boolean" office:boolean-value="false" calcext:value-type="boolean">
            <text:p>FALSE</text:p>
          </table:table-cell>
          <table:table-cell table:formula="of:=IF(AND([.C400];NOT(ISNUMBER(SEARCH([.B400];[.D399]))));[.D399]&amp;&quot;; &quot;&amp;[.B400];[.B40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00];[.E399];[.E399]+1)" office:value-type="float" office:value="298" calcext:value-type="float">
            <text:p>298</text:p>
          </table:table-cell>
          <table:table-cell table:formula="of:=[.E401]&lt;&gt;[.E4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o Howard-Howard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01];&quot; &quot;;&quot;&quot;))=LOWER(SUBSTITUTE([.A400];&quot; &quot;;&quot;&quot;))" office:value-type="boolean" office:boolean-value="false" calcext:value-type="boolean">
            <text:p>FALSE</text:p>
          </table:table-cell>
          <table:table-cell table:formula="of:=IF(AND([.C401];NOT(ISNUMBER(SEARCH([.B401];[.D400]))));[.D400]&amp;&quot;; &quot;&amp;[.B401];[.B40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01];[.E400];[.E400]+1)" office:value-type="float" office:value="299" calcext:value-type="float">
            <text:p>299</text:p>
          </table:table-cell>
          <table:table-cell table:formula="of:=[.E402]&lt;&gt;[.E4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uarite LeMa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02];&quot; &quot;;&quot;&quot;))=LOWER(SUBSTITUTE([.A401];&quot; &quot;;&quot;&quot;))" office:value-type="boolean" office:boolean-value="false" calcext:value-type="boolean">
            <text:p>FALSE</text:p>
          </table:table-cell>
          <table:table-cell table:formula="of:=IF(AND([.C402];NOT(ISNUMBER(SEARCH([.B402];[.D401]))));[.D401]&amp;&quot;; &quot;&amp;[.B402];[.B40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02];[.E401];[.E401]+1)" office:value-type="float" office:value="300" calcext:value-type="float">
            <text:p>300</text:p>
          </table:table-cell>
          <table:table-cell table:formula="of:=[.E403]&lt;&gt;[.E4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h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03];&quot; &quot;;&quot;&quot;))=LOWER(SUBSTITUTE([.A402];&quot; &quot;;&quot;&quot;))" office:value-type="boolean" office:boolean-value="false" calcext:value-type="boolean">
            <text:p>FALSE</text:p>
          </table:table-cell>
          <table:table-cell table:formula="of:=IF(AND([.C403];NOT(ISNUMBER(SEARCH([.B403];[.D402]))));[.D402]&amp;&quot;; &quot;&amp;[.B403];[.B40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03];[.E402];[.E402]+1)" office:value-type="float" office:value="301" calcext:value-type="float">
            <text:p>301</text:p>
          </table:table-cell>
          <table:table-cell table:formula="of:=[.E404]&lt;&gt;[.E4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h (Paris) Balenciaga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04];&quot; &quot;;&quot;&quot;))=LOWER(SUBSTITUTE([.A403];&quot; &quot;;&quot;&quot;))" office:value-type="boolean" office:boolean-value="false" calcext:value-type="boolean">
            <text:p>FALSE</text:p>
          </table:table-cell>
          <table:table-cell table:formula="of:=IF(AND([.C404];NOT(ISNUMBER(SEARCH([.B404];[.D403]))));[.D403]&amp;&quot;; &quot;&amp;[.B404];[.B40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04];[.E403];[.E403]+1)" office:value-type="float" office:value="302" calcext:value-type="float">
            <text:p>302</text:p>
          </table:table-cell>
          <table:table-cell table:formula="of:=[.E405]&lt;&gt;[.E4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ne Unfaithful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05];&quot; &quot;;&quot;&quot;))=LOWER(SUBSTITUTE([.A404];&quot; &quot;;&quot;&quot;))" office:value-type="boolean" office:boolean-value="false" calcext:value-type="boolean">
            <text:p>FALSE</text:p>
          </table:table-cell>
          <table:table-cell table:formula="of:=IF(AND([.C405];NOT(ISNUMBER(SEARCH([.B405];[.D404]))));[.D404]&amp;&quot;; &quot;&amp;[.B405];[.B40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05];[.E404];[.E404]+1)" office:value-type="float" office:value="303" calcext:value-type="float">
            <text:p>303</text:p>
          </table:table-cell>
          <table:table-cell table:formula="of:=[.E406]&lt;&gt;[.E4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ne Unfaithful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06];&quot; &quot;;&quot;&quot;))=LOWER(SUBSTITUTE([.A405];&quot; &quot;;&quot;&quot;))" office:value-type="boolean" office:boolean-value="true" calcext:value-type="boolean">
            <text:p>TRUE</text:p>
          </table:table-cell>
          <table:table-cell table:formula="of:=IF(AND([.C406];NOT(ISNUMBER(SEARCH([.B406];[.D405]))));[.D405]&amp;&quot;; &quot;&amp;[.B406];[.B406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06];[.E405];[.E405]+1)" office:value-type="float" office:value="303" calcext:value-type="float">
            <text:p>303</text:p>
          </table:table-cell>
          <table:table-cell table:formula="of:=[.E407]&lt;&gt;[.E4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Montez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07];&quot; &quot;;&quot;&quot;))=LOWER(SUBSTITUTE([.A406];&quot; &quot;;&quot;&quot;))" office:value-type="boolean" office:boolean-value="false" calcext:value-type="boolean">
            <text:p>FALSE</text:p>
          </table:table-cell>
          <table:table-cell table:formula="of:=IF(AND([.C407];NOT(ISNUMBER(SEARCH([.B407];[.D406]))));[.D406]&amp;&quot;; &quot;&amp;[.B407];[.B40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07];[.E406];[.E406]+1)" office:value-type="float" office:value="304" calcext:value-type="float">
            <text:p>304</text:p>
          </table:table-cell>
          <table:table-cell table:formula="of:=[.E408]&lt;&gt;[.E4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 Dim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08];&quot; &quot;;&quot;&quot;))=LOWER(SUBSTITUTE([.A407];&quot; &quot;;&quot;&quot;))" office:value-type="boolean" office:boolean-value="false" calcext:value-type="boolean">
            <text:p>FALSE</text:p>
          </table:table-cell>
          <table:table-cell table:formula="of:=IF(AND([.C408];NOT(ISNUMBER(SEARCH([.B408];[.D407]))));[.D407]&amp;&quot;; &quot;&amp;[.B408];[.B40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08];[.E407];[.E407]+1)" office:value-type="float" office:value="305" calcext:value-type="float">
            <text:p>305</text:p>
          </table:table-cell>
          <table:table-cell table:formula="of:=[.E409]&lt;&gt;[.E4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 Dime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09];&quot; &quot;;&quot;&quot;))=LOWER(SUBSTITUTE([.A408];&quot; &quot;;&quot;&quot;))" office:value-type="boolean" office:boolean-value="true" calcext:value-type="boolean">
            <text:p>TRUE</text:p>
          </table:table-cell>
          <table:table-cell table:formula="of:=IF(AND([.C409];NOT(ISNUMBER(SEARCH([.B409];[.D408]))));[.D408]&amp;&quot;; &quot;&amp;[.B409];[.B409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09];[.E408];[.E408]+1)" office:value-type="float" office:value="305" calcext:value-type="float">
            <text:p>305</text:p>
          </table:table-cell>
          <table:table-cell table:formula="of:=[.E410]&lt;&gt;[.E4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 Mellow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10];&quot; &quot;;&quot;&quot;))=LOWER(SUBSTITUTE([.A409];&quot; &quot;;&quot;&quot;))" office:value-type="boolean" office:boolean-value="false" calcext:value-type="boolean">
            <text:p>FALSE</text:p>
          </table:table-cell>
          <table:table-cell table:formula="of:=IF(AND([.C410];NOT(ISNUMBER(SEARCH([.B410];[.D409]))));[.D409]&amp;&quot;; &quot;&amp;[.B410];[.B41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10];[.E409];[.E409]+1)" office:value-type="float" office:value="306" calcext:value-type="float">
            <text:p>306</text:p>
          </table:table-cell>
          <table:table-cell table:formula="of:=[.E411]&lt;&gt;[.E4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 Mellow 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11];&quot; &quot;;&quot;&quot;))=LOWER(SUBSTITUTE([.A410];&quot; &quot;;&quot;&quot;))" office:value-type="boolean" office:boolean-value="true" calcext:value-type="boolean">
            <text:p>TRUE</text:p>
          </table:table-cell>
          <table:table-cell table:formula="of:=IF(AND([.C411];NOT(ISNUMBER(SEARCH([.B411];[.D410]))));[.D410]&amp;&quot;; &quot;&amp;[.B411];[.B411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11];[.E410];[.E410]+1)" office:value-type="float" office:value="306" calcext:value-type="float">
            <text:p>306</text:p>
          </table:table-cell>
          <table:table-cell table:formula="of:=[.E412]&lt;&gt;[.E4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 P. Johns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12];&quot; &quot;;&quot;&quot;))=LOWER(SUBSTITUTE([.A411];&quot; &quot;;&quot;&quot;))" office:value-type="boolean" office:boolean-value="false" calcext:value-type="boolean">
            <text:p>FALSE</text:p>
          </table:table-cell>
          <table:table-cell table:formula="of:=IF(AND([.C412];NOT(ISNUMBER(SEARCH([.B412];[.D411]))));[.D411]&amp;&quot;; &quot;&amp;[.B412];[.B41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12];[.E411];[.E411]+1)" office:value-type="float" office:value="307" calcext:value-type="float">
            <text:p>307</text:p>
          </table:table-cell>
          <table:table-cell table:formula="of:=[.E413]&lt;&gt;[.E4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 Dal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13];&quot; &quot;;&quot;&quot;))=LOWER(SUBSTITUTE([.A412];&quot; &quot;;&quot;&quot;))" office:value-type="boolean" office:boolean-value="false" calcext:value-type="boolean">
            <text:p>FALSE</text:p>
          </table:table-cell>
          <table:table-cell table:formula="of:=IF(AND([.C413];NOT(ISNUMBER(SEARCH([.B413];[.D412]))));[.D412]&amp;&quot;; &quot;&amp;[.B413];[.B41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13];[.E412];[.E412]+1)" office:value-type="float" office:value="308" calcext:value-type="float">
            <text:p>308</text:p>
          </table:table-cell>
          <table:table-cell table:formula="of:=[.E414]&lt;&gt;[.E4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 K. Mar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14];&quot; &quot;;&quot;&quot;))=LOWER(SUBSTITUTE([.A413];&quot; &quot;;&quot;&quot;))" office:value-type="boolean" office:boolean-value="false" calcext:value-type="boolean">
            <text:p>FALSE</text:p>
          </table:table-cell>
          <table:table-cell table:formula="of:=IF(AND([.C414];NOT(ISNUMBER(SEARCH([.B414];[.D413]))));[.D413]&amp;&quot;; &quot;&amp;[.B414];[.B41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14];[.E413];[.E413]+1)" office:value-type="float" office:value="309" calcext:value-type="float">
            <text:p>309</text:p>
          </table:table-cell>
          <table:table-cell table:formula="of:=[.E415]&lt;&gt;[.E4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y K. Mart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15];&quot; &quot;;&quot;&quot;))=LOWER(SUBSTITUTE([.A414];&quot; &quot;;&quot;&quot;))" office:value-type="boolean" office:boolean-value="true" calcext:value-type="boolean">
            <text:p>TRUE</text:p>
          </table:table-cell>
          <table:table-cell table:formula="of:=IF(AND([.C415];NOT(ISNUMBER(SEARCH([.B415];[.D414]))));[.D414]&amp;&quot;; &quot;&amp;[.B415];[.B415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15];[.E414];[.E414]+1)" office:value-type="float" office:value="309" calcext:value-type="float">
            <text:p>309</text:p>
          </table:table-cell>
          <table:table-cell table:formula="of:=[.E416]&lt;&gt;[.E4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16];&quot; &quot;;&quot;&quot;))=LOWER(SUBSTITUTE([.A415];&quot; &quot;;&quot;&quot;))" office:value-type="boolean" office:boolean-value="false" calcext:value-type="boolean">
            <text:p>FALSE</text:p>
          </table:table-cell>
          <table:table-cell table:formula="of:=IF(AND([.C416];NOT(ISNUMBER(SEARCH([.B416];[.D415]))));[.D415]&amp;&quot;; &quot;&amp;[.B416];[.B41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16];[.E415];[.E415]+1)" office:value-type="float" office:value="310" calcext:value-type="float">
            <text:p>310</text:p>
          </table:table-cell>
          <table:table-cell table:formula="of:=[.E417]&lt;&gt;[.E4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Aculp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17];&quot; &quot;;&quot;&quot;))=LOWER(SUBSTITUTE([.A416];&quot; &quot;;&quot;&quot;))" office:value-type="boolean" office:boolean-value="false" calcext:value-type="boolean">
            <text:p>FALSE</text:p>
          </table:table-cell>
          <table:table-cell table:formula="of:=IF(AND([.C417];NOT(ISNUMBER(SEARCH([.B417];[.D416]))));[.D416]&amp;&quot;; &quot;&amp;[.B417];[.B41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17];[.E416];[.E416]+1)" office:value-type="float" office:value="311" calcext:value-type="float">
            <text:p>311</text:p>
          </table:table-cell>
          <table:table-cell table:formula="of:=[.E418]&lt;&gt;[.E4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hem Mille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18];&quot; &quot;;&quot;&quot;))=LOWER(SUBSTITUTE([.A417];&quot; &quot;;&quot;&quot;))" office:value-type="boolean" office:boolean-value="false" calcext:value-type="boolean">
            <text:p>FALSE</text:p>
          </table:table-cell>
          <table:table-cell table:formula="of:=IF(AND([.C418];NOT(ISNUMBER(SEARCH([.B418];[.D417]))));[.D417]&amp;&quot;; &quot;&amp;[.B418];[.B41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18];[.E417];[.E417]+1)" office:value-type="float" office:value="312" calcext:value-type="float">
            <text:p>312</text:p>
          </table:table-cell>
          <table:table-cell table:formula="of:=[.E419]&lt;&gt;[.E4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le DuBarr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19];&quot; &quot;;&quot;&quot;))=LOWER(SUBSTITUTE([.A418];&quot; &quot;;&quot;&quot;))" office:value-type="boolean" office:boolean-value="false" calcext:value-type="boolean">
            <text:p>FALSE</text:p>
          </table:table-cell>
          <table:table-cell table:formula="of:=IF(AND([.C419];NOT(ISNUMBER(SEARCH([.B419];[.D418]))));[.D418]&amp;&quot;; &quot;&amp;[.B419];[.B41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19];[.E418];[.E418]+1)" office:value-type="float" office:value="313" calcext:value-type="float">
            <text:p>313</text:p>
          </table:table-cell>
          <table:table-cell table:formula="of:=[.E420]&lt;&gt;[.E4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a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20];&quot; &quot;;&quot;&quot;))=LOWER(SUBSTITUTE([.A419];&quot; &quot;;&quot;&quot;))" office:value-type="boolean" office:boolean-value="false" calcext:value-type="boolean">
            <text:p>FALSE</text:p>
          </table:table-cell>
          <table:table-cell table:formula="of:=IF(AND([.C420];NOT(ISNUMBER(SEARCH([.B420];[.D419]))));[.D419]&amp;&quot;; &quot;&amp;[.B420];[.B42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20];[.E419];[.E419]+1)" office:value-type="float" office:value="314" calcext:value-type="float">
            <text:p>314</text:p>
          </table:table-cell>
          <table:table-cell table:formula="of:=[.E421]&lt;&gt;[.E4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21];&quot; &quot;;&quot;&quot;))=LOWER(SUBSTITUTE([.A420];&quot; &quot;;&quot;&quot;))" office:value-type="boolean" office:boolean-value="false" calcext:value-type="boolean">
            <text:p>FALSE</text:p>
          </table:table-cell>
          <table:table-cell table:formula="of:=IF(AND([.C421];NOT(ISNUMBER(SEARCH([.B421];[.D420]))));[.D420]&amp;&quot;; &quot;&amp;[.B421];[.B42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21];[.E420];[.E420]+1)" office:value-type="float" office:value="315" calcext:value-type="float">
            <text:p>315</text:p>
          </table:table-cell>
          <table:table-cell table:formula="of:=[.E422]&lt;&gt;[.E4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22];&quot; &quot;;&quot;&quot;))=LOWER(SUBSTITUTE([.A421];&quot; &quot;;&quot;&quot;))" office:value-type="boolean" office:boolean-value="true" calcext:value-type="boolean">
            <text:p>TRUE</text:p>
          </table:table-cell>
          <table:table-cell table:formula="of:=IF(AND([.C422];NOT(ISNUMBER(SEARCH([.B422];[.D421]))));[.D421]&amp;&quot;; &quot;&amp;[.B422];[.B42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22];[.E421];[.E421]+1)" office:value-type="float" office:value="315" calcext:value-type="float">
            <text:p>315</text:p>
          </table:table-cell>
          <table:table-cell table:formula="of:=[.E423]&lt;&gt;[.E4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23];&quot; &quot;;&quot;&quot;))=LOWER(SUBSTITUTE([.A422];&quot; &quot;;&quot;&quot;))" office:value-type="boolean" office:boolean-value="true" calcext:value-type="boolean">
            <text:p>TRUE</text:p>
          </table:table-cell>
          <table:table-cell table:formula="of:=IF(AND([.C423];NOT(ISNUMBER(SEARCH([.B423];[.D422]))));[.D422]&amp;&quot;; &quot;&amp;[.B423];[.B423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23];[.E422];[.E422]+1)" office:value-type="float" office:value="315" calcext:value-type="float">
            <text:p>315</text:p>
          </table:table-cell>
          <table:table-cell table:formula="of:=[.E424]&lt;&gt;[.E4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 Imfurs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24];&quot; &quot;;&quot;&quot;))=LOWER(SUBSTITUTE([.A423];&quot; &quot;;&quot;&quot;))" office:value-type="boolean" office:boolean-value="false" calcext:value-type="boolean">
            <text:p>FALSE</text:p>
          </table:table-cell>
          <table:table-cell table:formula="of:=IF(AND([.C424];NOT(ISNUMBER(SEARCH([.B424];[.D423]))));[.D423]&amp;&quot;; &quot;&amp;[.B424];[.B42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24];[.E423];[.E423]+1)" office:value-type="float" office:value="316" calcext:value-type="float">
            <text:p>316</text:p>
          </table:table-cell>
          <table:table-cell table:formula="of:=[.E425]&lt;&gt;[.E4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 Imfurs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25];&quot; &quot;;&quot;&quot;))=LOWER(SUBSTITUTE([.A424];&quot; &quot;;&quot;&quot;))" office:value-type="boolean" office:boolean-value="true" calcext:value-type="boolean">
            <text:p>TRUE</text:p>
          </table:table-cell>
          <table:table-cell table:formula="of:=IF(AND([.C425];NOT(ISNUMBER(SEARCH([.B425];[.D424]))));[.D424]&amp;&quot;; &quot;&amp;[.B425];[.B42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25];[.E424];[.E424]+1)" office:value-type="float" office:value="316" calcext:value-type="float">
            <text:p>316</text:p>
          </table:table-cell>
          <table:table-cell table:formula="of:=[.E426]&lt;&gt;[.E4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 Imfurs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26];&quot; &quot;;&quot;&quot;))=LOWER(SUBSTITUTE([.A425];&quot; &quot;;&quot;&quot;))" office:value-type="boolean" office:boolean-value="true" calcext:value-type="boolean">
            <text:p>TRUE</text:p>
          </table:table-cell>
          <table:table-cell table:formula="of:=IF(AND([.C426];NOT(ISNUMBER(SEARCH([.B426];[.D425]))));[.D425]&amp;&quot;; &quot;&amp;[.B426];[.B42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26];[.E425];[.E425]+1)" office:value-type="float" office:value="316" calcext:value-type="float">
            <text:p>316</text:p>
          </table:table-cell>
          <table:table-cell table:formula="of:=[.E427]&lt;&gt;[.E4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 Mi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27];&quot; &quot;;&quot;&quot;))=LOWER(SUBSTITUTE([.A426];&quot; &quot;;&quot;&quot;))" office:value-type="boolean" office:boolean-value="false" calcext:value-type="boolean">
            <text:p>FALSE</text:p>
          </table:table-cell>
          <table:table-cell table:formula="of:=IF(AND([.C427];NOT(ISNUMBER(SEARCH([.B427];[.D426]))));[.D426]&amp;&quot;; &quot;&amp;[.B427];[.B42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27];[.E426];[.E426]+1)" office:value-type="float" office:value="317" calcext:value-type="float">
            <text:p>317</text:p>
          </table:table-cell>
          <table:table-cell table:formula="of:=[.E428]&lt;&gt;[.E4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 Vas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28];&quot; &quot;;&quot;&quot;))=LOWER(SUBSTITUTE([.A427];&quot; &quot;;&quot;&quot;))" office:value-type="boolean" office:boolean-value="false" calcext:value-type="boolean">
            <text:p>FALSE</text:p>
          </table:table-cell>
          <table:table-cell table:formula="of:=IF(AND([.C428];NOT(ISNUMBER(SEARCH([.B428];[.D427]))));[.D427]&amp;&quot;; &quot;&amp;[.B428];[.B42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28];[.E427];[.E427]+1)" office:value-type="float" office:value="318" calcext:value-type="float">
            <text:p>318</text:p>
          </table:table-cell>
          <table:table-cell table:formula="of:=[.E429]&lt;&gt;[.E4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ie Coop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29];&quot; &quot;;&quot;&quot;))=LOWER(SUBSTITUTE([.A428];&quot; &quot;;&quot;&quot;))" office:value-type="boolean" office:boolean-value="false" calcext:value-type="boolean">
            <text:p>FALSE</text:p>
          </table:table-cell>
          <table:table-cell table:formula="of:=IF(AND([.C429];NOT(ISNUMBER(SEARCH([.B429];[.D428]))));[.D428]&amp;&quot;; &quot;&amp;[.B429];[.B42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29];[.E428];[.E428]+1)" office:value-type="float" office:value="319" calcext:value-type="float">
            <text:p>319</text:p>
          </table:table-cell>
          <table:table-cell table:formula="of:=[.E430]&lt;&gt;[.E4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nie Paus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30];&quot; &quot;;&quot;&quot;))=LOWER(SUBSTITUTE([.A429];&quot; &quot;;&quot;&quot;))" office:value-type="boolean" office:boolean-value="false" calcext:value-type="boolean">
            <text:p>FALSE</text:p>
          </table:table-cell>
          <table:table-cell table:formula="of:=IF(AND([.C430];NOT(ISNUMBER(SEARCH([.B430];[.D429]))));[.D429]&amp;&quot;; &quot;&amp;[.B430];[.B43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30];[.E429];[.E429]+1)" office:value-type="float" office:value="320" calcext:value-type="float">
            <text:p>320</text:p>
          </table:table-cell>
          <table:table-cell table:formula="of:=[.E431]&lt;&gt;[.E4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nda Rit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31];&quot; &quot;;&quot;&quot;))=LOWER(SUBSTITUTE([.A430];&quot; &quot;;&quot;&quot;))" office:value-type="boolean" office:boolean-value="false" calcext:value-type="boolean">
            <text:p>FALSE</text:p>
          </table:table-cell>
          <table:table-cell table:formula="of:=IF(AND([.C431];NOT(ISNUMBER(SEARCH([.B431];[.D430]))));[.D430]&amp;&quot;; &quot;&amp;[.B431];[.B43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31];[.E430];[.E430]+1)" office:value-type="float" office:value="321" calcext:value-type="float">
            <text:p>321</text:p>
          </table:table-cell>
          <table:table-cell table:formula="of:=[.E432]&lt;&gt;[.E4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Charmi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32];&quot; &quot;;&quot;&quot;))=LOWER(SUBSTITUTE([.A431];&quot; &quot;;&quot;&quot;))" office:value-type="boolean" office:boolean-value="false" calcext:value-type="boolean">
            <text:p>FALSE</text:p>
          </table:table-cell>
          <table:table-cell table:formula="of:=IF(AND([.C432];NOT(ISNUMBER(SEARCH([.B432];[.D431]))));[.D431]&amp;&quot;; &quot;&amp;[.B432];[.B43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32];[.E431];[.E431]+1)" office:value-type="float" office:value="322" calcext:value-type="float">
            <text:p>322</text:p>
          </table:table-cell>
          <table:table-cell table:formula="of:=[.E433]&lt;&gt;[.E4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Coco Peru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33];&quot; &quot;;&quot;&quot;))=LOWER(SUBSTITUTE([.A432];&quot; &quot;;&quot;&quot;))" office:value-type="boolean" office:boolean-value="false" calcext:value-type="boolean">
            <text:p>FALSE</text:p>
          </table:table-cell>
          <table:table-cell table:formula="of:=IF(AND([.C433];NOT(ISNUMBER(SEARCH([.B433];[.D432]))));[.D432]&amp;&quot;; &quot;&amp;[.B433];[.B43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33];[.E432];[.E432]+1)" office:value-type="float" office:value="323" calcext:value-type="float">
            <text:p>323</text:p>
          </table:table-cell>
          <table:table-cell table:formula="of:=[.E434]&lt;&gt;[.E4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Constru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34];&quot; &quot;;&quot;&quot;))=LOWER(SUBSTITUTE([.A433];&quot; &quot;;&quot;&quot;))" office:value-type="boolean" office:boolean-value="false" calcext:value-type="boolean">
            <text:p>FALSE</text:p>
          </table:table-cell>
          <table:table-cell table:formula="of:=IF(AND([.C434];NOT(ISNUMBER(SEARCH([.B434];[.D433]))));[.D433]&amp;&quot;; &quot;&amp;[.B434];[.B43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34];[.E433];[.E433]+1)" office:value-type="float" office:value="324" calcext:value-type="float">
            <text:p>324</text:p>
          </table:table-cell>
          <table:table-cell table:formula="of:=[.E435]&lt;&gt;[.E4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Constru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35];&quot; &quot;;&quot;&quot;))=LOWER(SUBSTITUTE([.A434];&quot; &quot;;&quot;&quot;))" office:value-type="boolean" office:boolean-value="true" calcext:value-type="boolean">
            <text:p>TRUE</text:p>
          </table:table-cell>
          <table:table-cell table:formula="of:=IF(AND([.C435];NOT(ISNUMBER(SEARCH([.B435];[.D434]))));[.D434]&amp;&quot;; &quot;&amp;[.B435];[.B435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35];[.E434];[.E434]+1)" office:value-type="float" office:value="324" calcext:value-type="float">
            <text:p>324</text:p>
          </table:table-cell>
          <table:table-cell table:formula="of:=[.E436]&lt;&gt;[.E4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Diagnose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36];&quot; &quot;;&quot;&quot;))=LOWER(SUBSTITUTE([.A435];&quot; &quot;;&quot;&quot;))" office:value-type="boolean" office:boolean-value="false" calcext:value-type="boolean">
            <text:p>FALSE</text:p>
          </table:table-cell>
          <table:table-cell table:formula="of:=IF(AND([.C436];NOT(ISNUMBER(SEARCH([.B436];[.D435]))));[.D435]&amp;&quot;; &quot;&amp;[.B436];[.B43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36];[.E435];[.E435]+1)" office:value-type="float" office:value="325" calcext:value-type="float">
            <text:p>325</text:p>
          </table:table-cell>
          <table:table-cell table:formula="of:=[.E437]&lt;&gt;[.E4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Diagnosed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37];&quot; &quot;;&quot;&quot;))=LOWER(SUBSTITUTE([.A436];&quot; &quot;;&quot;&quot;))" office:value-type="boolean" office:boolean-value="true" calcext:value-type="boolean">
            <text:p>TRUE</text:p>
          </table:table-cell>
          <table:table-cell table:formula="of:=IF(AND([.C437];NOT(ISNUMBER(SEARCH([.B437];[.D436]))));[.D436]&amp;&quot;; &quot;&amp;[.B437];[.B437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37];[.E436];[.E436]+1)" office:value-type="float" office:value="325" calcext:value-type="float">
            <text:p>325</text:p>
          </table:table-cell>
          <table:table-cell table:formula="of:=[.E438]&lt;&gt;[.E4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Fam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38];&quot; &quot;;&quot;&quot;))=LOWER(SUBSTITUTE([.A437];&quot; &quot;;&quot;&quot;))" office:value-type="boolean" office:boolean-value="false" calcext:value-type="boolean">
            <text:p>FALSE</text:p>
          </table:table-cell>
          <table:table-cell table:formula="of:=IF(AND([.C438];NOT(ISNUMBER(SEARCH([.B438];[.D437]))));[.D437]&amp;&quot;; &quot;&amp;[.B438];[.B43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38];[.E437];[.E437]+1)" office:value-type="float" office:value="326" calcext:value-type="float">
            <text:p>326</text:p>
          </table:table-cell>
          <table:table-cell table:formula="of:=[.E439]&lt;&gt;[.E4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Fam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39];&quot; &quot;;&quot;&quot;))=LOWER(SUBSTITUTE([.A438];&quot; &quot;;&quot;&quot;))" office:value-type="boolean" office:boolean-value="true" calcext:value-type="boolean">
            <text:p>TRUE</text:p>
          </table:table-cell>
          <table:table-cell table:formula="of:=IF(AND([.C439];NOT(ISNUMBER(SEARCH([.B439];[.D438]))));[.D438]&amp;&quot;; &quot;&amp;[.B439];[.B43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39];[.E438];[.E438]+1)" office:value-type="float" office:value="326" calcext:value-type="float">
            <text:p>326</text:p>
          </table:table-cell>
          <table:table-cell table:formula="of:=[.E440]&lt;&gt;[.E4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Inglink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40];&quot; &quot;;&quot;&quot;))=LOWER(SUBSTITUTE([.A439];&quot; &quot;;&quot;&quot;))" office:value-type="boolean" office:boolean-value="false" calcext:value-type="boolean">
            <text:p>FALSE</text:p>
          </table:table-cell>
          <table:table-cell table:formula="of:=IF(AND([.C440];NOT(ISNUMBER(SEARCH([.B440];[.D439]))));[.D439]&amp;&quot;; &quot;&amp;[.B440];[.B44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40];[.E439];[.E439]+1)" office:value-type="float" office:value="327" calcext:value-type="float">
            <text:p>327</text:p>
          </table:table-cell>
          <table:table-cell table:formula="of:=[.E441]&lt;&gt;[.E4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Inglink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41];&quot; &quot;;&quot;&quot;))=LOWER(SUBSTITUTE([.A440];&quot; &quot;;&quot;&quot;))" office:value-type="boolean" office:boolean-value="true" calcext:value-type="boolean">
            <text:p>TRUE</text:p>
          </table:table-cell>
          <table:table-cell table:formula="of:=IF(AND([.C441];NOT(ISNUMBER(SEARCH([.B441];[.D440]))));[.D440]&amp;&quot;; &quot;&amp;[.B441];[.B441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41];[.E440];[.E440]+1)" office:value-type="float" office:value="327" calcext:value-type="float">
            <text:p>327</text:p>
          </table:table-cell>
          <table:table-cell table:formula="of:=[.E442]&lt;&gt;[.E4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J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42];&quot; &quot;;&quot;&quot;))=LOWER(SUBSTITUTE([.A441];&quot; &quot;;&quot;&quot;))" office:value-type="boolean" office:boolean-value="false" calcext:value-type="boolean">
            <text:p>FALSE</text:p>
          </table:table-cell>
          <table:table-cell table:formula="of:=IF(AND([.C442];NOT(ISNUMBER(SEARCH([.B442];[.D441]))));[.D441]&amp;&quot;; &quot;&amp;[.B442];[.B44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42];[.E441];[.E441]+1)" office:value-type="float" office:value="328" calcext:value-type="float">
            <text:p>328</text:p>
          </table:table-cell>
          <table:table-cell table:formula="of:=[.E443]&lt;&gt;[.E4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Opal Foxx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43];&quot; &quot;;&quot;&quot;))=LOWER(SUBSTITUTE([.A442];&quot; &quot;;&quot;&quot;))" office:value-type="boolean" office:boolean-value="false" calcext:value-type="boolean">
            <text:p>FALSE</text:p>
          </table:table-cell>
          <table:table-cell table:formula="of:=IF(AND([.C443];NOT(ISNUMBER(SEARCH([.B443];[.D442]))));[.D442]&amp;&quot;; &quot;&amp;[.B443];[.B44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43];[.E442];[.E442]+1)" office:value-type="float" office:value="329" calcext:value-type="float">
            <text:p>329</text:p>
          </table:table-cell>
          <table:table-cell table:formula="of:=[.E444]&lt;&gt;[.E4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Shangay Lil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44];&quot; &quot;;&quot;&quot;))=LOWER(SUBSTITUTE([.A443];&quot; &quot;;&quot;&quot;))" office:value-type="boolean" office:boolean-value="false" calcext:value-type="boolean">
            <text:p>FALSE</text:p>
          </table:table-cell>
          <table:table-cell table:formula="of:=IF(AND([.C444];NOT(ISNUMBER(SEARCH([.B444];[.D443]))));[.D443]&amp;&quot;; &quot;&amp;[.B444];[.B44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44];[.E443];[.E443]+1)" office:value-type="float" office:value="330" calcext:value-type="float">
            <text:p>330</text:p>
          </table:table-cell>
          <table:table-cell table:formula="of:=[.E445]&lt;&gt;[.E4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Take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45];&quot; &quot;;&quot;&quot;))=LOWER(SUBSTITUTE([.A444];&quot; &quot;;&quot;&quot;))" office:value-type="boolean" office:boolean-value="false" calcext:value-type="boolean">
            <text:p>FALSE</text:p>
          </table:table-cell>
          <table:table-cell table:formula="of:=IF(AND([.C445];NOT(ISNUMBER(SEARCH([.B445];[.D444]))));[.D444]&amp;&quot;; &quot;&amp;[.B445];[.B44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45];[.E444];[.E444]+1)" office:value-type="float" office:value="331" calcext:value-type="float">
            <text:p>331</text:p>
          </table:table-cell>
          <table:table-cell table:formula="of:=[.E446]&lt;&gt;[.E4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y Cologn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46];&quot; &quot;;&quot;&quot;))=LOWER(SUBSTITUTE([.A445];&quot; &quot;;&quot;&quot;))" office:value-type="boolean" office:boolean-value="false" calcext:value-type="boolean">
            <text:p>FALSE</text:p>
          </table:table-cell>
          <table:table-cell table:formula="of:=IF(AND([.C446];NOT(ISNUMBER(SEARCH([.B446];[.D445]))));[.D445]&amp;&quot;; &quot;&amp;[.B446];[.B44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46];[.E445];[.E445]+1)" office:value-type="float" office:value="332" calcext:value-type="float">
            <text:p>332</text:p>
          </table:table-cell>
          <table:table-cell table:formula="of:=[.E447]&lt;&gt;[.E4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y Cologn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47];&quot; &quot;;&quot;&quot;))=LOWER(SUBSTITUTE([.A446];&quot; &quot;;&quot;&quot;))" office:value-type="boolean" office:boolean-value="true" calcext:value-type="boolean">
            <text:p>TRUE</text:p>
          </table:table-cell>
          <table:table-cell table:formula="of:=IF(AND([.C447];NOT(ISNUMBER(SEARCH([.B447];[.D446]))));[.D446]&amp;&quot;; &quot;&amp;[.B447];[.B447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47];[.E446];[.E446]+1)" office:value-type="float" office:value="332" calcext:value-type="float">
            <text:p>332</text:p>
          </table:table-cell>
          <table:table-cell table:formula="of:=[.E448]&lt;&gt;[.E4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 Cracke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48];&quot; &quot;;&quot;&quot;))=LOWER(SUBSTITUTE([.A447];&quot; &quot;;&quot;&quot;))" office:value-type="boolean" office:boolean-value="false" calcext:value-type="boolean">
            <text:p>FALSE</text:p>
          </table:table-cell>
          <table:table-cell table:formula="of:=IF(AND([.C448];NOT(ISNUMBER(SEARCH([.B448];[.D447]))));[.D447]&amp;&quot;; &quot;&amp;[.B448];[.B44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48];[.E447];[.E447]+1)" office:value-type="float" office:value="333" calcext:value-type="float">
            <text:p>333</text:p>
          </table:table-cell>
          <table:table-cell table:formula="of:=[.E449]&lt;&gt;[.E4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ly Bol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49];&quot; &quot;;&quot;&quot;))=LOWER(SUBSTITUTE([.A448];&quot; &quot;;&quot;&quot;))" office:value-type="boolean" office:boolean-value="false" calcext:value-type="boolean">
            <text:p>FALSE</text:p>
          </table:table-cell>
          <table:table-cell table:formula="of:=IF(AND([.C449];NOT(ISNUMBER(SEARCH([.B449];[.D448]))));[.D448]&amp;&quot;; &quot;&amp;[.B449];[.B44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49];[.E448];[.E448]+1)" office:value-type="float" office:value="334" calcext:value-type="float">
            <text:p>334</text:p>
          </table:table-cell>
          <table:table-cell table:formula="of:=[.E450]&lt;&gt;[.E4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 Lot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50];&quot; &quot;;&quot;&quot;))=LOWER(SUBSTITUTE([.A449];&quot; &quot;;&quot;&quot;))" office:value-type="boolean" office:boolean-value="false" calcext:value-type="boolean">
            <text:p>FALSE</text:p>
          </table:table-cell>
          <table:table-cell table:formula="of:=IF(AND([.C450];NOT(ISNUMBER(SEARCH([.B450];[.D449]))));[.D449]&amp;&quot;; &quot;&amp;[.B450];[.B45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50];[.E449];[.E449]+1)" office:value-type="float" office:value="335" calcext:value-type="float">
            <text:p>335</text:p>
          </table:table-cell>
          <table:table-cell table:formula="of:=[.E451]&lt;&gt;[.E4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ét X Chang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51];&quot; &quot;;&quot;&quot;))=LOWER(SUBSTITUTE([.A450];&quot; &quot;;&quot;&quot;))" office:value-type="boolean" office:boolean-value="false" calcext:value-type="boolean">
            <text:p>FALSE</text:p>
          </table:table-cell>
          <table:table-cell table:formula="of:=IF(AND([.C451];NOT(ISNUMBER(SEARCH([.B451];[.D450]))));[.D450]&amp;&quot;; &quot;&amp;[.B451];[.B45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51];[.E450];[.E450]+1)" office:value-type="float" office:value="336" calcext:value-type="float">
            <text:p>336</text:p>
          </table:table-cell>
          <table:table-cell table:formula="of:=[.E452]&lt;&gt;[.E4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ca Beverly Hillz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52];&quot; &quot;;&quot;&quot;))=LOWER(SUBSTITUTE([.A451];&quot; &quot;;&quot;&quot;))" office:value-type="boolean" office:boolean-value="false" calcext:value-type="boolean">
            <text:p>FALSE</text:p>
          </table:table-cell>
          <table:table-cell table:formula="of:=IF(AND([.C452];NOT(ISNUMBER(SEARCH([.B452];[.D451]))));[.D451]&amp;&quot;; &quot;&amp;[.B452];[.B45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52];[.E451];[.E451]+1)" office:value-type="float" office:value="337" calcext:value-type="float">
            <text:p>337</text:p>
          </table:table-cell>
          <table:table-cell table:formula="of:=[.E453]&lt;&gt;[.E4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ca Beverly Hillz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53];&quot; &quot;;&quot;&quot;))=LOWER(SUBSTITUTE([.A452];&quot; &quot;;&quot;&quot;))" office:value-type="boolean" office:boolean-value="true" calcext:value-type="boolean">
            <text:p>TRUE</text:p>
          </table:table-cell>
          <table:table-cell table:formula="of:=IF(AND([.C453];NOT(ISNUMBER(SEARCH([.B453];[.D452]))));[.D452]&amp;&quot;; &quot;&amp;[.B453];[.B453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53];[.E452];[.E452]+1)" office:value-type="float" office:value="337" calcext:value-type="float">
            <text:p>337</text:p>
          </table:table-cell>
          <table:table-cell table:formula="of:=[.E454]&lt;&gt;[.E4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que Hear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54];&quot; &quot;;&quot;&quot;))=LOWER(SUBSTITUTE([.A453];&quot; &quot;;&quot;&quot;))" office:value-type="boolean" office:boolean-value="false" calcext:value-type="boolean">
            <text:p>FALSE</text:p>
          </table:table-cell>
          <table:table-cell table:formula="of:=IF(AND([.C454];NOT(ISNUMBER(SEARCH([.B454];[.D453]))));[.D453]&amp;&quot;; &quot;&amp;[.B454];[.B45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54];[.E453];[.E453]+1)" office:value-type="float" office:value="338" calcext:value-type="float">
            <text:p>338</text:p>
          </table:table-cell>
          <table:table-cell table:formula="of:=[.E455]&lt;&gt;[.E4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 McMichaels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55];&quot; &quot;;&quot;&quot;))=LOWER(SUBSTITUTE([.A454];&quot; &quot;;&quot;&quot;))" office:value-type="boolean" office:boolean-value="false" calcext:value-type="boolean">
            <text:p>FALSE</text:p>
          </table:table-cell>
          <table:table-cell table:formula="of:=IF(AND([.C455];NOT(ISNUMBER(SEARCH([.B455];[.D454]))));[.D454]&amp;&quot;; &quot;&amp;[.B455];[.B45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55];[.E454];[.E454]+1)" office:value-type="float" office:value="339" calcext:value-type="float">
            <text:p>339</text:p>
          </table:table-cell>
          <table:table-cell table:formula="of:=[.E456]&lt;&gt;[.E4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 McMichael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56];&quot; &quot;;&quot;&quot;))=LOWER(SUBSTITUTE([.A455];&quot; &quot;;&quot;&quot;))" office:value-type="boolean" office:boolean-value="true" calcext:value-type="boolean">
            <text:p>TRUE</text:p>
          </table:table-cell>
          <table:table-cell table:formula="of:=IF(AND([.C456];NOT(ISNUMBER(SEARCH([.B456];[.D455]))));[.D455]&amp;&quot;; &quot;&amp;[.B456];[.B45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56];[.E455];[.E455]+1)" office:value-type="float" office:value="339" calcext:value-type="float">
            <text:p>339</text:p>
          </table:table-cell>
          <table:table-cell table:formula="of:=[.E457]&lt;&gt;[.E4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 McMichael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57];&quot; &quot;;&quot;&quot;))=LOWER(SUBSTITUTE([.A456];&quot; &quot;;&quot;&quot;))" office:value-type="boolean" office:boolean-value="true" calcext:value-type="boolean">
            <text:p>TRUE</text:p>
          </table:table-cell>
          <table:table-cell table:formula="of:=IF(AND([.C457];NOT(ISNUMBER(SEARCH([.B457];[.D456]))));[.D456]&amp;&quot;; &quot;&amp;[.B457];[.B45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57];[.E456];[.E456]+1)" office:value-type="float" office:value="339" calcext:value-type="float">
            <text:p>339</text:p>
          </table:table-cell>
          <table:table-cell table:formula="of:=[.E458]&lt;&gt;[.E4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 McMichael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58];&quot; &quot;;&quot;&quot;))=LOWER(SUBSTITUTE([.A457];&quot; &quot;;&quot;&quot;))" office:value-type="boolean" office:boolean-value="true" calcext:value-type="boolean">
            <text:p>TRUE</text:p>
          </table:table-cell>
          <table:table-cell table:formula="of:=IF(AND([.C458];NOT(ISNUMBER(SEARCH([.B458];[.D457]))));[.D457]&amp;&quot;; &quot;&amp;[.B458];[.B458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58];[.E457];[.E457]+1)" office:value-type="float" office:value="339" calcext:value-type="float">
            <text:p>339</text:p>
          </table:table-cell>
          <table:table-cell table:formula="of:=[.E459]&lt;&gt;[.E4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 Brow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59];&quot; &quot;;&quot;&quot;))=LOWER(SUBSTITUTE([.A458];&quot; &quot;;&quot;&quot;))" office:value-type="boolean" office:boolean-value="false" calcext:value-type="boolean">
            <text:p>FALSE</text:p>
          </table:table-cell>
          <table:table-cell table:formula="of:=IF(AND([.C459];NOT(ISNUMBER(SEARCH([.B459];[.D458]))));[.D458]&amp;&quot;; &quot;&amp;[.B459];[.B45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59];[.E458];[.E458]+1)" office:value-type="float" office:value="340" calcext:value-type="float">
            <text:p>340</text:p>
          </table:table-cell>
          <table:table-cell table:formula="of:=[.E460]&lt;&gt;[.E4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. Kasha Davi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60];&quot; &quot;;&quot;&quot;))=LOWER(SUBSTITUTE([.A459];&quot; &quot;;&quot;&quot;))" office:value-type="boolean" office:boolean-value="false" calcext:value-type="boolean">
            <text:p>FALSE</text:p>
          </table:table-cell>
          <table:table-cell table:formula="of:=IF(AND([.C460];NOT(ISNUMBER(SEARCH([.B460];[.D459]))));[.D459]&amp;&quot;; &quot;&amp;[.B460];[.B46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60];[.E459];[.E459]+1)" office:value-type="float" office:value="341" calcext:value-type="float">
            <text:p>341</text:p>
          </table:table-cell>
          <table:table-cell table:formula="of:=[.E461]&lt;&gt;[.E4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ique Summers Madiso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61];&quot; &quot;;&quot;&quot;))=LOWER(SUBSTITUTE([.A460];&quot; &quot;;&quot;&quot;))" office:value-type="boolean" office:boolean-value="false" calcext:value-type="boolean">
            <text:p>FALSE</text:p>
          </table:table-cell>
          <table:table-cell table:formula="of:=IF(AND([.C461];NOT(ISNUMBER(SEARCH([.B461];[.D460]))));[.D460]&amp;&quot;; &quot;&amp;[.B461];[.B46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61];[.E460];[.E460]+1)" office:value-type="float" office:value="342" calcext:value-type="float">
            <text:p>342</text:p>
          </table:table-cell>
          <table:table-cell table:formula="of:=[.E462]&lt;&gt;[.E4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 Tucke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62];&quot; &quot;;&quot;&quot;))=LOWER(SUBSTITUTE([.A461];&quot; &quot;;&quot;&quot;))" office:value-type="boolean" office:boolean-value="false" calcext:value-type="boolean">
            <text:p>FALSE</text:p>
          </table:table-cell>
          <table:table-cell table:formula="of:=IF(AND([.C462];NOT(ISNUMBER(SEARCH([.B462];[.D461]))));[.D461]&amp;&quot;; &quot;&amp;[.B462];[.B46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62];[.E461];[.E461]+1)" office:value-type="float" office:value="343" calcext:value-type="float">
            <text:p>343</text:p>
          </table:table-cell>
          <table:table-cell table:formula="of:=[.E463]&lt;&gt;[.E4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omi Small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63];&quot; &quot;;&quot;&quot;))=LOWER(SUBSTITUTE([.A462];&quot; &quot;;&quot;&quot;))" office:value-type="boolean" office:boolean-value="false" calcext:value-type="boolean">
            <text:p>FALSE</text:p>
          </table:table-cell>
          <table:table-cell table:formula="of:=IF(AND([.C463];NOT(ISNUMBER(SEARCH([.B463];[.D462]))));[.D462]&amp;&quot;; &quot;&amp;[.B463];[.B46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63];[.E462];[.E462]+1)" office:value-type="float" office:value="344" calcext:value-type="float">
            <text:p>344</text:p>
          </table:table-cell>
          <table:table-cell table:formula="of:=[.E464]&lt;&gt;[.E4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lie Attire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64];&quot; &quot;;&quot;&quot;))=LOWER(SUBSTITUTE([.A463];&quot; &quot;;&quot;&quot;))" office:value-type="boolean" office:boolean-value="false" calcext:value-type="boolean">
            <text:p>FALSE</text:p>
          </table:table-cell>
          <table:table-cell table:formula="of:=IF(AND([.C464];NOT(ISNUMBER(SEARCH([.B464];[.D463]))));[.D463]&amp;&quot;; &quot;&amp;[.B464];[.B46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64];[.E463];[.E463]+1)" office:value-type="float" office:value="345" calcext:value-type="float">
            <text:p>345</text:p>
          </table:table-cell>
          <table:table-cell table:formula="of:=[.E465]&lt;&gt;[.E4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n Marke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65];&quot; &quot;;&quot;&quot;))=LOWER(SUBSTITUTE([.A464];&quot; &quot;;&quot;&quot;))" office:value-type="boolean" office:boolean-value="false" calcext:value-type="boolean">
            <text:p>FALSE</text:p>
          </table:table-cell>
          <table:table-cell table:formula="of:=IF(AND([.C465];NOT(ISNUMBER(SEARCH([.B465];[.D464]))));[.D464]&amp;&quot;; &quot;&amp;[.B465];[.B46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65];[.E464];[.E464]+1)" office:value-type="float" office:value="346" calcext:value-type="float">
            <text:p>346</text:p>
          </table:table-cell>
          <table:table-cell table:formula="of:=[.E466]&lt;&gt;[.E4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ysha Lopez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66];&quot; &quot;;&quot;&quot;))=LOWER(SUBSTITUTE([.A465];&quot; &quot;;&quot;&quot;))" office:value-type="boolean" office:boolean-value="false" calcext:value-type="boolean">
            <text:p>FALSE</text:p>
          </table:table-cell>
          <table:table-cell table:formula="of:=IF(AND([.C466];NOT(ISNUMBER(SEARCH([.B466];[.D465]))));[.D465]&amp;&quot;; &quot;&amp;[.B466];[.B46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66];[.E465];[.E465]+1)" office:value-type="float" office:value="347" calcext:value-type="float">
            <text:p>347</text:p>
          </table:table-cell>
          <table:table-cell table:formula="of:=[.E467]&lt;&gt;[.E4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quelle Anne Dym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67];&quot; &quot;;&quot;&quot;))=LOWER(SUBSTITUTE([.A466];&quot; &quot;;&quot;&quot;))" office:value-type="boolean" office:boolean-value="false" calcext:value-type="boolean">
            <text:p>FALSE</text:p>
          </table:table-cell>
          <table:table-cell table:formula="of:=IF(AND([.C467];NOT(ISNUMBER(SEARCH([.B467];[.D466]))));[.D466]&amp;&quot;; &quot;&amp;[.B467];[.B46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67];[.E466];[.E466]+1)" office:value-type="float" office:value="348" calcext:value-type="float">
            <text:p>348</text:p>
          </table:table-cell>
          <table:table-cell table:formula="of:=[.E468]&lt;&gt;[.E4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quelle Anne Dyme Bridgette of Madison County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68];&quot; &quot;;&quot;&quot;))=LOWER(SUBSTITUTE([.A467];&quot; &quot;;&quot;&quot;))" office:value-type="boolean" office:boolean-value="false" calcext:value-type="boolean">
            <text:p>FALSE</text:p>
          </table:table-cell>
          <table:table-cell table:formula="of:=IF(AND([.C468];NOT(ISNUMBER(SEARCH([.B468];[.D467]))));[.D467]&amp;&quot;; &quot;&amp;[.B468];[.B468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468];[.E467];[.E467]+1)" office:value-type="float" office:value="349" calcext:value-type="float">
            <text:p>349</text:p>
          </table:table-cell>
          <table:table-cell table:formula="of:=[.E469]&lt;&gt;[.E4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e Paige Brook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69];&quot; &quot;;&quot;&quot;))=LOWER(SUBSTITUTE([.A468];&quot; &quot;;&quot;&quot;))" office:value-type="boolean" office:boolean-value="false" calcext:value-type="boolean">
            <text:p>FALSE</text:p>
          </table:table-cell>
          <table:table-cell table:formula="of:=IF(AND([.C469];NOT(ISNUMBER(SEARCH([.B469];[.D468]))));[.D468]&amp;&quot;; &quot;&amp;[.B469];[.B46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69];[.E468];[.E468]+1)" office:value-type="float" office:value="350" calcext:value-type="float">
            <text:p>350</text:p>
          </table:table-cell>
          <table:table-cell table:formula="of:=[.E470]&lt;&gt;[.E46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 Bo'nina Brow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70];&quot; &quot;;&quot;&quot;))=LOWER(SUBSTITUTE([.A469];&quot; &quot;;&quot;&quot;))" office:value-type="boolean" office:boolean-value="false" calcext:value-type="boolean">
            <text:p>FALSE</text:p>
          </table:table-cell>
          <table:table-cell table:formula="of:=IF(AND([.C470];NOT(ISNUMBER(SEARCH([.B470];[.D469]))));[.D469]&amp;&quot;; &quot;&amp;[.B470];[.B47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70];[.E469];[.E469]+1)" office:value-type="float" office:value="351" calcext:value-type="float">
            <text:p>351</text:p>
          </table:table-cell>
          <table:table-cell table:formula="of:=[.E471]&lt;&gt;[.E4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 Flowers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71];&quot; &quot;;&quot;&quot;))=LOWER(SUBSTITUTE([.A470];&quot; &quot;;&quot;&quot;))" office:value-type="boolean" office:boolean-value="false" calcext:value-type="boolean">
            <text:p>FALSE</text:p>
          </table:table-cell>
          <table:table-cell table:formula="of:=IF(AND([.C471];NOT(ISNUMBER(SEARCH([.B471];[.D470]))));[.D470]&amp;&quot;; &quot;&amp;[.B471];[.B47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71];[.E470];[.E470]+1)" office:value-type="float" office:value="352" calcext:value-type="float">
            <text:p>352</text:p>
          </table:table-cell>
          <table:table-cell table:formula="of:=[.E472]&lt;&gt;[.E4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 Flower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72];&quot; &quot;;&quot;&quot;))=LOWER(SUBSTITUTE([.A471];&quot; &quot;;&quot;&quot;))" office:value-type="boolean" office:boolean-value="true" calcext:value-type="boolean">
            <text:p>TRUE</text:p>
          </table:table-cell>
          <table:table-cell table:formula="of:=IF(AND([.C472];NOT(ISNUMBER(SEARCH([.B472];[.D471]))));[.D471]&amp;&quot;; &quot;&amp;[.B472];[.B47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72];[.E471];[.E471]+1)" office:value-type="float" office:value="352" calcext:value-type="float">
            <text:p>352</text:p>
          </table:table-cell>
          <table:table-cell table:formula="of:=[.E473]&lt;&gt;[.E4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 Flower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73];&quot; &quot;;&quot;&quot;))=LOWER(SUBSTITUTE([.A472];&quot; &quot;;&quot;&quot;))" office:value-type="boolean" office:boolean-value="true" calcext:value-type="boolean">
            <text:p>TRUE</text:p>
          </table:table-cell>
          <table:table-cell table:formula="of:=IF(AND([.C473];NOT(ISNUMBER(SEARCH([.B473];[.D472]))));[.D472]&amp;&quot;; &quot;&amp;[.B473];[.B47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73];[.E472];[.E472]+1)" office:value-type="float" office:value="352" calcext:value-type="float">
            <text:p>352</text:p>
          </table:table-cell>
          <table:table-cell table:formula="of:=[.E474]&lt;&gt;[.E4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 Flower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74];&quot; &quot;;&quot;&quot;))=LOWER(SUBSTITUTE([.A473];&quot; &quot;;&quot;&quot;))" office:value-type="boolean" office:boolean-value="true" calcext:value-type="boolean">
            <text:p>TRUE</text:p>
          </table:table-cell>
          <table:table-cell table:formula="of:=IF(AND([.C474];NOT(ISNUMBER(SEARCH([.B474];[.D473]))));[.D473]&amp;&quot;; &quot;&amp;[.B474];[.B474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74];[.E473];[.E473]+1)" office:value-type="float" office:value="352" calcext:value-type="float">
            <text:p>352</text:p>
          </table:table-cell>
          <table:table-cell table:formula="of:=[.E475]&lt;&gt;[.E4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a Sha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75];&quot; &quot;;&quot;&quot;))=LOWER(SUBSTITUTE([.A474];&quot; &quot;;&quot;&quot;))" office:value-type="boolean" office:boolean-value="false" calcext:value-type="boolean">
            <text:p>FALSE</text:p>
          </table:table-cell>
          <table:table-cell table:formula="of:=IF(AND([.C475];NOT(ISNUMBER(SEARCH([.B475];[.D474]))));[.D474]&amp;&quot;; &quot;&amp;[.B475];[.B47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75];[.E474];[.E474]+1)" office:value-type="float" office:value="353" calcext:value-type="float">
            <text:p>353</text:p>
          </table:table-cell>
          <table:table-cell table:formula="of:=[.E476]&lt;&gt;[.E4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ina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76];&quot; &quot;;&quot;&quot;))=LOWER(SUBSTITUTE([.A475];&quot; &quot;;&quot;&quot;))" office:value-type="boolean" office:boolean-value="false" calcext:value-type="boolean">
            <text:p>FALSE</text:p>
          </table:table-cell>
          <table:table-cell table:formula="of:=IF(AND([.C476];NOT(ISNUMBER(SEARCH([.B476];[.D475]))));[.D475]&amp;&quot;; &quot;&amp;[.B476];[.B47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76];[.E475];[.E475]+1)" office:value-type="float" office:value="354" calcext:value-type="float">
            <text:p>354</text:p>
          </table:table-cell>
          <table:table-cell table:formula="of:=[.E477]&lt;&gt;[.E4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in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77];&quot; &quot;;&quot;&quot;))=LOWER(SUBSTITUTE([.A476];&quot; &quot;;&quot;&quot;))" office:value-type="boolean" office:boolean-value="true" calcext:value-type="boolean">
            <text:p>TRUE</text:p>
          </table:table-cell>
          <table:table-cell table:formula="of:=IF(AND([.C477];NOT(ISNUMBER(SEARCH([.B477];[.D476]))));[.D476]&amp;&quot;; &quot;&amp;[.B477];[.B47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77];[.E476];[.E476]+1)" office:value-type="float" office:value="354" calcext:value-type="float">
            <text:p>354</text:p>
          </table:table-cell>
          <table:table-cell table:formula="of:=[.E478]&lt;&gt;[.E4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in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78];&quot; &quot;;&quot;&quot;))=LOWER(SUBSTITUTE([.A477];&quot; &quot;;&quot;&quot;))" office:value-type="boolean" office:boolean-value="true" calcext:value-type="boolean">
            <text:p>TRUE</text:p>
          </table:table-cell>
          <table:table-cell table:formula="of:=IF(AND([.C478];NOT(ISNUMBER(SEARCH([.B478];[.D477]))));[.D477]&amp;&quot;; &quot;&amp;[.B478];[.B478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78];[.E477];[.E477]+1)" office:value-type="float" office:value="354" calcext:value-type="float">
            <text:p>354</text:p>
          </table:table-cell>
          <table:table-cell table:formula="of:=[.E479]&lt;&gt;[.E4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a Min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79];&quot; &quot;;&quot;&quot;))=LOWER(SUBSTITUTE([.A478];&quot; &quot;;&quot;&quot;))" office:value-type="boolean" office:boolean-value="false" calcext:value-type="boolean">
            <text:p>FALSE</text:p>
          </table:table-cell>
          <table:table-cell table:formula="of:=IF(AND([.C479];NOT(ISNUMBER(SEARCH([.B479];[.D478]))));[.D478]&amp;&quot;; &quot;&amp;[.B479];[.B47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79];[.E478];[.E478]+1)" office:value-type="float" office:value="355" calcext:value-type="float">
            <text:p>355</text:p>
          </table:table-cell>
          <table:table-cell table:formula="of:=[.E480]&lt;&gt;[.E4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a Mint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80];&quot; &quot;;&quot;&quot;))=LOWER(SUBSTITUTE([.A479];&quot; &quot;;&quot;&quot;))" office:value-type="boolean" office:boolean-value="true" calcext:value-type="boolean">
            <text:p>TRUE</text:p>
          </table:table-cell>
          <table:table-cell table:formula="of:=IF(AND([.C480];NOT(ISNUMBER(SEARCH([.B480];[.D479]))));[.D479]&amp;&quot;; &quot;&amp;[.B480];[.B480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80];[.E479];[.E479]+1)" office:value-type="float" office:value="355" calcext:value-type="float">
            <text:p>355</text:p>
          </table:table-cell>
          <table:table-cell table:formula="of:=[.E481]&lt;&gt;[.E4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llo Vitta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81];&quot; &quot;;&quot;&quot;))=LOWER(SUBSTITUTE([.A480];&quot; &quot;;&quot;&quot;))" office:value-type="boolean" office:boolean-value="false" calcext:value-type="boolean">
            <text:p>FALSE</text:p>
          </table:table-cell>
          <table:table-cell table:formula="of:=IF(AND([.C481];NOT(ISNUMBER(SEARCH([.B481];[.D480]))));[.D480]&amp;&quot;; &quot;&amp;[.B481];[.B48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81];[.E480];[.E480]+1)" office:value-type="float" office:value="356" calcext:value-type="float">
            <text:p>356</text:p>
          </table:table-cell>
          <table:table-cell table:formula="of:=[.E482]&lt;&gt;[.E4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an Holida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82];&quot; &quot;;&quot;&quot;))=LOWER(SUBSTITUTE([.A481];&quot; &quot;;&quot;&quot;))" office:value-type="boolean" office:boolean-value="false" calcext:value-type="boolean">
            <text:p>FALSE</text:p>
          </table:table-cell>
          <table:table-cell table:formula="of:=IF(AND([.C482];NOT(ISNUMBER(SEARCH([.B482];[.D481]))));[.D481]&amp;&quot;; &quot;&amp;[.B482];[.B48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82];[.E481];[.E481]+1)" office:value-type="float" office:value="357" calcext:value-type="float">
            <text:p>357</text:p>
          </table:table-cell>
          <table:table-cell table:formula="of:=[.E483]&lt;&gt;[.E4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an Holiday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83];&quot; &quot;;&quot;&quot;))=LOWER(SUBSTITUTE([.A482];&quot; &quot;;&quot;&quot;))" office:value-type="boolean" office:boolean-value="true" calcext:value-type="boolean">
            <text:p>TRUE</text:p>
          </table:table-cell>
          <table:table-cell table:formula="of:=IF(AND([.C483];NOT(ISNUMBER(SEARCH([.B483];[.D482]))));[.D482]&amp;&quot;; &quot;&amp;[.B483];[.B483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83];[.E482];[.E482]+1)" office:value-type="float" office:value="357" calcext:value-type="float">
            <text:p>357</text:p>
          </table:table-cell>
          <table:table-cell table:formula="of:=[.E484]&lt;&gt;[.E4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 Turn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84];&quot; &quot;;&quot;&quot;))=LOWER(SUBSTITUTE([.A483];&quot; &quot;;&quot;&quot;))" office:value-type="boolean" office:boolean-value="false" calcext:value-type="boolean">
            <text:p>FALSE</text:p>
          </table:table-cell>
          <table:table-cell table:formula="of:=IF(AND([.C484];NOT(ISNUMBER(SEARCH([.B484];[.D483]))));[.D483]&amp;&quot;; &quot;&amp;[.B484];[.B48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84];[.E483];[.E483]+1)" office:value-type="float" office:value="358" calcext:value-type="float">
            <text:p>358</text:p>
          </table:table-cell>
          <table:table-cell table:formula="of:=[.E485]&lt;&gt;[.E4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 Turner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85];&quot; &quot;;&quot;&quot;))=LOWER(SUBSTITUTE([.A484];&quot; &quot;;&quot;&quot;))" office:value-type="boolean" office:boolean-value="true" calcext:value-type="boolean">
            <text:p>TRUE</text:p>
          </table:table-cell>
          <table:table-cell table:formula="of:=IF(AND([.C485];NOT(ISNUMBER(SEARCH([.B485];[.D484]))));[.D484]&amp;&quot;; &quot;&amp;[.B485];[.B485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85];[.E484];[.E484]+1)" office:value-type="float" office:value="358" calcext:value-type="float">
            <text:p>358</text:p>
          </table:table-cell>
          <table:table-cell table:formula="of:=[.E486]&lt;&gt;[.E4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ora Boxx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86];&quot; &quot;;&quot;&quot;))=LOWER(SUBSTITUTE([.A485];&quot; &quot;;&quot;&quot;))" office:value-type="boolean" office:boolean-value="false" calcext:value-type="boolean">
            <text:p>FALSE</text:p>
          </table:table-cell>
          <table:table-cell table:formula="of:=IF(AND([.C486];NOT(ISNUMBER(SEARCH([.B486];[.D485]))));[.D485]&amp;&quot;; &quot;&amp;[.B486];[.B48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86];[.E485];[.E485]+1)" office:value-type="float" office:value="359" calcext:value-type="float">
            <text:p>359</text:p>
          </table:table-cell>
          <table:table-cell table:formula="of:=[.E487]&lt;&gt;[.E4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ora Boxx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87];&quot; &quot;;&quot;&quot;))=LOWER(SUBSTITUTE([.A486];&quot; &quot;;&quot;&quot;))" office:value-type="boolean" office:boolean-value="true" calcext:value-type="boolean">
            <text:p>TRUE</text:p>
          </table:table-cell>
          <table:table-cell table:formula="of:=IF(AND([.C487];NOT(ISNUMBER(SEARCH([.B487];[.D486]))));[.D486]&amp;&quot;; &quot;&amp;[.B487];[.B48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87];[.E486];[.E486]+1)" office:value-type="float" office:value="359" calcext:value-type="float">
            <text:p>359</text:p>
          </table:table-cell>
          <table:table-cell table:formula="of:=[.E488]&lt;&gt;[.E4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ora Boxx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88];&quot; &quot;;&quot;&quot;))=LOWER(SUBSTITUTE([.A487];&quot; &quot;;&quot;&quot;))" office:value-type="boolean" office:boolean-value="true" calcext:value-type="boolean">
            <text:p>TRUE</text:p>
          </table:table-cell>
          <table:table-cell table:formula="of:=IF(AND([.C488];NOT(ISNUMBER(SEARCH([.B488];[.D487]))));[.D487]&amp;&quot;; &quot;&amp;[.B488];[.B48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88];[.E487];[.E487]+1)" office:value-type="float" office:value="359" calcext:value-type="float">
            <text:p>359</text:p>
          </table:table-cell>
          <table:table-cell table:formula="of:=[.E489]&lt;&gt;[.E4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ora Boxx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89];&quot; &quot;;&quot;&quot;))=LOWER(SUBSTITUTE([.A488];&quot; &quot;;&quot;&quot;))" office:value-type="boolean" office:boolean-value="true" calcext:value-type="boolean">
            <text:p>TRUE</text:p>
          </table:table-cell>
          <table:table-cell table:formula="of:=IF(AND([.C489];NOT(ISNUMBER(SEARCH([.B489];[.D488]))));[.D488]&amp;&quot;; &quot;&amp;[.B489];[.B48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489];[.E488];[.E488]+1)" office:value-type="float" office:value="359" calcext:value-type="float">
            <text:p>359</text:p>
          </table:table-cell>
          <table:table-cell table:formula="of:=[.E490]&lt;&gt;[.E4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i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90];&quot; &quot;;&quot;&quot;))=LOWER(SUBSTITUTE([.A489];&quot; &quot;;&quot;&quot;))" office:value-type="boolean" office:boolean-value="false" calcext:value-type="boolean">
            <text:p>FALSE</text:p>
          </table:table-cell>
          <table:table-cell table:formula="of:=IF(AND([.C490];NOT(ISNUMBER(SEARCH([.B490];[.D489]))));[.D489]&amp;&quot;; &quot;&amp;[.B490];[.B49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90];[.E489];[.E489]+1)" office:value-type="float" office:value="360" calcext:value-type="float">
            <text:p>360</text:p>
          </table:table-cell>
          <table:table-cell table:formula="of:=[.E491]&lt;&gt;[.E4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sy Vidali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91];&quot; &quot;;&quot;&quot;))=LOWER(SUBSTITUTE([.A490];&quot; &quot;;&quot;&quot;))" office:value-type="boolean" office:boolean-value="false" calcext:value-type="boolean">
            <text:p>FALSE</text:p>
          </table:table-cell>
          <table:table-cell table:formula="of:=IF(AND([.C491];NOT(ISNUMBER(SEARCH([.B491];[.D490]))));[.D490]&amp;&quot;; &quot;&amp;[.B491];[.B49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91];[.E490];[.E490]+1)" office:value-type="float" office:value="361" calcext:value-type="float">
            <text:p>361</text:p>
          </table:table-cell>
          <table:table-cell table:formula="of:=[.E492]&lt;&gt;[.E4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y O. Furnitur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92];&quot; &quot;;&quot;&quot;))=LOWER(SUBSTITUTE([.A491];&quot; &quot;;&quot;&quot;))" office:value-type="boolean" office:boolean-value="false" calcext:value-type="boolean">
            <text:p>FALSE</text:p>
          </table:table-cell>
          <table:table-cell table:formula="of:=IF(AND([.C492];NOT(ISNUMBER(SEARCH([.B492];[.D491]))));[.D491]&amp;&quot;; &quot;&amp;[.B492];[.B49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92];[.E491];[.E491]+1)" office:value-type="float" office:value="362" calcext:value-type="float">
            <text:p>362</text:p>
          </table:table-cell>
          <table:table-cell table:formula="of:=[.E493]&lt;&gt;[.E4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y O. Furnitur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493];&quot; &quot;;&quot;&quot;))=LOWER(SUBSTITUTE([.A492];&quot; &quot;;&quot;&quot;))" office:value-type="boolean" office:boolean-value="true" calcext:value-type="boolean">
            <text:p>TRUE</text:p>
          </table:table-cell>
          <table:table-cell table:formula="of:=IF(AND([.C493];NOT(ISNUMBER(SEARCH([.B493];[.D492]))));[.D492]&amp;&quot;; &quot;&amp;[.B493];[.B493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493];[.E492];[.E492]+1)" office:value-type="float" office:value="362" calcext:value-type="float">
            <text:p>362</text:p>
          </table:table-cell>
          <table:table-cell table:formula="of:=[.E494]&lt;&gt;[.E4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ine Pantsdow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94];&quot; &quot;;&quot;&quot;))=LOWER(SUBSTITUTE([.A493];&quot; &quot;;&quot;&quot;))" office:value-type="boolean" office:boolean-value="false" calcext:value-type="boolean">
            <text:p>FALSE</text:p>
          </table:table-cell>
          <table:table-cell table:formula="of:=IF(AND([.C494];NOT(ISNUMBER(SEARCH([.B494];[.D493]))));[.D493]&amp;&quot;; &quot;&amp;[.B494];[.B49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94];[.E493];[.E493]+1)" office:value-type="float" office:value="363" calcext:value-type="float">
            <text:p>363</text:p>
          </table:table-cell>
          <table:table-cell table:formula="of:=[.E495]&lt;&gt;[.E4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hes Chris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95];&quot; &quot;;&quot;&quot;))=LOWER(SUBSTITUTE([.A494];&quot; &quot;;&quot;&quot;))" office:value-type="boolean" office:boolean-value="false" calcext:value-type="boolean">
            <text:p>FALSE</text:p>
          </table:table-cell>
          <table:table-cell table:formula="of:=IF(AND([.C495];NOT(ISNUMBER(SEARCH([.B495];[.D494]))));[.D494]&amp;&quot;; &quot;&amp;[.B495];[.B49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95];[.E494];[.E494]+1)" office:value-type="float" office:value="364" calcext:value-type="float">
            <text:p>364</text:p>
          </table:table-cell>
          <table:table-cell table:formula="of:=[.E496]&lt;&gt;[.E4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l Div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96];&quot; &quot;;&quot;&quot;))=LOWER(SUBSTITUTE([.A495];&quot; &quot;;&quot;&quot;))" office:value-type="boolean" office:boolean-value="false" calcext:value-type="boolean">
            <text:p>FALSE</text:p>
          </table:table-cell>
          <table:table-cell table:formula="of:=IF(AND([.C496];NOT(ISNUMBER(SEARCH([.B496];[.D495]))));[.D495]&amp;&quot;; &quot;&amp;[.B496];[.B49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96];[.E495];[.E495]+1)" office:value-type="float" office:value="365" calcext:value-type="float">
            <text:p>365</text:p>
          </table:table-cell>
          <table:table-cell table:formula="of:=[.E497]&lt;&gt;[.E4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l E. Gat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497];&quot; &quot;;&quot;&quot;))=LOWER(SUBSTITUTE([.A496];&quot; &quot;;&quot;&quot;))" office:value-type="boolean" office:boolean-value="false" calcext:value-type="boolean">
            <text:p>FALSE</text:p>
          </table:table-cell>
          <table:table-cell table:formula="of:=IF(AND([.C497];NOT(ISNUMBER(SEARCH([.B497];[.D496]))));[.D496]&amp;&quot;; &quot;&amp;[.B497];[.B49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497];[.E496];[.E496]+1)" office:value-type="float" office:value="366" calcext:value-type="float">
            <text:p>366</text:p>
          </table:table-cell>
          <table:table-cell table:formula="of:=[.E498]&lt;&gt;[.E4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l Liais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498];&quot; &quot;;&quot;&quot;))=LOWER(SUBSTITUTE([.A497];&quot; &quot;;&quot;&quot;))" office:value-type="boolean" office:boolean-value="false" calcext:value-type="boolean">
            <text:p>FALSE</text:p>
          </table:table-cell>
          <table:table-cell table:formula="of:=IF(AND([.C498];NOT(ISNUMBER(SEARCH([.B498];[.D497]))));[.D497]&amp;&quot;; &quot;&amp;[.B498];[.B49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498];[.E497];[.E497]+1)" office:value-type="float" office:value="367" calcext:value-type="float">
            <text:p>367</text:p>
          </table:table-cell>
          <table:table-cell table:formula="of:=[.E499]&lt;&gt;[.E4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l Liaso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499];&quot; &quot;;&quot;&quot;))=LOWER(SUBSTITUTE([.A498];&quot; &quot;;&quot;&quot;))" office:value-type="boolean" office:boolean-value="false" calcext:value-type="boolean">
            <text:p>FALSE</text:p>
          </table:table-cell>
          <table:table-cell table:formula="of:=IF(AND([.C499];NOT(ISNUMBER(SEARCH([.B499];[.D498]))));[.D498]&amp;&quot;; &quot;&amp;[.B499];[.B49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499];[.E498];[.E498]+1)" office:value-type="float" office:value="368" calcext:value-type="float">
            <text:p>368</text:p>
          </table:table-cell>
          <table:table-cell table:formula="of:=[.E500]&lt;&gt;[.E4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g Legg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00];&quot; &quot;;&quot;&quot;))=LOWER(SUBSTITUTE([.A499];&quot; &quot;;&quot;&quot;))" office:value-type="boolean" office:boolean-value="false" calcext:value-type="boolean">
            <text:p>FALSE</text:p>
          </table:table-cell>
          <table:table-cell table:formula="of:=IF(AND([.C500];NOT(ISNUMBER(SEARCH([.B500];[.D499]))));[.D499]&amp;&quot;; &quot;&amp;[.B500];[.B50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00];[.E499];[.E499]+1)" office:value-type="float" office:value="369" calcext:value-type="float">
            <text:p>369</text:p>
          </table:table-cell>
          <table:table-cell table:formula="of:=[.E501]&lt;&gt;[.E5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y R. Cad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01];&quot; &quot;;&quot;&quot;))=LOWER(SUBSTITUTE([.A500];&quot; &quot;;&quot;&quot;))" office:value-type="boolean" office:boolean-value="false" calcext:value-type="boolean">
            <text:p>FALSE</text:p>
          </table:table-cell>
          <table:table-cell table:formula="of:=IF(AND([.C501];NOT(ISNUMBER(SEARCH([.B501];[.D500]))));[.D500]&amp;&quot;; &quot;&amp;[.B501];[.B50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01];[.E500];[.E500]+1)" office:value-type="float" office:value="370" calcext:value-type="float">
            <text:p>370</text:p>
          </table:table-cell>
          <table:table-cell table:formula="of:=[.E502]&lt;&gt;[.E5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y Trati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02];&quot; &quot;;&quot;&quot;))=LOWER(SUBSTITUTE([.A501];&quot; &quot;;&quot;&quot;))" office:value-type="boolean" office:boolean-value="false" calcext:value-type="boolean">
            <text:p>FALSE</text:p>
          </table:table-cell>
          <table:table-cell table:formula="of:=IF(AND([.C502];NOT(ISNUMBER(SEARCH([.B502];[.D501]))));[.D501]&amp;&quot;; &quot;&amp;[.B502];[.B50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02];[.E501];[.E501]+1)" office:value-type="float" office:value="371" calcext:value-type="float">
            <text:p>371</text:p>
          </table:table-cell>
          <table:table-cell table:formula="of:=[.E503]&lt;&gt;[.E5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y Tration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03];&quot; &quot;;&quot;&quot;))=LOWER(SUBSTITUTE([.A502];&quot; &quot;;&quot;&quot;))" office:value-type="boolean" office:boolean-value="true" calcext:value-type="boolean">
            <text:p>TRUE</text:p>
          </table:table-cell>
          <table:table-cell table:formula="of:=IF(AND([.C503];NOT(ISNUMBER(SEARCH([.B503];[.D502]))));[.D502]&amp;&quot;; &quot;&amp;[.B503];[.B503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03];[.E502];[.E502]+1)" office:value-type="float" office:value="371" calcext:value-type="float">
            <text:p>371</text:p>
          </table:table-cell>
          <table:table-cell table:formula="of:=[.E504]&lt;&gt;[.E5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y Tratio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04];&quot; &quot;;&quot;&quot;))=LOWER(SUBSTITUTE([.A503];&quot; &quot;;&quot;&quot;))" office:value-type="boolean" office:boolean-value="true" calcext:value-type="boolean">
            <text:p>TRUE</text:p>
          </table:table-cell>
          <table:table-cell table:formula="of:=IF(AND([.C504];NOT(ISNUMBER(SEARCH([.B504];[.D503]))));[.D503]&amp;&quot;; &quot;&amp;[.B504];[.B504])" office:value-type="string" office:string-value="http://tillyscreams.blogspot.com/2008/01/canonical-list-of-drag-queen-names.html; http://www.queermusicheritage.com/drag-names.html; https://en.wikipedia.org/wiki/List_of_RuPaul%27s_Drag_Race_contestants" calcext:value-type="string">
            <text:p>http://tillyscreams.blogspot.com/2008/01/canonical-list-of-drag-queen-names.html; http://www.queermusicheritage.com/drag-names.html; https://en.wikipedia.org/wiki/List_of_RuPaul%27s_Drag_Race_contestants</text:p>
          </table:table-cell>
          <table:table-cell table:formula="of:=IF([.C504];[.E503];[.E503]+1)" office:value-type="float" office:value="371" calcext:value-type="float">
            <text:p>371</text:p>
          </table:table-cell>
          <table:table-cell table:formula="of:=[.E505]&lt;&gt;[.E5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min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05];&quot; &quot;;&quot;&quot;))=LOWER(SUBSTITUTE([.A504];&quot; &quot;;&quot;&quot;))" office:value-type="boolean" office:boolean-value="false" calcext:value-type="boolean">
            <text:p>FALSE</text:p>
          </table:table-cell>
          <table:table-cell table:formula="of:=IF(AND([.C505];NOT(ISNUMBER(SEARCH([.B505];[.D504]))));[.D504]&amp;&quot;; &quot;&amp;[.B505];[.B50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05];[.E504];[.E504]+1)" office:value-type="float" office:value="372" calcext:value-type="float">
            <text:p>372</text:p>
          </table:table-cell>
          <table:table-cell table:formula="of:=[.E506]&lt;&gt;[.E5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min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06];&quot; &quot;;&quot;&quot;))=LOWER(SUBSTITUTE([.A505];&quot; &quot;;&quot;&quot;))" office:value-type="boolean" office:boolean-value="true" calcext:value-type="boolean">
            <text:p>TRUE</text:p>
          </table:table-cell>
          <table:table-cell table:formula="of:=IF(AND([.C506];NOT(ISNUMBER(SEARCH([.B506];[.D505]))));[.D505]&amp;&quot;; &quot;&amp;[.B506];[.B50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06];[.E505];[.E505]+1)" office:value-type="float" office:value="372" calcext:value-type="float">
            <text:p>372</text:p>
          </table:table-cell>
          <table:table-cell table:formula="of:=[.E507]&lt;&gt;[.E5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Phi O'Har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07];&quot; &quot;;&quot;&quot;))=LOWER(SUBSTITUTE([.A506];&quot; &quot;;&quot;&quot;))" office:value-type="boolean" office:boolean-value="false" calcext:value-type="boolean">
            <text:p>FALSE</text:p>
          </table:table-cell>
          <table:table-cell table:formula="of:=IF(AND([.C507];NOT(ISNUMBER(SEARCH([.B507];[.D506]))));[.D506]&amp;&quot;; &quot;&amp;[.B507];[.B50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07];[.E506];[.E506]+1)" office:value-type="float" office:value="373" calcext:value-type="float">
            <text:p>373</text:p>
          </table:table-cell>
          <table:table-cell table:formula="of:=[.E508]&lt;&gt;[.E5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Phi O'Har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08];&quot; &quot;;&quot;&quot;))=LOWER(SUBSTITUTE([.A507];&quot; &quot;;&quot;&quot;))" office:value-type="boolean" office:boolean-value="true" calcext:value-type="boolean">
            <text:p>TRUE</text:p>
          </table:table-cell>
          <table:table-cell table:formula="of:=IF(AND([.C508];NOT(ISNUMBER(SEARCH([.B508];[.D507]))));[.D507]&amp;&quot;; &quot;&amp;[.B508];[.B50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08];[.E507];[.E507]+1)" office:value-type="float" office:value="373" calcext:value-type="float">
            <text:p>373</text:p>
          </table:table-cell>
          <table:table-cell table:formula="of:=[.E509]&lt;&gt;[.E5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Phi O'Har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09];&quot; &quot;;&quot;&quot;))=LOWER(SUBSTITUTE([.A508];&quot; &quot;;&quot;&quot;))" office:value-type="boolean" office:boolean-value="true" calcext:value-type="boolean">
            <text:p>TRUE</text:p>
          </table:table-cell>
          <table:table-cell table:formula="of:=IF(AND([.C509];NOT(ISNUMBER(SEARCH([.B509];[.D508]))));[.D508]&amp;&quot;; &quot;&amp;[.B509];[.B50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09];[.E508];[.E508]+1)" office:value-type="float" office:value="373" calcext:value-type="float">
            <text:p>373</text:p>
          </table:table-cell>
          <table:table-cell table:formula="of:=[.E510]&lt;&gt;[.E5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 Aschio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10];&quot; &quot;;&quot;&quot;))=LOWER(SUBSTITUTE([.A509];&quot; &quot;;&quot;&quot;))" office:value-type="boolean" office:boolean-value="false" calcext:value-type="boolean">
            <text:p>FALSE</text:p>
          </table:table-cell>
          <table:table-cell table:formula="of:=IF(AND([.C510];NOT(ISNUMBER(SEARCH([.B510];[.D509]))));[.D509]&amp;&quot;; &quot;&amp;[.B510];[.B51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10];[.E509];[.E509]+1)" office:value-type="float" office:value="374" calcext:value-type="float">
            <text:p>374</text:p>
          </table:table-cell>
          <table:table-cell table:formula="of:=[.E511]&lt;&gt;[.E5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enix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11];&quot; &quot;;&quot;&quot;))=LOWER(SUBSTITUTE([.A510];&quot; &quot;;&quot;&quot;))" office:value-type="boolean" office:boolean-value="false" calcext:value-type="boolean">
            <text:p>FALSE</text:p>
          </table:table-cell>
          <table:table-cell table:formula="of:=IF(AND([.C511];NOT(ISNUMBER(SEARCH([.B511];[.D510]))));[.D510]&amp;&quot;; &quot;&amp;[.B511];[.B51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11];[.E510];[.E510]+1)" office:value-type="float" office:value="375" calcext:value-type="float">
            <text:p>375</text:p>
          </table:table-cell>
          <table:table-cell table:formula="of:=[.E512]&lt;&gt;[.E5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o Del Ma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12];&quot; &quot;;&quot;&quot;))=LOWER(SUBSTITUTE([.A511];&quot; &quot;;&quot;&quot;))" office:value-type="boolean" office:boolean-value="false" calcext:value-type="boolean">
            <text:p>FALSE</text:p>
          </table:table-cell>
          <table:table-cell table:formula="of:=IF(AND([.C512];NOT(ISNUMBER(SEARCH([.B512];[.D511]))));[.D511]&amp;&quot;; &quot;&amp;[.B512];[.B51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12];[.E511];[.E511]+1)" office:value-type="float" office:value="376" calcext:value-type="float">
            <text:p>376</text:p>
          </table:table-cell>
          <table:table-cell table:formula="of:=[.E513]&lt;&gt;[.E5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y Esth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13];&quot; &quot;;&quot;&quot;))=LOWER(SUBSTITUTE([.A512];&quot; &quot;;&quot;&quot;))" office:value-type="boolean" office:boolean-value="false" calcext:value-type="boolean">
            <text:p>FALSE</text:p>
          </table:table-cell>
          <table:table-cell table:formula="of:=IF(AND([.C513];NOT(ISNUMBER(SEARCH([.B513];[.D512]))));[.D512]&amp;&quot;; &quot;&amp;[.B513];[.B51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13];[.E512];[.E512]+1)" office:value-type="float" office:value="377" calcext:value-type="float">
            <text:p>377</text:p>
          </table:table-cell>
          <table:table-cell table:formula="of:=[.E514]&lt;&gt;[.E5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y Unsaturate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14];&quot; &quot;;&quot;&quot;))=LOWER(SUBSTITUTE([.A513];&quot; &quot;;&quot;&quot;))" office:value-type="boolean" office:boolean-value="false" calcext:value-type="boolean">
            <text:p>FALSE</text:p>
          </table:table-cell>
          <table:table-cell table:formula="of:=IF(AND([.C514];NOT(ISNUMBER(SEARCH([.B514];[.D513]))));[.D513]&amp;&quot;; &quot;&amp;[.B514];[.B51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14];[.E513];[.E513]+1)" office:value-type="float" office:value="378" calcext:value-type="float">
            <text:p>378</text:p>
          </table:table-cell>
          <table:table-cell table:formula="of:=[.E515]&lt;&gt;[.E5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yfill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15];&quot; &quot;;&quot;&quot;))=LOWER(SUBSTITUTE([.A514];&quot; &quot;;&quot;&quot;))" office:value-type="boolean" office:boolean-value="false" calcext:value-type="boolean">
            <text:p>FALSE</text:p>
          </table:table-cell>
          <table:table-cell table:formula="of:=IF(AND([.C515];NOT(ISNUMBER(SEARCH([.B515];[.D514]))));[.D514]&amp;&quot;; &quot;&amp;[.B515];[.B51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15];[.E514];[.E514]+1)" office:value-type="float" office:value="379" calcext:value-type="float">
            <text:p>379</text:p>
          </table:table-cell>
          <table:table-cell table:formula="of:=[.E516]&lt;&gt;[.E5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Gripp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16];&quot; &quot;;&quot;&quot;))=LOWER(SUBSTITUTE([.A515];&quot; &quot;;&quot;&quot;))" office:value-type="boolean" office:boolean-value="false" calcext:value-type="boolean">
            <text:p>FALSE</text:p>
          </table:table-cell>
          <table:table-cell table:formula="of:=IF(AND([.C516];NOT(ISNUMBER(SEARCH([.B516];[.D515]))));[.D515]&amp;&quot;; &quot;&amp;[.B516];[.B51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16];[.E515];[.E515]+1)" office:value-type="float" office:value="380" calcext:value-type="float">
            <text:p>380</text:p>
          </table:table-cell>
          <table:table-cell table:formula="of:=[.E517]&lt;&gt;[.E5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sy Tourett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17];&quot; &quot;;&quot;&quot;))=LOWER(SUBSTITUTE([.A516];&quot; &quot;;&quot;&quot;))" office:value-type="boolean" office:boolean-value="false" calcext:value-type="boolean">
            <text:p>FALSE</text:p>
          </table:table-cell>
          <table:table-cell table:formula="of:=IF(AND([.C517];NOT(ISNUMBER(SEARCH([.B517];[.D516]))));[.D516]&amp;&quot;; &quot;&amp;[.B517];[.B51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17];[.E516];[.E516]+1)" office:value-type="float" office:value="381" calcext:value-type="float">
            <text:p>381</text:p>
          </table:table-cell>
          <table:table-cell table:formula="of:=[.E518]&lt;&gt;[.E5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18];&quot; &quot;;&quot;&quot;))=LOWER(SUBSTITUTE([.A517];&quot; &quot;;&quot;&quot;))" office:value-type="boolean" office:boolean-value="false" calcext:value-type="boolean">
            <text:p>FALSE</text:p>
          </table:table-cell>
          <table:table-cell table:formula="of:=IF(AND([.C518];NOT(ISNUMBER(SEARCH([.B518];[.D517]))));[.D517]&amp;&quot;; &quot;&amp;[.B518];[.B51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18];[.E517];[.E517]+1)" office:value-type="float" office:value="382" calcext:value-type="float">
            <text:p>382</text:p>
          </table:table-cell>
          <table:table-cell table:formula="of:=[.E519]&lt;&gt;[.E5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Discriminati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19];&quot; &quot;;&quot;&quot;))=LOWER(SUBSTITUTE([.A518];&quot; &quot;;&quot;&quot;))" office:value-type="boolean" office:boolean-value="false" calcext:value-type="boolean">
            <text:p>FALSE</text:p>
          </table:table-cell>
          <table:table-cell table:formula="of:=IF(AND([.C519];NOT(ISNUMBER(SEARCH([.B519];[.D518]))));[.D518]&amp;&quot;; &quot;&amp;[.B519];[.B51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19];[.E518];[.E518]+1)" office:value-type="float" office:value="383" calcext:value-type="float">
            <text:p>383</text:p>
          </table:table-cell>
          <table:table-cell table:formula="of:=[.E520]&lt;&gt;[.E5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Tensio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20];&quot; &quot;;&quot;&quot;))=LOWER(SUBSTITUTE([.A519];&quot; &quot;;&quot;&quot;))" office:value-type="boolean" office:boolean-value="false" calcext:value-type="boolean">
            <text:p>FALSE</text:p>
          </table:table-cell>
          <table:table-cell table:formula="of:=IF(AND([.C520];NOT(ISNUMBER(SEARCH([.B520];[.D519]))));[.D519]&amp;&quot;; &quot;&amp;[.B520];[.B52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20];[.E519];[.E519]+1)" office:value-type="float" office:value="384" calcext:value-type="float">
            <text:p>384</text:p>
          </table:table-cell>
          <table:table-cell table:formula="of:=[.E521]&lt;&gt;[.E5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hel Tension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21];&quot; &quot;;&quot;&quot;))=LOWER(SUBSTITUTE([.A520];&quot; &quot;;&quot;&quot;))" office:value-type="boolean" office:boolean-value="false" calcext:value-type="boolean">
            <text:p>FALSE</text:p>
          </table:table-cell>
          <table:table-cell table:formula="of:=IF(AND([.C521];NOT(ISNUMBER(SEARCH([.B521];[.D520]))));[.D520]&amp;&quot;; &quot;&amp;[.B521];[.B521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521];[.E520];[.E520]+1)" office:value-type="float" office:value="385" calcext:value-type="float">
            <text:p>385</text:p>
          </table:table-cell>
          <table:table-cell table:formula="of:=[.E522]&lt;&gt;[.E5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 Bourb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22];&quot; &quot;;&quot;&quot;))=LOWER(SUBSTITUTE([.A521];&quot; &quot;;&quot;&quot;))" office:value-type="boolean" office:boolean-value="false" calcext:value-type="boolean">
            <text:p>FALSE</text:p>
          </table:table-cell>
          <table:table-cell table:formula="of:=IF(AND([.C522];NOT(ISNUMBER(SEARCH([.B522];[.D521]))));[.D521]&amp;&quot;; &quot;&amp;[.B522];[.B52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22];[.E521];[.E521]+1)" office:value-type="float" office:value="386" calcext:value-type="float">
            <text:p>386</text:p>
          </table:table-cell>
          <table:table-cell table:formula="of:=[.E523]&lt;&gt;[.E5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a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23];&quot; &quot;;&quot;&quot;))=LOWER(SUBSTITUTE([.A522];&quot; &quot;;&quot;&quot;))" office:value-type="boolean" office:boolean-value="false" calcext:value-type="boolean">
            <text:p>FALSE</text:p>
          </table:table-cell>
          <table:table-cell table:formula="of:=IF(AND([.C523];NOT(ISNUMBER(SEARCH([.B523];[.D522]))));[.D522]&amp;&quot;; &quot;&amp;[.B523];[.B52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23];[.E522];[.E522]+1)" office:value-type="float" office:value="387" calcext:value-type="float">
            <text:p>387</text:p>
          </table:table-cell>
          <table:table-cell table:formula="of:=[.E524]&lt;&gt;[.E5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24];&quot; &quot;;&quot;&quot;))=LOWER(SUBSTITUTE([.A523];&quot; &quot;;&quot;&quot;))" office:value-type="boolean" office:boolean-value="true" calcext:value-type="boolean">
            <text:p>TRUE</text:p>
          </table:table-cell>
          <table:table-cell table:formula="of:=IF(AND([.C524];NOT(ISNUMBER(SEARCH([.B524];[.D523]))));[.D523]&amp;&quot;; &quot;&amp;[.B524];[.B52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24];[.E523];[.E523]+1)" office:value-type="float" office:value="387" calcext:value-type="float">
            <text:p>387</text:p>
          </table:table-cell>
          <table:table-cell table:formula="of:=[.E525]&lt;&gt;[.E5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j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25];&quot; &quot;;&quot;&quot;))=LOWER(SUBSTITUTE([.A524];&quot; &quot;;&quot;&quot;))" office:value-type="boolean" office:boolean-value="true" calcext:value-type="boolean">
            <text:p>TRUE</text:p>
          </table:table-cell>
          <table:table-cell table:formula="of:=IF(AND([.C525];NOT(ISNUMBER(SEARCH([.B525];[.D524]))));[.D524]&amp;&quot;; &quot;&amp;[.B525];[.B52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25];[.E524];[.E524]+1)" office:value-type="float" office:value="387" calcext:value-type="float">
            <text:p>387</text:p>
          </table:table-cell>
          <table:table-cell table:formula="of:=[.E526]&lt;&gt;[.E5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26];&quot; &quot;;&quot;&quot;))=LOWER(SUBSTITUTE([.A525];&quot; &quot;;&quot;&quot;))" office:value-type="boolean" office:boolean-value="false" calcext:value-type="boolean">
            <text:p>FALSE</text:p>
          </table:table-cell>
          <table:table-cell table:formula="of:=IF(AND([.C526];NOT(ISNUMBER(SEARCH([.B526];[.D525]))));[.D525]&amp;&quot;; &quot;&amp;[.B526];[.B52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26];[.E525];[.E525]+1)" office:value-type="float" office:value="388" calcext:value-type="float">
            <text:p>388</text:p>
          </table:table-cell>
          <table:table-cell table:formula="of:=[.E527]&lt;&gt;[.E5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27];&quot; &quot;;&quot;&quot;))=LOWER(SUBSTITUTE([.A526];&quot; &quot;;&quot;&quot;))" office:value-type="boolean" office:boolean-value="true" calcext:value-type="boolean">
            <text:p>TRUE</text:p>
          </table:table-cell>
          <table:table-cell table:formula="of:=IF(AND([.C527];NOT(ISNUMBER(SEARCH([.B527];[.D526]))));[.D526]&amp;&quot;; &quot;&amp;[.B527];[.B52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27];[.E526];[.E526]+1)" office:value-type="float" office:value="388" calcext:value-type="float">
            <text:p>388</text:p>
          </table:table-cell>
          <table:table-cell table:formula="of:=[.E528]&lt;&gt;[.E5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28];&quot; &quot;;&quot;&quot;))=LOWER(SUBSTITUTE([.A527];&quot; &quot;;&quot;&quot;))" office:value-type="boolean" office:boolean-value="true" calcext:value-type="boolean">
            <text:p>TRUE</text:p>
          </table:table-cell>
          <table:table-cell table:formula="of:=IF(AND([.C528];NOT(ISNUMBER(SEARCH([.B528];[.D527]))));[.D527]&amp;&quot;; &quot;&amp;[.B528];[.B52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28];[.E527];[.E527]+1)" office:value-type="float" office:value="388" calcext:value-type="float">
            <text:p>388</text:p>
          </table:table-cell>
          <table:table-cell table:formula="of:=[.E529]&lt;&gt;[.E5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29];&quot; &quot;;&quot;&quot;))=LOWER(SUBSTITUTE([.A528];&quot; &quot;;&quot;&quot;))" office:value-type="boolean" office:boolean-value="true" calcext:value-type="boolean">
            <text:p>TRUE</text:p>
          </table:table-cell>
          <table:table-cell table:formula="of:=IF(AND([.C529];NOT(ISNUMBER(SEARCH([.B529];[.D528]))));[.D528]&amp;&quot;; &quot;&amp;[.B529];[.B52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29];[.E528];[.E528]+1)" office:value-type="float" office:value="388" calcext:value-type="float">
            <text:p>388</text:p>
          </table:table-cell>
          <table:table-cell table:formula="of:=[.E530]&lt;&gt;[.E5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ecca Glasscock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30];&quot; &quot;;&quot;&quot;))=LOWER(SUBSTITUTE([.A529];&quot; &quot;;&quot;&quot;))" office:value-type="boolean" office:boolean-value="false" calcext:value-type="boolean">
            <text:p>FALSE</text:p>
          </table:table-cell>
          <table:table-cell table:formula="of:=IF(AND([.C530];NOT(ISNUMBER(SEARCH([.B530];[.D529]))));[.D529]&amp;&quot;; &quot;&amp;[.B530];[.B53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30];[.E529];[.E529]+1)" office:value-type="float" office:value="389" calcext:value-type="float">
            <text:p>389</text:p>
          </table:table-cell>
          <table:table-cell table:formula="of:=[.E531]&lt;&gt;[.E5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na Fong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31];&quot; &quot;;&quot;&quot;))=LOWER(SUBSTITUTE([.A530];&quot; &quot;;&quot;&quot;))" office:value-type="boolean" office:boolean-value="false" calcext:value-type="boolean">
            <text:p>FALSE</text:p>
          </table:table-cell>
          <table:table-cell table:formula="of:=IF(AND([.C531];NOT(ISNUMBER(SEARCH([.B531];[.D530]))));[.D530]&amp;&quot;; &quot;&amp;[.B531];[.B53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31];[.E530];[.E530]+1)" office:value-type="float" office:value="390" calcext:value-type="float">
            <text:p>390</text:p>
          </table:table-cell>
          <table:table-cell table:formula="of:=[.E532]&lt;&gt;[.E5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na the Gentlelad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32];&quot; &quot;;&quot;&quot;))=LOWER(SUBSTITUTE([.A531];&quot; &quot;;&quot;&quot;))" office:value-type="boolean" office:boolean-value="false" calcext:value-type="boolean">
            <text:p>FALSE</text:p>
          </table:table-cell>
          <table:table-cell table:formula="of:=IF(AND([.C532];NOT(ISNUMBER(SEARCH([.B532];[.D531]))));[.D531]&amp;&quot;; &quot;&amp;[.B532];[.B53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32];[.E531];[.E531]+1)" office:value-type="float" office:value="391" calcext:value-type="float">
            <text:p>391</text:p>
          </table:table-cell>
          <table:table-cell table:formula="of:=[.E533]&lt;&gt;[.E5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a Listik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33];&quot; &quot;;&quot;&quot;))=LOWER(SUBSTITUTE([.A532];&quot; &quot;;&quot;&quot;))" office:value-type="boolean" office:boolean-value="false" calcext:value-type="boolean">
            <text:p>FALSE</text:p>
          </table:table-cell>
          <table:table-cell table:formula="of:=IF(AND([.C533];NOT(ISNUMBER(SEARCH([.B533];[.D532]))));[.D532]&amp;&quot;; &quot;&amp;[.B533];[.B53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33];[.E532];[.E532]+1)" office:value-type="float" office:value="392" calcext:value-type="float">
            <text:p>392</text:p>
          </table:table-cell>
          <table:table-cell table:formula="of:=[.E534]&lt;&gt;[.E5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a Listik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34];&quot; &quot;;&quot;&quot;))=LOWER(SUBSTITUTE([.A533];&quot; &quot;;&quot;&quot;))" office:value-type="boolean" office:boolean-value="true" calcext:value-type="boolean">
            <text:p>TRUE</text:p>
          </table:table-cell>
          <table:table-cell table:formula="of:=IF(AND([.C534];NOT(ISNUMBER(SEARCH([.B534];[.D533]))));[.D533]&amp;&quot;; &quot;&amp;[.B534];[.B534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34];[.E533];[.E533]+1)" office:value-type="float" office:value="392" calcext:value-type="float">
            <text:p>392</text:p>
          </table:table-cell>
          <table:table-cell table:formula="of:=[.E535]&lt;&gt;[.E5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a Rang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35];&quot; &quot;;&quot;&quot;))=LOWER(SUBSTITUTE([.A534];&quot; &quot;;&quot;&quot;))" office:value-type="boolean" office:boolean-value="false" calcext:value-type="boolean">
            <text:p>FALSE</text:p>
          </table:table-cell>
          <table:table-cell table:formula="of:=IF(AND([.C535];NOT(ISNUMBER(SEARCH([.B535];[.D534]))));[.D534]&amp;&quot;; &quot;&amp;[.B535];[.B53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35];[.E534];[.E534]+1)" office:value-type="float" office:value="393" calcext:value-type="float">
            <text:p>393</text:p>
          </table:table-cell>
          <table:table-cell table:formula="of:=[.E536]&lt;&gt;[.E5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a Lot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36];&quot; &quot;;&quot;&quot;))=LOWER(SUBSTITUTE([.A535];&quot; &quot;;&quot;&quot;))" office:value-type="boolean" office:boolean-value="false" calcext:value-type="boolean">
            <text:p>FALSE</text:p>
          </table:table-cell>
          <table:table-cell table:formula="of:=IF(AND([.C536];NOT(ISNUMBER(SEARCH([.B536];[.D535]))));[.D535]&amp;&quot;; &quot;&amp;[.B536];[.B53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36];[.E535];[.E535]+1)" office:value-type="float" office:value="394" calcext:value-type="float">
            <text:p>394</text:p>
          </table:table-cell>
          <table:table-cell table:formula="of:=[.E537]&lt;&gt;[.E5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ard Engfor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37];&quot; &quot;;&quot;&quot;))=LOWER(SUBSTITUTE([.A536];&quot; &quot;;&quot;&quot;))" office:value-type="boolean" office:boolean-value="false" calcext:value-type="boolean">
            <text:p>FALSE</text:p>
          </table:table-cell>
          <table:table-cell table:formula="of:=IF(AND([.C537];NOT(ISNUMBER(SEARCH([.B537];[.D536]))));[.D536]&amp;&quot;; &quot;&amp;[.B537];[.B53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37];[.E536];[.E536]+1)" office:value-type="float" office:value="395" calcext:value-type="float">
            <text:p>395</text:p>
          </table:table-cell>
          <table:table-cell table:formula="of:=[.E538]&lt;&gt;[.E5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Book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38];&quot; &quot;;&quot;&quot;))=LOWER(SUBSTITUTE([.A537];&quot; &quot;;&quot;&quot;))" office:value-type="boolean" office:boolean-value="false" calcext:value-type="boolean">
            <text:p>FALSE</text:p>
          </table:table-cell>
          <table:table-cell table:formula="of:=IF(AND([.C538];NOT(ISNUMBER(SEARCH([.B538];[.D537]))));[.D537]&amp;&quot;; &quot;&amp;[.B538];[.B53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38];[.E537];[.E537]+1)" office:value-type="float" office:value="396" calcext:value-type="float">
            <text:p>396</text:p>
          </table:table-cell>
          <table:table-cell table:formula="of:=[.E539]&lt;&gt;[.E5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ie Turne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39];&quot; &quot;;&quot;&quot;))=LOWER(SUBSTITUTE([.A538];&quot; &quot;;&quot;&quot;))" office:value-type="boolean" office:boolean-value="false" calcext:value-type="boolean">
            <text:p>FALSE</text:p>
          </table:table-cell>
          <table:table-cell table:formula="of:=IF(AND([.C539];NOT(ISNUMBER(SEARCH([.B539];[.D538]))));[.D538]&amp;&quot;; &quot;&amp;[.B539];[.B53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39];[.E538];[.E538]+1)" office:value-type="float" office:value="397" calcext:value-type="float">
            <text:p>397</text:p>
          </table:table-cell>
          <table:table-cell table:formula="of:=[.E540]&lt;&gt;[.E5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yn Bank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40];&quot; &quot;;&quot;&quot;))=LOWER(SUBSTITUTE([.A539];&quot; &quot;;&quot;&quot;))" office:value-type="boolean" office:boolean-value="false" calcext:value-type="boolean">
            <text:p>FALSE</text:p>
          </table:table-cell>
          <table:table-cell table:formula="of:=IF(AND([.C540];NOT(ISNUMBER(SEARCH([.B540];[.D539]))));[.D539]&amp;&quot;; &quot;&amp;[.B540];[.B54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40];[.E539];[.E539]+1)" office:value-type="float" office:value="398" calcext:value-type="float">
            <text:p>398</text:p>
          </table:table-cell>
          <table:table-cell table:formula="of:=[.E541]&lt;&gt;[.E5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e Cheek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41];&quot; &quot;;&quot;&quot;))=LOWER(SUBSTITUTE([.A540];&quot; &quot;;&quot;&quot;))" office:value-type="boolean" office:boolean-value="false" calcext:value-type="boolean">
            <text:p>FALSE</text:p>
          </table:table-cell>
          <table:table-cell table:formula="of:=IF(AND([.C541];NOT(ISNUMBER(SEARCH([.B541];[.D540]))));[.D540]&amp;&quot;; &quot;&amp;[.B541];[.B54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41];[.E540];[.E540]+1)" office:value-type="float" office:value="399" calcext:value-type="float">
            <text:p>399</text:p>
          </table:table-cell>
          <table:table-cell table:formula="of:=[.E542]&lt;&gt;[.E5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ie Cheek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42];&quot; &quot;;&quot;&quot;))=LOWER(SUBSTITUTE([.A541];&quot; &quot;;&quot;&quot;))" office:value-type="boolean" office:boolean-value="true" calcext:value-type="boolean">
            <text:p>TRUE</text:p>
          </table:table-cell>
          <table:table-cell table:formula="of:=IF(AND([.C542];NOT(ISNUMBER(SEARCH([.B542];[.D541]))));[.D541]&amp;&quot;; &quot;&amp;[.B542];[.B54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42];[.E541];[.E541]+1)" office:value-type="float" office:value="399" calcext:value-type="float">
            <text:p>399</text:p>
          </table:table-cell>
          <table:table-cell table:formula="of:=[.E543]&lt;&gt;[.E5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xxy Andrew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43];&quot; &quot;;&quot;&quot;))=LOWER(SUBSTITUTE([.A542];&quot; &quot;;&quot;&quot;))" office:value-type="boolean" office:boolean-value="false" calcext:value-type="boolean">
            <text:p>FALSE</text:p>
          </table:table-cell>
          <table:table-cell table:formula="of:=IF(AND([.C543];NOT(ISNUMBER(SEARCH([.B543];[.D542]))));[.D542]&amp;&quot;; &quot;&amp;[.B543];[.B54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43];[.E542];[.E542]+1)" office:value-type="float" office:value="400" calcext:value-type="float">
            <text:p>400</text:p>
          </table:table-cell>
          <table:table-cell table:formula="of:=[.E544]&lt;&gt;[.E5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xxy Andrew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44];&quot; &quot;;&quot;&quot;))=LOWER(SUBSTITUTE([.A543];&quot; &quot;;&quot;&quot;))" office:value-type="boolean" office:boolean-value="true" calcext:value-type="boolean">
            <text:p>TRUE</text:p>
          </table:table-cell>
          <table:table-cell table:formula="of:=IF(AND([.C544];NOT(ISNUMBER(SEARCH([.B544];[.D543]))));[.D543]&amp;&quot;; &quot;&amp;[.B544];[.B54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44];[.E543];[.E543]+1)" office:value-type="float" office:value="400" calcext:value-type="float">
            <text:p>400</text:p>
          </table:table-cell>
          <table:table-cell table:formula="of:=[.E545]&lt;&gt;[.E5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xxy Andrew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45];&quot; &quot;;&quot;&quot;))=LOWER(SUBSTITUTE([.A544];&quot; &quot;;&quot;&quot;))" office:value-type="boolean" office:boolean-value="true" calcext:value-type="boolean">
            <text:p>TRUE</text:p>
          </table:table-cell>
          <table:table-cell table:formula="of:=IF(AND([.C545];NOT(ISNUMBER(SEARCH([.B545];[.D544]))));[.D544]&amp;&quot;; &quot;&amp;[.B545];[.B54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45];[.E544];[.E544]+1)" office:value-type="float" office:value="400" calcext:value-type="float">
            <text:p>400</text:p>
          </table:table-cell>
          <table:table-cell table:formula="of:=[.E546]&lt;&gt;[.E5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aul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46];&quot; &quot;;&quot;&quot;))=LOWER(SUBSTITUTE([.A545];&quot; &quot;;&quot;&quot;))" office:value-type="boolean" office:boolean-value="false" calcext:value-type="boolean">
            <text:p>FALSE</text:p>
          </table:table-cell>
          <table:table-cell table:formula="of:=IF(AND([.C546];NOT(ISNUMBER(SEARCH([.B546];[.D545]))));[.D545]&amp;&quot;; &quot;&amp;[.B546];[.B54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46];[.E545];[.E545]+1)" office:value-type="float" office:value="401" calcext:value-type="float">
            <text:p>401</text:p>
          </table:table-cell>
          <table:table-cell table:formula="of:=[.E547]&lt;&gt;[.E5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47];&quot; &quot;;&quot;&quot;))=LOWER(SUBSTITUTE([.A546];&quot; &quot;;&quot;&quot;))" office:value-type="boolean" office:boolean-value="false" calcext:value-type="boolean">
            <text:p>FALSE</text:p>
          </table:table-cell>
          <table:table-cell table:formula="of:=IF(AND([.C547];NOT(ISNUMBER(SEARCH([.B547];[.D546]))));[.D546]&amp;&quot;; &quot;&amp;[.B547];[.B54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47];[.E546];[.E546]+1)" office:value-type="float" office:value="402" calcext:value-type="float">
            <text:p>402</text:p>
          </table:table-cell>
          <table:table-cell table:formula="of:=[.E548]&lt;&gt;[.E5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y Hing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48];&quot; &quot;;&quot;&quot;))=LOWER(SUBSTITUTE([.A547];&quot; &quot;;&quot;&quot;))" office:value-type="boolean" office:boolean-value="false" calcext:value-type="boolean">
            <text:p>FALSE</text:p>
          </table:table-cell>
          <table:table-cell table:formula="of:=IF(AND([.C548];NOT(ISNUMBER(SEARCH([.B548];[.D547]))));[.D547]&amp;&quot;; &quot;&amp;[.B548];[.B54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48];[.E547];[.E547]+1)" office:value-type="float" office:value="403" calcext:value-type="float">
            <text:p>403</text:p>
          </table:table-cell>
          <table:table-cell table:formula="of:=[.E549]&lt;&gt;[.E5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y Rya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49];&quot; &quot;;&quot;&quot;))=LOWER(SUBSTITUTE([.A548];&quot; &quot;;&quot;&quot;))" office:value-type="boolean" office:boolean-value="false" calcext:value-type="boolean">
            <text:p>FALSE</text:p>
          </table:table-cell>
          <table:table-cell table:formula="of:=IF(AND([.C549];NOT(ISNUMBER(SEARCH([.B549];[.D548]))));[.D548]&amp;&quot;; &quot;&amp;[.B549];[.B54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49];[.E548];[.E548]+1)" office:value-type="float" office:value="404" calcext:value-type="float">
            <text:p>404</text:p>
          </table:table-cell>
          <table:table-cell table:formula="of:=[.E550]&lt;&gt;[.E5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ie Wor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50];&quot; &quot;;&quot;&quot;))=LOWER(SUBSTITUTE([.A549];&quot; &quot;;&quot;&quot;))" office:value-type="boolean" office:boolean-value="false" calcext:value-type="boolean">
            <text:p>FALSE</text:p>
          </table:table-cell>
          <table:table-cell table:formula="of:=IF(AND([.C550];NOT(ISNUMBER(SEARCH([.B550];[.D549]))));[.D549]&amp;&quot;; &quot;&amp;[.B550];[.B55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50];[.E549];[.E549]+1)" office:value-type="float" office:value="405" calcext:value-type="float">
            <text:p>405</text:p>
          </table:table-cell>
          <table:table-cell table:formula="of:=[.E551]&lt;&gt;[.E5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ara Davenpor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51];&quot; &quot;;&quot;&quot;))=LOWER(SUBSTITUTE([.A550];&quot; &quot;;&quot;&quot;))" office:value-type="boolean" office:boolean-value="false" calcext:value-type="boolean">
            <text:p>FALSE</text:p>
          </table:table-cell>
          <table:table-cell table:formula="of:=IF(AND([.C551];NOT(ISNUMBER(SEARCH([.B551];[.D550]))));[.D550]&amp;&quot;; &quot;&amp;[.B551];[.B55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51];[.E550];[.E550]+1)" office:value-type="float" office:value="406" calcext:value-type="float">
            <text:p>406</text:p>
          </table:table-cell>
          <table:table-cell table:formula="of:=[.E552]&lt;&gt;[.E5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ara Davenpor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52];&quot; &quot;;&quot;&quot;))=LOWER(SUBSTITUTE([.A551];&quot; &quot;;&quot;&quot;))" office:value-type="boolean" office:boolean-value="true" calcext:value-type="boolean">
            <text:p>TRUE</text:p>
          </table:table-cell>
          <table:table-cell table:formula="of:=IF(AND([.C552];NOT(ISNUMBER(SEARCH([.B552];[.D551]))));[.D551]&amp;&quot;; &quot;&amp;[.B552];[.B55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52];[.E551];[.E551]+1)" office:value-type="float" office:value="406" calcext:value-type="float">
            <text:p>406</text:p>
          </table:table-cell>
          <table:table-cell table:formula="of:=[.E553]&lt;&gt;[.E5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ly Mand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53];&quot; &quot;;&quot;&quot;))=LOWER(SUBSTITUTE([.A552];&quot; &quot;;&quot;&quot;))" office:value-type="boolean" office:boolean-value="false" calcext:value-type="boolean">
            <text:p>FALSE</text:p>
          </table:table-cell>
          <table:table-cell table:formula="of:=IF(AND([.C553];NOT(ISNUMBER(SEARCH([.B553];[.D552]))));[.D552]&amp;&quot;; &quot;&amp;[.B553];[.B55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53];[.E552];[.E552]+1)" office:value-type="float" office:value="407" calcext:value-type="float">
            <text:p>407</text:p>
          </table:table-cell>
          <table:table-cell table:formula="of:=[.E554]&lt;&gt;[.E5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anth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54];&quot; &quot;;&quot;&quot;))=LOWER(SUBSTITUTE([.A553];&quot; &quot;;&quot;&quot;))" office:value-type="boolean" office:boolean-value="false" calcext:value-type="boolean">
            <text:p>FALSE</text:p>
          </table:table-cell>
          <table:table-cell table:formula="of:=IF(AND([.C554];NOT(ISNUMBER(SEARCH([.B554];[.D553]))));[.D553]&amp;&quot;; &quot;&amp;[.B554];[.B55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54];[.E553];[.E553]+1)" office:value-type="float" office:value="408" calcext:value-type="float">
            <text:p>408</text:p>
          </table:table-cell>
          <table:table-cell table:formula="of:=[.E555]&lt;&gt;[.E5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ha Bell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55];&quot; &quot;;&quot;&quot;))=LOWER(SUBSTITUTE([.A554];&quot; &quot;;&quot;&quot;))" office:value-type="boolean" office:boolean-value="false" calcext:value-type="boolean">
            <text:p>FALSE</text:p>
          </table:table-cell>
          <table:table-cell table:formula="of:=IF(AND([.C555];NOT(ISNUMBER(SEARCH([.B555];[.D554]))));[.D554]&amp;&quot;; &quot;&amp;[.B555];[.B55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55];[.E554];[.E554]+1)" office:value-type="float" office:value="409" calcext:value-type="float">
            <text:p>409</text:p>
          </table:table-cell>
          <table:table-cell table:formula="of:=[.E556]&lt;&gt;[.E5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ha Velou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56];&quot; &quot;;&quot;&quot;))=LOWER(SUBSTITUTE([.A555];&quot; &quot;;&quot;&quot;))" office:value-type="boolean" office:boolean-value="false" calcext:value-type="boolean">
            <text:p>FALSE</text:p>
          </table:table-cell>
          <table:table-cell table:formula="of:=IF(AND([.C556];NOT(ISNUMBER(SEARCH([.B556];[.D555]))));[.D555]&amp;&quot;; &quot;&amp;[.B556];[.B55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56];[.E555];[.E555]+1)" office:value-type="float" office:value="410" calcext:value-type="float">
            <text:p>410</text:p>
          </table:table-cell>
          <table:table-cell table:formula="of:=[.E557]&lt;&gt;[.E5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ha Velou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57];&quot; &quot;;&quot;&quot;))=LOWER(SUBSTITUTE([.A556];&quot; &quot;;&quot;&quot;))" office:value-type="boolean" office:boolean-value="true" calcext:value-type="boolean">
            <text:p>TRUE</text:p>
          </table:table-cell>
          <table:table-cell table:formula="of:=IF(AND([.C557];NOT(ISNUMBER(SEARCH([.B557];[.D556]))));[.D556]&amp;&quot;; &quot;&amp;[.B557];[.B557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57];[.E556];[.E556]+1)" office:value-type="float" office:value="410" calcext:value-type="float">
            <text:p>410</text:p>
          </table:table-cell>
          <table:table-cell table:formula="of:=[.E558]&lt;&gt;[.E5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iphane Rapp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58];&quot; &quot;;&quot;&quot;))=LOWER(SUBSTITUTE([.A557];&quot; &quot;;&quot;&quot;))" office:value-type="boolean" office:boolean-value="false" calcext:value-type="boolean">
            <text:p>FALSE</text:p>
          </table:table-cell>
          <table:table-cell table:formula="of:=IF(AND([.C558];NOT(ISNUMBER(SEARCH([.B558];[.D557]))));[.D557]&amp;&quot;; &quot;&amp;[.B558];[.B55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58];[.E557];[.E557]+1)" office:value-type="float" office:value="411" calcext:value-type="float">
            <text:p>411</text:p>
          </table:table-cell>
          <table:table-cell table:formula="of:=[.E559]&lt;&gt;[.E5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ma Babiesforcrack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59];&quot; &quot;;&quot;&quot;))=LOWER(SUBSTITUTE([.A558];&quot; &quot;;&quot;&quot;))" office:value-type="boolean" office:boolean-value="false" calcext:value-type="boolean">
            <text:p>FALSE</text:p>
          </table:table-cell>
          <table:table-cell table:formula="of:=IF(AND([.C559];NOT(ISNUMBER(SEARCH([.B559];[.D558]))));[.D558]&amp;&quot;; &quot;&amp;[.B559];[.B55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59];[.E558];[.E558]+1)" office:value-type="float" office:value="412" calcext:value-type="float">
            <text:p>412</text:p>
          </table:table-cell>
          <table:table-cell table:formula="of:=[.E560]&lt;&gt;[.E5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ma Egg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60];&quot; &quot;;&quot;&quot;))=LOWER(SUBSTITUTE([.A559];&quot; &quot;;&quot;&quot;))" office:value-type="boolean" office:boolean-value="false" calcext:value-type="boolean">
            <text:p>FALSE</text:p>
          </table:table-cell>
          <table:table-cell table:formula="of:=IF(AND([.C560];NOT(ISNUMBER(SEARCH([.B560];[.D559]))));[.D559]&amp;&quot;; &quot;&amp;[.B560];[.B56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60];[.E559];[.E559]+1)" office:value-type="float" office:value="413" calcext:value-type="float">
            <text:p>413</text:p>
          </table:table-cell>
          <table:table-cell table:formula="of:=[.E561]&lt;&gt;[.E5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 Sweet Charit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61];&quot; &quot;;&quot;&quot;))=LOWER(SUBSTITUTE([.A560];&quot; &quot;;&quot;&quot;))" office:value-type="boolean" office:boolean-value="false" calcext:value-type="boolean">
            <text:p>FALSE</text:p>
          </table:table-cell>
          <table:table-cell table:formula="of:=IF(AND([.C561];NOT(ISNUMBER(SEARCH([.B561];[.D560]))));[.D560]&amp;&quot;; &quot;&amp;[.B561];[.B56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61];[.E560];[.E560]+1)" office:value-type="float" office:value="414" calcext:value-type="float">
            <text:p>414</text:p>
          </table:table-cell>
          <table:table-cell table:formula="of:=[.E562]&lt;&gt;[.E5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 Sweet Charity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62];&quot; &quot;;&quot;&quot;))=LOWER(SUBSTITUTE([.A561];&quot; &quot;;&quot;&quot;))" office:value-type="boolean" office:boolean-value="true" calcext:value-type="boolean">
            <text:p>TRUE</text:p>
          </table:table-cell>
          <table:table-cell table:formula="of:=IF(AND([.C562];NOT(ISNUMBER(SEARCH([.B562];[.D561]))));[.D561]&amp;&quot;; &quot;&amp;[.B562];[.B56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62];[.E561];[.E561]+1)" office:value-type="float" office:value="414" calcext:value-type="float">
            <text:p>414</text:p>
          </table:table-cell>
          <table:table-cell table:formula="of:=[.E563]&lt;&gt;[.E5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ena ChaCh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63];&quot; &quot;;&quot;&quot;))=LOWER(SUBSTITUTE([.A562];&quot; &quot;;&quot;&quot;))" office:value-type="boolean" office:boolean-value="false" calcext:value-type="boolean">
            <text:p>FALSE</text:p>
          </table:table-cell>
          <table:table-cell table:formula="of:=IF(AND([.C563];NOT(ISNUMBER(SEARCH([.B563];[.D562]))));[.D562]&amp;&quot;; &quot;&amp;[.B563];[.B56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63];[.E562];[.E562]+1)" office:value-type="float" office:value="415" calcext:value-type="float">
            <text:p>415</text:p>
          </table:table-cell>
          <table:table-cell table:formula="of:=[.E564]&lt;&gt;[.E5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da Lier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64];&quot; &quot;;&quot;&quot;))=LOWER(SUBSTITUTE([.A563];&quot; &quot;;&quot;&quot;))" office:value-type="boolean" office:boolean-value="false" calcext:value-type="boolean">
            <text:p>FALSE</text:p>
          </table:table-cell>
          <table:table-cell table:formula="of:=IF(AND([.C564];NOT(ISNUMBER(SEARCH([.B564];[.D563]))));[.D563]&amp;&quot;; &quot;&amp;[.B564];[.B56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64];[.E563];[.E563]+1)" office:value-type="float" office:value="416" calcext:value-type="float">
            <text:p>416</text:p>
          </table:table-cell>
          <table:table-cell table:formula="of:=[.E565]&lt;&gt;[.E5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da Lier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65];&quot; &quot;;&quot;&quot;))=LOWER(SUBSTITUTE([.A564];&quot; &quot;;&quot;&quot;))" office:value-type="boolean" office:boolean-value="true" calcext:value-type="boolean">
            <text:p>TRUE</text:p>
          </table:table-cell>
          <table:table-cell table:formula="of:=IF(AND([.C565];NOT(ISNUMBER(SEARCH([.B565];[.D564]))));[.D564]&amp;&quot;; &quot;&amp;[.B565];[.B565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65];[.E564];[.E564]+1)" office:value-type="float" office:value="416" calcext:value-type="float">
            <text:p>416</text:p>
          </table:table-cell>
          <table:table-cell table:formula="of:=[.E566]&lt;&gt;[.E5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gel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66];&quot; &quot;;&quot;&quot;))=LOWER(SUBSTITUTE([.A565];&quot; &quot;;&quot;&quot;))" office:value-type="boolean" office:boolean-value="false" calcext:value-type="boolean">
            <text:p>FALSE</text:p>
          </table:table-cell>
          <table:table-cell table:formula="of:=IF(AND([.C566];NOT(ISNUMBER(SEARCH([.B566];[.D565]))));[.D565]&amp;&quot;; &quot;&amp;[.B566];[.B56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66];[.E565];[.E565]+1)" office:value-type="float" office:value="417" calcext:value-type="float">
            <text:p>417</text:p>
          </table:table-cell>
          <table:table-cell table:formula="of:=[.E567]&lt;&gt;[.E5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gela Laquifa Wadley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67];&quot; &quot;;&quot;&quot;))=LOWER(SUBSTITUTE([.A566];&quot; &quot;;&quot;&quot;))" office:value-type="boolean" office:boolean-value="false" calcext:value-type="boolean">
            <text:p>FALSE</text:p>
          </table:table-cell>
          <table:table-cell table:formula="of:=IF(AND([.C567];NOT(ISNUMBER(SEARCH([.B567];[.D566]))));[.D566]&amp;&quot;; &quot;&amp;[.B567];[.B56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67];[.E566];[.E566]+1)" office:value-type="float" office:value="418" calcext:value-type="float">
            <text:p>418</text:p>
          </table:table-cell>
          <table:table-cell table:formula="of:=[.E568]&lt;&gt;[.E5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gela Laquifa Wadley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68];&quot; &quot;;&quot;&quot;))=LOWER(SUBSTITUTE([.A567];&quot; &quot;;&quot;&quot;))" office:value-type="boolean" office:boolean-value="true" calcext:value-type="boolean">
            <text:p>TRUE</text:p>
          </table:table-cell>
          <table:table-cell table:formula="of:=IF(AND([.C568];NOT(ISNUMBER(SEARCH([.B568];[.D567]))));[.D567]&amp;&quot;; &quot;&amp;[.B568];[.B56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68];[.E567];[.E567]+1)" office:value-type="float" office:value="418" calcext:value-type="float">
            <text:p>418</text:p>
          </table:table-cell>
          <table:table-cell table:formula="of:=[.E569]&lt;&gt;[.E5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gela Laquifa Wadle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69];&quot; &quot;;&quot;&quot;))=LOWER(SUBSTITUTE([.A568];&quot; &quot;;&quot;&quot;))" office:value-type="boolean" office:boolean-value="true" calcext:value-type="boolean">
            <text:p>TRUE</text:p>
          </table:table-cell>
          <table:table-cell table:formula="of:=IF(AND([.C569];NOT(ISNUMBER(SEARCH([.B569];[.D568]))));[.D568]&amp;&quot;; &quot;&amp;[.B569];[.B56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69];[.E568];[.E568]+1)" office:value-type="float" office:value="418" calcext:value-type="float">
            <text:p>418</text:p>
          </table:table-cell>
          <table:table-cell table:formula="of:=[.E570]&lt;&gt;[.E56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nel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70];&quot; &quot;;&quot;&quot;))=LOWER(SUBSTITUTE([.A569];&quot; &quot;;&quot;&quot;))" office:value-type="boolean" office:boolean-value="false" calcext:value-type="boolean">
            <text:p>FALSE</text:p>
          </table:table-cell>
          <table:table-cell table:formula="of:=IF(AND([.C570];NOT(ISNUMBER(SEARCH([.B570];[.D569]))));[.D569]&amp;&quot;; &quot;&amp;[.B570];[.B57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70];[.E569];[.E569]+1)" office:value-type="float" office:value="419" calcext:value-type="float">
            <text:p>419</text:p>
          </table:table-cell>
          <table:table-cell table:formula="of:=[.E571]&lt;&gt;[.E5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nel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71];&quot; &quot;;&quot;&quot;))=LOWER(SUBSTITUTE([.A570];&quot; &quot;;&quot;&quot;))" office:value-type="boolean" office:boolean-value="true" calcext:value-type="boolean">
            <text:p>TRUE</text:p>
          </table:table-cell>
          <table:table-cell table:formula="of:=IF(AND([.C571];NOT(ISNUMBER(SEARCH([.B571];[.D570]))));[.D570]&amp;&quot;; &quot;&amp;[.B571];[.B57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71];[.E570];[.E570]+1)" office:value-type="float" office:value="419" calcext:value-type="float">
            <text:p>419</text:p>
          </table:table-cell>
          <table:table-cell table:formula="of:=[.E572]&lt;&gt;[.E5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nel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72];&quot; &quot;;&quot;&quot;))=LOWER(SUBSTITUTE([.A571];&quot; &quot;;&quot;&quot;))" office:value-type="boolean" office:boolean-value="true" calcext:value-type="boolean">
            <text:p>TRUE</text:p>
          </table:table-cell>
          <table:table-cell table:formula="of:=IF(AND([.C572];NOT(ISNUMBER(SEARCH([.B572];[.D571]))));[.D571]&amp;&quot;; &quot;&amp;[.B572];[.B57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72];[.E571];[.E571]+1)" office:value-type="float" office:value="419" calcext:value-type="float">
            <text:p>419</text:p>
          </table:table-cell>
          <table:table-cell table:formula="of:=[.E573]&lt;&gt;[.E5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 Husband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73];&quot; &quot;;&quot;&quot;))=LOWER(SUBSTITUTE([.A572];&quot; &quot;;&quot;&quot;))" office:value-type="boolean" office:boolean-value="false" calcext:value-type="boolean">
            <text:p>FALSE</text:p>
          </table:table-cell>
          <table:table-cell table:formula="of:=IF(AND([.C573];NOT(ISNUMBER(SEARCH([.B573];[.D572]))));[.D572]&amp;&quot;; &quot;&amp;[.B573];[.B57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73];[.E572];[.E572]+1)" office:value-type="float" office:value="420" calcext:value-type="float">
            <text:p>420</text:p>
          </table:table-cell>
          <table:table-cell table:formula="of:=[.E574]&lt;&gt;[.E5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 Husband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74];&quot; &quot;;&quot;&quot;))=LOWER(SUBSTITUTE([.A573];&quot; &quot;;&quot;&quot;))" office:value-type="boolean" office:boolean-value="true" calcext:value-type="boolean">
            <text:p>TRUE</text:p>
          </table:table-cell>
          <table:table-cell table:formula="of:=IF(AND([.C574];NOT(ISNUMBER(SEARCH([.B574];[.D573]))));[.D573]&amp;&quot;; &quot;&amp;[.B574];[.B574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74];[.E573];[.E573]+1)" office:value-type="float" office:value="420" calcext:value-type="float">
            <text:p>420</text:p>
          </table:table-cell>
          <table:table-cell table:formula="of:=[.E575]&lt;&gt;[.E5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 Needles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75];&quot; &quot;;&quot;&quot;))=LOWER(SUBSTITUTE([.A574];&quot; &quot;;&quot;&quot;))" office:value-type="boolean" office:boolean-value="false" calcext:value-type="boolean">
            <text:p>FALSE</text:p>
          </table:table-cell>
          <table:table-cell table:formula="of:=IF(AND([.C575];NOT(ISNUMBER(SEARCH([.B575];[.D574]))));[.D574]&amp;&quot;; &quot;&amp;[.B575];[.B57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75];[.E574];[.E574]+1)" office:value-type="float" office:value="421" calcext:value-type="float">
            <text:p>421</text:p>
          </table:table-cell>
          <table:table-cell table:formula="of:=[.E576]&lt;&gt;[.E5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 Needle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76];&quot; &quot;;&quot;&quot;))=LOWER(SUBSTITUTE([.A575];&quot; &quot;;&quot;&quot;))" office:value-type="boolean" office:boolean-value="true" calcext:value-type="boolean">
            <text:p>TRUE</text:p>
          </table:table-cell>
          <table:table-cell table:formula="of:=IF(AND([.C576];NOT(ISNUMBER(SEARCH([.B576];[.D575]))));[.D575]&amp;&quot;; &quot;&amp;[.B576];[.B576])" office:value-type="string" office:string-value="https://en.wikipedia.org/wiki/List_of_RuPaul%27s_Drag_Race_contestants; http://tillyscreams.blogspot.com/2008/01/canonical-list-of-drag-queen-names.html" calcext:value-type="string">
            <text:p>https://en.wikipedia.org/wiki/List_of_RuPaul%27s_Drag_Race_contestants; http://tillyscreams.blogspot.com/2008/01/canonical-list-of-drag-queen-names.html</text:p>
          </table:table-cell>
          <table:table-cell table:formula="of:=IF([.C576];[.E575];[.E575]+1)" office:value-type="float" office:value="421" calcext:value-type="float">
            <text:p>421</text:p>
          </table:table-cell>
          <table:table-cell table:formula="of:=[.E577]&lt;&gt;[.E5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 Needles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77];&quot; &quot;;&quot;&quot;))=LOWER(SUBSTITUTE([.A576];&quot; &quot;;&quot;&quot;))" office:value-type="boolean" office:boolean-value="true" calcext:value-type="boolean">
            <text:p>TRUE</text:p>
          </table:table-cell>
          <table:table-cell table:formula="of:=IF(AND([.C577];NOT(ISNUMBER(SEARCH([.B577];[.D576]))));[.D576]&amp;&quot;; &quot;&amp;[.B577];[.B577])" office:value-type="string" office:string-value="https://en.wikipedia.org/wiki/List_of_RuPaul%27s_Drag_Race_contestants; http://tillyscreams.blogspot.com/2008/01/canonical-list-of-drag-queen-names.html; http://www.queermusicheritage.com/drag-names.html" calcext:value-type="string">
            <text:p>https://en.wikipedia.org/wiki/List_of_RuPaul%27s_Drag_Race_contestants; http://tillyscreams.blogspot.com/2008/01/canonical-list-of-drag-queen-names.html; http://www.queermusicheritage.com/drag-names.html</text:p>
          </table:table-cell>
          <table:table-cell table:formula="of:=IF([.C577];[.E576];[.E576]+1)" office:value-type="float" office:value="421" calcext:value-type="float">
            <text:p>421</text:p>
          </table:table-cell>
          <table:table-cell table:formula="of:=[.E578]&lt;&gt;[.E5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 Needle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78];&quot; &quot;;&quot;&quot;))=LOWER(SUBSTITUTE([.A577];&quot; &quot;;&quot;&quot;))" office:value-type="boolean" office:boolean-value="true" calcext:value-type="boolean">
            <text:p>TRUE</text:p>
          </table:table-cell>
          <table:table-cell table:formula="of:=IF(AND([.C578];NOT(ISNUMBER(SEARCH([.B578];[.D577]))));[.D577]&amp;&quot;; &quot;&amp;[.B578];[.B57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78];[.E577];[.E577]+1)" office:value-type="float" office:value="421" calcext:value-type="float">
            <text:p>421</text:p>
          </table:table-cell>
          <table:table-cell table:formula="of:=[.E579]&lt;&gt;[.E5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on Needle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79];&quot; &quot;;&quot;&quot;))=LOWER(SUBSTITUTE([.A578];&quot; &quot;;&quot;&quot;))" office:value-type="boolean" office:boolean-value="true" calcext:value-type="boolean">
            <text:p>TRUE</text:p>
          </table:table-cell>
          <table:table-cell table:formula="of:=IF(AND([.C579];NOT(ISNUMBER(SEARCH([.B579];[.D578]))));[.D578]&amp;&quot;; &quot;&amp;[.B579];[.B579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79];[.E578];[.E578]+1)" office:value-type="float" office:value="421" calcext:value-type="float">
            <text:p>421</text:p>
          </table:table-cell>
          <table:table-cell table:formula="of:=[.E580]&lt;&gt;[.E5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a Couleé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80];&quot; &quot;;&quot;&quot;))=LOWER(SUBSTITUTE([.A579];&quot; &quot;;&quot;&quot;))" office:value-type="boolean" office:boolean-value="false" calcext:value-type="boolean">
            <text:p>FALSE</text:p>
          </table:table-cell>
          <table:table-cell table:formula="of:=IF(AND([.C580];NOT(ISNUMBER(SEARCH([.B580];[.D579]))));[.D579]&amp;&quot;; &quot;&amp;[.B580];[.B58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80];[.E579];[.E579]+1)" office:value-type="float" office:value="422" calcext:value-type="float">
            <text:p>422</text:p>
          </table:table-cell>
          <table:table-cell table:formula="of:=[.E581]&lt;&gt;[.E5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a Couleé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81];&quot; &quot;;&quot;&quot;))=LOWER(SUBSTITUTE([.A580];&quot; &quot;;&quot;&quot;))" office:value-type="boolean" office:boolean-value="true" calcext:value-type="boolean">
            <text:p>TRUE</text:p>
          </table:table-cell>
          <table:table-cell table:formula="of:=IF(AND([.C581];NOT(ISNUMBER(SEARCH([.B581];[.D580]))));[.D580]&amp;&quot;; &quot;&amp;[.B581];[.B581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581];[.E580];[.E580]+1)" office:value-type="float" office:value="422" calcext:value-type="float">
            <text:p>422</text:p>
          </table:table-cell>
          <table:table-cell table:formula="of:=[.E582]&lt;&gt;[.E5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sa Cun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82];&quot; &quot;;&quot;&quot;))=LOWER(SUBSTITUTE([.A581];&quot; &quot;;&quot;&quot;))" office:value-type="boolean" office:boolean-value="false" calcext:value-type="boolean">
            <text:p>FALSE</text:p>
          </table:table-cell>
          <table:table-cell table:formula="of:=IF(AND([.C582];NOT(ISNUMBER(SEARCH([.B582];[.D581]))));[.D581]&amp;&quot;; &quot;&amp;[.B582];[.B58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82];[.E581];[.E581]+1)" office:value-type="float" office:value="423" calcext:value-type="float">
            <text:p>423</text:p>
          </table:table-cell>
          <table:table-cell table:formula="of:=[.E583]&lt;&gt;[.E5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quid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83];&quot; &quot;;&quot;&quot;))=LOWER(SUBSTITUTE([.A582];&quot; &quot;;&quot;&quot;))" office:value-type="boolean" office:boolean-value="false" calcext:value-type="boolean">
            <text:p>FALSE</text:p>
          </table:table-cell>
          <table:table-cell table:formula="of:=IF(AND([.C583];NOT(ISNUMBER(SEARCH([.B583];[.D582]))));[.D582]&amp;&quot;; &quot;&amp;[.B583];[.B58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83];[.E582];[.E582]+1)" office:value-type="float" office:value="424" calcext:value-type="float">
            <text:p>424</text:p>
          </table:table-cell>
          <table:table-cell table:formula="of:=[.E584]&lt;&gt;[.E5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ry Vin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84];&quot; &quot;;&quot;&quot;))=LOWER(SUBSTITUTE([.A583];&quot; &quot;;&quot;&quot;))" office:value-type="boolean" office:boolean-value="false" calcext:value-type="boolean">
            <text:p>FALSE</text:p>
          </table:table-cell>
          <table:table-cell table:formula="of:=IF(AND([.C584];NOT(ISNUMBER(SEARCH([.B584];[.D583]))));[.D583]&amp;&quot;; &quot;&amp;[.B584];[.B58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84];[.E583];[.E583]+1)" office:value-type="float" office:value="425" calcext:value-type="float">
            <text:p>425</text:p>
          </table:table-cell>
          <table:table-cell table:formula="of:=[.E585]&lt;&gt;[.E5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ley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85];&quot; &quot;;&quot;&quot;))=LOWER(SUBSTITUTE([.A584];&quot; &quot;;&quot;&quot;))" office:value-type="boolean" office:boolean-value="false" calcext:value-type="boolean">
            <text:p>FALSE</text:p>
          </table:table-cell>
          <table:table-cell table:formula="of:=IF(AND([.C585];NOT(ISNUMBER(SEARCH([.B585];[.D584]))));[.D584]&amp;&quot;; &quot;&amp;[.B585];[.B58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85];[.E584];[.E584]+1)" office:value-type="float" office:value="426" calcext:value-type="float">
            <text:p>426</text:p>
          </table:table-cell>
          <table:table-cell table:formula="of:=[.E586]&lt;&gt;[.E5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ley Q. Liquo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86];&quot; &quot;;&quot;&quot;))=LOWER(SUBSTITUTE([.A585];&quot; &quot;;&quot;&quot;))" office:value-type="boolean" office:boolean-value="false" calcext:value-type="boolean">
            <text:p>FALSE</text:p>
          </table:table-cell>
          <table:table-cell table:formula="of:=IF(AND([.C586];NOT(ISNUMBER(SEARCH([.B586];[.D585]))));[.D585]&amp;&quot;; &quot;&amp;[.B586];[.B58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86];[.E585];[.E585]+1)" office:value-type="float" office:value="427" calcext:value-type="float">
            <text:p>427</text:p>
          </table:table-cell>
          <table:table-cell table:formula="of:=[.E587]&lt;&gt;[.E5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ley Temple Ba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87];&quot; &quot;;&quot;&quot;))=LOWER(SUBSTITUTE([.A586];&quot; &quot;;&quot;&quot;))" office:value-type="boolean" office:boolean-value="false" calcext:value-type="boolean">
            <text:p>FALSE</text:p>
          </table:table-cell>
          <table:table-cell table:formula="of:=IF(AND([.C587];NOT(ISNUMBER(SEARCH([.B587];[.D586]))));[.D586]&amp;&quot;; &quot;&amp;[.B587];[.B587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87];[.E586];[.E586]+1)" office:value-type="float" office:value="428" calcext:value-type="float">
            <text:p>428</text:p>
          </table:table-cell>
          <table:table-cell table:formula="of:=[.E588]&lt;&gt;[.E5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ley U. Woo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88];&quot; &quot;;&quot;&quot;))=LOWER(SUBSTITUTE([.A587];&quot; &quot;;&quot;&quot;))" office:value-type="boolean" office:boolean-value="false" calcext:value-type="boolean">
            <text:p>FALSE</text:p>
          </table:table-cell>
          <table:table-cell table:formula="of:=IF(AND([.C588];NOT(ISNUMBER(SEARCH([.B588];[.D587]))));[.D587]&amp;&quot;; &quot;&amp;[.B588];[.B58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88];[.E587];[.E587]+1)" office:value-type="float" office:value="429" calcext:value-type="float">
            <text:p>429</text:p>
          </table:table-cell>
          <table:table-cell table:formula="of:=[.E589]&lt;&gt;[.E5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tty Montill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89];&quot; &quot;;&quot;&quot;))=LOWER(SUBSTITUTE([.A588];&quot; &quot;;&quot;&quot;))" office:value-type="boolean" office:boolean-value="false" calcext:value-type="boolean">
            <text:p>FALSE</text:p>
          </table:table-cell>
          <table:table-cell table:formula="of:=IF(AND([.C589];NOT(ISNUMBER(SEARCH([.B589];[.D588]))));[.D588]&amp;&quot;; &quot;&amp;[.B589];[.B58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89];[.E588];[.E588]+1)" office:value-type="float" office:value="430" calcext:value-type="float">
            <text:p>430</text:p>
          </table:table-cell>
          <table:table-cell table:formula="of:=[.E590]&lt;&gt;[.E5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sy Fus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90];&quot; &quot;;&quot;&quot;))=LOWER(SUBSTITUTE([.A589];&quot; &quot;;&quot;&quot;))" office:value-type="boolean" office:boolean-value="false" calcext:value-type="boolean">
            <text:p>FALSE</text:p>
          </table:table-cell>
          <table:table-cell table:formula="of:=IF(AND([.C590];NOT(ISNUMBER(SEARCH([.B590];[.D589]))));[.D589]&amp;&quot;; &quot;&amp;[.B590];[.B59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90];[.E589];[.E589]+1)" office:value-type="float" office:value="431" calcext:value-type="float">
            <text:p>431</text:p>
          </table:table-cell>
          <table:table-cell table:formula="of:=[.E591]&lt;&gt;[.E5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 Boom Boom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91];&quot; &quot;;&quot;&quot;))=LOWER(SUBSTITUTE([.A590];&quot; &quot;;&quot;&quot;))" office:value-type="boolean" office:boolean-value="false" calcext:value-type="boolean">
            <text:p>FALSE</text:p>
          </table:table-cell>
          <table:table-cell table:formula="of:=IF(AND([.C591];NOT(ISNUMBER(SEARCH([.B591];[.D590]))));[.D590]&amp;&quot;; &quot;&amp;[.B591];[.B591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91];[.E590];[.E590]+1)" office:value-type="float" office:value="432" calcext:value-type="float">
            <text:p>432</text:p>
          </table:table-cell>
          <table:table-cell table:formula="of:=[.E592]&lt;&gt;[.E5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 Rom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92];&quot; &quot;;&quot;&quot;))=LOWER(SUBSTITUTE([.A591];&quot; &quot;;&quot;&quot;))" office:value-type="boolean" office:boolean-value="false" calcext:value-type="boolean">
            <text:p>FALSE</text:p>
          </table:table-cell>
          <table:table-cell table:formula="of:=IF(AND([.C592];NOT(ISNUMBER(SEARCH([.B592];[.D591]))));[.D591]&amp;&quot;; &quot;&amp;[.B592];[.B59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92];[.E591];[.E591]+1)" office:value-type="float" office:value="433" calcext:value-type="float">
            <text:p>433</text:p>
          </table:table-cell>
          <table:table-cell table:formula="of:=[.E593]&lt;&gt;[.E5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 Gilbert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93];&quot; &quot;;&quot;&quot;))=LOWER(SUBSTITUTE([.A592];&quot; &quot;;&quot;&quot;))" office:value-type="boolean" office:boolean-value="false" calcext:value-type="boolean">
            <text:p>FALSE</text:p>
          </table:table-cell>
          <table:table-cell table:formula="of:=IF(AND([.C593];NOT(ISNUMBER(SEARCH([.B593];[.D592]))));[.D592]&amp;&quot;; &quot;&amp;[.B593];[.B59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93];[.E592];[.E592]+1)" office:value-type="float" office:value="434" calcext:value-type="float">
            <text:p>434</text:p>
          </table:table-cell>
          <table:table-cell table:formula="of:=[.E594]&lt;&gt;[.E5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 White Trash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94];&quot; &quot;;&quot;&quot;))=LOWER(SUBSTITUTE([.A593];&quot; &quot;;&quot;&quot;))" office:value-type="boolean" office:boolean-value="false" calcext:value-type="boolean">
            <text:p>FALSE</text:p>
          </table:table-cell>
          <table:table-cell table:formula="of:=IF(AND([.C594];NOT(ISNUMBER(SEARCH([.B594];[.D593]))));[.D593]&amp;&quot;; &quot;&amp;[.B594];[.B59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94];[.E593];[.E593]+1)" office:value-type="float" office:value="435" calcext:value-type="float">
            <text:p>435</text:p>
          </table:table-cell>
          <table:table-cell table:formula="of:=[.E595]&lt;&gt;[.E5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 White Trash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95];&quot; &quot;;&quot;&quot;))=LOWER(SUBSTITUTE([.A594];&quot; &quot;;&quot;&quot;))" office:value-type="boolean" office:boolean-value="true" calcext:value-type="boolean">
            <text:p>TRUE</text:p>
          </table:table-cell>
          <table:table-cell table:formula="of:=IF(AND([.C595];NOT(ISNUMBER(SEARCH([.B595];[.D594]))));[.D594]&amp;&quot;; &quot;&amp;[.B595];[.B595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595];[.E594];[.E594]+1)" office:value-type="float" office:value="435" calcext:value-type="float">
            <text:p>435</text:p>
          </table:table-cell>
          <table:table-cell table:formula="of:=[.E596]&lt;&gt;[.E5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onda Cox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596];&quot; &quot;;&quot;&quot;))=LOWER(SUBSTITUTE([.A595];&quot; &quot;;&quot;&quot;))" office:value-type="boolean" office:boolean-value="false" calcext:value-type="boolean">
            <text:p>FALSE</text:p>
          </table:table-cell>
          <table:table-cell table:formula="of:=IF(AND([.C596];NOT(ISNUMBER(SEARCH([.B596];[.D595]))));[.D595]&amp;&quot;; &quot;&amp;[.B596];[.B596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596];[.E595];[.E595]+1)" office:value-type="float" office:value="436" calcext:value-type="float">
            <text:p>436</text:p>
          </table:table-cell>
          <table:table-cell table:formula="of:=[.E597]&lt;&gt;[.E5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mente Enlacama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597];&quot; &quot;;&quot;&quot;))=LOWER(SUBSTITUTE([.A596];&quot; &quot;;&quot;&quot;))" office:value-type="boolean" office:boolean-value="false" calcext:value-type="boolean">
            <text:p>FALSE</text:p>
          </table:table-cell>
          <table:table-cell table:formula="of:=IF(AND([.C597];NOT(ISNUMBER(SEARCH([.B597];[.D596]))));[.D596]&amp;&quot;; &quot;&amp;[.B597];[.B59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597];[.E596];[.E596]+1)" office:value-type="float" office:value="437" calcext:value-type="float">
            <text:p>437</text:p>
          </table:table-cell>
          <table:table-cell table:formula="of:=[.E598]&lt;&gt;[.E5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qu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598];&quot; &quot;;&quot;&quot;))=LOWER(SUBSTITUTE([.A597];&quot; &quot;;&quot;&quot;))" office:value-type="boolean" office:boolean-value="false" calcext:value-type="boolean">
            <text:p>FALSE</text:p>
          </table:table-cell>
          <table:table-cell table:formula="of:=IF(AND([.C598];NOT(ISNUMBER(SEARCH([.B598];[.D597]))));[.D597]&amp;&quot;; &quot;&amp;[.B598];[.B59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598];[.E597];[.E597]+1)" office:value-type="float" office:value="438" calcext:value-type="float">
            <text:p>438</text:p>
          </table:table-cell>
          <table:table-cell table:formula="of:=[.E599]&lt;&gt;[.E5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a Sajzo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599];&quot; &quot;;&quot;&quot;))=LOWER(SUBSTITUTE([.A598];&quot; &quot;;&quot;&quot;))" office:value-type="boolean" office:boolean-value="false" calcext:value-type="boolean">
            <text:p>FALSE</text:p>
          </table:table-cell>
          <table:table-cell table:formula="of:=IF(AND([.C599];NOT(ISNUMBER(SEARCH([.B599];[.D598]))));[.D598]&amp;&quot;; &quot;&amp;[.B599];[.B59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599];[.E598];[.E598]+1)" office:value-type="float" office:value="439" calcext:value-type="float">
            <text:p>439</text:p>
          </table:table-cell>
          <table:table-cell table:formula="of:=[.E600]&lt;&gt;[.E5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nda Cox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00];&quot; &quot;;&quot;&quot;))=LOWER(SUBSTITUTE([.A599];&quot; &quot;;&quot;&quot;))" office:value-type="boolean" office:boolean-value="false" calcext:value-type="boolean">
            <text:p>FALSE</text:p>
          </table:table-cell>
          <table:table-cell table:formula="of:=IF(AND([.C600];NOT(ISNUMBER(SEARCH([.B600];[.D599]))));[.D599]&amp;&quot;; &quot;&amp;[.B600];[.B60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00];[.E599];[.E599]+1)" office:value-type="float" office:value="440" calcext:value-type="float">
            <text:p>440</text:p>
          </table:table-cell>
          <table:table-cell table:formula="of:=[.E601]&lt;&gt;[.E6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nda Peter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01];&quot; &quot;;&quot;&quot;))=LOWER(SUBSTITUTE([.A600];&quot; &quot;;&quot;&quot;))" office:value-type="boolean" office:boolean-value="false" calcext:value-type="boolean">
            <text:p>FALSE</text:p>
          </table:table-cell>
          <table:table-cell table:formula="of:=IF(AND([.C601];NOT(ISNUMBER(SEARCH([.B601];[.D600]))));[.D600]&amp;&quot;; &quot;&amp;[.B601];[.B60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01];[.E600];[.E600]+1)" office:value-type="float" office:value="441" calcext:value-type="float">
            <text:p>441</text:p>
          </table:table-cell>
          <table:table-cell table:formula="of:=[.E602]&lt;&gt;[.E6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 Brow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02];&quot; &quot;;&quot;&quot;))=LOWER(SUBSTITUTE([.A601];&quot; &quot;;&quot;&quot;))" office:value-type="boolean" office:boolean-value="false" calcext:value-type="boolean">
            <text:p>FALSE</text:p>
          </table:table-cell>
          <table:table-cell table:formula="of:=IF(AND([.C602];NOT(ISNUMBER(SEARCH([.B602];[.D601]))));[.D601]&amp;&quot;; &quot;&amp;[.B602];[.B60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02];[.E601];[.E601]+1)" office:value-type="float" office:value="442" calcext:value-type="float">
            <text:p>442</text:p>
          </table:table-cell>
          <table:table-cell table:formula="of:=[.E603]&lt;&gt;[.E6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y Layne Matthew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03];&quot; &quot;;&quot;&quot;))=LOWER(SUBSTITUTE([.A602];&quot; &quot;;&quot;&quot;))" office:value-type="boolean" office:boolean-value="false" calcext:value-type="boolean">
            <text:p>FALSE</text:p>
          </table:table-cell>
          <table:table-cell table:formula="of:=IF(AND([.C603];NOT(ISNUMBER(SEARCH([.B603];[.D602]))));[.D602]&amp;&quot;; &quot;&amp;[.B603];[.B60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03];[.E602];[.E602]+1)" office:value-type="float" office:value="443" calcext:value-type="float">
            <text:p>443</text:p>
          </table:table-cell>
          <table:table-cell table:formula="of:=[.E604]&lt;&gt;[.E6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 Artoi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04];&quot; &quot;;&quot;&quot;))=LOWER(SUBSTITUTE([.A603];&quot; &quot;;&quot;&quot;))" office:value-type="boolean" office:boolean-value="false" calcext:value-type="boolean">
            <text:p>FALSE</text:p>
          </table:table-cell>
          <table:table-cell table:formula="of:=IF(AND([.C604];NOT(ISNUMBER(SEARCH([.B604];[.D603]))));[.D603]&amp;&quot;; &quot;&amp;[.B604];[.B60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04];[.E603];[.E603]+1)" office:value-type="float" office:value="444" calcext:value-type="float">
            <text:p>444</text:p>
          </table:table-cell>
          <table:table-cell table:formula="of:=[.E605]&lt;&gt;[.E6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wberry Field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05];&quot; &quot;;&quot;&quot;))=LOWER(SUBSTITUTE([.A604];&quot; &quot;;&quot;&quot;))" office:value-type="boolean" office:boolean-value="false" calcext:value-type="boolean">
            <text:p>FALSE</text:p>
          </table:table-cell>
          <table:table-cell table:formula="of:=IF(AND([.C605];NOT(ISNUMBER(SEARCH([.B605];[.D604]))));[.D604]&amp;&quot;; &quot;&amp;[.B605];[.B605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05];[.E604];[.E604]+1)" office:value-type="float" office:value="445" calcext:value-type="float">
            <text:p>445</text:p>
          </table:table-cell>
          <table:table-cell table:formula="of:=[.E606]&lt;&gt;[.E6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 Yu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06];&quot; &quot;;&quot;&quot;))=LOWER(SUBSTITUTE([.A605];&quot; &quot;;&quot;&quot;))" office:value-type="boolean" office:boolean-value="false" calcext:value-type="boolean">
            <text:p>FALSE</text:p>
          </table:table-cell>
          <table:table-cell table:formula="of:=IF(AND([.C606];NOT(ISNUMBER(SEARCH([.B606];[.D605]))));[.D605]&amp;&quot;; &quot;&amp;[.B606];[.B60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06];[.E605];[.E605]+1)" office:value-type="float" office:value="446" calcext:value-type="float">
            <text:p>446</text:p>
          </table:table-cell>
          <table:table-cell table:formula="of:=[.E607]&lt;&gt;[.E6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 Clearanc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07];&quot; &quot;;&quot;&quot;))=LOWER(SUBSTITUTE([.A606];&quot; &quot;;&quot;&quot;))" office:value-type="boolean" office:boolean-value="false" calcext:value-type="boolean">
            <text:p>FALSE</text:p>
          </table:table-cell>
          <table:table-cell table:formula="of:=IF(AND([.C607];NOT(ISNUMBER(SEARCH([.B607];[.D606]))));[.D606]&amp;&quot;; &quot;&amp;[.B607];[.B60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07];[.E606];[.E606]+1)" office:value-type="float" office:value="447" calcext:value-type="float">
            <text:p>447</text:p>
          </table:table-cell>
          <table:table-cell table:formula="of:=[.E608]&lt;&gt;[.E60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lveste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08];&quot; &quot;;&quot;&quot;))=LOWER(SUBSTITUTE([.A607];&quot; &quot;;&quot;&quot;))" office:value-type="boolean" office:boolean-value="false" calcext:value-type="boolean">
            <text:p>FALSE</text:p>
          </table:table-cell>
          <table:table-cell table:formula="of:=IF(AND([.C608];NOT(ISNUMBER(SEARCH([.B608];[.D607]))));[.D607]&amp;&quot;; &quot;&amp;[.B608];[.B60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08];[.E607];[.E607]+1)" office:value-type="float" office:value="448" calcext:value-type="float">
            <text:p>448</text:p>
          </table:table-cell>
          <table:table-cell table:formula="of:=[.E609]&lt;&gt;[.E6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C. Jone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09];&quot; &quot;;&quot;&quot;))=LOWER(SUBSTITUTE([.A608];&quot; &quot;;&quot;&quot;))" office:value-type="boolean" office:boolean-value="false" calcext:value-type="boolean">
            <text:p>FALSE</text:p>
          </table:table-cell>
          <table:table-cell table:formula="of:=IF(AND([.C609];NOT(ISNUMBER(SEARCH([.B609];[.D608]))));[.D608]&amp;&quot;; &quot;&amp;[.B609];[.B60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09];[.E608];[.E608]+1)" office:value-type="float" office:value="449" calcext:value-type="float">
            <text:p>449</text:p>
          </table:table-cell>
          <table:table-cell table:formula="of:=[.E610]&lt;&gt;[.E6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oo!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10];&quot; &quot;;&quot;&quot;))=LOWER(SUBSTITUTE([.A609];&quot; &quot;;&quot;&quot;))" office:value-type="boolean" office:boolean-value="false" calcext:value-type="boolean">
            <text:p>FALSE</text:p>
          </table:table-cell>
          <table:table-cell table:formula="of:=IF(AND([.C610];NOT(ISNUMBER(SEARCH([.B610];[.D609]))));[.D609]&amp;&quot;; &quot;&amp;[.B610];[.B61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10];[.E609];[.E609]+1)" office:value-type="float" office:value="450" calcext:value-type="float">
            <text:p>450</text:p>
          </table:table-cell>
          <table:table-cell table:formula="of:=[.E611]&lt;&gt;[.E6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lulah Bunkbe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11];&quot; &quot;;&quot;&quot;))=LOWER(SUBSTITUTE([.A610];&quot; &quot;;&quot;&quot;))" office:value-type="boolean" office:boolean-value="false" calcext:value-type="boolean">
            <text:p>FALSE</text:p>
          </table:table-cell>
          <table:table-cell table:formula="of:=IF(AND([.C611];NOT(ISNUMBER(SEARCH([.B611];[.D610]))));[.D610]&amp;&quot;; &quot;&amp;[.B611];[.B61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11];[.E610];[.E610]+1)" office:value-type="float" office:value="451" calcext:value-type="float">
            <text:p>451</text:p>
          </table:table-cell>
          <table:table-cell table:formula="of:=[.E612]&lt;&gt;[.E6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mie Brown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12];&quot; &quot;;&quot;&quot;))=LOWER(SUBSTITUTE([.A611];&quot; &quot;;&quot;&quot;))" office:value-type="boolean" office:boolean-value="false" calcext:value-type="boolean">
            <text:p>FALSE</text:p>
          </table:table-cell>
          <table:table-cell table:formula="of:=IF(AND([.C612];NOT(ISNUMBER(SEARCH([.B612];[.D611]))));[.D611]&amp;&quot;; &quot;&amp;[.B612];[.B612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12];[.E611];[.E611]+1)" office:value-type="float" office:value="452" calcext:value-type="float">
            <text:p>452</text:p>
          </table:table-cell>
          <table:table-cell table:formula="of:=[.E613]&lt;&gt;[.E6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mie Brow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13];&quot; &quot;;&quot;&quot;))=LOWER(SUBSTITUTE([.A612];&quot; &quot;;&quot;&quot;))" office:value-type="boolean" office:boolean-value="true" calcext:value-type="boolean">
            <text:p>TRUE</text:p>
          </table:table-cell>
          <table:table-cell table:formula="of:=IF(AND([.C613];NOT(ISNUMBER(SEARCH([.B613];[.D612]))));[.D612]&amp;&quot;; &quot;&amp;[.B613];[.B61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13];[.E612];[.E612]+1)" office:value-type="float" office:value="452" calcext:value-type="float">
            <text:p>452</text:p>
          </table:table-cell>
          <table:table-cell table:formula="of:=[.E614]&lt;&gt;[.E6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mie Brow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14];&quot; &quot;;&quot;&quot;))=LOWER(SUBSTITUTE([.A613];&quot; &quot;;&quot;&quot;))" office:value-type="boolean" office:boolean-value="true" calcext:value-type="boolean">
            <text:p>TRUE</text:p>
          </table:table-cell>
          <table:table-cell table:formula="of:=IF(AND([.C614];NOT(ISNUMBER(SEARCH([.B614];[.D613]))));[.D613]&amp;&quot;; &quot;&amp;[.B614];[.B61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14];[.E613];[.E613]+1)" office:value-type="float" office:value="452" calcext:value-type="float">
            <text:p>452</text:p>
          </table:table-cell>
          <table:table-cell table:formula="of:=[.E615]&lt;&gt;[.E6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mie Brow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15];&quot; &quot;;&quot;&quot;))=LOWER(SUBSTITUTE([.A614];&quot; &quot;;&quot;&quot;))" office:value-type="boolean" office:boolean-value="true" calcext:value-type="boolean">
            <text:p>TRUE</text:p>
          </table:table-cell>
          <table:table-cell table:formula="of:=IF(AND([.C615];NOT(ISNUMBER(SEARCH([.B615];[.D614]))));[.D614]&amp;&quot;; &quot;&amp;[.B615];[.B61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15];[.E614];[.E614]+1)" office:value-type="float" office:value="452" calcext:value-type="float">
            <text:p>452</text:p>
          </table:table-cell>
          <table:table-cell table:formula="of:=[.E616]&lt;&gt;[.E6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ya Hyd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16];&quot; &quot;;&quot;&quot;))=LOWER(SUBSTITUTE([.A615];&quot; &quot;;&quot;&quot;))" office:value-type="boolean" office:boolean-value="false" calcext:value-type="boolean">
            <text:p>FALSE</text:p>
          </table:table-cell>
          <table:table-cell table:formula="of:=IF(AND([.C616];NOT(ISNUMBER(SEARCH([.B616];[.D615]))));[.D615]&amp;&quot;; &quot;&amp;[.B616];[.B61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16];[.E615];[.E615]+1)" office:value-type="float" office:value="453" calcext:value-type="float">
            <text:p>453</text:p>
          </table:table-cell>
          <table:table-cell table:formula="of:=[.E617]&lt;&gt;[.E6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iann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17];&quot; &quot;;&quot;&quot;))=LOWER(SUBSTITUTE([.A616];&quot; &quot;;&quot;&quot;))" office:value-type="boolean" office:boolean-value="false" calcext:value-type="boolean">
            <text:p>FALSE</text:p>
          </table:table-cell>
          <table:table-cell table:formula="of:=IF(AND([.C617];NOT(ISNUMBER(SEARCH([.B617];[.D616]))));[.D616]&amp;&quot;; &quot;&amp;[.B617];[.B61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17];[.E616];[.E616]+1)" office:value-type="float" office:value="454" calcext:value-type="float">
            <text:p>454</text:p>
          </table:table-cell>
          <table:table-cell table:formula="of:=[.E618]&lt;&gt;[.E6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iann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18];&quot; &quot;;&quot;&quot;))=LOWER(SUBSTITUTE([.A617];&quot; &quot;;&quot;&quot;))" office:value-type="boolean" office:boolean-value="true" calcext:value-type="boolean">
            <text:p>TRUE</text:p>
          </table:table-cell>
          <table:table-cell table:formula="of:=IF(AND([.C618];NOT(ISNUMBER(SEARCH([.B618];[.D617]))));[.D617]&amp;&quot;; &quot;&amp;[.B618];[.B61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18];[.E617];[.E617]+1)" office:value-type="float" office:value="454" calcext:value-type="float">
            <text:p>454</text:p>
          </table:table-cell>
          <table:table-cell table:formula="of:=[.E619]&lt;&gt;[.E6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 DuJou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19];&quot; &quot;;&quot;&quot;))=LOWER(SUBSTITUTE([.A618];&quot; &quot;;&quot;&quot;))" office:value-type="boolean" office:boolean-value="false" calcext:value-type="boolean">
            <text:p>FALSE</text:p>
          </table:table-cell>
          <table:table-cell table:formula="of:=IF(AND([.C619];NOT(ISNUMBER(SEARCH([.B619];[.D618]))));[.D618]&amp;&quot;; &quot;&amp;[.B619];[.B61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19];[.E618];[.E618]+1)" office:value-type="float" office:value="455" calcext:value-type="float">
            <text:p>455</text:p>
          </table:table-cell>
          <table:table-cell table:formula="of:=[.E620]&lt;&gt;[.E6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quila Mockingbir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20];&quot; &quot;;&quot;&quot;))=LOWER(SUBSTITUTE([.A619];&quot; &quot;;&quot;&quot;))" office:value-type="boolean" office:boolean-value="false" calcext:value-type="boolean">
            <text:p>FALSE</text:p>
          </table:table-cell>
          <table:table-cell table:formula="of:=IF(AND([.C620];NOT(ISNUMBER(SEARCH([.B620];[.D619]))));[.D619]&amp;&quot;; &quot;&amp;[.B620];[.B62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20];[.E619];[.E619]+1)" office:value-type="float" office:value="456" calcext:value-type="float">
            <text:p>456</text:p>
          </table:table-cell>
          <table:table-cell table:formula="of:=[.E621]&lt;&gt;[.E6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quila Mockingbird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621];&quot; &quot;;&quot;&quot;))=LOWER(SUBSTITUTE([.A620];&quot; &quot;;&quot;&quot;))" office:value-type="boolean" office:boolean-value="true" calcext:value-type="boolean">
            <text:p>TRUE</text:p>
          </table:table-cell>
          <table:table-cell table:formula="of:=IF(AND([.C621];NOT(ISNUMBER(SEARCH([.B621];[.D620]))));[.D620]&amp;&quot;; &quot;&amp;[.B621];[.B621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621];[.E620];[.E620]+1)" office:value-type="float" office:value="456" calcext:value-type="float">
            <text:p>456</text:p>
          </table:table-cell>
          <table:table-cell table:formula="of:=[.E622]&lt;&gt;[.E6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 Tickl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22];&quot; &quot;;&quot;&quot;))=LOWER(SUBSTITUTE([.A621];&quot; &quot;;&quot;&quot;))" office:value-type="boolean" office:boolean-value="false" calcext:value-type="boolean">
            <text:p>FALSE</text:p>
          </table:table-cell>
          <table:table-cell table:formula="of:=IF(AND([.C622];NOT(ISNUMBER(SEARCH([.B622];[.D621]))));[.D621]&amp;&quot;; &quot;&amp;[.B622];[.B622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22];[.E621];[.E621]+1)" office:value-type="float" office:value="457" calcext:value-type="float">
            <text:p>457</text:p>
          </table:table-cell>
          <table:table-cell table:formula="of:=[.E623]&lt;&gt;[.E6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 Tosterone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23];&quot; &quot;;&quot;&quot;))=LOWER(SUBSTITUTE([.A622];&quot; &quot;;&quot;&quot;))" office:value-type="boolean" office:boolean-value="false" calcext:value-type="boolean">
            <text:p>FALSE</text:p>
          </table:table-cell>
          <table:table-cell table:formula="of:=IF(AND([.C623];NOT(ISNUMBER(SEARCH([.B623];[.D622]))));[.D622]&amp;&quot;; &quot;&amp;[.B623];[.B62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23];[.E622];[.E622]+1)" office:value-type="float" office:value="458" calcext:value-type="float">
            <text:p>458</text:p>
          </table:table-cell>
          <table:table-cell table:formula="of:=[.E624]&lt;&gt;[.E6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 Tosterone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624];&quot; &quot;;&quot;&quot;))=LOWER(SUBSTITUTE([.A623];&quot; &quot;;&quot;&quot;))" office:value-type="boolean" office:boolean-value="true" calcext:value-type="boolean">
            <text:p>TRUE</text:p>
          </table:table-cell>
          <table:table-cell table:formula="of:=IF(AND([.C624];NOT(ISNUMBER(SEARCH([.B624];[.D623]))));[.D623]&amp;&quot;; &quot;&amp;[.B624];[.B624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624];[.E623];[.E623]+1)" office:value-type="float" office:value="458" calcext:value-type="float">
            <text:p>458</text:p>
          </table:table-cell>
          <table:table-cell table:formula="of:=[.E625]&lt;&gt;[.E6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abulous Wonder Twin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25];&quot; &quot;;&quot;&quot;))=LOWER(SUBSTITUTE([.A624];&quot; &quot;;&quot;&quot;))" office:value-type="boolean" office:boolean-value="false" calcext:value-type="boolean">
            <text:p>FALSE</text:p>
          </table:table-cell>
          <table:table-cell table:formula="of:=IF(AND([.C625];NOT(ISNUMBER(SEARCH([.B625];[.D624]))));[.D624]&amp;&quot;; &quot;&amp;[.B625];[.B62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25];[.E624];[.E624]+1)" office:value-type="float" office:value="459" calcext:value-type="float">
            <text:p>459</text:p>
          </table:table-cell>
          <table:table-cell table:formula="of:=[.E626]&lt;&gt;[.E6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ady Chabli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26];&quot; &quot;;&quot;&quot;))=LOWER(SUBSTITUTE([.A625];&quot; &quot;;&quot;&quot;))" office:value-type="boolean" office:boolean-value="false" calcext:value-type="boolean">
            <text:p>FALSE</text:p>
          </table:table-cell>
          <table:table-cell table:formula="of:=IF(AND([.C626];NOT(ISNUMBER(SEARCH([.B626];[.D625]))));[.D625]&amp;&quot;; &quot;&amp;[.B626];[.B626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26];[.E625];[.E625]+1)" office:value-type="float" office:value="460" calcext:value-type="float">
            <text:p>460</text:p>
          </table:table-cell>
          <table:table-cell table:formula="of:=[.E627]&lt;&gt;[.E6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rinces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27];&quot; &quot;;&quot;&quot;))=LOWER(SUBSTITUTE([.A626];&quot; &quot;;&quot;&quot;))" office:value-type="boolean" office:boolean-value="false" calcext:value-type="boolean">
            <text:p>FALSE</text:p>
          </table:table-cell>
          <table:table-cell table:formula="of:=IF(AND([.C627];NOT(ISNUMBER(SEARCH([.B627];[.D626]))));[.D626]&amp;&quot;; &quot;&amp;[.B627];[.B62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27];[.E626];[.E626]+1)" office:value-type="float" office:value="461" calcext:value-type="float">
            <text:p>461</text:p>
          </table:table-cell>
          <table:table-cell table:formula="of:=[.E628]&lt;&gt;[.E6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Vixen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28];&quot; &quot;;&quot;&quot;))=LOWER(SUBSTITUTE([.A627];&quot; &quot;;&quot;&quot;))" office:value-type="boolean" office:boolean-value="false" calcext:value-type="boolean">
            <text:p>FALSE</text:p>
          </table:table-cell>
          <table:table-cell table:formula="of:=IF(AND([.C628];NOT(ISNUMBER(SEARCH([.B628];[.D627]))));[.D627]&amp;&quot;; &quot;&amp;[.B628];[.B628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28];[.E627];[.E627]+1)" office:value-type="float" office:value="462" calcext:value-type="float">
            <text:p>462</text:p>
          </table:table-cell>
          <table:table-cell table:formula="of:=[.E629]&lt;&gt;[.E6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Widow Norto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29];&quot; &quot;;&quot;&quot;))=LOWER(SUBSTITUTE([.A628];&quot; &quot;;&quot;&quot;))" office:value-type="boolean" office:boolean-value="false" calcext:value-type="boolean">
            <text:p>FALSE</text:p>
          </table:table-cell>
          <table:table-cell table:formula="of:=IF(AND([.C629];NOT(ISNUMBER(SEARCH([.B629];[.D628]))));[.D628]&amp;&quot;; &quot;&amp;[.B629];[.B62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29];[.E628];[.E628]+1)" office:value-type="float" office:value="463" calcext:value-type="float">
            <text:p>463</text:p>
          </table:table-cell>
          <table:table-cell table:formula="of:=[.E630]&lt;&gt;[.E6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gy Tho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30];&quot; &quot;;&quot;&quot;))=LOWER(SUBSTITUTE([.A629];&quot; &quot;;&quot;&quot;))" office:value-type="boolean" office:boolean-value="false" calcext:value-type="boolean">
            <text:p>FALSE</text:p>
          </table:table-cell>
          <table:table-cell table:formula="of:=IF(AND([.C630];NOT(ISNUMBER(SEARCH([.B630];[.D629]))));[.D629]&amp;&quot;; &quot;&amp;[.B630];[.B63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30];[.E629];[.E629]+1)" office:value-type="float" office:value="464" calcext:value-type="float">
            <text:p>464</text:p>
          </table:table-cell>
          <table:table-cell table:formula="of:=[.E631]&lt;&gt;[.E6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gy Tho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31];&quot; &quot;;&quot;&quot;))=LOWER(SUBSTITUTE([.A630];&quot; &quot;;&quot;&quot;))" office:value-type="boolean" office:boolean-value="true" calcext:value-type="boolean">
            <text:p>TRUE</text:p>
          </table:table-cell>
          <table:table-cell table:formula="of:=IF(AND([.C631];NOT(ISNUMBER(SEARCH([.B631];[.D630]))));[.D630]&amp;&quot;; &quot;&amp;[.B631];[.B63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31];[.E630];[.E630]+1)" office:value-type="float" office:value="464" calcext:value-type="float">
            <text:p>464</text:p>
          </table:table-cell>
          <table:table-cell table:formula="of:=[.E632]&lt;&gt;[.E6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gy Tho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32];&quot; &quot;;&quot;&quot;))=LOWER(SUBSTITUTE([.A631];&quot; &quot;;&quot;&quot;))" office:value-type="boolean" office:boolean-value="true" calcext:value-type="boolean">
            <text:p>TRUE</text:p>
          </table:table-cell>
          <table:table-cell table:formula="of:=IF(AND([.C632];NOT(ISNUMBER(SEARCH([.B632];[.D631]))));[.D631]&amp;&quot;; &quot;&amp;[.B632];[.B63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32];[.E631];[.E631]+1)" office:value-type="float" office:value="464" calcext:value-type="float">
            <text:p>464</text:p>
          </table:table-cell>
          <table:table-cell table:formula="of:=[.E633]&lt;&gt;[.E6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Gualtieri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33];&quot; &quot;;&quot;&quot;))=LOWER(SUBSTITUTE([.A632];&quot; &quot;;&quot;&quot;))" office:value-type="boolean" office:boolean-value="false" calcext:value-type="boolean">
            <text:p>FALSE</text:p>
          </table:table-cell>
          <table:table-cell table:formula="of:=IF(AND([.C633];NOT(ISNUMBER(SEARCH([.B633];[.D632]))));[.D632]&amp;&quot;; &quot;&amp;[.B633];[.B63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33];[.E632];[.E632]+1)" office:value-type="float" office:value="465" calcext:value-type="float">
            <text:p>465</text:p>
          </table:table-cell>
          <table:table-cell table:formula="of:=[.E634]&lt;&gt;[.E6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y Le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34];&quot; &quot;;&quot;&quot;))=LOWER(SUBSTITUTE([.A633];&quot; &quot;;&quot;&quot;))" office:value-type="boolean" office:boolean-value="false" calcext:value-type="boolean">
            <text:p>FALSE</text:p>
          </table:table-cell>
          <table:table-cell table:formula="of:=IF(AND([.C634];NOT(ISNUMBER(SEARCH([.B634];[.D633]))));[.D633]&amp;&quot;; &quot;&amp;[.B634];[.B63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34];[.E633];[.E633]+1)" office:value-type="float" office:value="466" calcext:value-type="float">
            <text:p>466</text:p>
          </table:table-cell>
          <table:table-cell table:formula="of:=[.E635]&lt;&gt;[.E6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polin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35];&quot; &quot;;&quot;&quot;))=LOWER(SUBSTITUTE([.A634];&quot; &quot;;&quot;&quot;))" office:value-type="boolean" office:boolean-value="false" calcext:value-type="boolean">
            <text:p>FALSE</text:p>
          </table:table-cell>
          <table:table-cell table:formula="of:=IF(AND([.C635];NOT(ISNUMBER(SEARCH([.B635];[.D634]))));[.D634]&amp;&quot;; &quot;&amp;[.B635];[.B635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35];[.E634];[.E634]+1)" office:value-type="float" office:value="467" calcext:value-type="float">
            <text:p>467</text:p>
          </table:table-cell>
          <table:table-cell table:formula="of:=[.E636]&lt;&gt;[.E6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ty K. Bonet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36];&quot; &quot;;&quot;&quot;))=LOWER(SUBSTITUTE([.A635];&quot; &quot;;&quot;&quot;))" office:value-type="boolean" office:boolean-value="false" calcext:value-type="boolean">
            <text:p>FALSE</text:p>
          </table:table-cell>
          <table:table-cell table:formula="of:=IF(AND([.C636];NOT(ISNUMBER(SEARCH([.B636];[.D635]))));[.D635]&amp;&quot;; &quot;&amp;[.B636];[.B63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36];[.E635];[.E635]+1)" office:value-type="float" office:value="468" calcext:value-type="float">
            <text:p>468</text:p>
          </table:table-cell>
          <table:table-cell table:formula="of:=[.E637]&lt;&gt;[.E6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ty Taylo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37];&quot; &quot;;&quot;&quot;))=LOWER(SUBSTITUTE([.A636];&quot; &quot;;&quot;&quot;))" office:value-type="boolean" office:boolean-value="false" calcext:value-type="boolean">
            <text:p>FALSE</text:p>
          </table:table-cell>
          <table:table-cell table:formula="of:=IF(AND([.C637];NOT(ISNUMBER(SEARCH([.B637];[.D636]))));[.D636]&amp;&quot;; &quot;&amp;[.B637];[.B637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37];[.E636];[.E636]+1)" office:value-type="float" office:value="469" calcext:value-type="float">
            <text:p>469</text:p>
          </table:table-cell>
          <table:table-cell table:formula="of:=[.E638]&lt;&gt;[.E6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xi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38];&quot; &quot;;&quot;&quot;))=LOWER(SUBSTITUTE([.A637];&quot; &quot;;&quot;&quot;))" office:value-type="boolean" office:boolean-value="false" calcext:value-type="boolean">
            <text:p>FALSE</text:p>
          </table:table-cell>
          <table:table-cell table:formula="of:=IF(AND([.C638];NOT(ISNUMBER(SEARCH([.B638];[.D637]))));[.D637]&amp;&quot;; &quot;&amp;[.B638];[.B638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38];[.E637];[.E637]+1)" office:value-type="float" office:value="470" calcext:value-type="float">
            <text:p>470</text:p>
          </table:table-cell>
          <table:table-cell table:formula="of:=[.E639]&lt;&gt;[.E6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xie Deligh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39];&quot; &quot;;&quot;&quot;))=LOWER(SUBSTITUTE([.A638];&quot; &quot;;&quot;&quot;))" office:value-type="boolean" office:boolean-value="false" calcext:value-type="boolean">
            <text:p>FALSE</text:p>
          </table:table-cell>
          <table:table-cell table:formula="of:=IF(AND([.C639];NOT(ISNUMBER(SEARCH([.B639];[.D638]))));[.D638]&amp;&quot;; &quot;&amp;[.B639];[.B63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39];[.E638];[.E638]+1)" office:value-type="float" office:value="471" calcext:value-type="float">
            <text:p>471</text:p>
          </table:table-cell>
          <table:table-cell table:formula="of:=[.E640]&lt;&gt;[.E6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xie Mattel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40];&quot; &quot;;&quot;&quot;))=LOWER(SUBSTITUTE([.A639];&quot; &quot;;&quot;&quot;))" office:value-type="boolean" office:boolean-value="false" calcext:value-type="boolean">
            <text:p>FALSE</text:p>
          </table:table-cell>
          <table:table-cell table:formula="of:=IF(AND([.C640];NOT(ISNUMBER(SEARCH([.B640];[.D639]))));[.D639]&amp;&quot;; &quot;&amp;[.B640];[.B64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40];[.E639];[.E639]+1)" office:value-type="float" office:value="472" calcext:value-type="float">
            <text:p>472</text:p>
          </table:table-cell>
          <table:table-cell table:formula="of:=[.E641]&lt;&gt;[.E6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xie Mattel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41];&quot; &quot;;&quot;&quot;))=LOWER(SUBSTITUTE([.A640];&quot; &quot;;&quot;&quot;))" office:value-type="boolean" office:boolean-value="true" calcext:value-type="boolean">
            <text:p>TRUE</text:p>
          </table:table-cell>
          <table:table-cell table:formula="of:=IF(AND([.C641];NOT(ISNUMBER(SEARCH([.B641];[.D640]))));[.D640]&amp;&quot;; &quot;&amp;[.B641];[.B64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41];[.E640];[.E640]+1)" office:value-type="float" office:value="472" calcext:value-type="float">
            <text:p>472</text:p>
          </table:table-cell>
          <table:table-cell table:formula="of:=[.E642]&lt;&gt;[.E6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xie Mattel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42];&quot; &quot;;&quot;&quot;))=LOWER(SUBSTITUTE([.A641];&quot; &quot;;&quot;&quot;))" office:value-type="boolean" office:boolean-value="true" calcext:value-type="boolean">
            <text:p>TRUE</text:p>
          </table:table-cell>
          <table:table-cell table:formula="of:=IF(AND([.C642];NOT(ISNUMBER(SEARCH([.B642];[.D641]))));[.D641]&amp;&quot;; &quot;&amp;[.B642];[.B64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42];[.E641];[.E641]+1)" office:value-type="float" office:value="472" calcext:value-type="float">
            <text:p>472</text:p>
          </table:table-cell>
          <table:table-cell table:formula="of:=[.E643]&lt;&gt;[.E6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ip Sonya Cox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43];&quot; &quot;;&quot;&quot;))=LOWER(SUBSTITUTE([.A642];&quot; &quot;;&quot;&quot;))" office:value-type="boolean" office:boolean-value="false" calcext:value-type="boolean">
            <text:p>FALSE</text:p>
          </table:table-cell>
          <table:table-cell table:formula="of:=IF(AND([.C643];NOT(ISNUMBER(SEARCH([.B643];[.D642]))));[.D642]&amp;&quot;; &quot;&amp;[.B643];[.B64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43];[.E642];[.E642]+1)" office:value-type="float" office:value="473" calcext:value-type="float">
            <text:p>473</text:p>
          </table:table-cell>
          <table:table-cell table:formula="of:=[.E644]&lt;&gt;[.E6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ita Pepsi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44];&quot; &quot;;&quot;&quot;))=LOWER(SUBSTITUTE([.A643];&quot; &quot;;&quot;&quot;))" office:value-type="boolean" office:boolean-value="false" calcext:value-type="boolean">
            <text:p>FALSE</text:p>
          </table:table-cell>
          <table:table-cell table:formula="of:=IF(AND([.C644];NOT(ISNUMBER(SEARCH([.B644];[.D643]))));[.D643]&amp;&quot;; &quot;&amp;[.B644];[.B64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44];[.E643];[.E643]+1)" office:value-type="float" office:value="474" calcext:value-type="float">
            <text:p>474</text:p>
          </table:table-cell>
          <table:table-cell table:formula="of:=[.E645]&lt;&gt;[.E6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 Sanchez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45];&quot; &quot;;&quot;&quot;))=LOWER(SUBSTITUTE([.A644];&quot; &quot;;&quot;&quot;))" office:value-type="boolean" office:boolean-value="false" calcext:value-type="boolean">
            <text:p>FALSE</text:p>
          </table:table-cell>
          <table:table-cell table:formula="of:=IF(AND([.C645];NOT(ISNUMBER(SEARCH([.B645];[.D644]))));[.D644]&amp;&quot;; &quot;&amp;[.B645];[.B64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45];[.E644];[.E644]+1)" office:value-type="float" office:value="475" calcext:value-type="float">
            <text:p>475</text:p>
          </table:table-cell>
          <table:table-cell table:formula="of:=[.E646]&lt;&gt;[.E6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 Sanchez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46];&quot; &quot;;&quot;&quot;))=LOWER(SUBSTITUTE([.A645];&quot; &quot;;&quot;&quot;))" office:value-type="boolean" office:boolean-value="true" calcext:value-type="boolean">
            <text:p>TRUE</text:p>
          </table:table-cell>
          <table:table-cell table:formula="of:=IF(AND([.C646];NOT(ISNUMBER(SEARCH([.B646];[.D645]))));[.D645]&amp;&quot;; &quot;&amp;[.B646];[.B64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46];[.E645];[.E645]+1)" office:value-type="float" office:value="475" calcext:value-type="float">
            <text:p>475</text:p>
          </table:table-cell>
          <table:table-cell table:formula="of:=[.E647]&lt;&gt;[.E6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 Sanchez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47];&quot; &quot;;&quot;&quot;))=LOWER(SUBSTITUTE([.A646];&quot; &quot;;&quot;&quot;))" office:value-type="boolean" office:boolean-value="true" calcext:value-type="boolean">
            <text:p>TRUE</text:p>
          </table:table-cell>
          <table:table-cell table:formula="of:=IF(AND([.C647];NOT(ISNUMBER(SEARCH([.B647];[.D646]))));[.D646]&amp;&quot;; &quot;&amp;[.B647];[.B647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47];[.E646];[.E646]+1)" office:value-type="float" office:value="475" calcext:value-type="float">
            <text:p>475</text:p>
          </table:table-cell>
          <table:table-cell table:formula="of:=[.E648]&lt;&gt;[.E6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 Dickhurtz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48];&quot; &quot;;&quot;&quot;))=LOWER(SUBSTITUTE([.A647];&quot; &quot;;&quot;&quot;))" office:value-type="boolean" office:boolean-value="false" calcext:value-type="boolean">
            <text:p>FALSE</text:p>
          </table:table-cell>
          <table:table-cell table:formula="of:=IF(AND([.C648];NOT(ISNUMBER(SEARCH([.B648];[.D647]))));[.D647]&amp;&quot;; &quot;&amp;[.B648];[.B64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48];[.E647];[.E647]+1)" office:value-type="float" office:value="476" calcext:value-type="float">
            <text:p>476</text:p>
          </table:table-cell>
          <table:table-cell table:formula="of:=[.E649]&lt;&gt;[.E6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ginal Davis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49];&quot; &quot;;&quot;&quot;))=LOWER(SUBSTITUTE([.A648];&quot; &quot;;&quot;&quot;))" office:value-type="boolean" office:boolean-value="false" calcext:value-type="boolean">
            <text:p>FALSE</text:p>
          </table:table-cell>
          <table:table-cell table:formula="of:=IF(AND([.C649];NOT(ISNUMBER(SEARCH([.B649];[.D648]))));[.D648]&amp;&quot;; &quot;&amp;[.B649];[.B64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49];[.E648];[.E648]+1)" office:value-type="float" office:value="477" calcext:value-type="float">
            <text:p>477</text:p>
          </table:table-cell>
          <table:table-cell table:formula="of:=[.E650]&lt;&gt;[.E6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in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50];&quot; &quot;;&quot;&quot;))=LOWER(SUBSTITUTE([.A649];&quot; &quot;;&quot;&quot;))" office:value-type="boolean" office:boolean-value="false" calcext:value-type="boolean">
            <text:p>FALSE</text:p>
          </table:table-cell>
          <table:table-cell table:formula="of:=IF(AND([.C650];NOT(ISNUMBER(SEARCH([.B650];[.D649]))));[.D649]&amp;&quot;; &quot;&amp;[.B650];[.B650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50];[.E649];[.E649]+1)" office:value-type="float" office:value="478" calcext:value-type="float">
            <text:p>478</text:p>
          </table:table-cell>
          <table:table-cell table:formula="of:=[.E651]&lt;&gt;[.E6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essa Vanjie Mateo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51];&quot; &quot;;&quot;&quot;))=LOWER(SUBSTITUTE([.A650];&quot; &quot;;&quot;&quot;))" office:value-type="boolean" office:boolean-value="false" calcext:value-type="boolean">
            <text:p>FALSE</text:p>
          </table:table-cell>
          <table:table-cell table:formula="of:=IF(AND([.C651];NOT(ISNUMBER(SEARCH([.B651];[.D650]))));[.D650]&amp;&quot;; &quot;&amp;[.B651];[.B65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51];[.E650];[.E650]+1)" office:value-type="float" office:value="479" calcext:value-type="float">
            <text:p>479</text:p>
          </table:table-cell>
          <table:table-cell table:formula="of:=[.E652]&lt;&gt;[.E6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essa Vanjie Mateo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52];&quot; &quot;;&quot;&quot;))=LOWER(SUBSTITUTE([.A651];&quot; &quot;;&quot;&quot;))" office:value-type="boolean" office:boolean-value="true" calcext:value-type="boolean">
            <text:p>TRUE</text:p>
          </table:table-cell>
          <table:table-cell table:formula="of:=IF(AND([.C652];NOT(ISNUMBER(SEARCH([.B652];[.D651]))));[.D651]&amp;&quot;; &quot;&amp;[.B652];[.B65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52];[.E651];[.E651]+1)" office:value-type="float" office:value="479" calcext:value-type="float">
            <text:p>479</text:p>
          </table:table-cell>
          <table:table-cell table:formula="of:=[.E653]&lt;&gt;[.E6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a Jean Merman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53];&quot; &quot;;&quot;&quot;))=LOWER(SUBSTITUTE([.A652];&quot; &quot;;&quot;&quot;))" office:value-type="boolean" office:boolean-value="false" calcext:value-type="boolean">
            <text:p>FALSE</text:p>
          </table:table-cell>
          <table:table-cell table:formula="of:=IF(AND([.C653];NOT(ISNUMBER(SEARCH([.B653];[.D652]))));[.D652]&amp;&quot;; &quot;&amp;[.B653];[.B65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53];[.E652];[.E652]+1)" office:value-type="float" office:value="480" calcext:value-type="float">
            <text:p>480</text:p>
          </table:table-cell>
          <table:table-cell table:formula="of:=[.E654]&lt;&gt;[.E6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elin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54];&quot; &quot;;&quot;&quot;))=LOWER(SUBSTITUTE([.A653];&quot; &quot;;&quot;&quot;))" office:value-type="boolean" office:boolean-value="false" calcext:value-type="boolean">
            <text:p>FALSE</text:p>
          </table:table-cell>
          <table:table-cell table:formula="of:=IF(AND([.C654];NOT(ISNUMBER(SEARCH([.B654];[.D653]))));[.D653]&amp;&quot;; &quot;&amp;[.B654];[.B654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54];[.E653];[.E653]+1)" office:value-type="float" office:value="481" calcext:value-type="float">
            <text:p>481</text:p>
          </table:table-cell>
          <table:table-cell table:formula="of:=[.E655]&lt;&gt;[.E6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s D-Lite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55];&quot; &quot;;&quot;&quot;))=LOWER(SUBSTITUTE([.A654];&quot; &quot;;&quot;&quot;))" office:value-type="boolean" office:boolean-value="false" calcext:value-type="boolean">
            <text:p>FALSE</text:p>
          </table:table-cell>
          <table:table-cell table:formula="of:=IF(AND([.C655];NOT(ISNUMBER(SEARCH([.B655];[.D654]))));[.D654]&amp;&quot;; &quot;&amp;[.B655];[.B65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55];[.E654];[.E654]+1)" office:value-type="float" office:value="482" calcext:value-type="float">
            <text:p>482</text:p>
          </table:table-cell>
          <table:table-cell table:formula="of:=[.E656]&lt;&gt;[.E6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s D-Lit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56];&quot; &quot;;&quot;&quot;))=LOWER(SUBSTITUTE([.A655];&quot; &quot;;&quot;&quot;))" office:value-type="boolean" office:boolean-value="true" calcext:value-type="boolean">
            <text:p>TRUE</text:p>
          </table:table-cell>
          <table:table-cell table:formula="of:=IF(AND([.C656];NOT(ISNUMBER(SEARCH([.B656];[.D655]))));[.D655]&amp;&quot;; &quot;&amp;[.B656];[.B656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56];[.E655];[.E655]+1)" office:value-type="float" office:value="482" calcext:value-type="float">
            <text:p>482</text:p>
          </table:table-cell>
          <table:table-cell table:formula="of:=[.E657]&lt;&gt;[.E6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s de Mile-High Lo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57];&quot; &quot;;&quot;&quot;))=LOWER(SUBSTITUTE([.A656];&quot; &quot;;&quot;&quot;))" office:value-type="boolean" office:boolean-value="false" calcext:value-type="boolean">
            <text:p>FALSE</text:p>
          </table:table-cell>
          <table:table-cell table:formula="of:=IF(AND([.C657];NOT(ISNUMBER(SEARCH([.B657];[.D656]))));[.D656]&amp;&quot;; &quot;&amp;[.B657];[.B65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57];[.E656];[.E656]+1)" office:value-type="float" office:value="483" calcext:value-type="float">
            <text:p>483</text:p>
          </table:table-cell>
          <table:table-cell table:formula="of:=[.E658]&lt;&gt;[.E6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s de Mile-High Lo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658];&quot; &quot;;&quot;&quot;))=LOWER(SUBSTITUTE([.A657];&quot; &quot;;&quot;&quot;))" office:value-type="boolean" office:boolean-value="true" calcext:value-type="boolean">
            <text:p>TRUE</text:p>
          </table:table-cell>
          <table:table-cell table:formula="of:=IF(AND([.C658];NOT(ISNUMBER(SEARCH([.B658];[.D657]))));[.D657]&amp;&quot;; &quot;&amp;[.B658];[.B65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658];[.E657];[.E657]+1)" office:value-type="float" office:value="483" calcext:value-type="float">
            <text:p>483</text:p>
          </table:table-cell>
          <table:table-cell table:formula="of:=[.E659]&lt;&gt;[.E6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s Envy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59];&quot; &quot;;&quot;&quot;))=LOWER(SUBSTITUTE([.A658];&quot; &quot;;&quot;&quot;))" office:value-type="boolean" office:boolean-value="false" calcext:value-type="boolean">
            <text:p>FALSE</text:p>
          </table:table-cell>
          <table:table-cell table:formula="of:=IF(AND([.C659];NOT(ISNUMBER(SEARCH([.B659];[.D658]))));[.D658]&amp;&quot;; &quot;&amp;[.B659];[.B65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59];[.E658];[.E658]+1)" office:value-type="float" office:value="484" calcext:value-type="float">
            <text:p>484</text:p>
          </table:table-cell>
          <table:table-cell table:formula="of:=[.E660]&lt;&gt;[.E6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ka Serduchk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60];&quot; &quot;;&quot;&quot;))=LOWER(SUBSTITUTE([.A659];&quot; &quot;;&quot;&quot;))" office:value-type="boolean" office:boolean-value="false" calcext:value-type="boolean">
            <text:p>FALSE</text:p>
          </table:table-cell>
          <table:table-cell table:formula="of:=IF(AND([.C660];NOT(ISNUMBER(SEARCH([.B660];[.D659]))));[.D659]&amp;&quot;; &quot;&amp;[.B660];[.B66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60];[.E659];[.E659]+1)" office:value-type="float" office:value="485" calcext:value-type="float">
            <text:p>485</text:p>
          </table:table-cell>
          <table:table-cell table:formula="of:=[.E661]&lt;&gt;[.E6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 "Porkchop" Parker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61];&quot; &quot;;&quot;&quot;))=LOWER(SUBSTITUTE([.A660];&quot; &quot;;&quot;&quot;))" office:value-type="boolean" office:boolean-value="false" calcext:value-type="boolean">
            <text:p>FALSE</text:p>
          </table:table-cell>
          <table:table-cell table:formula="of:=IF(AND([.C661];NOT(ISNUMBER(SEARCH([.B661];[.D660]))));[.D660]&amp;&quot;; &quot;&amp;[.B661];[.B66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61];[.E660];[.E660]+1)" office:value-type="float" office:value="486" calcext:value-type="float">
            <text:p>486</text:p>
          </table:table-cell>
          <table:table-cell table:formula="of:=[.E662]&lt;&gt;[.E6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 "Porkchop" Parke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62];&quot; &quot;;&quot;&quot;))=LOWER(SUBSTITUTE([.A661];&quot; &quot;;&quot;&quot;))" office:value-type="boolean" office:boolean-value="true" calcext:value-type="boolean">
            <text:p>TRUE</text:p>
          </table:table-cell>
          <table:table-cell table:formula="of:=IF(AND([.C662];NOT(ISNUMBER(SEARCH([.B662];[.D661]))));[.D661]&amp;&quot;; &quot;&amp;[.B662];[.B662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62];[.E661];[.E661]+1)" office:value-type="float" office:value="486" calcext:value-type="float">
            <text:p>486</text:p>
          </table:table-cell>
          <table:table-cell table:formula="of:=[.E663]&lt;&gt;[.E6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a Loos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63];&quot; &quot;;&quot;&quot;))=LOWER(SUBSTITUTE([.A662];&quot; &quot;;&quot;&quot;))" office:value-type="boolean" office:boolean-value="false" calcext:value-type="boolean">
            <text:p>FALSE</text:p>
          </table:table-cell>
          <table:table-cell table:formula="of:=IF(AND([.C663];NOT(ISNUMBER(SEARCH([.B663];[.D662]))));[.D662]&amp;&quot;; &quot;&amp;[.B663];[.B663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63];[.E662];[.E662]+1)" office:value-type="float" office:value="487" calcext:value-type="float">
            <text:p>487</text:p>
          </table:table-cell>
          <table:table-cell table:formula="of:=[.E664]&lt;&gt;[.E6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et Chachki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64];&quot; &quot;;&quot;&quot;))=LOWER(SUBSTITUTE([.A663];&quot; &quot;;&quot;&quot;))" office:value-type="boolean" office:boolean-value="false" calcext:value-type="boolean">
            <text:p>FALSE</text:p>
          </table:table-cell>
          <table:table-cell table:formula="of:=IF(AND([.C664];NOT(ISNUMBER(SEARCH([.B664];[.D663]))));[.D663]&amp;&quot;; &quot;&amp;[.B664];[.B66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64];[.E663];[.E663]+1)" office:value-type="float" office:value="488" calcext:value-type="float">
            <text:p>488</text:p>
          </table:table-cell>
          <table:table-cell table:formula="of:=[.E665]&lt;&gt;[.E6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et Chachki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65];&quot; &quot;;&quot;&quot;))=LOWER(SUBSTITUTE([.A664];&quot; &quot;;&quot;&quot;))" office:value-type="boolean" office:boolean-value="true" calcext:value-type="boolean">
            <text:p>TRUE</text:p>
          </table:table-cell>
          <table:table-cell table:formula="of:=IF(AND([.C665];NOT(ISNUMBER(SEARCH([.B665];[.D664]))));[.D664]&amp;&quot;; &quot;&amp;[.B665];[.B66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65];[.E664];[.E664]+1)" office:value-type="float" office:value="488" calcext:value-type="float">
            <text:p>488</text:p>
          </table:table-cell>
          <table:table-cell table:formula="of:=[.E666]&lt;&gt;[.E6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Hamm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66];&quot; &quot;;&quot;&quot;))=LOWER(SUBSTITUTE([.A665];&quot; &quot;;&quot;&quot;))" office:value-type="boolean" office:boolean-value="false" calcext:value-type="boolean">
            <text:p>FALSE</text:p>
          </table:table-cell>
          <table:table-cell table:formula="of:=IF(AND([.C666];NOT(ISNUMBER(SEARCH([.B666];[.D665]))));[.D665]&amp;&quot;; &quot;&amp;[.B666];[.B666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66];[.E665];[.E665]+1)" office:value-type="float" office:value="489" calcext:value-type="float">
            <text:p>489</text:p>
          </table:table-cell>
          <table:table-cell table:formula="of:=[.E667]&lt;&gt;[.E6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 Gold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67];&quot; &quot;;&quot;&quot;))=LOWER(SUBSTITUTE([.A666];&quot; &quot;;&quot;&quot;))" office:value-type="boolean" office:boolean-value="false" calcext:value-type="boolean">
            <text:p>FALSE</text:p>
          </table:table-cell>
          <table:table-cell table:formula="of:=IF(AND([.C667];NOT(ISNUMBER(SEARCH([.B667];[.D666]))));[.D666]&amp;&quot;; &quot;&amp;[.B667];[.B66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67];[.E666];[.E666]+1)" office:value-type="float" office:value="490" calcext:value-type="float">
            <text:p>490</text:p>
          </table:table-cell>
          <table:table-cell table:formula="of:=[.E668]&lt;&gt;[.E6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 Gold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668];&quot; &quot;;&quot;&quot;))=LOWER(SUBSTITUTE([.A667];&quot; &quot;;&quot;&quot;))" office:value-type="boolean" office:boolean-value="true" calcext:value-type="boolean">
            <text:p>TRUE</text:p>
          </table:table-cell>
          <table:table-cell table:formula="of:=IF(AND([.C668];NOT(ISNUMBER(SEARCH([.B668];[.D667]))));[.D667]&amp;&quot;; &quot;&amp;[.B668];[.B668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668];[.E667];[.E667]+1)" office:value-type="float" office:value="490" calcext:value-type="float">
            <text:p>490</text:p>
          </table:table-cell>
          <table:table-cell table:formula="of:=[.E669]&lt;&gt;[.E6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acious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69];&quot; &quot;;&quot;&quot;))=LOWER(SUBSTITUTE([.A668];&quot; &quot;;&quot;&quot;))" office:value-type="boolean" office:boolean-value="false" calcext:value-type="boolean">
            <text:p>FALSE</text:p>
          </table:table-cell>
          <table:table-cell table:formula="of:=IF(AND([.C669];NOT(ISNUMBER(SEARCH([.B669];[.D668]))));[.D668]&amp;&quot;; &quot;&amp;[.B669];[.B669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69];[.E668];[.E668]+1)" office:value-type="float" office:value="491" calcext:value-type="float">
            <text:p>491</text:p>
          </table:table-cell>
          <table:table-cell table:formula="of:=[.E670]&lt;&gt;[.E66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ian Von Brokenhymen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70];&quot; &quot;;&quot;&quot;))=LOWER(SUBSTITUTE([.A669];&quot; &quot;;&quot;&quot;))" office:value-type="boolean" office:boolean-value="false" calcext:value-type="boolean">
            <text:p>FALSE</text:p>
          </table:table-cell>
          <table:table-cell table:formula="of:=IF(AND([.C670];NOT(ISNUMBER(SEARCH([.B670];[.D669]))));[.D669]&amp;&quot;; &quot;&amp;[.B670];[.B670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70];[.E669];[.E669]+1)" office:value-type="float" office:value="492" calcext:value-type="float">
            <text:p>492</text:p>
          </table:table-cell>
          <table:table-cell table:formula="of:=[.E671]&lt;&gt;[.E6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ienne Pinay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71];&quot; &quot;;&quot;&quot;))=LOWER(SUBSTITUTE([.A670];&quot; &quot;;&quot;&quot;))" office:value-type="boolean" office:boolean-value="false" calcext:value-type="boolean">
            <text:p>FALSE</text:p>
          </table:table-cell>
          <table:table-cell table:formula="of:=IF(AND([.C671];NOT(ISNUMBER(SEARCH([.B671];[.D670]))));[.D670]&amp;&quot;; &quot;&amp;[.B671];[.B671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71];[.E670];[.E670]+1)" office:value-type="float" office:value="493" calcext:value-type="float">
            <text:p>493</text:p>
          </table:table-cell>
          <table:table-cell table:formula="of:=[.E672]&lt;&gt;[.E6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ina Markov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72];&quot; &quot;;&quot;&quot;))=LOWER(SUBSTITUTE([.A671];&quot; &quot;;&quot;&quot;))" office:value-type="boolean" office:boolean-value="false" calcext:value-type="boolean">
            <text:p>FALSE</text:p>
          </table:table-cell>
          <table:table-cell table:formula="of:=IF(AND([.C672];NOT(ISNUMBER(SEARCH([.B672];[.D671]))));[.D671]&amp;&quot;; &quot;&amp;[.B672];[.B672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72];[.E671];[.E671]+1)" office:value-type="float" office:value="494" calcext:value-type="float">
            <text:p>494</text:p>
          </table:table-cell>
          <table:table-cell table:formula="of:=[.E673]&lt;&gt;[.E6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da Wisdom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73];&quot; &quot;;&quot;&quot;))=LOWER(SUBSTITUTE([.A672];&quot; &quot;;&quot;&quot;))" office:value-type="boolean" office:boolean-value="false" calcext:value-type="boolean">
            <text:p>FALSE</text:p>
          </table:table-cell>
          <table:table-cell table:formula="of:=IF(AND([.C673];NOT(ISNUMBER(SEARCH([.B673];[.D672]))));[.D672]&amp;&quot;; &quot;&amp;[.B673];[.B673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73];[.E672];[.E672]+1)" office:value-type="float" office:value="495" calcext:value-type="float">
            <text:p>495</text:p>
          </table:table-cell>
          <table:table-cell table:formula="of:=[.E674]&lt;&gt;[.E6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a Bees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74];&quot; &quot;;&quot;&quot;))=LOWER(SUBSTITUTE([.A673];&quot; &quot;;&quot;&quot;))" office:value-type="boolean" office:boolean-value="false" calcext:value-type="boolean">
            <text:p>FALSE</text:p>
          </table:table-cell>
          <table:table-cell table:formula="of:=IF(AND([.C674];NOT(ISNUMBER(SEARCH([.B674];[.D673]))));[.D673]&amp;&quot;; &quot;&amp;[.B674];[.B674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74];[.E673];[.E673]+1)" office:value-type="float" office:value="496" calcext:value-type="float">
            <text:p>496</text:p>
          </table:table-cell>
          <table:table-cell table:formula="of:=[.E675]&lt;&gt;[.E6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am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75];&quot; &quot;;&quot;&quot;))=LOWER(SUBSTITUTE([.A674];&quot; &quot;;&quot;&quot;))" office:value-type="boolean" office:boolean-value="false" calcext:value-type="boolean">
            <text:p>FALSE</text:p>
          </table:table-cell>
          <table:table-cell table:formula="of:=IF(AND([.C675];NOT(ISNUMBER(SEARCH([.B675];[.D674]))));[.D674]&amp;&quot;; &quot;&amp;[.B675];[.B675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75];[.E674];[.E674]+1)" office:value-type="float" office:value="497" calcext:value-type="float">
            <text:p>497</text:p>
          </table:table-cell>
          <table:table-cell table:formula="of:=[.E676]&lt;&gt;[.E6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am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76];&quot; &quot;;&quot;&quot;))=LOWER(SUBSTITUTE([.A675];&quot; &quot;;&quot;&quot;))" office:value-type="boolean" office:boolean-value="true" calcext:value-type="boolean">
            <text:p>TRUE</text:p>
          </table:table-cell>
          <table:table-cell table:formula="of:=IF(AND([.C676];NOT(ISNUMBER(SEARCH([.B676];[.D675]))));[.D675]&amp;&quot;; &quot;&amp;[.B676];[.B67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76];[.E675];[.E675]+1)" office:value-type="float" office:value="497" calcext:value-type="float">
            <text:p>497</text:p>
          </table:table-cell>
          <table:table-cell table:formula="of:=[.E677]&lt;&gt;[.E6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am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77];&quot; &quot;;&quot;&quot;))=LOWER(SUBSTITUTE([.A676];&quot; &quot;;&quot;&quot;))" office:value-type="boolean" office:boolean-value="true" calcext:value-type="boolean">
            <text:p>TRUE</text:p>
          </table:table-cell>
          <table:table-cell table:formula="of:=IF(AND([.C677];NOT(ISNUMBER(SEARCH([.B677];[.D676]))));[.D676]&amp;&quot;; &quot;&amp;[.B677];[.B677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77];[.E676];[.E676]+1)" office:value-type="float" office:value="497" calcext:value-type="float">
            <text:p>497</text:p>
          </table:table-cell>
          <table:table-cell table:formula="of:=[.E678]&lt;&gt;[.E67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ma Ballsdrop 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678];&quot; &quot;;&quot;&quot;))=LOWER(SUBSTITUTE([.A677];&quot; &quot;;&quot;&quot;))" office:value-type="boolean" office:boolean-value="false" calcext:value-type="boolean">
            <text:p>FALSE</text:p>
          </table:table-cell>
          <table:table-cell table:formula="of:=IF(AND([.C678];NOT(ISNUMBER(SEARCH([.B678];[.D677]))));[.D677]&amp;&quot;; &quot;&amp;[.B678];[.B678])" office:value-type="string" office:string-value="http://www.queermusicheritage.com/drag-names.html" calcext:value-type="string">
            <text:p>http://www.queermusicheritage.com/drag-names.html</text:p>
          </table:table-cell>
          <table:table-cell table:formula="of:=IF([.C678];[.E677];[.E677]+1)" office:value-type="float" office:value="498" calcext:value-type="float">
            <text:p>498</text:p>
          </table:table-cell>
          <table:table-cell table:formula="of:=[.E679]&lt;&gt;[.E6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ma Fingerfit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79];&quot; &quot;;&quot;&quot;))=LOWER(SUBSTITUTE([.A678];&quot; &quot;;&quot;&quot;))" office:value-type="boolean" office:boolean-value="false" calcext:value-type="boolean">
            <text:p>FALSE</text:p>
          </table:table-cell>
          <table:table-cell table:formula="of:=IF(AND([.C679];NOT(ISNUMBER(SEARCH([.B679];[.D678]))));[.D678]&amp;&quot;; &quot;&amp;[.B679];[.B679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79];[.E678];[.E678]+1)" office:value-type="float" office:value="499" calcext:value-type="float">
            <text:p>499</text:p>
          </table:table-cell>
          <table:table-cell table:formula="of:=[.E680]&lt;&gt;[.E6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ie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80];&quot; &quot;;&quot;&quot;))=LOWER(SUBSTITUTE([.A679];&quot; &quot;;&quot;&quot;))" office:value-type="boolean" office:boolean-value="false" calcext:value-type="boolean">
            <text:p>FALSE</text:p>
          </table:table-cell>
          <table:table-cell table:formula="of:=IF(AND([.C680];NOT(ISNUMBER(SEARCH([.B680];[.D679]))));[.D679]&amp;&quot;; &quot;&amp;[.B680];[.B680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80];[.E679];[.E679]+1)" office:value-type="float" office:value="500" calcext:value-type="float">
            <text:p>500</text:p>
          </table:table-cell>
          <table:table-cell table:formula="of:=[.E681]&lt;&gt;[.E6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ie Baygo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81];&quot; &quot;;&quot;&quot;))=LOWER(SUBSTITUTE([.A680];&quot; &quot;;&quot;&quot;))" office:value-type="boolean" office:boolean-value="false" calcext:value-type="boolean">
            <text:p>FALSE</text:p>
          </table:table-cell>
          <table:table-cell table:formula="of:=IF(AND([.C681];NOT(ISNUMBER(SEARCH([.B681];[.D680]))));[.D680]&amp;&quot;; &quot;&amp;[.B681];[.B681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81];[.E680];[.E680]+1)" office:value-type="float" office:value="501" calcext:value-type="float">
            <text:p>501</text:p>
          </table:table-cell>
          <table:table-cell table:formula="of:=[.E682]&lt;&gt;[.E6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ie Baygo</text:p>
          </table:table-cell>
          <table:table-cell office:value-type="string" calcext:value-type="string">
            <text:p>http://www.queermusicheritage.com/drag-names.html</text:p>
          </table:table-cell>
          <table:table-cell table:formula="of:=LOWER(SUBSTITUTE([.A682];&quot; &quot;;&quot;&quot;))=LOWER(SUBSTITUTE([.A681];&quot; &quot;;&quot;&quot;))" office:value-type="boolean" office:boolean-value="true" calcext:value-type="boolean">
            <text:p>TRUE</text:p>
          </table:table-cell>
          <table:table-cell table:formula="of:=IF(AND([.C682];NOT(ISNUMBER(SEARCH([.B682];[.D681]))));[.D681]&amp;&quot;; &quot;&amp;[.B682];[.B682])" office:value-type="string" office:string-value="http://tillyscreams.blogspot.com/2008/01/canonical-list-of-drag-queen-names.html; http://www.queermusicheritage.com/drag-names.html" calcext:value-type="string">
            <text:p>http://tillyscreams.blogspot.com/2008/01/canonical-list-of-drag-queen-names.html; http://www.queermusicheritage.com/drag-names.html</text:p>
          </table:table-cell>
          <table:table-cell table:formula="of:=IF([.C682];[.E681];[.E681]+1)" office:value-type="float" office:value="501" calcext:value-type="float">
            <text:p>501</text:p>
          </table:table-cell>
          <table:table-cell table:formula="of:=[.E683]&lt;&gt;[.E6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a Sofi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83];&quot; &quot;;&quot;&quot;))=LOWER(SUBSTITUTE([.A682];&quot; &quot;;&quot;&quot;))" office:value-type="boolean" office:boolean-value="false" calcext:value-type="boolean">
            <text:p>FALSE</text:p>
          </table:table-cell>
          <table:table-cell table:formula="of:=IF(AND([.C683];NOT(ISNUMBER(SEARCH([.B683];[.D682]))));[.D682]&amp;&quot;; &quot;&amp;[.B683];[.B683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83];[.E682];[.E682]+1)" office:value-type="float" office:value="502" calcext:value-type="float">
            <text:p>502</text:p>
          </table:table-cell>
          <table:table-cell table:formula="of:=[.E684]&lt;&gt;[.E6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a Sofia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84];&quot; &quot;;&quot;&quot;))=LOWER(SUBSTITUTE([.A683];&quot; &quot;;&quot;&quot;))" office:value-type="boolean" office:boolean-value="true" calcext:value-type="boolean">
            <text:p>TRUE</text:p>
          </table:table-cell>
          <table:table-cell table:formula="of:=IF(AND([.C684];NOT(ISNUMBER(SEARCH([.B684];[.D683]))));[.D683]&amp;&quot;; &quot;&amp;[.B684];[.B684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84];[.E683];[.E683]+1)" office:value-type="float" office:value="502" calcext:value-type="float">
            <text:p>502</text:p>
          </table:table-cell>
          <table:table-cell table:formula="of:=[.E685]&lt;&gt;[.E6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a Sofia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85];&quot; &quot;;&quot;&quot;))=LOWER(SUBSTITUTE([.A684];&quot; &quot;;&quot;&quot;))" office:value-type="boolean" office:boolean-value="true" calcext:value-type="boolean">
            <text:p>TRUE</text:p>
          </table:table-cell>
          <table:table-cell table:formula="of:=IF(AND([.C685];NOT(ISNUMBER(SEARCH([.B685];[.D684]))));[.D684]&amp;&quot;; &quot;&amp;[.B685];[.B685])" office:value-type="string" office:string-value="https://en.wikipedia.org/wiki/List_of_RuPaul%27s_Drag_Race_contestants; https://en.wikipedia.org/wiki/List_of_drag_queens" calcext:value-type="string">
            <text:p>https://en.wikipedia.org/wiki/List_of_RuPaul%27s_Drag_Race_contestants; https://en.wikipedia.org/wiki/List_of_drag_queens</text:p>
          </table:table-cell>
          <table:table-cell table:formula="of:=IF([.C685];[.E684];[.E684]+1)" office:value-type="float" office:value="502" calcext:value-type="float">
            <text:p>502</text:p>
          </table:table-cell>
          <table:table-cell table:formula="of:=[.E686]&lt;&gt;[.E6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hua Hamasaki </text:p>
          </table:table-cell>
          <table:table-cell office:value-type="string" calcext:value-type="string">
            <text:p>https://en.wikipedia.org/wiki/List_of_RuPaul%27s_Drag_Race_contestants</text:p>
          </table:table-cell>
          <table:table-cell table:formula="of:=LOWER(SUBSTITUTE([.A686];&quot; &quot;;&quot;&quot;))=LOWER(SUBSTITUTE([.A685];&quot; &quot;;&quot;&quot;))" office:value-type="boolean" office:boolean-value="false" calcext:value-type="boolean">
            <text:p>FALSE</text:p>
          </table:table-cell>
          <table:table-cell table:formula="of:=IF(AND([.C686];NOT(ISNUMBER(SEARCH([.B686];[.D685]))));[.D685]&amp;&quot;; &quot;&amp;[.B686];[.B686])" office:value-type="string" office:string-value="https://en.wikipedia.org/wiki/List_of_RuPaul%27s_Drag_Race_contestants" calcext:value-type="string">
            <text:p>https://en.wikipedia.org/wiki/List_of_RuPaul%27s_Drag_Race_contestants</text:p>
          </table:table-cell>
          <table:table-cell table:formula="of:=IF([.C686];[.E685];[.E685]+1)" office:value-type="float" office:value="503" calcext:value-type="float">
            <text:p>503</text:p>
          </table:table-cell>
          <table:table-cell table:formula="of:=[.E687]&lt;&gt;[.E6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a Sex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87];&quot; &quot;;&quot;&quot;))=LOWER(SUBSTITUTE([.A686];&quot; &quot;;&quot;&quot;))" office:value-type="boolean" office:boolean-value="false" calcext:value-type="boolean">
            <text:p>FALSE</text:p>
          </table:table-cell>
          <table:table-cell table:formula="of:=IF(AND([.C687];NOT(ISNUMBER(SEARCH([.B687];[.D686]))));[.D686]&amp;&quot;; &quot;&amp;[.B687];[.B687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87];[.E686];[.E686]+1)" office:value-type="float" office:value="504" calcext:value-type="float">
            <text:p>504</text:p>
          </table:table-cell>
          <table:table-cell table:formula="of:=[.E688]&lt;&gt;[.E6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 Zsa Lahore </text:p>
          </table:table-cell>
          <table:table-cell office:value-type="string" calcext:value-type="string">
            <text:p>http://tillyscreams.blogspot.com/2008/01/canonical-list-of-drag-queen-names.html</text:p>
          </table:table-cell>
          <table:table-cell table:formula="of:=LOWER(SUBSTITUTE([.A688];&quot; &quot;;&quot;&quot;))=LOWER(SUBSTITUTE([.A687];&quot; &quot;;&quot;&quot;))" office:value-type="boolean" office:boolean-value="false" calcext:value-type="boolean">
            <text:p>FALSE</text:p>
          </table:table-cell>
          <table:table-cell table:formula="of:=IF(AND([.C688];NOT(ISNUMBER(SEARCH([.B688];[.D687]))));[.D687]&amp;&quot;; &quot;&amp;[.B688];[.B688])" office:value-type="string" office:string-value="http://tillyscreams.blogspot.com/2008/01/canonical-list-of-drag-queen-names.html" calcext:value-type="string">
            <text:p>http://tillyscreams.blogspot.com/2008/01/canonical-list-of-drag-queen-names.html</text:p>
          </table:table-cell>
          <table:table-cell table:formula="of:=IF([.C688];[.E687];[.E687]+1)" office:value-type="float" office:value="505" calcext:value-type="float">
            <text:p>505</text:p>
          </table:table-cell>
          <table:table-cell table:formula="of:=[.E689]&lt;&gt;[.E6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 Zsa Shakespeer </text:p>
          </table:table-cell>
          <table:table-cell office:value-type="string" calcext:value-type="string">
            <text:p>https://en.wikipedia.org/wiki/List_of_drag_queens</text:p>
          </table:table-cell>
          <table:table-cell table:formula="of:=LOWER(SUBSTITUTE([.A689];&quot; &quot;;&quot;&quot;))=LOWER(SUBSTITUTE([.A688];&quot; &quot;;&quot;&quot;))" office:value-type="boolean" office:boolean-value="false" calcext:value-type="boolean">
            <text:p>FALSE</text:p>
          </table:table-cell>
          <table:table-cell table:formula="of:=IF(AND([.C689];NOT(ISNUMBER(SEARCH([.B689];[.D688]))));[.D688]&amp;&quot;; &quot;&amp;[.B689];[.B689])" office:value-type="string" office:string-value="https://en.wikipedia.org/wiki/List_of_drag_queens" calcext:value-type="string">
            <text:p>https://en.wikipedia.org/wiki/List_of_drag_queens</text:p>
          </table:table-cell>
          <table:table-cell table:formula="of:=IF([.C689];[.E688];[.E688]+1)" office:value-type="float" office:value="506" calcext:value-type="float">
            <text:p>506</text:p>
          </table:table-cell>
          <table:table-cell table:formula="of:=[.E690]&lt;&gt;[.E689]" office:value-type="boolean" office:boolean-value="true" calcext:value-type="boolean">
            <text:p>TRU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ragQueens.A1:DragQueens.F68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6:48:19.342085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6:54:06.268864543</dc:date>
    <meta:editing-duration>PT28M11S</meta:editing-duration>
    <meta:editing-cycles>5</meta:editing-cycles>
    <meta:generator>LibreOffice/5.1.6.2$Linux_X86_64 LibreOffice_project/10m0$Build-2</meta:generator>
    <meta:document-statistic meta:table-count="1" meta:cell-count="4134" meta:object-count="0"/>
  </office:meta>
</office:document-meta>
</file>